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4.2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.911cm" svg:y="0.1cm">
            <draw:object draw:notify-on-update-of-ranges="Sheet1.A1:Sheet1.A1000 Sheet1.B1:Sheet1.B1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3226762955019E-015" calcext:value-type="float">
            <text:p>1.33226762955019E-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3226762955019E-015" calcext:value-type="float">
            <text:p>1.33226762955019E-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4409278082029" calcext:value-type="float">
            <text:p>0.5744092781</text:p>
          </table:table-cell>
          <table:table-cell office:value-type="float" office:value="0.670054032689743" calcext:value-type="float">
            <text:p>0.6700540327</text:p>
          </table:table-cell>
        </table:table-row>
        <table:table-row table:style-name="ro1">
          <table:table-cell office:value-type="float" office:value="0.81097651476901" calcext:value-type="float">
            <text:p>0.8109765148</text:p>
          </table:table-cell>
          <table:table-cell office:value-type="float" office:value="0.342488663725187" calcext:value-type="float">
            <text:p>0.3424886637</text:p>
          </table:table-cell>
        </table:table-row>
        <table:table-row table:style-name="ro1">
          <table:table-cell office:value-type="float" office:value="0.579657652743434" calcext:value-type="float">
            <text:p>0.5796576527</text:p>
          </table:table-cell>
          <table:table-cell office:value-type="float" office:value="0.663997005617867" calcext:value-type="float">
            <text:p>0.6639970056</text:p>
          </table:table-cell>
        </table:table-row>
        <table:table-row table:style-name="ro1">
          <table:table-cell office:value-type="float" office:value="0.734550299996985" calcext:value-type="float">
            <text:p>0.7345503</text:p>
          </table:table-cell>
          <table:table-cell office:value-type="float" office:value="0.460435856774382" calcext:value-type="float">
            <text:p>0.4604358568</text:p>
          </table:table-cell>
        </table:table-row>
        <table:table-row table:style-name="ro1">
          <table:table-cell office:value-type="float" office:value="0.858890543817084" calcext:value-type="float">
            <text:p>0.8588905438</text:p>
          </table:table-cell>
          <table:table-cell office:value-type="float" office:value="0.262307033741764" calcext:value-type="float">
            <text:p>0.2623070337</text:p>
          </table:table-cell>
        </table:table-row>
        <table:table-row table:style-name="ro1">
          <table:table-cell office:value-type="float" office:value="0.519876533182948" calcext:value-type="float">
            <text:p>0.5198765332</text:p>
          </table:table-cell>
          <table:table-cell office:value-type="float" office:value="0.729728390272412" calcext:value-type="float">
            <text:p>0.7297283903</text:p>
          </table:table-cell>
        </table:table-row>
        <table:table-row table:style-name="ro1">
          <table:table-cell office:value-type="float" office:value="0.27405638777361" calcext:value-type="float">
            <text:p>0.2740563878</text:p>
          </table:table-cell>
          <table:table-cell office:value-type="float" office:value="0.924893096561523" calcext:value-type="float">
            <text:p>0.9248930966</text:p>
          </table:table-cell>
        </table:table-row>
        <table:table-row table:style-name="ro1">
          <table:table-cell office:value-type="float" office:value="0.156536373065085" calcext:value-type="float">
            <text:p>0.1565363731</text:p>
          </table:table-cell>
          <table:table-cell office:value-type="float" office:value="0.975496363907976" calcext:value-type="float">
            <text:p>0.9754963639</text:p>
          </table:table-cell>
        </table:table-row>
        <table:table-row table:style-name="ro1">
          <table:table-cell office:value-type="float" office:value="0.304100003881317" calcext:value-type="float">
            <text:p>0.3041000039</text:p>
          </table:table-cell>
          <table:table-cell office:value-type="float" office:value="0.907523187641141" calcext:value-type="float">
            <text:p>0.9075231876</text:p>
          </table:table-cell>
        </table:table-row>
        <table:table-row table:style-name="ro1">
          <table:table-cell office:value-type="float" office:value="0.0860356320239382" calcext:value-type="float">
            <text:p>0.086035632</text:p>
          </table:table-cell>
          <table:table-cell office:value-type="float" office:value="0.992597870022273" calcext:value-type="float">
            <text:p>0.99259787</text:p>
          </table:table-cell>
        </table:table-row>
        <table:table-row table:style-name="ro1">
          <table:table-cell office:value-type="float" office:value="0.776714732061983" calcext:value-type="float">
            <text:p>0.7767147321</text:p>
          </table:table-cell>
          <table:table-cell office:value-type="float" office:value="0.396714224998171" calcext:value-type="float">
            <text:p>0.396714225</text:p>
          </table:table-cell>
        </table:table-row>
        <table:table-row table:style-name="ro1">
          <table:table-cell office:value-type="float" office:value="0.450625911886294" calcext:value-type="float">
            <text:p>0.4506259119</text:p>
          </table:table-cell>
          <table:table-cell office:value-type="float" office:value="0.796939402244773" calcext:value-type="float">
            <text:p>0.7969394022</text:p>
          </table:table-cell>
        </table:table-row>
        <table:table-row table:style-name="ro1">
          <table:table-cell office:value-type="float" office:value="0.615064434531773" calcext:value-type="float">
            <text:p>0.6150644345</text:p>
          </table:table-cell>
          <table:table-cell office:value-type="float" office:value="0.621695741374162" calcext:value-type="float">
            <text:p>0.6216957414</text:p>
          </table:table-cell>
        </table:table-row>
        <table:table-row table:style-name="ro1">
          <table:table-cell office:value-type="float" office:value="0.926932077801179" calcext:value-type="float">
            <text:p>0.9269320778</text:p>
          </table:table-cell>
          <table:table-cell office:value-type="float" office:value="0.140796963220481" calcext:value-type="float">
            <text:p>0.1407969632</text:p>
          </table:table-cell>
        </table:table-row>
        <table:table-row table:style-name="ro1">
          <table:table-cell office:value-type="float" office:value="0.0903547260619853" calcext:value-type="float">
            <text:p>0.0903547261</text:p>
          </table:table-cell>
          <table:table-cell office:value-type="float" office:value="0.99183602347832" calcext:value-type="float">
            <text:p>0.9918360235</text:p>
          </table:table-cell>
        </table:table-row>
        <table:table-row table:style-name="ro1">
          <table:table-cell office:value-type="float" office:value="0.103803997503233" calcext:value-type="float">
            <text:p>0.1038039975</text:p>
          </table:table-cell>
          <table:table-cell office:value-type="float" office:value="0.989224735283714" calcext:value-type="float">
            <text:p>0.9892247353</text:p>
          </table:table-cell>
        </table:table-row>
        <table:table-row table:style-name="ro1">
          <table:table-cell office:value-type="float" office:value="0.971596803836188" calcext:value-type="float">
            <text:p>0.9715968038</text:p>
          </table:table-cell>
          <table:table-cell office:value-type="float" office:value="0.0559996507753292" calcext:value-type="float">
            <text:p>0.0559996508</text:p>
          </table:table-cell>
        </table:table-row>
        <table:table-row table:style-name="ro1">
          <table:table-cell office:value-type="float" office:value="0.385326246593163" calcext:value-type="float">
            <text:p>0.3853262466</text:p>
          </table:table-cell>
          <table:table-cell office:value-type="float" office:value="0.851523683686444" calcext:value-type="float">
            <text:p>0.8515236837</text:p>
          </table:table-cell>
        </table:table-row>
        <table:table-row table:style-name="ro1">
          <table:table-cell office:value-type="float" office:value="0.762598174279493" calcext:value-type="float">
            <text:p>0.7625981743</text:p>
          </table:table-cell>
          <table:table-cell office:value-type="float" office:value="0.418444024585991" calcext:value-type="float">
            <text:p>0.4184440246</text:p>
          </table:table-cell>
        </table:table-row>
        <table:table-row table:style-name="ro1">
          <table:table-cell office:value-type="float" office:value="0.587113306050562" calcext:value-type="float">
            <text:p>0.5871133061</text:p>
          </table:table-cell>
          <table:table-cell office:value-type="float" office:value="0.655297965858451" calcext:value-type="float">
            <text:p>0.6552979659</text:p>
          </table:table-cell>
        </table:table-row>
        <table:table-row table:style-name="ro1">
          <table:table-cell office:value-type="float" office:value="0.564977154383661" calcext:value-type="float">
            <text:p>0.5649771544</text:p>
          </table:table-cell>
          <table:table-cell office:value-type="float" office:value="0.680800815024577" calcext:value-type="float">
            <text:p>0.680800815</text:p>
          </table:table-cell>
        </table:table-row>
        <table:table-row table:style-name="ro1">
          <table:table-cell office:value-type="float" office:value="0.813111443762604" calcext:value-type="float">
            <text:p>0.8131114438</text:p>
          </table:table-cell>
          <table:table-cell office:value-type="float" office:value="0.338849780022574" calcext:value-type="float">
            <text:p>0.33884978</text:p>
          </table:table-cell>
        </table:table-row>
        <table:table-row table:style-name="ro1">
          <table:table-cell office:value-type="float" office:value="0.857575829008597" calcext:value-type="float">
            <text:p>0.857575829</text:p>
          </table:table-cell>
          <table:table-cell office:value-type="float" office:value="0.264563697500252" calcext:value-type="float">
            <text:p>0.2645636975</text:p>
          </table:table-cell>
        </table:table-row>
        <table:table-row table:style-name="ro1">
          <table:table-cell office:value-type="float" office:value="0.401297795627124" calcext:value-type="float">
            <text:p>0.4012977956</text:p>
          </table:table-cell>
          <table:table-cell office:value-type="float" office:value="0.838960079224841" calcext:value-type="float">
            <text:p>0.8389600792</text:p>
          </table:table-cell>
        </table:table-row>
        <table:table-row table:style-name="ro1">
          <table:table-cell office:value-type="float" office:value="0.714673413122154" calcext:value-type="float">
            <text:p>0.7146734131</text:p>
          </table:table-cell>
          <table:table-cell office:value-type="float" office:value="0.490589975163907" calcext:value-type="float">
            <text:p>0.4905899752</text:p>
          </table:table-cell>
        </table:table-row>
        <table:table-row table:style-name="ro1">
          <table:table-cell office:value-type="float" office:value="0.271284127089362" calcext:value-type="float">
            <text:p>0.2712841271</text:p>
          </table:table-cell>
          <table:table-cell office:value-type="float" office:value="0.926404922618397" calcext:value-type="float">
            <text:p>0.9264049226</text:p>
          </table:table-cell>
        </table:table-row>
        <table:table-row table:style-name="ro1">
          <table:table-cell office:value-type="float" office:value="0.35887693940618" calcext:value-type="float">
            <text:p>0.3588769394</text:p>
          </table:table-cell>
          <table:table-cell office:value-type="float" office:value="0.871207342362503" calcext:value-type="float">
            <text:p>0.8712073424</text:p>
          </table:table-cell>
        </table:table-row>
        <table:table-row table:style-name="ro1">
          <table:table-cell office:value-type="float" office:value="0.625922392926508" calcext:value-type="float">
            <text:p>0.6259223929</text:p>
          </table:table-cell>
          <table:table-cell office:value-type="float" office:value="0.608221158033226" calcext:value-type="float">
            <text:p>0.608221158</text:p>
          </table:table-cell>
        </table:table-row>
        <table:table-row table:style-name="ro1">
          <table:table-cell office:value-type="float" office:value="0.668229275530873" calcext:value-type="float">
            <text:p>0.6682292755</text:p>
          </table:table-cell>
          <table:table-cell office:value-type="float" office:value="0.553470006232062" calcext:value-type="float">
            <text:p>0.5534700062</text:p>
          </table:table-cell>
        </table:table-row>
        <table:table-row table:style-name="ro1">
          <table:table-cell office:value-type="float" office:value="0.592055977722012" calcext:value-type="float">
            <text:p>0.5920559777</text:p>
          </table:table-cell>
          <table:table-cell office:value-type="float" office:value="0.649469719251818" calcext:value-type="float">
            <text:p>0.6494697193</text:p>
          </table:table-cell>
        </table:table-row>
        <table:table-row table:style-name="ro1">
          <table:table-cell office:value-type="float" office:value="0.78881740492722" calcext:value-type="float">
            <text:p>0.7888174049</text:p>
          </table:table-cell>
          <table:table-cell office:value-type="float" office:value="0.377767101683959" calcext:value-type="float">
            <text:p>0.3777671017</text:p>
          </table:table-cell>
        </table:table-row>
        <table:table-row table:style-name="ro1">
          <table:table-cell office:value-type="float" office:value="0.469852396461729" calcext:value-type="float">
            <text:p>0.4698523965</text:p>
          </table:table-cell>
          <table:table-cell office:value-type="float" office:value="0.779238924072804" calcext:value-type="float">
            <text:p>0.7792389241</text:p>
          </table:table-cell>
        </table:table-row>
        <table:table-row table:style-name="ro1">
          <table:table-cell office:value-type="float" office:value="0.136309285293376" calcext:value-type="float">
            <text:p>0.1363092853</text:p>
          </table:table-cell>
          <table:table-cell office:value-type="float" office:value="0.981419778742829" calcext:value-type="float">
            <text:p>0.9814197787</text:p>
          </table:table-cell>
        </table:table-row>
        <table:table-row table:style-name="ro1">
          <table:table-cell office:value-type="float" office:value="0.465144650865471" calcext:value-type="float">
            <text:p>0.4651446509</text:p>
          </table:table-cell>
          <table:table-cell office:value-type="float" office:value="0.783640453771288" calcext:value-type="float">
            <text:p>0.7836404538</text:p>
          </table:table-cell>
        </table:table-row>
        <table:table-row table:style-name="ro1">
          <table:table-cell office:value-type="float" office:value="0.980609146824233" calcext:value-type="float">
            <text:p>0.9806091468</text:p>
          </table:table-cell>
          <table:table-cell office:value-type="float" office:value="0.0384057011831416" calcext:value-type="float">
            <text:p>0.0384057012</text:p>
          </table:table-cell>
        </table:table-row>
        <table:table-row table:style-name="ro1">
          <table:table-cell office:value-type="float" office:value="0.759360391792994" calcext:value-type="float">
            <text:p>0.7593603918</text:p>
          </table:table-cell>
          <table:table-cell office:value-type="float" office:value="0.423371795376044" calcext:value-type="float">
            <text:p>0.4233717954</text:p>
          </table:table-cell>
        </table:table-row>
        <table:table-row table:style-name="ro1">
          <table:table-cell office:value-type="float" office:value="0.356029939984619" calcext:value-type="float">
            <text:p>0.35602994</text:p>
          </table:table-cell>
          <table:table-cell office:value-type="float" office:value="0.873242681834613" calcext:value-type="float">
            <text:p>0.8732426818</text:p>
          </table:table-cell>
        </table:table-row>
        <table:table-row table:style-name="ro1">
          <table:table-cell office:value-type="float" office:value="0.577808581886297" calcext:value-type="float">
            <text:p>0.5778085819</text:p>
          </table:table-cell>
          <table:table-cell office:value-type="float" office:value="0.666137242719395" calcext:value-type="float">
            <text:p>0.6661372427</text:p>
          </table:table-cell>
        </table:table-row>
        <table:table-row table:style-name="ro1">
          <table:table-cell office:value-type="float" office:value="0.490628083667616" calcext:value-type="float">
            <text:p>0.4906280837</text:p>
          </table:table-cell>
          <table:table-cell office:value-type="float" office:value="0.759284083516666" calcext:value-type="float">
            <text:p>0.7592840835</text:p>
          </table:table-cell>
        </table:table-row>
        <table:table-row table:style-name="ro1">
          <table:table-cell office:value-type="float" office:value="0.597644464514702" calcext:value-type="float">
            <text:p>0.5976444645</text:p>
          </table:table-cell>
          <table:table-cell office:value-type="float" office:value="0.644093510114963" calcext:value-type="float">
            <text:p>0.6440935101</text:p>
          </table:table-cell>
        </table:table-row>
        <table:table-row table:style-name="ro1">
          <table:table-cell office:value-type="float" office:value="0.546015320217027" calcext:value-type="float">
            <text:p>0.5460153202</text:p>
          </table:table-cell>
          <table:table-cell office:value-type="float" office:value="0.701867271524431" calcext:value-type="float">
            <text:p>0.7018672715</text:p>
          </table:table-cell>
        </table:table-row>
        <table:table-row table:style-name="ro1">
          <table:table-cell office:value-type="float" office:value="0.420110932606467" calcext:value-type="float">
            <text:p>0.4201109326</text:p>
          </table:table-cell>
          <table:table-cell office:value-type="float" office:value="0.823506810215656" calcext:value-type="float">
            <text:p>0.8235068102</text:p>
          </table:table-cell>
        </table:table-row>
        <table:table-row table:style-name="ro1">
          <table:table-cell office:value-type="float" office:value="0.731534713292702" calcext:value-type="float">
            <text:p>0.7315347133</text:p>
          </table:table-cell>
          <table:table-cell office:value-type="float" office:value="0.464856963316351" calcext:value-type="float">
            <text:p>0.4648569633</text:p>
          </table:table-cell>
        </table:table-row>
        <table:table-row table:style-name="ro1">
          <table:table-cell office:value-type="float" office:value="0.153746602549593" calcext:value-type="float">
            <text:p>0.1537466025</text:p>
          </table:table-cell>
          <table:table-cell office:value-type="float" office:value="0.976361982204776" calcext:value-type="float">
            <text:p>0.9763619822</text:p>
          </table:table-cell>
        </table:table-row>
        <table:table-row table:style-name="ro1">
          <table:table-cell office:value-type="float" office:value="0.0768876387736029" calcext:value-type="float">
            <text:p>0.0768876388</text:p>
          </table:table-cell>
          <table:table-cell office:value-type="float" office:value="0.994088291950643" calcext:value-type="float">
            <text:p>0.994088292</text:p>
          </table:table-cell>
        </table:table-row>
        <table:table-row table:style-name="ro1">
          <table:table-cell office:value-type="float" office:value="0.581228085250686" calcext:value-type="float">
            <text:p>0.5812280853</text:p>
          </table:table-cell>
          <table:table-cell office:value-type="float" office:value="0.662173912917268" calcext:value-type="float">
            <text:p>0.6621739129</text:p>
          </table:table-cell>
        </table:table-row>
        <table:table-row table:style-name="ro1">
          <table:table-cell office:value-type="float" office:value="0.215947277080225" calcext:value-type="float">
            <text:p>0.2159472771</text:p>
          </table:table-cell>
          <table:table-cell office:value-type="float" office:value="0.953366773534204" calcext:value-type="float">
            <text:p>0.9533667735</text:p>
          </table:table-cell>
        </table:table-row>
        <table:table-row table:style-name="ro1">
          <table:table-cell office:value-type="float" office:value="0.71261700315366" calcext:value-type="float">
            <text:p>0.7126170032</text:p>
          </table:table-cell>
          <table:table-cell office:value-type="float" office:value="0.492177006816319" calcext:value-type="float">
            <text:p>0.4921770068</text:p>
          </table:table-cell>
        </table:table-row>
        <table:table-row table:style-name="ro1">
          <table:table-cell office:value-type="float" office:value="0.779201416108914" calcext:value-type="float">
            <text:p>0.7792014161</text:p>
          </table:table-cell>
          <table:table-cell office:value-type="float" office:value="0.392845153136801" calcext:value-type="float">
            <text:p>0.3928451531</text:p>
          </table:table-cell>
        </table:table-row>
        <table:table-row table:style-name="ro1">
          <table:table-cell office:value-type="float" office:value="0.964772229179437" calcext:value-type="float">
            <text:p>0.9647722292</text:p>
          </table:table-cell>
          <table:table-cell office:value-type="float" office:value="0.0692145458111976" calcext:value-type="float">
            <text:p>0.0692145458</text:p>
          </table:table-cell>
        </table:table-row>
        <table:table-row table:style-name="ro1">
          <table:table-cell office:value-type="float" office:value="0.757881857761897" calcext:value-type="float">
            <text:p>0.7578818578</text:p>
          </table:table-cell>
          <table:table-cell office:value-type="float" office:value="0.425615089885576" calcext:value-type="float">
            <text:p>0.4256150899</text:p>
          </table:table-cell>
        </table:table-row>
        <table:table-row table:style-name="ro1">
          <table:table-cell office:value-type="float" office:value="0.407958506695402" calcext:value-type="float">
            <text:p>0.4079585067</text:p>
          </table:table-cell>
          <table:table-cell office:value-type="float" office:value="0.833569856843371" calcext:value-type="float">
            <text:p>0.8335698568</text:p>
          </table:table-cell>
        </table:table-row>
        <table:table-row table:style-name="ro1">
          <table:table-cell office:value-type="float" office:value="0.719190794781236" calcext:value-type="float">
            <text:p>0.7191907948</text:p>
          </table:table-cell>
          <table:table-cell office:value-type="float" office:value="0.482764601076905" calcext:value-type="float">
            <text:p>0.4827646011</text:p>
          </table:table-cell>
        </table:table-row>
        <table:table-row table:style-name="ro1">
          <table:table-cell office:value-type="float" office:value="0.794554267045975" calcext:value-type="float">
            <text:p>0.794554267</text:p>
          </table:table-cell>
          <table:table-cell office:value-type="float" office:value="0.368683516719093" calcext:value-type="float">
            <text:p>0.3686835167</text:p>
          </table:table-cell>
        </table:table-row>
        <table:table-row table:style-name="ro1">
          <table:table-cell office:value-type="float" office:value="0.835370883650353" calcext:value-type="float">
            <text:p>0.8353708837</text:p>
          </table:table-cell>
          <table:table-cell office:value-type="float" office:value="0.302155503583345" calcext:value-type="float">
            <text:p>0.3021555036</text:p>
          </table:table-cell>
        </table:table-row>
        <table:table-row table:style-name="ro1">
          <table:table-cell office:value-type="float" office:value="0.642680148099582" calcext:value-type="float">
            <text:p>0.6426801481</text:p>
          </table:table-cell>
          <table:table-cell office:value-type="float" office:value="0.586984496967007" calcext:value-type="float">
            <text:p>0.586984497</text:p>
          </table:table-cell>
        </table:table-row>
        <table:table-row table:style-name="ro1">
          <table:table-cell office:value-type="float" office:value="0.439060502673221" calcext:value-type="float">
            <text:p>0.4390605027</text:p>
          </table:table-cell>
          <table:table-cell office:value-type="float" office:value="0.807225874992382" calcext:value-type="float">
            <text:p>0.807225875</text:p>
          </table:table-cell>
        </table:table-row>
        <table:table-row table:style-name="ro1">
          <table:table-cell office:value-type="float" office:value="0.825316972439863" calcext:value-type="float">
            <text:p>0.8253169724</text:p>
          </table:table-cell>
          <table:table-cell office:value-type="float" office:value="0.318851895003463" calcext:value-type="float">
            <text:p>0.318851895</text:p>
          </table:table-cell>
        </table:table-row>
        <table:table-row table:style-name="ro1">
          <table:table-cell office:value-type="float" office:value="0.492162778224021" calcext:value-type="float">
            <text:p>0.4921627782</text:p>
          </table:table-cell>
          <table:table-cell office:value-type="float" office:value="0.757775799942252" calcext:value-type="float">
            <text:p>0.7577757999</text:p>
          </table:table-cell>
        </table:table-row>
        <table:table-row table:style-name="ro1">
          <table:table-cell office:value-type="float" office:value="0.896118850582137" calcext:value-type="float">
            <text:p>0.8961188506</text:p>
          </table:table-cell>
          <table:table-cell office:value-type="float" office:value="0.196971005634923" calcext:value-type="float">
            <text:p>0.1969710056</text:p>
          </table:table-cell>
        </table:table-row>
        <table:table-row table:style-name="ro1">
          <table:table-cell office:value-type="float" office:value="0.666502423803721" calcext:value-type="float">
            <text:p>0.6665024238</text:p>
          </table:table-cell>
          <table:table-cell office:value-type="float" office:value="0.555800299528991" calcext:value-type="float">
            <text:p>0.5558002995</text:p>
          </table:table-cell>
        </table:table-row>
        <table:table-row table:style-name="ro1">
          <table:table-cell office:value-type="float" office:value="0.339690103554201" calcext:value-type="float">
            <text:p>0.3396901036</text:p>
          </table:table-cell>
          <table:table-cell office:value-type="float" office:value="0.884610669013956" calcext:value-type="float">
            <text:p>0.884610669</text:p>
          </table:table-cell>
        </table:table-row>
        <table:table-row table:style-name="ro1">
          <table:table-cell office:value-type="float" office:value="0.715127888878209" calcext:value-type="float">
            <text:p>0.7151278889</text:p>
          </table:table-cell>
          <table:table-cell office:value-type="float" office:value="0.488592112497011" calcext:value-type="float">
            <text:p>0.4885921125</text:p>
          </table:table-cell>
        </table:table-row>
        <table:table-row table:style-name="ro1">
          <table:table-cell office:value-type="float" office:value="0.341560885666691" calcext:value-type="float">
            <text:p>0.3415608857</text:p>
          </table:table-cell>
          <table:table-cell office:value-type="float" office:value="0.883336161385553" calcext:value-type="float">
            <text:p>0.8833361614</text:p>
          </table:table-cell>
        </table:table-row>
        <table:table-row table:style-name="ro1">
          <table:table-cell office:value-type="float" office:value="0.173485550985908" calcext:value-type="float">
            <text:p>0.173485551</text:p>
          </table:table-cell>
          <table:table-cell office:value-type="float" office:value="0.969902763599146" calcext:value-type="float">
            <text:p>0.9699027636</text:p>
          </table:table-cell>
        </table:table-row>
        <table:table-row table:style-name="ro1">
          <table:table-cell office:value-type="float" office:value="0.732432512929833" calcext:value-type="float">
            <text:p>0.7324325129</text:p>
          </table:table-cell>
          <table:table-cell office:value-type="float" office:value="0.463542614003339" calcext:value-type="float">
            <text:p>0.463542614</text:p>
          </table:table-cell>
        </table:table-row>
        <table:table-row table:style-name="ro1">
          <table:table-cell office:value-type="float" office:value="0.78706989178166" calcext:value-type="float">
            <text:p>0.7870698918</text:p>
          </table:table-cell>
          <table:table-cell office:value-type="float" office:value="0.380520985450839" calcext:value-type="float">
            <text:p>0.3805209855</text:p>
          </table:table-cell>
        </table:table-row>
        <table:table-row table:style-name="ro1">
          <table:table-cell office:value-type="float" office:value="0.560186528181237" calcext:value-type="float">
            <text:p>0.5601865282</text:p>
          </table:table-cell>
          <table:table-cell office:value-type="float" office:value="0.686191053644823" calcext:value-type="float">
            <text:p>0.6861910536</text:p>
          </table:table-cell>
        </table:table-row>
        <table:table-row table:style-name="ro1">
          <table:table-cell office:value-type="float" office:value="0.931456545693512" calcext:value-type="float">
            <text:p>0.9314565457</text:p>
          </table:table-cell>
          <table:table-cell office:value-type="float" office:value="0.132388703484815" calcext:value-type="float">
            <text:p>0.1323887035</text:p>
          </table:table-cell>
        </table:table-row>
        <table:table-row table:style-name="ro1">
          <table:table-cell office:value-type="float" office:value="0.695703565127793" calcext:value-type="float">
            <text:p>0.6957035651</text:p>
          </table:table-cell>
          <table:table-cell office:value-type="float" office:value="0.515996549471999" calcext:value-type="float">
            <text:p>0.5159965495</text:p>
          </table:table-cell>
        </table:table-row>
        <table:table-row table:style-name="ro1">
          <table:table-cell office:value-type="float" office:value="0.558765999682788" calcext:value-type="float">
            <text:p>0.5587659997</text:p>
          </table:table-cell>
          <table:table-cell office:value-type="float" office:value="0.687780557690389" calcext:value-type="float">
            <text:p>0.6877805577</text:p>
          </table:table-cell>
        </table:table-row>
        <table:table-row table:style-name="ro1">
          <table:table-cell office:value-type="float" office:value="0.934717250426797" calcext:value-type="float">
            <text:p>0.9347172504</text:p>
          </table:table-cell>
          <table:table-cell office:value-type="float" office:value="0.126304042712851" calcext:value-type="float">
            <text:p>0.1263040427</text:p>
          </table:table-cell>
        </table:table-row>
        <table:table-row table:style-name="ro1">
          <table:table-cell office:value-type="float" office:value="0.886037581865981" calcext:value-type="float">
            <text:p>0.8860375819</text:p>
          </table:table-cell>
          <table:table-cell office:value-type="float" office:value="0.214937403521258" calcext:value-type="float">
            <text:p>0.2149374035</text:p>
          </table:table-cell>
        </table:table-row>
        <table:table-row table:style-name="ro1">
          <table:table-cell office:value-type="float" office:value="0.600075410811168" calcext:value-type="float">
            <text:p>0.6000754108</text:p>
          </table:table-cell>
          <table:table-cell office:value-type="float" office:value="0.639909501339869" calcext:value-type="float">
            <text:p>0.6399095013</text:p>
          </table:table-cell>
        </table:table-row>
        <table:table-row table:style-name="ro1">
          <table:table-cell office:value-type="float" office:value="0.557687625693865" calcext:value-type="float">
            <text:p>0.5576876257</text:p>
          </table:table-cell>
          <table:table-cell office:value-type="float" office:value="0.688984512147968" calcext:value-type="float">
            <text:p>0.6889845121</text:p>
          </table:table-cell>
        </table:table-row>
        <table:table-row table:style-name="ro1">
          <table:table-cell office:value-type="float" office:value="0.76923519511297" calcext:value-type="float">
            <text:p>0.7692351951</text:p>
          </table:table-cell>
          <table:table-cell office:value-type="float" office:value="0.408277214599629" calcext:value-type="float">
            <text:p>0.4082772146</text:p>
          </table:table-cell>
        </table:table-row>
        <table:table-row table:style-name="ro1">
          <table:table-cell office:value-type="float" office:value="0.505328854914416" calcext:value-type="float">
            <text:p>0.5053288549</text:p>
          </table:table-cell>
          <table:table-cell office:value-type="float" office:value="0.744642748390908" calcext:value-type="float">
            <text:p>0.7446427484</text:p>
          </table:table-cell>
        </table:table-row>
        <table:table-row table:style-name="ro1">
          <table:table-cell office:value-type="float" office:value="0.368652784602746" calcext:value-type="float">
            <text:p>0.3686527846</text:p>
          </table:table-cell>
          <table:table-cell office:value-type="float" office:value="0.864095124404674" calcext:value-type="float">
            <text:p>0.8640951244</text:p>
          </table:table-cell>
        </table:table-row>
        <table:table-row table:style-name="ro1">
          <table:table-cell office:value-type="float" office:value="0.635702632638285" calcext:value-type="float">
            <text:p>0.6357026326</text:p>
          </table:table-cell>
          <table:table-cell office:value-type="float" office:value="0.595882162856807" calcext:value-type="float">
            <text:p>0.5958821629</text:p>
          </table:table-cell>
        </table:table-row>
        <table:table-row table:style-name="ro1">
          <table:table-cell office:value-type="float" office:value="0.987034191778599" calcext:value-type="float">
            <text:p>0.9870341918</text:p>
          </table:table-cell>
          <table:table-cell office:value-type="float" office:value="0.0257635042600025" calcext:value-type="float">
            <text:p>0.0257635043</text:p>
          </table:table-cell>
        </table:table-row>
        <table:table-row table:style-name="ro1">
          <table:table-cell office:value-type="float" office:value="0.493385309987512" calcext:value-type="float">
            <text:p>0.49338531</text:p>
          </table:table-cell>
          <table:table-cell office:value-type="float" office:value="0.756570935888562" calcext:value-type="float">
            <text:p>0.7565709359</text:p>
          </table:table-cell>
        </table:table-row>
        <table:table-row table:style-name="ro1">
          <table:table-cell office:value-type="float" office:value="0.599144449900279" calcext:value-type="float">
            <text:p>0.5991444499</text:p>
          </table:table-cell>
          <table:table-cell office:value-type="float" office:value="0.641025928154087" calcext:value-type="float">
            <text:p>0.6410259282</text:p>
          </table:table-cell>
        </table:table-row>
        <table:table-row table:style-name="ro1">
          <table:table-cell office:value-type="float" office:value="0.916554458586356" calcext:value-type="float">
            <text:p>0.9165544586</text:p>
          </table:table-cell>
          <table:table-cell office:value-type="float" office:value="0.159927924446014" calcext:value-type="float">
            <text:p>0.1599279244</text:p>
          </table:table-cell>
        </table:table-row>
        <table:table-row table:style-name="ro1">
          <table:table-cell office:value-type="float" office:value="0.717894329734583" calcext:value-type="float">
            <text:p>0.7178943297</text:p>
          </table:table-cell>
          <table:table-cell office:value-type="float" office:value="0.484627733015534" calcext:value-type="float">
            <text:p>0.484627733</text:p>
          </table:table-cell>
        </table:table-row>
        <table:table-row table:style-name="ro1">
          <table:table-cell office:value-type="float" office:value="0.736755299194305" calcext:value-type="float">
            <text:p>0.7367552992</text:p>
          </table:table-cell>
          <table:table-cell office:value-type="float" office:value="0.457191629227616" calcext:value-type="float">
            <text:p>0.4571916292</text:p>
          </table:table-cell>
        </table:table-row>
        <table:table-row table:style-name="ro1">
          <table:table-cell office:value-type="float" office:value="0.869969037237047" calcext:value-type="float">
            <text:p>0.8699690372</text:p>
          </table:table-cell>
          <table:table-cell office:value-type="float" office:value="0.243153874252328" calcext:value-type="float">
            <text:p>0.2431538743</text:p>
          </table:table-cell>
        </table:table-row>
        <table:table-row table:style-name="ro1">
          <table:table-cell office:value-type="float" office:value="0.525113935680799" calcext:value-type="float">
            <text:p>0.5251139357</text:p>
          </table:table-cell>
          <table:table-cell office:value-type="float" office:value="0.724255354554156" calcext:value-type="float">
            <text:p>0.7242553546</text:p>
          </table:table-cell>
        </table:table-row>
        <table:table-row table:style-name="ro1">
          <table:table-cell office:value-type="float" office:value="0.120478665566763" calcext:value-type="float">
            <text:p>0.1204786656</text:p>
          </table:table-cell>
          <table:table-cell office:value-type="float" office:value="0.985485282972549" calcext:value-type="float">
            <text:p>0.985485283</text:p>
          </table:table-cell>
        </table:table-row>
        <table:table-row table:style-name="ro1">
          <table:table-cell office:value-type="float" office:value="0.248547324194144" calcext:value-type="float">
            <text:p>0.2485473242</text:p>
          </table:table-cell>
          <table:table-cell office:value-type="float" office:value="0.938224227635967" calcext:value-type="float">
            <text:p>0.9382242276</text:p>
          </table:table-cell>
        </table:table-row>
        <table:table-row table:style-name="ro1">
          <table:table-cell office:value-type="float" office:value="0.146672629816214" calcext:value-type="float">
            <text:p>0.1466726298</text:p>
          </table:table-cell>
          <table:table-cell office:value-type="float" office:value="0.978487139663457" calcext:value-type="float">
            <text:p>0.9784871397</text:p>
          </table:table-cell>
        </table:table-row>
        <table:table-row table:style-name="ro1">
          <table:table-cell office:value-type="float" office:value="0.405997651374934" calcext:value-type="float">
            <text:p>0.4059976514</text:p>
          </table:table-cell>
          <table:table-cell office:value-type="float" office:value="0.835165907078406" calcext:value-type="float">
            <text:p>0.8351659071</text:p>
          </table:table-cell>
        </table:table-row>
        <table:table-row table:style-name="ro1">
          <table:table-cell office:value-type="float" office:value="0.437398489983722" calcext:value-type="float">
            <text:p>0.43739849</text:p>
          </table:table-cell>
          <table:table-cell office:value-type="float" office:value="0.80868256101544" calcext:value-type="float">
            <text:p>0.808682561</text:p>
          </table:table-cell>
        </table:table-row>
        <table:table-row table:style-name="ro1">
          <table:table-cell office:value-type="float" office:value="0.218520913556188" calcext:value-type="float">
            <text:p>0.2185209136</text:p>
          </table:table-cell>
          <table:table-cell office:value-type="float" office:value="0.9522486103386" calcext:value-type="float">
            <text:p>0.9522486103</text:p>
          </table:table-cell>
        </table:table-row>
        <table:table-row table:style-name="ro1">
          <table:table-cell office:value-type="float" office:value="0.366913934834154" calcext:value-type="float">
            <text:p>0.3669139348</text:p>
          </table:table-cell>
          <table:table-cell office:value-type="float" office:value="0.865388477834031" calcext:value-type="float">
            <text:p>0.8653884778</text:p>
          </table:table-cell>
        </table:table-row>
        <table:table-row table:style-name="ro1">
          <table:table-cell office:value-type="float" office:value="0.540008676708621" calcext:value-type="float">
            <text:p>0.5400086767</text:p>
          </table:table-cell>
          <table:table-cell office:value-type="float" office:value="0.708390629079813" calcext:value-type="float">
            <text:p>0.7083906291</text:p>
          </table:table-cell>
        </table:table-row>
        <table:table-row table:style-name="ro1">
          <table:table-cell office:value-type="float" office:value="0.816513983237136" calcext:value-type="float">
            <text:p>0.8165139832</text:p>
          </table:table-cell>
          <table:table-cell office:value-type="float" office:value="0.333304915178259" calcext:value-type="float">
            <text:p>0.3333049152</text:p>
          </table:table-cell>
        </table:table-row>
        <table:table-row table:style-name="ro1">
          <table:table-cell office:value-type="float" office:value="0.831029788535566" calcext:value-type="float">
            <text:p>0.8310297885</text:p>
          </table:table-cell>
          <table:table-cell office:value-type="float" office:value="0.309389490566553" calcext:value-type="float">
            <text:p>0.3093894906</text:p>
          </table:table-cell>
        </table:table-row>
        <table:table-row table:style-name="ro1">
          <table:table-cell office:value-type="float" office:value="0.252863933873961" calcext:value-type="float">
            <text:p>0.2528639339</text:p>
          </table:table-cell>
          <table:table-cell office:value-type="float" office:value="0.936059830945975" calcext:value-type="float">
            <text:p>0.9360598309</text:p>
          </table:table-cell>
        </table:table-row>
        <table:table-row table:style-name="ro1">
          <table:table-cell office:value-type="float" office:value="0.467347870596647" calcext:value-type="float">
            <text:p>0.4673478706</text:p>
          </table:table-cell>
          <table:table-cell office:value-type="float" office:value="0.781585967849413" calcext:value-type="float">
            <text:p>0.7815859678</text:p>
          </table:table-cell>
        </table:table-row>
        <table:table-row table:style-name="ro1">
          <table:table-cell office:value-type="float" office:value="0.890062726826524" calcext:value-type="float">
            <text:p>0.8900627268</text:p>
          </table:table-cell>
          <table:table-cell office:value-type="float" office:value="0.20778836390435" calcext:value-type="float">
            <text:p>0.2077883639</text:p>
          </table:table-cell>
        </table:table-row>
        <table:table-row table:style-name="ro1">
          <table:table-cell office:value-type="float" office:value="0.856625818618272" calcext:value-type="float">
            <text:p>0.8566258186</text:p>
          </table:table-cell>
          <table:table-cell office:value-type="float" office:value="0.266192206876772" calcext:value-type="float">
            <text:p>0.2661922069</text:p>
          </table:table-cell>
        </table:table-row>
        <table:table-row table:style-name="ro1">
          <table:table-cell office:value-type="float" office:value="0.561270872113229" calcext:value-type="float">
            <text:p>0.5612708721</text:p>
          </table:table-cell>
          <table:table-cell office:value-type="float" office:value="0.684975015321508" calcext:value-type="float">
            <text:p>0.6849750153</text:p>
          </table:table-cell>
        </table:table-row>
        <table:table-row table:style-name="ro1">
          <table:table-cell office:value-type="float" office:value="0.965923416620862" calcext:value-type="float">
            <text:p>0.9659234166</text:p>
          </table:table-cell>
          <table:table-cell office:value-type="float" office:value="0.0669919532236587" calcext:value-type="float">
            <text:p>0.0669919532</text:p>
          </table:table-cell>
        </table:table-row>
        <table:table-row table:style-name="ro1">
          <table:table-cell office:value-type="float" office:value="0.623842114646863" calcext:value-type="float">
            <text:p>0.6238421146</text:p>
          </table:table-cell>
          <table:table-cell office:value-type="float" office:value="0.610821015992993" calcext:value-type="float">
            <text:p>0.610821016</text:p>
          </table:table-cell>
        </table:table-row>
        <table:table-row table:style-name="ro1">
          <table:table-cell office:value-type="float" office:value="0.234379931893389" calcext:value-type="float">
            <text:p>0.2343799319</text:p>
          </table:table-cell>
          <table:table-cell office:value-type="float" office:value="0.945066047525702" calcext:value-type="float">
            <text:p>0.9450660475</text:p>
          </table:table-cell>
        </table:table-row>
        <table:table-row table:style-name="ro1">
          <table:table-cell office:value-type="float" office:value="0.84933059976913" calcext:value-type="float">
            <text:p>0.8493305998</text:p>
          </table:table-cell>
          <table:table-cell office:value-type="float" office:value="0.278637679577054" calcext:value-type="float">
            <text:p>0.2786376796</text:p>
          </table:table-cell>
        </table:table-row>
        <table:table-row table:style-name="ro1">
          <table:table-cell office:value-type="float" office:value="0.894484760042221" calcext:value-type="float">
            <text:p>0.89448476</text:p>
          </table:table-cell>
          <table:table-cell office:value-type="float" office:value="0.199897014052288" calcext:value-type="float">
            <text:p>0.1998970141</text:p>
          </table:table-cell>
        </table:table-row>
        <table:table-row table:style-name="ro1">
          <table:table-cell office:value-type="float" office:value="0.927979575592389" calcext:value-type="float">
            <text:p>0.9279795756</text:p>
          </table:table-cell>
          <table:table-cell office:value-type="float" office:value="0.138855552482571" calcext:value-type="float">
            <text:p>0.1388555525</text:p>
          </table:table-cell>
        </table:table-row>
        <table:table-row table:style-name="ro1">
          <table:table-cell office:value-type="float" office:value="0.737823680077148" calcext:value-type="float">
            <text:p>0.7378236801</text:p>
          </table:table-cell>
          <table:table-cell office:value-type="float" office:value="0.45561621711745" calcext:value-type="float">
            <text:p>0.4556162171</text:p>
          </table:table-cell>
        </table:table-row>
        <table:table-row table:style-name="ro1">
          <table:table-cell office:value-type="float" office:value="0.802473123737755" calcext:value-type="float">
            <text:p>0.8024731237</text:p>
          </table:table-cell>
          <table:table-cell office:value-type="float" office:value="0.356036885678641" calcext:value-type="float">
            <text:p>0.3560368857</text:p>
          </table:table-cell>
        </table:table-row>
        <table:table-row table:style-name="ro1">
          <table:table-cell office:value-type="float" office:value="0.619847674966076" calcext:value-type="float">
            <text:p>0.619847675</text:p>
          </table:table-cell>
          <table:table-cell office:value-type="float" office:value="0.615788859839195" calcext:value-type="float">
            <text:p>0.6157888598</text:p>
          </table:table-cell>
        </table:table-row>
        <table:table-row table:style-name="ro1">
          <table:table-cell office:value-type="float" office:value="0.655508428708563" calcext:value-type="float">
            <text:p>0.6555084287</text:p>
          </table:table-cell>
          <table:table-cell office:value-type="float" office:value="0.570308700227608" calcext:value-type="float">
            <text:p>0.5703087002</text:p>
          </table:table-cell>
        </table:table-row>
        <table:table-row table:style-name="ro1">
          <table:table-cell office:value-type="float" office:value="0.634305689094744" calcext:value-type="float">
            <text:p>0.6343056891</text:p>
          </table:table-cell>
          <table:table-cell office:value-type="float" office:value="0.597659434480781" calcext:value-type="float">
            <text:p>0.5976594345</text:p>
          </table:table-cell>
        </table:table-row>
        <table:table-row table:style-name="ro1">
          <table:table-cell office:value-type="float" office:value="0.604348599190004" calcext:value-type="float">
            <text:p>0.6043485992</text:p>
          </table:table-cell>
          <table:table-cell office:value-type="float" office:value="0.634762770657138" calcext:value-type="float">
            <text:p>0.6347627707</text:p>
          </table:table-cell>
        </table:table-row>
        <table:table-row table:style-name="ro1">
          <table:table-cell office:value-type="float" office:value="0.357715817858121" calcext:value-type="float">
            <text:p>0.3577158179</text:p>
          </table:table-cell>
          <table:table-cell office:value-type="float" office:value="0.87203939394439" calcext:value-type="float">
            <text:p>0.8720393939</text:p>
          </table:table-cell>
        </table:table-row>
        <table:table-row table:style-name="ro1">
          <table:table-cell office:value-type="float" office:value="0.764064247020992" calcext:value-type="float">
            <text:p>0.764064247</text:p>
          </table:table-cell>
          <table:table-cell office:value-type="float" office:value="0.416205826424278" calcext:value-type="float">
            <text:p>0.4162058264</text:p>
          </table:table-cell>
        </table:table-row>
        <table:table-row table:style-name="ro1">
          <table:table-cell office:value-type="float" office:value="0.338323718871974" calcext:value-type="float">
            <text:p>0.3383237189</text:p>
          </table:table-cell>
          <table:table-cell office:value-type="float" office:value="0.885537061248976" calcext:value-type="float">
            <text:p>0.8855370612</text:p>
          </table:table-cell>
        </table:table-row>
        <table:table-row table:style-name="ro1">
          <table:table-cell office:value-type="float" office:value="0.0244766876987709" calcext:value-type="float">
            <text:p>0.0244766877</text:p>
          </table:table-cell>
          <table:table-cell office:value-type="float" office:value="0.999400891759327" calcext:value-type="float">
            <text:p>0.9994008918</text:p>
          </table:table-cell>
        </table:table-row>
        <table:table-row table:style-name="ro1">
          <table:table-cell office:value-type="float" office:value="0.880882038055311" calcext:value-type="float">
            <text:p>0.8808820381</text:p>
          </table:table-cell>
          <table:table-cell office:value-type="float" office:value="0.224046835031591" calcext:value-type="float">
            <text:p>0.224046835</text:p>
          </table:table-cell>
        </table:table-row>
        <table:table-row table:style-name="ro1">
          <table:table-cell office:value-type="float" office:value="0.780626252479112" calcext:value-type="float">
            <text:p>0.7806262525</text:p>
          </table:table-cell>
          <table:table-cell office:value-type="float" office:value="0.390622653942914" calcext:value-type="float">
            <text:p>0.3906226539</text:p>
          </table:table-cell>
        </table:table-row>
        <table:table-row table:style-name="ro1">
          <table:table-cell office:value-type="float" office:value="0.836577139323877" calcext:value-type="float">
            <text:p>0.8365771393</text:p>
          </table:table-cell>
          <table:table-cell office:value-type="float" office:value="0.300138689963905" calcext:value-type="float">
            <text:p>0.30013869</text:p>
          </table:table-cell>
        </table:table-row>
        <table:table-row table:style-name="ro1">
          <table:table-cell office:value-type="float" office:value="0.528437147459806" calcext:value-type="float">
            <text:p>0.5284371475</text:p>
          </table:table-cell>
          <table:table-cell office:value-type="float" office:value="0.720754181184598" calcext:value-type="float">
            <text:p>0.7207541812</text:p>
          </table:table-cell>
        </table:table-row>
        <table:table-row table:style-name="ro1">
          <table:table-cell office:value-type="float" office:value="0.322613483437015" calcext:value-type="float">
            <text:p>0.3226134834</text:p>
          </table:table-cell>
          <table:table-cell office:value-type="float" office:value="0.895920540304848" calcext:value-type="float">
            <text:p>0.8959205403</text:p>
          </table:table-cell>
        </table:table-row>
        <table:table-row table:style-name="ro1">
          <table:table-cell office:value-type="float" office:value="0.109452677814215" calcext:value-type="float">
            <text:p>0.1094526778</text:p>
          </table:table-cell>
          <table:table-cell office:value-type="float" office:value="0.988020111319346" calcext:value-type="float">
            <text:p>0.9880201113</text:p>
          </table:table-cell>
        </table:table-row>
        <table:table-row table:style-name="ro1">
          <table:table-cell office:value-type="float" office:value="0.594872002117154" calcext:value-type="float">
            <text:p>0.5948720021</text:p>
          </table:table-cell>
          <table:table-cell office:value-type="float" office:value="0.646127301097458" calcext:value-type="float">
            <text:p>0.6461273011</text:p>
          </table:table-cell>
        </table:table-row>
        <table:table-row table:style-name="ro1">
          <table:table-cell office:value-type="float" office:value="0.851600689036388" calcext:value-type="float">
            <text:p>0.851600689</text:p>
          </table:table-cell>
          <table:table-cell office:value-type="float" office:value="0.274776266432759" calcext:value-type="float">
            <text:p>0.2747762664</text:p>
          </table:table-cell>
        </table:table-row>
        <table:table-row table:style-name="ro1">
          <table:table-cell office:value-type="float" office:value="0.203106445567982" calcext:value-type="float">
            <text:p>0.2031064456</text:p>
          </table:table-cell>
          <table:table-cell office:value-type="float" office:value="0.958747771768775" calcext:value-type="float">
            <text:p>0.9587477718</text:p>
          </table:table-cell>
        </table:table-row>
        <table:table-row table:style-name="ro1">
          <table:table-cell office:value-type="float" office:value="0.621189901530243" calcext:value-type="float">
            <text:p>0.6211899015</text:p>
          </table:table-cell>
          <table:table-cell office:value-type="float" office:value="0.614123553681132" calcext:value-type="float">
            <text:p>0.6141235537</text:p>
          </table:table-cell>
        </table:table-row>
        <table:table-row table:style-name="ro1">
          <table:table-cell office:value-type="float" office:value="0.390884121837572" calcext:value-type="float">
            <text:p>0.3908841218</text:p>
          </table:table-cell>
          <table:table-cell office:value-type="float" office:value="0.84720960329553" calcext:value-type="float">
            <text:p>0.8472096033</text:p>
          </table:table-cell>
        </table:table-row>
        <table:table-row table:style-name="ro1">
          <table:table-cell office:value-type="float" office:value="0.572775187245596" calcext:value-type="float">
            <text:p>0.5727751872</text:p>
          </table:table-cell>
          <table:table-cell office:value-type="float" office:value="0.671928584875943" calcext:value-type="float">
            <text:p>0.6719285849</text:p>
          </table:table-cell>
        </table:table-row>
        <table:table-row table:style-name="ro1">
          <table:table-cell office:value-type="float" office:value="0.799527207688487" calcext:value-type="float">
            <text:p>0.7995272077</text:p>
          </table:table-cell>
          <table:table-cell office:value-type="float" office:value="0.360756244167934" calcext:value-type="float">
            <text:p>0.3607562442</text:p>
          </table:table-cell>
        </table:table-row>
        <table:table-row table:style-name="ro1">
          <table:table-cell office:value-type="float" office:value="0.262366421744531" calcext:value-type="float">
            <text:p>0.2623664217</text:p>
          </table:table-cell>
          <table:table-cell office:value-type="float" office:value="0.931163860741012" calcext:value-type="float">
            <text:p>0.9311638607</text:p>
          </table:table-cell>
        </table:table-row>
        <table:table-row table:style-name="ro1">
          <table:table-cell office:value-type="float" office:value="0.826356009565522" calcext:value-type="float">
            <text:p>0.8263560096</text:p>
          </table:table-cell>
          <table:table-cell office:value-type="float" office:value="0.317135745456145" calcext:value-type="float">
            <text:p>0.3171357455</text:p>
          </table:table-cell>
        </table:table-row>
        <table:table-row table:style-name="ro1">
          <table:table-cell office:value-type="float" office:value="0.716352135906075" calcext:value-type="float">
            <text:p>0.7163521359</text:p>
          </table:table-cell>
          <table:table-cell office:value-type="float" office:value="0.48683980215558" calcext:value-type="float">
            <text:p>0.4868398022</text:p>
          </table:table-cell>
        </table:table-row>
        <table:table-row table:style-name="ro1">
          <table:table-cell office:value-type="float" office:value="0.832486196024223" calcext:value-type="float">
            <text:p>0.832486196</text:p>
          </table:table-cell>
          <table:table-cell office:value-type="float" office:value="0.306966733429145" calcext:value-type="float">
            <text:p>0.3069667334</text:p>
          </table:table-cell>
        </table:table-row>
        <table:table-row table:style-name="ro1">
          <table:table-cell office:value-type="float" office:value="0.44911253153362" calcext:value-type="float">
            <text:p>0.4491125315</text:p>
          </table:table-cell>
          <table:table-cell office:value-type="float" office:value="0.798300966968028" calcext:value-type="float">
            <text:p>0.798300967</text:p>
          </table:table-cell>
        </table:table-row>
        <table:table-row table:style-name="ro1">
          <table:table-cell office:value-type="float" office:value="0.782866953993932" calcext:value-type="float">
            <text:p>0.782866954</text:p>
          </table:table-cell>
          <table:table-cell office:value-type="float" office:value="0.387119332344388" calcext:value-type="float">
            <text:p>0.3871193323</text:p>
          </table:table-cell>
        </table:table-row>
        <table:table-row table:style-name="ro1">
          <table:table-cell office:value-type="float" office:value="0.868566741733088" calcext:value-type="float">
            <text:p>0.8685667417</text:p>
          </table:table-cell>
          <table:table-cell office:value-type="float" office:value="0.245600523670391" calcext:value-type="float">
            <text:p>0.2456005237</text:p>
          </table:table-cell>
        </table:table-row>
        <table:table-row table:style-name="ro1">
          <table:table-cell office:value-type="float" office:value="0.803717894434102" calcext:value-type="float">
            <text:p>0.8037178944</text:p>
          </table:table-cell>
          <table:table-cell office:value-type="float" office:value="0.354037547174735" calcext:value-type="float">
            <text:p>0.3540375472</text:p>
          </table:table-cell>
        </table:table-row>
        <table:table-row table:style-name="ro1">
          <table:table-cell office:value-type="float" office:value="0.625119100438226" calcext:value-type="float">
            <text:p>0.6251191004</text:p>
          </table:table-cell>
          <table:table-cell office:value-type="float" office:value="0.609226110267685" calcext:value-type="float">
            <text:p>0.6092261103</text:p>
          </table:table-cell>
        </table:table-row>
        <table:table-row table:style-name="ro1">
          <table:table-cell office:value-type="float" office:value="0.284994832963154" calcext:value-type="float">
            <text:p>0.284994833</text:p>
          </table:table-cell>
          <table:table-cell office:value-type="float" office:value="0.918777945185875" calcext:value-type="float">
            <text:p>0.9187779452</text:p>
          </table:table-cell>
        </table:table-row>
        <table:table-row table:style-name="ro1">
          <table:table-cell office:value-type="float" office:value="0.730081848989616" calcext:value-type="float">
            <text:p>0.730081849</text:p>
          </table:table-cell>
          <table:table-cell office:value-type="float" office:value="0.466980493929734" calcext:value-type="float">
            <text:p>0.4669804939</text:p>
          </table:table-cell>
        </table:table-row>
        <table:table-row table:style-name="ro1">
          <table:table-cell office:value-type="float" office:value="0.435274200593159" calcext:value-type="float">
            <text:p>0.4352742006</text:p>
          </table:table-cell>
          <table:table-cell office:value-type="float" office:value="0.810536370298079" calcext:value-type="float">
            <text:p>0.8105363703</text:p>
          </table:table-cell>
        </table:table-row>
        <table:table-row table:style-name="ro1">
          <table:table-cell office:value-type="float" office:value="0.143460998770109" calcext:value-type="float">
            <text:p>0.1434609988</text:p>
          </table:table-cell>
          <table:table-cell office:value-type="float" office:value="0.97941894183769" calcext:value-type="float">
            <text:p>0.9794189418</text:p>
          </table:table-cell>
        </table:table-row>
        <table:table-row table:style-name="ro1">
          <table:table-cell office:value-type="float" office:value="0.260520790662636" calcext:value-type="float">
            <text:p>0.2605207907</text:p>
          </table:table-cell>
          <table:table-cell office:value-type="float" office:value="0.932128917632582" calcext:value-type="float">
            <text:p>0.9321289176</text:p>
          </table:table-cell>
        </table:table-row>
        <table:table-row table:style-name="ro1">
          <table:table-cell office:value-type="float" office:value="0.562525142006726" calcext:value-type="float">
            <text:p>0.562525142</text:p>
          </table:table-cell>
          <table:table-cell office:value-type="float" office:value="0.683565464610333" calcext:value-type="float">
            <text:p>0.6835654646</text:p>
          </table:table-cell>
        </table:table-row>
        <table:table-row table:style-name="ro1">
          <table:table-cell office:value-type="float" office:value="0.645916315498998" calcext:value-type="float">
            <text:p>0.6459163155</text:p>
          </table:table-cell>
          <table:table-cell office:value-type="float" office:value="0.582792113372204" calcext:value-type="float">
            <text:p>0.5827921134</text:p>
          </table:table-cell>
        </table:table-row>
        <table:table-row table:style-name="ro1">
          <table:table-cell office:value-type="float" office:value="0.547363147481367" calcext:value-type="float">
            <text:p>0.5473631475</text:p>
          </table:table-cell>
          <table:table-cell office:value-type="float" office:value="0.70039358690799" calcext:value-type="float">
            <text:p>0.7003935869</text:p>
          </table:table-cell>
        </table:table-row>
        <table:table-row table:style-name="ro1">
          <table:table-cell office:value-type="float" office:value="0.501334368011329" calcext:value-type="float">
            <text:p>0.501334368</text:p>
          </table:table-cell>
          <table:table-cell office:value-type="float" office:value="0.74866385166287" calcext:value-type="float">
            <text:p>0.7486638517</text:p>
          </table:table-cell>
        </table:table-row>
        <table:table-row table:style-name="ro1">
          <table:table-cell office:value-type="float" office:value="0.724048119485475" calcext:value-type="float">
            <text:p>0.7240481195</text:p>
          </table:table-cell>
          <table:table-cell office:value-type="float" office:value="0.475754320669639" calcext:value-type="float">
            <text:p>0.4757543207</text:p>
          </table:table-cell>
        </table:table-row>
        <table:table-row table:style-name="ro1">
          <table:table-cell office:value-type="float" office:value="0.326462219685971" calcext:value-type="float">
            <text:p>0.3264622197</text:p>
          </table:table-cell>
          <table:table-cell office:value-type="float" office:value="0.893422419118832" calcext:value-type="float">
            <text:p>0.8934224191</text:p>
          </table:table-cell>
        </table:table-row>
        <table:table-row table:style-name="ro1">
          <table:table-cell office:value-type="float" office:value="0.67489162177037" calcext:value-type="float">
            <text:p>0.6748916218</text:p>
          </table:table-cell>
          <table:table-cell office:value-type="float" office:value="0.54452129886428" calcext:value-type="float">
            <text:p>0.5445212989</text:p>
          </table:table-cell>
        </table:table-row>
        <table:table-row table:style-name="ro1">
          <table:table-cell office:value-type="float" office:value="0.198549286065709" calcext:value-type="float">
            <text:p>0.1985492861</text:p>
          </table:table-cell>
          <table:table-cell office:value-type="float" office:value="0.960578184136207" calcext:value-type="float">
            <text:p>0.9605781841</text:p>
          </table:table-cell>
        </table:table-row>
        <table:table-row table:style-name="ro1">
          <table:table-cell office:value-type="float" office:value="0.569840331067356" calcext:value-type="float">
            <text:p>0.5698403311</text:p>
          </table:table-cell>
          <table:table-cell office:value-type="float" office:value="0.675285185464744" calcext:value-type="float">
            <text:p>0.6752851855</text:p>
          </table:table-cell>
        </table:table-row>
        <table:table-row table:style-name="ro1">
          <table:table-cell office:value-type="float" office:value="0.708636557475309" calcext:value-type="float">
            <text:p>0.7086365575</text:p>
          </table:table-cell>
          <table:table-cell office:value-type="float" office:value="0.497834229707114" calcext:value-type="float">
            <text:p>0.4978342297</text:p>
          </table:table-cell>
        </table:table-row>
        <table:table-row table:style-name="ro1">
          <table:table-cell office:value-type="float" office:value="0.254348063591707" calcext:value-type="float">
            <text:p>0.2543480636</text:p>
          </table:table-cell>
          <table:table-cell office:value-type="float" office:value="0.935307062547617" calcext:value-type="float">
            <text:p>0.9353070625</text:p>
          </table:table-cell>
        </table:table-row>
        <table:table-row table:style-name="ro1">
          <table:table-cell office:value-type="float" office:value="0.164960686526408" calcext:value-type="float">
            <text:p>0.1649606865</text:p>
          </table:table-cell>
          <table:table-cell office:value-type="float" office:value="0.972787971901056" calcext:value-type="float">
            <text:p>0.9727879719</text:p>
          </table:table-cell>
        </table:table-row>
        <table:table-row table:style-name="ro1">
          <table:table-cell office:value-type="float" office:value="0.530648395106814" calcext:value-type="float">
            <text:p>0.5306483951</text:p>
          </table:table-cell>
          <table:table-cell office:value-type="float" office:value="0.718412280770595" calcext:value-type="float">
            <text:p>0.7184122808</text:p>
          </table:table-cell>
        </table:table-row>
        <table:table-row table:style-name="ro1">
          <table:table-cell office:value-type="float" office:value="0.49987847010301" calcext:value-type="float">
            <text:p>0.4998784701</text:p>
          </table:table-cell>
          <table:table-cell office:value-type="float" office:value="0.750121515127744" calcext:value-type="float">
            <text:p>0.7501215151</text:p>
          </table:table-cell>
        </table:table-row>
        <table:table-row table:style-name="ro1">
          <table:table-cell office:value-type="float" office:value="0.511867367348728" calcext:value-type="float">
            <text:p>0.5118673673</text:p>
          </table:table-cell>
          <table:table-cell office:value-type="float" office:value="0.737991798253081" calcext:value-type="float">
            <text:p>0.7379917983</text:p>
          </table:table-cell>
        </table:table-row>
        <table:table-row table:style-name="ro1">
          <table:table-cell office:value-type="float" office:value="0.88173284945741" calcext:value-type="float">
            <text:p>0.8817328495</text:p>
          </table:table-cell>
          <table:table-cell office:value-type="float" office:value="0.222547455502088" calcext:value-type="float">
            <text:p>0.2225474555</text:p>
          </table:table-cell>
        </table:table-row>
        <table:table-row table:style-name="ro1">
          <table:table-cell office:value-type="float" office:value="0.897345572103967" calcext:value-type="float">
            <text:p>0.8973455721</text:p>
          </table:table-cell>
          <table:table-cell office:value-type="float" office:value="0.19477092422655" calcext:value-type="float">
            <text:p>0.1947709242</text:p>
          </table:table-cell>
        </table:table-row>
        <table:table-row table:style-name="ro1">
          <table:table-cell office:value-type="float" office:value="0.324297825864683" calcext:value-type="float">
            <text:p>0.3242978259</text:p>
          </table:table-cell>
          <table:table-cell office:value-type="float" office:value="0.894830920149911" calcext:value-type="float">
            <text:p>0.8948309201</text:p>
          </table:table-cell>
        </table:table-row>
        <table:table-row table:style-name="ro1">
          <table:table-cell office:value-type="float" office:value="0.946377870508429" calcext:value-type="float">
            <text:p>0.9463778705</text:p>
          </table:table-cell>
          <table:table-cell office:value-type="float" office:value="0.104368926211989" calcext:value-type="float">
            <text:p>0.1043689262</text:p>
          </table:table-cell>
        </table:table-row>
        <table:table-row table:style-name="ro1">
          <table:table-cell office:value-type="float" office:value="0.0951390593925833" calcext:value-type="float">
            <text:p>0.0951390594</text:p>
          </table:table-cell>
          <table:table-cell office:value-type="float" office:value="0.990948559378288" calcext:value-type="float">
            <text:p>0.9909485594</text:p>
          </table:table-cell>
        </table:table-row>
        <table:table-row table:style-name="ro1">
          <table:table-cell office:value-type="float" office:value="0.309200299250197" calcext:value-type="float">
            <text:p>0.3092002993</text:p>
          </table:table-cell>
          <table:table-cell office:value-type="float" office:value="0.90439517494538" calcext:value-type="float">
            <text:p>0.9043951749</text:p>
          </table:table-cell>
        </table:table-row>
        <table:table-row table:style-name="ro1">
          <table:table-cell office:value-type="float" office:value="0.659092831149904" calcext:value-type="float">
            <text:p>0.6590928311</text:p>
          </table:table-cell>
          <table:table-cell office:value-type="float" office:value="0.565596639926835" calcext:value-type="float">
            <text:p>0.5655966399</text:p>
          </table:table-cell>
        </table:table-row>
        <table:table-row table:style-name="ro1">
          <table:table-cell office:value-type="float" office:value="0.895387598842209" calcext:value-type="float">
            <text:p>0.8953875988</text:p>
          </table:table-cell>
          <table:table-cell office:value-type="float" office:value="0.19828104784003" calcext:value-type="float">
            <text:p>0.1982810478</text:p>
          </table:table-cell>
        </table:table-row>
        <table:table-row table:style-name="ro1">
          <table:table-cell office:value-type="float" office:value="0.960013369990178" calcext:value-type="float">
            <text:p>0.96001337</text:p>
          </table:table-cell>
          <table:table-cell office:value-type="float" office:value="0.0783743294402171" calcext:value-type="float">
            <text:p>0.0783743294</text:p>
          </table:table-cell>
        </table:table-row>
        <table:table-row table:style-name="ro1">
          <table:table-cell office:value-type="float" office:value="0.781709914498587" calcext:value-type="float">
            <text:p>0.7817099145</text:p>
          </table:table-cell>
          <table:table-cell office:value-type="float" office:value="0.388929609574696" calcext:value-type="float">
            <text:p>0.3889296096</text:p>
          </table:table-cell>
        </table:table-row>
        <table:table-row table:style-name="ro1">
          <table:table-cell office:value-type="float" office:value="0.962551980389182" calcext:value-type="float">
            <text:p>0.9625519804</text:p>
          </table:table-cell>
          <table:table-cell office:value-type="float" office:value="0.0734936852355581" calcext:value-type="float">
            <text:p>0.0734936852</text:p>
          </table:table-cell>
        </table:table-row>
        <table:table-row table:style-name="ro1">
          <table:table-cell office:value-type="float" office:value="0.222518849969308" calcext:value-type="float">
            <text:p>0.22251885</text:p>
          </table:table-cell>
          <table:table-cell office:value-type="float" office:value="0.950485361408366" calcext:value-type="float">
            <text:p>0.9504853614</text:p>
          </table:table-cell>
        </table:table-row>
        <table:table-row table:style-name="ro1">
          <table:table-cell office:value-type="float" office:value="0.768368094086347" calcext:value-type="float">
            <text:p>0.7683680941</text:p>
          </table:table-cell>
          <table:table-cell office:value-type="float" office:value="0.409610471990175" calcext:value-type="float">
            <text:p>0.409610472</text:p>
          </table:table-cell>
        </table:table-row>
        <table:table-row table:style-name="ro1">
          <table:table-cell office:value-type="float" office:value="0.568426041746994" calcext:value-type="float">
            <text:p>0.5684260417</text:p>
          </table:table-cell>
          <table:table-cell office:value-type="float" office:value="0.676891835064184" calcext:value-type="float">
            <text:p>0.6768918351</text:p>
          </table:table-cell>
        </table:table-row>
        <table:table-row table:style-name="ro1">
          <table:table-cell office:value-type="float" office:value="0.682644314535721" calcext:value-type="float">
            <text:p>0.6826443145</text:p>
          </table:table-cell>
          <table:table-cell office:value-type="float" office:value="0.53399743241397" calcext:value-type="float">
            <text:p>0.5339974324</text:p>
          </table:table-cell>
        </table:table-row>
        <table:table-row table:style-name="ro1">
          <table:table-cell office:value-type="float" office:value="0.208773008219114" calcext:value-type="float">
            <text:p>0.2087730082</text:p>
          </table:table-cell>
          <table:table-cell office:value-type="float" office:value="0.956414328148428" calcext:value-type="float">
            <text:p>0.9564143281</text:p>
          </table:table-cell>
        </table:table-row>
        <table:table-row table:style-name="ro1">
          <table:table-cell office:value-type="float" office:value="0.751651062824056" calcext:value-type="float">
            <text:p>0.7516510628</text:p>
          </table:table-cell>
          <table:table-cell office:value-type="float" office:value="0.435020679755519" calcext:value-type="float">
            <text:p>0.4350206798</text:p>
          </table:table-cell>
        </table:table-row>
        <table:table-row table:style-name="ro1">
          <table:table-cell office:value-type="float" office:value="0.132786437633597" calcext:value-type="float">
            <text:p>0.1327864376</text:p>
          </table:table-cell>
          <table:table-cell office:value-type="float" office:value="0.982367761980597" calcext:value-type="float">
            <text:p>0.982367762</text:p>
          </table:table-cell>
        </table:table-row>
        <table:table-row table:style-name="ro1">
          <table:table-cell office:value-type="float" office:value="0.915517795882042" calcext:value-type="float">
            <text:p>0.9155177959</text:p>
          </table:table-cell>
          <table:table-cell office:value-type="float" office:value="0.161827165430904" calcext:value-type="float">
            <text:p>0.1618271654</text:p>
          </table:table-cell>
        </table:table-row>
        <table:table-row table:style-name="ro1">
          <table:table-cell office:value-type="float" office:value="0.882543228090712" calcext:value-type="float">
            <text:p>0.8825432281</text:p>
          </table:table-cell>
          <table:table-cell office:value-type="float" office:value="0.221117450551386" calcext:value-type="float">
            <text:p>0.2211174506</text:p>
          </table:table-cell>
        </table:table-row>
        <table:table-row table:style-name="ro1">
          <table:table-cell office:value-type="float" office:value="0.377474626678316" calcext:value-type="float">
            <text:p>0.3774746267</text:p>
          </table:table-cell>
          <table:table-cell office:value-type="float" office:value="0.857512906214096" calcext:value-type="float">
            <text:p>0.8575129062</text:p>
          </table:table-cell>
        </table:table-row>
        <table:table-row table:style-name="ro1">
          <table:table-cell office:value-type="float" office:value="0.628883482764756" calcext:value-type="float">
            <text:p>0.6288834828</text:p>
          </table:table-cell>
          <table:table-cell office:value-type="float" office:value="0.60450556510576" calcext:value-type="float">
            <text:p>0.6045055651</text:p>
          </table:table-cell>
        </table:table-row>
        <table:table-row table:style-name="ro1">
          <table:table-cell office:value-type="float" office:value="0.395854163677155" calcext:value-type="float">
            <text:p>0.3958541637</text:p>
          </table:table-cell>
          <table:table-cell office:value-type="float" office:value="0.843299481099501" calcext:value-type="float">
            <text:p>0.8432994811</text:p>
          </table:table-cell>
        </table:table-row>
        <table:table-row table:style-name="ro1">
          <table:table-cell office:value-type="float" office:value="0.795950216536654" calcext:value-type="float">
            <text:p>0.7959502165</text:p>
          </table:table-cell>
          <table:table-cell office:value-type="float" office:value="0.366463252795298" calcext:value-type="float">
            <text:p>0.3664632528</text:p>
          </table:table-cell>
        </table:table-row>
        <table:table-row table:style-name="ro1">
          <table:table-cell office:value-type="float" office:value="0.310894082659567" calcext:value-type="float">
            <text:p>0.3108940827</text:p>
          </table:table-cell>
          <table:table-cell office:value-type="float" office:value="0.903344869367293" calcext:value-type="float">
            <text:p>0.9033448694</text:p>
          </table:table-cell>
        </table:table-row>
        <table:table-row table:style-name="ro1">
          <table:table-cell office:value-type="float" office:value="0.0394171530335108" calcext:value-type="float">
            <text:p>0.039417153</text:p>
          </table:table-cell>
          <table:table-cell office:value-type="float" office:value="0.998446288046845" calcext:value-type="float">
            <text:p>0.998446288</text:p>
          </table:table-cell>
        </table:table-row>
        <table:table-row table:style-name="ro1">
          <table:table-cell office:value-type="float" office:value="0.617022554694127" calcext:value-type="float">
            <text:p>0.6170225547</text:p>
          </table:table-cell>
          <table:table-cell office:value-type="float" office:value="0.619283166998743" calcext:value-type="float">
            <text:p>0.619283167</text:p>
          </table:table-cell>
        </table:table-row>
        <table:table-row table:style-name="ro1">
          <table:table-cell office:value-type="float" office:value="0.134760192852408" calcext:value-type="float">
            <text:p>0.1347601929</text:p>
          </table:table-cell>
          <table:table-cell office:value-type="float" office:value="0.981839690422528" calcext:value-type="float">
            <text:p>0.9818396904</text:p>
          </table:table-cell>
        </table:table-row>
        <table:table-row table:style-name="ro1">
          <table:table-cell office:value-type="float" office:value="0.67865997712239" calcext:value-type="float">
            <text:p>0.6786599771</text:p>
          </table:table-cell>
          <table:table-cell office:value-type="float" office:value="0.539420638964214" calcext:value-type="float">
            <text:p>0.539420639</text:p>
          </table:table-cell>
        </table:table-row>
        <table:table-row table:style-name="ro1">
          <table:table-cell office:value-type="float" office:value="0.149419714469089" calcext:value-type="float">
            <text:p>0.1494197145</text:p>
          </table:table-cell>
          <table:table-cell office:value-type="float" office:value="0.977673748931375" calcext:value-type="float">
            <text:p>0.9776737489</text:p>
          </table:table-cell>
        </table:table-row>
        <table:table-row table:style-name="ro1">
          <table:table-cell office:value-type="float" office:value="0.956679864981197" calcext:value-type="float">
            <text:p>0.956679865</text:p>
          </table:table-cell>
          <table:table-cell office:value-type="float" office:value="0.0847636359398153" calcext:value-type="float">
            <text:p>0.0847636359</text:p>
          </table:table-cell>
        </table:table-row>
        <table:table-row table:style-name="ro1">
          <table:table-cell office:value-type="float" office:value="0.275801017170381" calcext:value-type="float">
            <text:p>0.2758010172</text:p>
          </table:table-cell>
          <table:table-cell office:value-type="float" office:value="0.923933798927835" calcext:value-type="float">
            <text:p>0.9239337989</text:p>
          </table:table-cell>
        </table:table-row>
        <table:table-row table:style-name="ro1">
          <table:table-cell office:value-type="float" office:value="0.472841097793401" calcext:value-type="float">
            <text:p>0.4728410978</text:p>
          </table:table-cell>
          <table:table-cell office:value-type="float" office:value="0.776421296240256" calcext:value-type="float">
            <text:p>0.7764212962</text:p>
          </table:table-cell>
        </table:table-row>
        <table:table-row table:style-name="ro1">
          <table:table-cell office:value-type="float" office:value="0.805123628622745" calcext:value-type="float">
            <text:p>0.8051236286</text:p>
          </table:table-cell>
          <table:table-cell office:value-type="float" office:value="0.351775942633686" calcext:value-type="float">
            <text:p>0.3517759426</text:p>
          </table:table-cell>
        </table:table-row>
        <table:table-row table:style-name="ro1">
          <table:table-cell office:value-type="float" office:value="0.943475102878948" calcext:value-type="float">
            <text:p>0.9434751029</text:p>
          </table:table-cell>
          <table:table-cell office:value-type="float" office:value="0.109854730248953" calcext:value-type="float">
            <text:p>0.1098547302</text:p>
          </table:table-cell>
        </table:table-row>
        <table:table-row table:style-name="ro1">
          <table:table-cell office:value-type="float" office:value="0.251019099224608" calcext:value-type="float">
            <text:p>0.2510190992</text:p>
          </table:table-cell>
          <table:table-cell office:value-type="float" office:value="0.936989411874282" calcext:value-type="float">
            <text:p>0.9369894119</text:p>
          </table:table-cell>
        </table:table-row>
        <table:table-row table:style-name="ro1">
          <table:table-cell office:value-type="float" office:value="0.397701084858743" calcext:value-type="float">
            <text:p>0.3977010849</text:p>
          </table:table-cell>
          <table:table-cell office:value-type="float" office:value="0.841833847105478" calcext:value-type="float">
            <text:p>0.8418338471</text:p>
          </table:table-cell>
        </table:table-row>
        <table:table-row table:style-name="ro1">
          <table:table-cell office:value-type="float" office:value="0.837913280873772" calcext:value-type="float">
            <text:p>0.8379132809</text:p>
          </table:table-cell>
          <table:table-cell office:value-type="float" office:value="0.297901333735605" calcext:value-type="float">
            <text:p>0.2979013337</text:p>
          </table:table-cell>
        </table:table-row>
        <table:table-row table:style-name="ro1">
          <table:table-cell office:value-type="float" office:value="0.162292576548249" calcext:value-type="float">
            <text:p>0.1622925765</text:p>
          </table:table-cell>
          <table:table-cell office:value-type="float" office:value="0.973661284579847" calcext:value-type="float">
            <text:p>0.9736612846</text:p>
          </table:table-cell>
        </table:table-row>
        <table:table-row table:style-name="ro1">
          <table:table-cell office:value-type="float" office:value="0.852566161512817" calcext:value-type="float">
            <text:p>0.8525661615</text:p>
          </table:table-cell>
          <table:table-cell office:value-type="float" office:value="0.273130940421867" calcext:value-type="float">
            <text:p>0.2731309404</text:p>
          </table:table-cell>
        </table:table-row>
        <table:table-row table:style-name="ro1">
          <table:table-cell office:value-type="float" office:value="0.0968121384392156" calcext:value-type="float">
            <text:p>0.0968121384</text:p>
          </table:table-cell>
          <table:table-cell office:value-type="float" office:value="0.990627409851217" calcext:value-type="float">
            <text:p>0.9906274099</text:p>
          </table:table-cell>
        </table:table-row>
        <table:table-row table:style-name="ro1">
          <table:table-cell office:value-type="float" office:value="0.873432202731383" calcext:value-type="float">
            <text:p>0.8734322027</text:p>
          </table:table-cell>
          <table:table-cell office:value-type="float" office:value="0.23711647369563" calcext:value-type="float">
            <text:p>0.2371164737</text:p>
          </table:table-cell>
        </table:table-row>
        <table:table-row table:style-name="ro1">
          <table:table-cell office:value-type="float" office:value="0.933744700463208" calcext:value-type="float">
            <text:p>0.9337447005</text:p>
          </table:table-cell>
          <table:table-cell office:value-type="float" office:value="0.128120834356945" calcext:value-type="float">
            <text:p>0.1281208344</text:p>
          </table:table-cell>
        </table:table-row>
        <table:table-row table:style-name="ro1">
          <table:table-cell office:value-type="float" office:value="0.139398242821496" calcext:value-type="float">
            <text:p>0.1393982428</text:p>
          </table:table-cell>
          <table:table-cell office:value-type="float" office:value="0.980569001174567" calcext:value-type="float">
            <text:p>0.9805690012</text:p>
          </table:table-cell>
        </table:table-row>
        <table:table-row table:style-name="ro1">
          <table:table-cell office:value-type="float" office:value="0.629789627452865" calcext:value-type="float">
            <text:p>0.6297896275</text:p>
          </table:table-cell>
          <table:table-cell office:value-type="float" office:value="0.603365025152821" calcext:value-type="float">
            <text:p>0.6033650252</text:p>
          </table:table-cell>
        </table:table-row>
        <table:table-row table:style-name="ro1">
          <table:table-cell office:value-type="float" office:value="0.746363786329566" calcext:value-type="float">
            <text:p>0.7463637863</text:p>
          </table:table-cell>
          <table:table-cell office:value-type="float" office:value="0.442941098455864" calcext:value-type="float">
            <text:p>0.4429410985</text:p>
          </table:table-cell>
        </table:table-row>
        <table:table-row table:style-name="ro1">
          <table:table-cell office:value-type="float" office:value="0.38106922952549" calcext:value-type="float">
            <text:p>0.3810692295</text:p>
          </table:table-cell>
          <table:table-cell office:value-type="float" office:value="0.854786242396136" calcext:value-type="float">
            <text:p>0.8547862424</text:p>
          </table:table-cell>
        </table:table-row>
        <table:table-row table:style-name="ro1">
          <table:table-cell office:value-type="float" office:value="0.738744755859374" calcext:value-type="float">
            <text:p>0.7387447559</text:p>
          </table:table-cell>
          <table:table-cell office:value-type="float" office:value="0.454256185691121" calcext:value-type="float">
            <text:p>0.4542561857</text:p>
          </table:table-cell>
        </table:table-row>
        <table:table-row table:style-name="ro1">
          <table:table-cell office:value-type="float" office:value="0.431675249916043" calcext:value-type="float">
            <text:p>0.4316752499</text:p>
          </table:table-cell>
          <table:table-cell office:value-type="float" office:value="0.813656478609974" calcext:value-type="float">
            <text:p>0.8136564786</text:p>
          </table:table-cell>
        </table:table-row>
        <table:table-row table:style-name="ro1">
          <table:table-cell office:value-type="float" office:value="0.792325785382173" calcext:value-type="float">
            <text:p>0.7923257854</text:p>
          </table:table-cell>
          <table:table-cell office:value-type="float" office:value="0.37221987037917" calcext:value-type="float">
            <text:p>0.3722198704</text:p>
          </table:table-cell>
        </table:table-row>
        <table:table-row table:style-name="ro1">
          <table:table-cell office:value-type="float" office:value="0.960908675004849" calcext:value-type="float">
            <text:p>0.960908675</text:p>
          </table:table-cell>
          <table:table-cell office:value-type="float" office:value="0.0766545183008076" calcext:value-type="float">
            <text:p>0.0766545183</text:p>
          </table:table-cell>
        </table:table-row>
        <table:table-row table:style-name="ro1">
          <table:table-cell office:value-type="float" office:value="0.0988301168206457" calcext:value-type="float">
            <text:p>0.0988301168</text:p>
          </table:table-cell>
          <table:table-cell office:value-type="float" office:value="0.990232608009605" calcext:value-type="float">
            <text:p>0.990232608</text:p>
          </table:table-cell>
        </table:table-row>
        <table:table-row table:style-name="ro1">
          <table:table-cell office:value-type="float" office:value="0.785820221903737" calcext:value-type="float">
            <text:p>0.7858202219</text:p>
          </table:table-cell>
          <table:table-cell office:value-type="float" office:value="0.382486609130481" calcext:value-type="float">
            <text:p>0.3824866091</text:p>
          </table:table-cell>
        </table:table-row>
        <table:table-row table:style-name="ro1">
          <table:table-cell office:value-type="float" office:value="0.0264401842662351" calcext:value-type="float">
            <text:p>0.0264401843</text:p>
          </table:table-cell>
          <table:table-cell office:value-type="float" office:value="0.999300916655984" calcext:value-type="float">
            <text:p>0.9993009167</text:p>
          </table:table-cell>
        </table:table-row>
        <table:table-row table:style-name="ro1">
          <table:table-cell office:value-type="float" office:value="0.663787915635639" calcext:value-type="float">
            <text:p>0.6637879156</text:p>
          </table:table-cell>
          <table:table-cell office:value-type="float" office:value="0.559385612300507" calcext:value-type="float">
            <text:p>0.5593856123</text:p>
          </table:table-cell>
        </table:table-row>
        <table:table-row table:style-name="ro1">
          <table:table-cell office:value-type="float" office:value="0.502192093417909" calcext:value-type="float">
            <text:p>0.5021920934</text:p>
          </table:table-cell>
          <table:table-cell office:value-type="float" office:value="0.747803101531764" calcext:value-type="float">
            <text:p>0.7478031015</text:p>
          </table:table-cell>
        </table:table-row>
        <table:table-row table:style-name="ro1">
          <table:table-cell office:value-type="float" office:value="0.522616676301696" calcext:value-type="float">
            <text:p>0.5226166763</text:p>
          </table:table-cell>
          <table:table-cell office:value-type="float" office:value="0.726871809651412" calcext:value-type="float">
            <text:p>0.7268718097</text:p>
          </table:table-cell>
        </table:table-row>
        <table:table-row table:style-name="ro1">
          <table:table-cell office:value-type="float" office:value="0.387471806094727" calcext:value-type="float">
            <text:p>0.3874718061</text:p>
          </table:table-cell>
          <table:table-cell office:value-type="float" office:value="0.84986559948389" calcext:value-type="float">
            <text:p>0.8498655995</text:p>
          </table:table-cell>
        </table:table-row>
        <table:table-row table:style-name="ro1">
          <table:table-cell office:value-type="float" office:value="0.866141826156848" calcext:value-type="float">
            <text:p>0.8661418262</text:p>
          </table:table-cell>
          <table:table-cell office:value-type="float" office:value="0.249800628874597" calcext:value-type="float">
            <text:p>0.2498006289</text:p>
          </table:table-cell>
        </table:table-row>
        <table:table-row table:style-name="ro1">
          <table:table-cell office:value-type="float" office:value="0.860244833818154" calcext:value-type="float">
            <text:p>0.8602448338</text:p>
          </table:table-cell>
          <table:table-cell office:value-type="float" office:value="0.259979040744508" calcext:value-type="float">
            <text:p>0.2599790407</text:p>
          </table:table-cell>
        </table:table-row>
        <table:table-row table:style-name="ro1">
          <table:table-cell office:value-type="float" office:value="0.193711056185419" calcext:value-type="float">
            <text:p>0.1937110562</text:p>
          </table:table-cell>
          <table:table-cell office:value-type="float" office:value="0.962476026840314" calcext:value-type="float">
            <text:p>0.9624760268</text:p>
          </table:table-cell>
        </table:table-row>
        <table:table-row table:style-name="ro1">
          <table:table-cell office:value-type="float" office:value="0.756198739967301" calcext:value-type="float">
            <text:p>0.75619874</text:p>
          </table:table-cell>
          <table:table-cell office:value-type="float" office:value="0.42816346567198" calcext:value-type="float">
            <text:p>0.4281634657</text:p>
          </table:table-cell>
        </table:table-row>
        <table:table-row table:style-name="ro1">
          <table:table-cell office:value-type="float" office:value="0.311966043159971" calcext:value-type="float">
            <text:p>0.3119660432</text:p>
          </table:table-cell>
          <table:table-cell office:value-type="float" office:value="0.902677187915196" calcext:value-type="float">
            <text:p>0.9026771879</text:p>
          </table:table-cell>
        </table:table-row>
        <table:table-row table:style-name="ro1">
          <table:table-cell office:value-type="float" office:value="0.985841398545709" calcext:value-type="float">
            <text:p>0.9858413985</text:p>
          </table:table-cell>
          <table:table-cell office:value-type="float" office:value="0.0281167369134511" calcext:value-type="float">
            <text:p>0.0281167369</text:p>
          </table:table-cell>
        </table:table-row>
        <table:table-row table:style-name="ro1">
          <table:table-cell office:value-type="float" office:value="0.82429113557337" calcext:value-type="float">
            <text:p>0.8242911356</text:p>
          </table:table-cell>
          <table:table-cell office:value-type="float" office:value="0.320544123815595" calcext:value-type="float">
            <text:p>0.3205441238</text:p>
          </table:table-cell>
        </table:table-row>
        <table:table-row table:style-name="ro1">
          <table:table-cell office:value-type="float" office:value="0.114989441318507" calcext:value-type="float">
            <text:p>0.1149894413</text:p>
          </table:table-cell>
          <table:table-cell office:value-type="float" office:value="0.98677742838527" calcext:value-type="float">
            <text:p>0.9867774284</text:p>
          </table:table-cell>
        </table:table-row>
        <table:table-row table:style-name="ro1">
          <table:table-cell office:value-type="float" office:value="0.884065222559702" calcext:value-type="float">
            <text:p>0.8840652226</text:p>
          </table:table-cell>
          <table:table-cell office:value-type="float" office:value="0.218428682260541" calcext:value-type="float">
            <text:p>0.2184286823</text:p>
          </table:table-cell>
        </table:table-row>
        <table:table-row table:style-name="ro1">
          <table:table-cell office:value-type="float" office:value="0.681381126594778" calcext:value-type="float">
            <text:p>0.6813811266</text:p>
          </table:table-cell>
          <table:table-cell office:value-type="float" office:value="0.535719760321195" calcext:value-type="float">
            <text:p>0.5357197603</text:p>
          </table:table-cell>
        </table:table-row>
        <table:table-row table:style-name="ro1">
          <table:table-cell office:value-type="float" office:value="0.588767289403502" calcext:value-type="float">
            <text:p>0.5887672894</text:p>
          </table:table-cell>
          <table:table-cell office:value-type="float" office:value="0.653353078933709" calcext:value-type="float">
            <text:p>0.6533530789</text:p>
          </table:table-cell>
        </table:table-row>
        <table:table-row table:style-name="ro1">
          <table:table-cell office:value-type="float" office:value="0.775373817868067" calcext:value-type="float">
            <text:p>0.7753738179</text:p>
          </table:table-cell>
          <table:table-cell office:value-type="float" office:value="0.398795442567014" calcext:value-type="float">
            <text:p>0.3987954426</text:p>
          </table:table-cell>
        </table:table-row>
        <table:table-row table:style-name="ro1">
          <table:table-cell office:value-type="float" office:value="0.28259220814497" calcext:value-type="float">
            <text:p>0.2825922081</text:p>
          </table:table-cell>
          <table:table-cell office:value-type="float" office:value="0.920141643895764" calcext:value-type="float">
            <text:p>0.9201416439</text:p>
          </table:table-cell>
        </table:table-row>
        <table:table-row table:style-name="ro1">
          <table:table-cell office:value-type="float" office:value="0.697290484280628" calcext:value-type="float">
            <text:p>0.6972904843</text:p>
          </table:table-cell>
          <table:table-cell office:value-type="float" office:value="0.513785980531734" calcext:value-type="float">
            <text:p>0.5137859805</text:p>
          </table:table-cell>
        </table:table-row>
        <table:table-row table:style-name="ro1">
          <table:table-cell office:value-type="float" office:value="0.834507854772202" calcext:value-type="float">
            <text:p>0.8345078548</text:p>
          </table:table-cell>
          <table:table-cell office:value-type="float" office:value="0.303596788629224" calcext:value-type="float">
            <text:p>0.3035967886</text:p>
          </table:table-cell>
        </table:table-row>
        <table:table-row table:style-name="ro1">
          <table:table-cell office:value-type="float" office:value="0.709495609254238" calcext:value-type="float">
            <text:p>0.7094956093</text:p>
          </table:table-cell>
          <table:table-cell office:value-type="float" office:value="0.496615980449523" calcext:value-type="float">
            <text:p>0.4966159804</text:p>
          </table:table-cell>
        </table:table-row>
        <table:table-row table:style-name="ro1">
          <table:table-cell office:value-type="float" office:value="0.526889135777256" calcext:value-type="float">
            <text:p>0.5268891358</text:p>
          </table:table-cell>
          <table:table-cell office:value-type="float" office:value="0.722403002037849" calcext:value-type="float">
            <text:p>0.722403002</text:p>
          </table:table-cell>
        </table:table-row>
        <table:table-row table:style-name="ro1">
          <table:table-cell office:value-type="float" office:value="0.349151894564581" calcext:value-type="float">
            <text:p>0.3491518946</text:p>
          </table:table-cell>
          <table:table-cell office:value-type="float" office:value="0.878092954524444" calcext:value-type="float">
            <text:p>0.8780929545</text:p>
          </table:table-cell>
        </table:table-row>
        <table:table-row table:style-name="ro1">
          <table:table-cell office:value-type="float" office:value="0.471240055055427" calcext:value-type="float">
            <text:p>0.4712400551</text:p>
          </table:table-cell>
          <table:table-cell office:value-type="float" office:value="0.777932810619357" calcext:value-type="float">
            <text:p>0.7779328106</text:p>
          </table:table-cell>
        </table:table-row>
        <table:table-row table:style-name="ro1">
          <table:table-cell office:value-type="float" office:value="0.656962350687996" calcext:value-type="float">
            <text:p>0.6569623507</text:p>
          </table:table-cell>
          <table:table-cell office:value-type="float" office:value="0.568400469778549" calcext:value-type="float">
            <text:p>0.5684004698</text:p>
          </table:table-cell>
        </table:table-row>
        <table:table-row table:style-name="ro1">
          <table:table-cell office:value-type="float" office:value="0.403075872913966" calcext:value-type="float">
            <text:p>0.4030758729</text:p>
          </table:table-cell>
          <table:table-cell office:value-type="float" office:value="0.83752984067472" calcext:value-type="float">
            <text:p>0.8375298407</text:p>
          </table:table-cell>
        </table:table-row>
        <table:table-row table:style-name="ro1">
          <table:table-cell office:value-type="float" office:value="0.707589756615316" calcext:value-type="float">
            <text:p>0.7075897566</text:p>
          </table:table-cell>
          <table:table-cell office:value-type="float" office:value="0.499316736333122" calcext:value-type="float">
            <text:p>0.4993167363</text:p>
          </table:table-cell>
        </table:table-row>
        <table:table-row table:style-name="ro1">
          <table:table-cell office:value-type="float" office:value="0.80857031434345" calcext:value-type="float">
            <text:p>0.8085703143</text:p>
          </table:table-cell>
          <table:table-cell office:value-type="float" office:value="0.346385214682496" calcext:value-type="float">
            <text:p>0.3463852147</text:p>
          </table:table-cell>
        </table:table-row>
        <table:table-row table:style-name="ro1">
          <table:table-cell office:value-type="float" office:value="0.871379392407197" calcext:value-type="float">
            <text:p>0.8713793924</text:p>
          </table:table-cell>
          <table:table-cell office:value-type="float" office:value="0.240698219387361" calcext:value-type="float">
            <text:p>0.2406982194</text:p>
          </table:table-cell>
        </table:table-row>
        <table:table-row table:style-name="ro1">
          <table:table-cell office:value-type="float" office:value="0.877503275132647" calcext:value-type="float">
            <text:p>0.8775032751</text:p>
          </table:table-cell>
          <table:table-cell office:value-type="float" office:value="0.229988289754026" calcext:value-type="float">
            <text:p>0.2299882898</text:p>
          </table:table-cell>
        </table:table-row>
        <table:table-row table:style-name="ro1">
          <table:table-cell office:value-type="float" office:value="0.124980186406309" calcext:value-type="float">
            <text:p>0.1249801864</text:p>
          </table:table-cell>
          <table:table-cell office:value-type="float" office:value="0.984379953005937" calcext:value-type="float">
            <text:p>0.984379953</text:p>
          </table:table-cell>
        </table:table-row>
        <table:table-row table:style-name="ro1">
          <table:table-cell office:value-type="float" office:value="0.627833288454216" calcext:value-type="float">
            <text:p>0.6278332885</text:p>
          </table:table-cell>
          <table:table-cell office:value-type="float" office:value="0.605914454996405" calcext:value-type="float">
            <text:p>0.605914455</text:p>
          </table:table-cell>
        </table:table-row>
        <table:table-row table:style-name="ro1">
          <table:table-cell office:value-type="float" office:value="0.918791427891554" calcext:value-type="float">
            <text:p>0.9187914279</text:p>
          </table:table-cell>
          <table:table-cell office:value-type="float" office:value="0.155822312033037" calcext:value-type="float">
            <text:p>0.155822312</text:p>
          </table:table-cell>
        </table:table-row>
        <table:table-row table:style-name="ro1">
          <table:table-cell office:value-type="float" office:value="0.347412358605705" calcext:value-type="float">
            <text:p>0.3474123586</text:p>
          </table:table-cell>
          <table:table-cell office:value-type="float" office:value="0.879304653088061" calcext:value-type="float">
            <text:p>0.8793046531</text:p>
          </table:table-cell>
        </table:table-row>
        <table:table-row table:style-name="ro1">
          <table:table-cell office:value-type="float" office:value="0.883360565508558" calcext:value-type="float">
            <text:p>0.8833605655</text:p>
          </table:table-cell>
          <table:table-cell office:value-type="float" office:value="0.219674111305911" calcext:value-type="float">
            <text:p>0.2196741113</text:p>
          </table:table-cell>
        </table:table-row>
        <table:table-row table:style-name="ro1">
          <table:table-cell office:value-type="float" office:value="0.487218497740176" calcext:value-type="float">
            <text:p>0.4872184977</text:p>
          </table:table-cell>
          <table:table-cell office:value-type="float" office:value="0.762618135459916" calcext:value-type="float">
            <text:p>0.7626181355</text:p>
          </table:table-cell>
        </table:table-row>
        <table:table-row table:style-name="ro1">
          <table:table-cell office:value-type="float" office:value="0.593455448514146" calcext:value-type="float">
            <text:p>0.5934554485</text:p>
          </table:table-cell>
          <table:table-cell office:value-type="float" office:value="0.647811768282718" calcext:value-type="float">
            <text:p>0.6478117683</text:p>
          </table:table-cell>
        </table:table-row>
        <table:table-row table:style-name="ro1">
          <table:table-cell office:value-type="float" office:value="0.791597863609582" calcext:value-type="float">
            <text:p>0.7915978636</text:p>
          </table:table-cell>
          <table:table-cell office:value-type="float" office:value="0.373375482394923" calcext:value-type="float">
            <text:p>0.3733754824</text:p>
          </table:table-cell>
        </table:table-row>
        <table:table-row table:style-name="ro1">
          <table:table-cell office:value-type="float" office:value="0.321364598231633" calcext:value-type="float">
            <text:p>0.3213645982</text:p>
          </table:table-cell>
          <table:table-cell office:value-type="float" office:value="0.896724795086617" calcext:value-type="float">
            <text:p>0.8967247951</text:p>
          </table:table-cell>
        </table:table-row>
        <table:table-row table:style-name="ro1">
          <table:table-cell office:value-type="float" office:value="0.864054606963259" calcext:value-type="float">
            <text:p>0.864054607</text:p>
          </table:table-cell>
          <table:table-cell office:value-type="float" office:value="0.253409973969979" calcext:value-type="float">
            <text:p>0.253409974</text:p>
          </table:table-cell>
        </table:table-row>
        <table:table-row table:style-name="ro1">
          <table:table-cell office:value-type="float" office:value="0.392956355113953" calcext:value-type="float">
            <text:p>0.3929563551</text:p>
          </table:table-cell>
          <table:table-cell office:value-type="float" office:value="0.845585302977358" calcext:value-type="float">
            <text:p>0.845585303</text:p>
          </table:table-cell>
        </table:table-row>
        <table:table-row table:style-name="ro1">
          <table:table-cell office:value-type="float" office:value="0.622915302057664" calcext:value-type="float">
            <text:p>0.6229153021</text:p>
          </table:table-cell>
          <table:table-cell office:value-type="float" office:value="0.611976526462581" calcext:value-type="float">
            <text:p>0.6119765265</text:p>
          </table:table-cell>
        </table:table-row>
        <table:table-row table:style-name="ro1">
          <table:table-cell office:value-type="float" office:value="0.316571241728523" calcext:value-type="float">
            <text:p>0.3165712417</text:p>
          </table:table-cell>
          <table:table-cell office:value-type="float" office:value="0.899782648910623" calcext:value-type="float">
            <text:p>0.8997826489</text:p>
          </table:table-cell>
        </table:table-row>
        <table:table-row table:style-name="ro1">
          <table:table-cell office:value-type="float" office:value="0.72526394006477" calcext:value-type="float">
            <text:p>0.7252639401</text:p>
          </table:table-cell>
          <table:table-cell office:value-type="float" office:value="0.473992217241775" calcext:value-type="float">
            <text:p>0.4739922172</text:p>
          </table:table-cell>
        </table:table-row>
        <table:table-row table:style-name="ro1">
          <table:table-cell office:value-type="float" office:value="0.669065626365727" calcext:value-type="float">
            <text:p>0.6690656264</text:p>
          </table:table-cell>
          <table:table-cell office:value-type="float" office:value="0.552351187615909" calcext:value-type="float">
            <text:p>0.5523511876</text:p>
          </table:table-cell>
        </table:table-row>
        <table:table-row table:style-name="ro1">
          <table:table-cell office:value-type="float" office:value="0.422072542012338" calcext:value-type="float">
            <text:p>0.422072542</text:p>
          </table:table-cell>
          <table:table-cell office:value-type="float" office:value="0.821854769279277" calcext:value-type="float">
            <text:p>0.8218547693</text:p>
          </table:table-cell>
        </table:table-row>
        <table:table-row table:style-name="ro1">
          <table:table-cell office:value-type="float" office:value="0.257884270535494" calcext:value-type="float">
            <text:p>0.2578842705</text:p>
          </table:table-cell>
          <table:table-cell office:value-type="float" office:value="0.933495703010442" calcext:value-type="float">
            <text:p>0.933495703</text:p>
          </table:table-cell>
        </table:table-row>
        <table:table-row table:style-name="ro1">
          <table:table-cell office:value-type="float" office:value="0.145485781221514" calcext:value-type="float">
            <text:p>0.1454857812</text:p>
          </table:table-cell>
          <table:table-cell office:value-type="float" office:value="0.978833889179533" calcext:value-type="float">
            <text:p>0.9788338892</text:p>
          </table:table-cell>
        </table:table-row>
        <table:table-row table:style-name="ro1">
          <table:table-cell office:value-type="float" office:value="0.649487701104665" calcext:value-type="float">
            <text:p>0.6494877011</text:p>
          </table:table-cell>
          <table:table-cell office:value-type="float" office:value="0.578165726131887" calcext:value-type="float">
            <text:p>0.5781657261</text:p>
          </table:table-cell>
        </table:table-row>
        <table:table-row table:style-name="ro1">
          <table:table-cell office:value-type="float" office:value="0.00605073330944521" calcext:value-type="float">
            <text:p>0.0060507333</text:p>
          </table:table-cell>
          <table:table-cell office:value-type="float" office:value="0.999963388626425" calcext:value-type="float">
            <text:p>0.9999633886</text:p>
          </table:table-cell>
        </table:table-row>
        <table:table-row table:style-name="ro1">
          <table:table-cell office:value-type="float" office:value="0.902548225893976" calcext:value-type="float">
            <text:p>0.9025482259</text:p>
          </table:table-cell>
          <table:table-cell office:value-type="float" office:value="0.185406699935695" calcext:value-type="float">
            <text:p>0.1854066999</text:p>
          </table:table-cell>
        </table:table-row>
        <table:table-row table:style-name="ro1">
          <table:table-cell office:value-type="float" office:value="0.605121521996099" calcext:value-type="float">
            <text:p>0.605121522</text:p>
          </table:table-cell>
          <table:table-cell office:value-type="float" office:value="0.633827943638849" calcext:value-type="float">
            <text:p>0.6338279436</text:p>
          </table:table-cell>
        </table:table-row>
        <table:table-row table:style-name="ro1">
          <table:table-cell office:value-type="float" office:value="0.510869744796012" calcext:value-type="float">
            <text:p>0.5108697448</text:p>
          </table:table-cell>
          <table:table-cell office:value-type="float" office:value="0.739012103853187" calcext:value-type="float">
            <text:p>0.7390121039</text:p>
          </table:table-cell>
        </table:table-row>
        <table:table-row table:style-name="ro1">
          <table:table-cell office:value-type="float" office:value="0.950199748224927" calcext:value-type="float">
            <text:p>0.9501997482</text:p>
          </table:table-cell>
          <table:table-cell office:value-type="float" office:value="0.0971204430357755" calcext:value-type="float">
            <text:p>0.097120443</text:p>
          </table:table-cell>
        </table:table-row>
        <table:table-row table:style-name="ro1">
          <table:table-cell office:value-type="float" office:value="0.842409390447087" calcext:value-type="float">
            <text:p>0.8424093904</text:p>
          </table:table-cell>
          <table:table-cell office:value-type="float" office:value="0.290346418886647" calcext:value-type="float">
            <text:p>0.2903464189</text:p>
          </table:table-cell>
        </table:table-row>
        <table:table-row table:style-name="ro1">
          <table:table-cell office:value-type="float" office:value="0.554007733448572" calcext:value-type="float">
            <text:p>0.5540077334</text:p>
          </table:table-cell>
          <table:table-cell office:value-type="float" office:value="0.693075431609843" calcext:value-type="float">
            <text:p>0.6930754316</text:p>
          </table:table-cell>
        </table:table-row>
        <table:table-row table:style-name="ro1">
          <table:table-cell office:value-type="float" office:value="0.948375453073369" calcext:value-type="float">
            <text:p>0.9483754531</text:p>
          </table:table-cell>
          <table:table-cell office:value-type="float" office:value="0.10058400000899" calcext:value-type="float">
            <text:p>0.100584</text:p>
          </table:table-cell>
        </table:table-row>
        <table:table-row table:style-name="ro1">
          <table:table-cell office:value-type="float" office:value="0.917886964972171" calcext:value-type="float">
            <text:p>0.917886965</text:p>
          </table:table-cell>
          <table:table-cell office:value-type="float" office:value="0.157483519534219" calcext:value-type="float">
            <text:p>0.1574835195</text:p>
          </table:table-cell>
        </table:table-row>
        <table:table-row table:style-name="ro1">
          <table:table-cell office:value-type="float" office:value="0.899970852767141" calcext:value-type="float">
            <text:p>0.8999708528</text:p>
          </table:table-cell>
          <table:table-cell office:value-type="float" office:value="0.190052464169634" calcext:value-type="float">
            <text:p>0.1900524642</text:p>
          </table:table-cell>
        </table:table-row>
        <table:table-row table:style-name="ro1">
          <table:table-cell office:value-type="float" office:value="0.876029233898518" calcext:value-type="float">
            <text:p>0.8760292339</text:p>
          </table:table-cell>
          <table:table-cell office:value-type="float" office:value="0.232572781355424" calcext:value-type="float">
            <text:p>0.2325727814</text:p>
          </table:table-cell>
        </table:table-row>
        <table:table-row table:style-name="ro1">
          <table:table-cell office:value-type="float" office:value="0.468187952336461" calcext:value-type="float">
            <text:p>0.4681879523</text:p>
          </table:table-cell>
          <table:table-cell office:value-type="float" office:value="0.780800041287037" calcext:value-type="float">
            <text:p>0.7808000413</text:p>
          </table:table-cell>
        </table:table-row>
        <table:table-row table:style-name="ro1">
          <table:table-cell office:value-type="float" office:value="0.770432221722971" calcext:value-type="float">
            <text:p>0.7704322217</text:p>
          </table:table-cell>
          <table:table-cell office:value-type="float" office:value="0.406435280612265" calcext:value-type="float">
            <text:p>0.4064352806</text:p>
          </table:table-cell>
        </table:table-row>
        <table:table-row table:style-name="ro1">
          <table:table-cell office:value-type="float" office:value="0.443911661923799" calcext:value-type="float">
            <text:p>0.4439116619</text:p>
          </table:table-cell>
          <table:table-cell office:value-type="float" office:value="0.802942436408073" calcext:value-type="float">
            <text:p>0.8029424364</text:p>
          </table:table-cell>
        </table:table-row>
        <table:table-row table:style-name="ro1">
          <table:table-cell office:value-type="float" office:value="0.689026483353967" calcext:value-type="float">
            <text:p>0.6890264834</text:p>
          </table:table-cell>
          <table:table-cell office:value-type="float" office:value="0.525242505709281" calcext:value-type="float">
            <text:p>0.5252425057</text:p>
          </table:table-cell>
        </table:table-row>
        <table:table-row table:style-name="ro1">
          <table:table-cell office:value-type="float" office:value="0.331753088446983" calcext:value-type="float">
            <text:p>0.3317530884</text:p>
          </table:table-cell>
          <table:table-cell office:value-type="float" office:value="0.889939888310163" calcext:value-type="float">
            <text:p>0.8899398883</text:p>
          </table:table-cell>
        </table:table-row>
        <table:table-row table:style-name="ro1">
          <table:table-cell office:value-type="float" office:value="0.985081936926672" calcext:value-type="float">
            <text:p>0.9850819369</text:p>
          </table:table-cell>
          <table:table-cell office:value-type="float" office:value="0.0296135775414966" calcext:value-type="float">
            <text:p>0.0296135775</text:p>
          </table:table-cell>
        </table:table-row>
        <table:table-row table:style-name="ro1">
          <table:table-cell office:value-type="float" office:value="0.767443413436792" calcext:value-type="float">
            <text:p>0.7674434134</text:p>
          </table:table-cell>
          <table:table-cell office:value-type="float" office:value="0.411030607172559" calcext:value-type="float">
            <text:p>0.4110306072</text:p>
          </table:table-cell>
        </table:table-row>
        <table:table-row table:style-name="ro1">
          <table:table-cell office:value-type="float" office:value="0.295525102185078" calcext:value-type="float">
            <text:p>0.2955251022</text:p>
          </table:table-cell>
          <table:table-cell office:value-type="float" office:value="0.912664913978991" calcext:value-type="float">
            <text:p>0.912664914</text:p>
          </table:table-cell>
        </table:table-row>
        <table:table-row table:style-name="ro1">
          <table:table-cell office:value-type="float" office:value="0.748329912900069" calcext:value-type="float">
            <text:p>0.7483299129</text:p>
          </table:table-cell>
          <table:table-cell office:value-type="float" office:value="0.440002341458985" calcext:value-type="float">
            <text:p>0.4400023415</text:p>
          </table:table-cell>
        </table:table-row>
        <table:table-row table:style-name="ro1">
          <table:table-cell office:value-type="float" office:value="0.00310812491149115" calcext:value-type="float">
            <text:p>0.0031081249</text:p>
          </table:table-cell>
          <table:table-cell office:value-type="float" office:value="0.999990339559578" calcext:value-type="float">
            <text:p>0.9999903396</text:p>
          </table:table-cell>
        </table:table-row>
        <table:table-row table:style-name="ro1">
          <table:table-cell office:value-type="float" office:value="0.935585871204808" calcext:value-type="float">
            <text:p>0.9355858712</text:p>
          </table:table-cell>
          <table:table-cell office:value-type="float" office:value="0.124679078508494" calcext:value-type="float">
            <text:p>0.1246790785</text:p>
          </table:table-cell>
        </table:table-row>
        <table:table-row table:style-name="ro1">
          <table:table-cell office:value-type="float" office:value="0.328184005693772" calcext:value-type="float">
            <text:p>0.3281840057</text:p>
          </table:table-cell>
          <table:table-cell office:value-type="float" office:value="0.892295259059498" calcext:value-type="float">
            <text:p>0.8922952591</text:p>
          </table:table-cell>
        </table:table-row>
        <table:table-row table:style-name="ro1">
          <table:table-cell office:value-type="float" office:value="0.1922458861745" calcext:value-type="float">
            <text:p>0.1922458862</text:p>
          </table:table-cell>
          <table:table-cell office:value-type="float" office:value="0.963041519249287" calcext:value-type="float">
            <text:p>0.9630415192</text:p>
          </table:table-cell>
        </table:table-row>
        <table:table-row table:style-name="ro1">
          <table:table-cell office:value-type="float" office:value="0.445341080484272" calcext:value-type="float">
            <text:p>0.4453410805</text:p>
          </table:table-cell>
          <table:table-cell office:value-type="float" office:value="0.80167132203332" calcext:value-type="float">
            <text:p>0.801671322</text:p>
          </table:table-cell>
        </table:table-row>
        <table:table-row table:style-name="ro1">
          <table:table-cell office:value-type="float" office:value="0.820251447950316" calcext:value-type="float">
            <text:p>0.820251448</text:p>
          </table:table-cell>
          <table:table-cell office:value-type="float" office:value="0.327187562135578" calcext:value-type="float">
            <text:p>0.3271875621</text:p>
          </table:table-cell>
        </table:table-row>
        <table:table-row table:style-name="ro1">
          <table:table-cell office:value-type="float" office:value="0.351147224690029" calcext:value-type="float">
            <text:p>0.3511472247</text:p>
          </table:table-cell>
          <table:table-cell office:value-type="float" office:value="0.876695626592537" calcext:value-type="float">
            <text:p>0.8766956266</text:p>
          </table:table-cell>
        </table:table-row>
        <table:table-row table:style-name="ro1">
          <table:table-cell office:value-type="float" office:value="0.702407323600305" calcext:value-type="float">
            <text:p>0.7024073236</text:p>
          </table:table-cell>
          <table:table-cell office:value-type="float" office:value="0.506623951755815" calcext:value-type="float">
            <text:p>0.5066239518</text:p>
          </table:table-cell>
        </table:table-row>
        <table:table-row table:style-name="ro1">
          <table:table-cell office:value-type="float" office:value="0.49839156227088" calcext:value-type="float">
            <text:p>0.4983915623</text:p>
          </table:table-cell>
          <table:table-cell office:value-type="float" office:value="0.751605850665234" calcext:value-type="float">
            <text:p>0.7516058507</text:p>
          </table:table-cell>
        </table:table-row>
        <table:table-row table:style-name="ro1">
          <table:table-cell office:value-type="float" office:value="0.17760428225504" calcext:value-type="float">
            <text:p>0.1776042823</text:p>
          </table:table-cell>
          <table:table-cell office:value-type="float" office:value="0.968456718925783" calcext:value-type="float">
            <text:p>0.9684567189</text:p>
          </table:table-cell>
        </table:table-row>
        <table:table-row table:style-name="ro1">
          <table:table-cell office:value-type="float" office:value="0.97667205073707" calcext:value-type="float">
            <text:p>0.9766720507</text:p>
          </table:table-cell>
          <table:table-cell office:value-type="float" office:value="0.0461117054974034" calcext:value-type="float">
            <text:p>0.0461117055</text:p>
          </table:table-cell>
        </table:table-row>
        <table:table-row table:style-name="ro1">
          <table:table-cell office:value-type="float" office:value="0.728846012586193" calcext:value-type="float">
            <text:p>0.7288460126</text:p>
          </table:table-cell>
          <table:table-cell office:value-type="float" office:value="0.468783489937356" calcext:value-type="float">
            <text:p>0.4687834899</text:p>
          </table:table-cell>
        </table:table-row>
        <table:table-row table:style-name="ro1">
          <table:table-cell office:value-type="float" office:value="0.966913151134971" calcext:value-type="float">
            <text:p>0.9669131511</text:p>
          </table:table-cell>
          <table:table-cell office:value-type="float" office:value="0.0650789581623271" calcext:value-type="float">
            <text:p>0.0650789582</text:p>
          </table:table-cell>
        </table:table-row>
        <table:table-row table:style-name="ro1">
          <table:table-cell office:value-type="float" office:value="0.585380945836808" calcext:value-type="float">
            <text:p>0.5853809458</text:p>
          </table:table-cell>
          <table:table-cell office:value-type="float" office:value="0.657329148256632" calcext:value-type="float">
            <text:p>0.6573291483</text:p>
          </table:table-cell>
        </table:table-row>
        <table:table-row table:style-name="ro1">
          <table:table-cell office:value-type="float" office:value="0.100941915033177" calcext:value-type="float">
            <text:p>0.100941915</text:p>
          </table:table-cell>
          <table:table-cell office:value-type="float" office:value="0.98981072978946" calcext:value-type="float">
            <text:p>0.9898107298</text:p>
          </table:table-cell>
        </table:table-row>
        <table:table-row table:style-name="ro1">
          <table:table-cell office:value-type="float" office:value="0.850791425748471" calcext:value-type="float">
            <text:p>0.8507914257</text:p>
          </table:table-cell>
          <table:table-cell office:value-type="float" office:value="0.276153949873895" calcext:value-type="float">
            <text:p>0.2761539499</text:p>
          </table:table-cell>
        </table:table-row>
        <table:table-row table:style-name="ro1">
          <table:table-cell office:value-type="float" office:value="0.657991435871369" calcext:value-type="float">
            <text:p>0.6579914359</text:p>
          </table:table-cell>
          <table:table-cell office:value-type="float" office:value="0.567047270320843" calcext:value-type="float">
            <text:p>0.5670472703</text:p>
          </table:table-cell>
        </table:table-row>
        <table:table-row table:style-name="ro1">
          <table:table-cell office:value-type="float" office:value="0.532481756797861" calcext:value-type="float">
            <text:p>0.5324817568</text:p>
          </table:table-cell>
          <table:table-cell office:value-type="float" office:value="0.71646317868974" calcext:value-type="float">
            <text:p>0.7164631787</text:p>
          </table:table-cell>
        </table:table-row>
        <table:table-row table:style-name="ro1">
          <table:table-cell office:value-type="float" office:value="0.288136442835162" calcext:value-type="float">
            <text:p>0.2881364428</text:p>
          </table:table-cell>
          <table:table-cell office:value-type="float" office:value="0.916977390318998" calcext:value-type="float">
            <text:p>0.9169773903</text:p>
          </table:table-cell>
        </table:table-row>
        <table:table-row table:style-name="ro1">
          <table:table-cell office:value-type="float" office:value="0.659959680349439" calcext:value-type="float">
            <text:p>0.6599596803</text:p>
          </table:table-cell>
          <table:table-cell office:value-type="float" office:value="0.564453220313119" calcext:value-type="float">
            <text:p>0.5644532203</text:p>
          </table:table-cell>
        </table:table-row>
        <table:table-row table:style-name="ro1">
          <table:table-cell office:value-type="float" office:value="0.497011246911035" calcext:value-type="float">
            <text:p>0.4970112469</text:p>
          </table:table-cell>
          <table:table-cell office:value-type="float" office:value="0.752979820444" calcext:value-type="float">
            <text:p>0.7529798204</text:p>
          </table:table-cell>
        </table:table-row>
        <table:table-row table:style-name="ro1">
          <table:table-cell office:value-type="float" office:value="0.48925009955379" calcext:value-type="float">
            <text:p>0.4892500996</text:p>
          </table:table-cell>
          <table:table-cell office:value-type="float" office:value="0.76063434008666" calcext:value-type="float">
            <text:p>0.7606343401</text:p>
          </table:table-cell>
        </table:table-row>
        <table:table-row table:style-name="ro1">
          <table:table-cell office:value-type="float" office:value="0.259313533043268" calcext:value-type="float">
            <text:p>0.259313533</text:p>
          </table:table-cell>
          <table:table-cell office:value-type="float" office:value="0.932756491580639" calcext:value-type="float">
            <text:p>0.9327564916</text:p>
          </table:table-cell>
        </table:table-row>
        <table:table-row table:style-name="ro1">
          <table:table-cell office:value-type="float" office:value="0.29889801455676" calcext:value-type="float">
            <text:p>0.2988980146</text:p>
          </table:table-cell>
          <table:table-cell office:value-type="float" office:value="0.910659976894055" calcext:value-type="float">
            <text:p>0.9106599769</text:p>
          </table:table-cell>
        </table:table-row>
        <table:table-row table:style-name="ro1">
          <table:table-cell office:value-type="float" office:value="0.0740290379971921" calcext:value-type="float">
            <text:p>0.074029038</text:p>
          </table:table-cell>
          <table:table-cell office:value-type="float" office:value="0.994519701533262" calcext:value-type="float">
            <text:p>0.9945197015</text:p>
          </table:table-cell>
        </table:table-row>
        <table:table-row table:style-name="ro1">
          <table:table-cell office:value-type="float" office:value="0.0340035133500106" calcext:value-type="float">
            <text:p>0.0340035134</text:p>
          </table:table-cell>
          <table:table-cell office:value-type="float" office:value="0.998843761112587" calcext:value-type="float">
            <text:p>0.9988437611</text:p>
          </table:table-cell>
        </table:table-row>
        <table:table-row table:style-name="ro1">
          <table:table-cell office:value-type="float" office:value="0.964019829329298" calcext:value-type="float">
            <text:p>0.9640198293</text:p>
          </table:table-cell>
          <table:table-cell office:value-type="float" office:value="0.0706665352911594" calcext:value-type="float">
            <text:p>0.0706665353</text:p>
          </table:table-cell>
        </table:table-row>
        <table:table-row table:style-name="ro1">
          <table:table-cell office:value-type="float" office:value="0.925726696188522" calcext:value-type="float">
            <text:p>0.9257266962</text:p>
          </table:table-cell>
          <table:table-cell office:value-type="float" office:value="0.143030083963941" calcext:value-type="float">
            <text:p>0.143030084</text:p>
          </table:table-cell>
        </table:table-row>
        <table:table-row table:style-name="ro1">
          <table:table-cell office:value-type="float" office:value="0.939566696086558" calcext:value-type="float">
            <text:p>0.9395666961</text:p>
          </table:table-cell>
          <table:table-cell office:value-type="float" office:value="0.117214423605063" calcext:value-type="float">
            <text:p>0.1172144236</text:p>
          </table:table-cell>
        </table:table-row>
        <table:table-row table:style-name="ro1">
          <table:table-cell office:value-type="float" office:value="0.436357878633529" calcext:value-type="float">
            <text:p>0.4363578786</text:p>
          </table:table-cell>
          <table:table-cell office:value-type="float" office:value="0.809591801754589" calcext:value-type="float">
            <text:p>0.8095918018</text:p>
          </table:table-cell>
        </table:table-row>
        <table:table-row table:style-name="ro1">
          <table:table-cell office:value-type="float" office:value="0.276922358858366" calcext:value-type="float">
            <text:p>0.2769223589</text:p>
          </table:table-cell>
          <table:table-cell office:value-type="float" office:value="0.923314007417174" calcext:value-type="float">
            <text:p>0.9233140074</text:p>
          </table:table-cell>
        </table:table-row>
        <table:table-row table:style-name="ro1">
          <table:table-cell office:value-type="float" office:value="0.345752221037169" calcext:value-type="float">
            <text:p>0.345752221</text:p>
          </table:table-cell>
          <table:table-cell office:value-type="float" office:value="0.880455444980749" calcext:value-type="float">
            <text:p>0.880455445</text:p>
          </table:table-cell>
        </table:table-row>
        <table:table-row table:style-name="ro1">
          <table:table-cell office:value-type="float" office:value="0.541587520943403" calcext:value-type="float">
            <text:p>0.5415875209</text:p>
          </table:table-cell>
          <table:table-cell office:value-type="float" office:value="0.706695902729703" calcext:value-type="float">
            <text:p>0.7066959027</text:p>
          </table:table-cell>
        </table:table-row>
        <table:table-row table:style-name="ro1">
          <table:table-cell office:value-type="float" office:value="0.423277284073703" calcext:value-type="float">
            <text:p>0.4232772841</text:p>
          </table:table-cell>
          <table:table-cell office:value-type="float" office:value="0.82083634078721" calcext:value-type="float">
            <text:p>0.8208363408</text:p>
          </table:table-cell>
        </table:table-row>
        <table:table-row table:style-name="ro1">
          <table:table-cell office:value-type="float" office:value="0.842973133339648" calcext:value-type="float">
            <text:p>0.8429731333</text:p>
          </table:table-cell>
          <table:table-cell office:value-type="float" office:value="0.289396296467588" calcext:value-type="float">
            <text:p>0.2893962965</text:p>
          </table:table-cell>
        </table:table-row>
        <table:table-row table:style-name="ro1">
          <table:table-cell office:value-type="float" office:value="0.750454208024553" calcext:value-type="float">
            <text:p>0.750454208</text:p>
          </table:table-cell>
          <table:table-cell office:value-type="float" office:value="0.436818481705939" calcext:value-type="float">
            <text:p>0.4368184817</text:p>
          </table:table-cell>
        </table:table-row>
        <table:table-row table:style-name="ro1">
          <table:table-cell office:value-type="float" office:value="0.995140296568774" calcext:value-type="float">
            <text:p>0.9951402966</text:p>
          </table:table-cell>
          <table:table-cell office:value-type="float" office:value="0.00969598634001575" calcext:value-type="float">
            <text:p>0.0096959863</text:p>
          </table:table-cell>
        </table:table-row>
        <table:table-row table:style-name="ro1">
          <table:table-cell office:value-type="float" office:value="0.701871845019614" calcext:value-type="float">
            <text:p>0.701871845</text:p>
          </table:table-cell>
          <table:table-cell office:value-type="float" office:value="0.507375913171055" calcext:value-type="float">
            <text:p>0.5073759132</text:p>
          </table:table-cell>
        </table:table-row>
        <table:table-row table:style-name="ro1">
          <table:table-cell office:value-type="float" office:value="0.430170344715225" calcext:value-type="float">
            <text:p>0.4301703447</text:p>
          </table:table-cell>
          <table:table-cell office:value-type="float" office:value="0.814953474527686" calcext:value-type="float">
            <text:p>0.8149534745</text:p>
          </table:table-cell>
        </table:table-row>
        <table:table-row table:style-name="ro1">
          <table:table-cell office:value-type="float" office:value="0.679960665625738" calcext:value-type="float">
            <text:p>0.6799606656</text:p>
          </table:table-cell>
          <table:table-cell office:value-type="float" office:value="0.537653493202553" calcext:value-type="float">
            <text:p>0.5376534932</text:p>
          </table:table-cell>
        </table:table-row>
        <table:table-row table:style-name="ro1">
          <table:table-cell office:value-type="float" office:value="0.641767430626151" calcext:value-type="float">
            <text:p>0.6417674306</text:p>
          </table:table-cell>
          <table:table-cell office:value-type="float" office:value="0.588135681399068" calcext:value-type="float">
            <text:p>0.5881356814</text:p>
          </table:table-cell>
        </table:table-row>
        <table:table-row table:style-name="ro1">
          <table:table-cell office:value-type="float" office:value="0.168626746117502" calcext:value-type="float">
            <text:p>0.1686267461</text:p>
          </table:table-cell>
          <table:table-cell office:value-type="float" office:value="0.971565020493923" calcext:value-type="float">
            <text:p>0.9715650205</text:p>
          </table:table-cell>
        </table:table-row>
        <table:table-row table:style-name="ro1">
          <table:table-cell office:value-type="float" office:value="0.554554467671159" calcext:value-type="float">
            <text:p>0.5545544677</text:p>
          </table:table-cell>
          <table:table-cell office:value-type="float" office:value="0.692469342386016" calcext:value-type="float">
            <text:p>0.6924693424</text:p>
          </table:table-cell>
        </table:table-row>
        <table:table-row table:style-name="ro1">
          <table:table-cell office:value-type="float" office:value="0.687914793981349" calcext:value-type="float">
            <text:p>0.687914794</text:p>
          </table:table-cell>
          <table:table-cell office:value-type="float" office:value="0.526773236221788" calcext:value-type="float">
            <text:p>0.5267732362</text:p>
          </table:table-cell>
        </table:table-row>
        <table:table-row table:style-name="ro1">
          <table:table-cell office:value-type="float" office:value="0.610455011455755" calcext:value-type="float">
            <text:p>0.6104550115</text:p>
          </table:table-cell>
          <table:table-cell office:value-type="float" office:value="0.62734467898864" calcext:value-type="float">
            <text:p>0.627344679</text:p>
          </table:table-cell>
        </table:table-row>
        <table:table-row table:style-name="ro1">
          <table:table-cell office:value-type="float" office:value="0.601806738855916" calcext:value-type="float">
            <text:p>0.6018067389</text:p>
          </table:table-cell>
          <table:table-cell office:value-type="float" office:value="0.63782986917847" calcext:value-type="float">
            <text:p>0.6378298692</text:p>
          </table:table-cell>
        </table:table-row>
        <table:table-row table:style-name="ro1">
          <table:table-cell office:value-type="float" office:value="0.225221836041482" calcext:value-type="float">
            <text:p>0.225221836</text:p>
          </table:table-cell>
          <table:table-cell office:value-type="float" office:value="0.949275124570142" calcext:value-type="float">
            <text:p>0.9492751246</text:p>
          </table:table-cell>
        </table:table-row>
        <table:table-row table:style-name="ro1">
          <table:table-cell office:value-type="float" office:value="0.106493119410489" calcext:value-type="float">
            <text:p>0.1064931194</text:p>
          </table:table-cell>
          <table:table-cell office:value-type="float" office:value="0.988659216772936" calcext:value-type="float">
            <text:p>0.9886592168</text:p>
          </table:table-cell>
        </table:table-row>
        <table:table-row table:style-name="ro1">
          <table:table-cell office:value-type="float" office:value="0.96824330057792" calcext:value-type="float">
            <text:p>0.9682433006</text:p>
          </table:table-cell>
          <table:table-cell office:value-type="float" office:value="0.062504910886743" calcext:value-type="float">
            <text:p>0.0625049109</text:p>
          </table:table-cell>
        </table:table-row>
        <table:table-row table:style-name="ro1">
          <table:table-cell office:value-type="float" office:value="0.644690957464045" calcext:value-type="float">
            <text:p>0.6446909575</text:p>
          </table:table-cell>
          <table:table-cell office:value-type="float" office:value="0.584572262092292" calcext:value-type="float">
            <text:p>0.5845722621</text:p>
          </table:table-cell>
        </table:table-row>
        <table:table-row table:style-name="ro1">
          <table:table-cell office:value-type="float" office:value="0.99387718607124" calcext:value-type="float">
            <text:p>0.9938771861</text:p>
          </table:table-cell>
          <table:table-cell office:value-type="float" office:value="0.0122081390073238" calcext:value-type="float">
            <text:p>0.012208139</text:p>
          </table:table-cell>
        </table:table-row>
        <table:table-row table:style-name="ro1">
          <table:table-cell office:value-type="float" office:value="0.967834853850612" calcext:value-type="float">
            <text:p>0.9678348539</text:p>
          </table:table-cell>
          <table:table-cell office:value-type="float" office:value="0.0632956956729681" calcext:value-type="float">
            <text:p>0.0632956957</text:p>
          </table:table-cell>
        </table:table-row>
        <table:table-row table:style-name="ro1">
          <table:table-cell office:value-type="float" office:value="0.113349312511569" calcext:value-type="float">
            <text:p>0.1133493125</text:p>
          </table:table-cell>
          <table:table-cell office:value-type="float" office:value="0.987151933353443" calcext:value-type="float">
            <text:p>0.9871519334</text:p>
          </table:table-cell>
        </table:table-row>
        <table:table-row table:style-name="ro1">
          <table:table-cell office:value-type="float" office:value="0.639510404669014" calcext:value-type="float">
            <text:p>0.6395104047</text:p>
          </table:table-cell>
          <table:table-cell office:value-type="float" office:value="0.59102644232035" calcext:value-type="float">
            <text:p>0.5910264423</text:p>
          </table:table-cell>
        </table:table-row>
        <table:table-row table:style-name="ro1">
          <table:table-cell office:value-type="float" office:value="0.478299838922714" calcext:value-type="float">
            <text:p>0.4782998389</text:p>
          </table:table-cell>
          <table:table-cell office:value-type="float" office:value="0.771229264086571" calcext:value-type="float">
            <text:p>0.7712292641</text:p>
          </table:table-cell>
        </table:table-row>
        <table:table-row table:style-name="ro1">
          <table:table-cell office:value-type="float" office:value="0.18929669236342" calcext:value-type="float">
            <text:p>0.1892966924</text:p>
          </table:table-cell>
          <table:table-cell office:value-type="float" office:value="0.964166762276369" calcext:value-type="float">
            <text:p>0.9641667623</text:p>
          </table:table-cell>
        </table:table-row>
        <table:table-row table:style-name="ro1">
          <table:table-cell office:value-type="float" office:value="0.831652903525761" calcext:value-type="float">
            <text:p>0.8316529035</text:p>
          </table:table-cell>
          <table:table-cell office:value-type="float" office:value="0.3083534480572" calcext:value-type="float">
            <text:p>0.3083534481</text:p>
          </table:table-cell>
        </table:table-row>
        <table:table-row table:style-name="ro1">
          <table:table-cell office:value-type="float" office:value="0.433863518913344" calcext:value-type="float">
            <text:p>0.4338635189</text:p>
          </table:table-cell>
          <table:table-cell office:value-type="float" office:value="0.811762446956226" calcext:value-type="float">
            <text:p>0.811762447</text:p>
          </table:table-cell>
        </table:table-row>
        <table:table-row table:style-name="ro1">
          <table:table-cell office:value-type="float" office:value="0.905462449439848" calcext:value-type="float">
            <text:p>0.9054624494</text:p>
          </table:table-cell>
          <table:table-cell office:value-type="float" office:value="0.180137752654482" calcext:value-type="float">
            <text:p>0.1801377527</text:p>
          </table:table-cell>
        </table:table-row>
        <table:table-row table:style-name="ro1">
          <table:table-cell office:value-type="float" office:value="0.800984109371206" calcext:value-type="float">
            <text:p>0.8009841094</text:p>
          </table:table-cell>
          <table:table-cell office:value-type="float" office:value="0.358424456534853" calcext:value-type="float">
            <text:p>0.3584244565</text:p>
          </table:table-cell>
        </table:table-row>
        <table:table-row table:style-name="ro1">
          <table:table-cell office:value-type="float" office:value="0.590708609441866" calcext:value-type="float">
            <text:p>0.5907086094</text:p>
          </table:table-cell>
          <table:table-cell office:value-type="float" office:value="0.651063338731429" calcext:value-type="float">
            <text:p>0.6510633387</text:p>
          </table:table-cell>
        </table:table-row>
        <table:table-row table:style-name="ro1">
          <table:table-cell office:value-type="float" office:value="0.998015597487369" calcext:value-type="float">
            <text:p>0.9980155975</text:p>
          </table:table-cell>
          <table:table-cell office:value-type="float" office:value="0.00396486717208286" calcext:value-type="float">
            <text:p>0.0039648672</text:p>
          </table:table-cell>
        </table:table-row>
        <table:table-row table:style-name="ro1">
          <table:table-cell office:value-type="float" office:value="0.870441694451741" calcext:value-type="float">
            <text:p>0.8704416945</text:p>
          </table:table-cell>
          <table:table-cell office:value-type="float" office:value="0.242331256560364" calcext:value-type="float">
            <text:p>0.2423312566</text:p>
          </table:table-cell>
        </table:table-row>
        <table:table-row table:style-name="ro1">
          <table:table-cell office:value-type="float" office:value="0.382490759203366" calcext:value-type="float">
            <text:p>0.3824907592</text:p>
          </table:table-cell>
          <table:table-cell office:value-type="float" office:value="0.853700819124057" calcext:value-type="float">
            <text:p>0.8537008191</text:p>
          </table:table-cell>
        </table:table-row>
        <table:table-row table:style-name="ro1">
          <table:table-cell office:value-type="float" office:value="0.942018206495844" calcext:value-type="float">
            <text:p>0.9420182065</text:p>
          </table:table-cell>
          <table:table-cell office:value-type="float" office:value="0.112601698630619" calcext:value-type="float">
            <text:p>0.1126016986</text:p>
          </table:table-cell>
        </table:table-row>
        <table:table-row table:style-name="ro1">
          <table:table-cell office:value-type="float" office:value="0.459113028496893" calcext:value-type="float">
            <text:p>0.4591130285</text:p>
          </table:table-cell>
          <table:table-cell office:value-type="float" office:value="0.78921522706459" calcext:value-type="float">
            <text:p>0.7892152271</text:p>
          </table:table-cell>
        </table:table-row>
        <table:table-row table:style-name="ro1">
          <table:table-cell office:value-type="float" office:value="0.969166178877136" calcext:value-type="float">
            <text:p>0.9691661789</text:p>
          </table:table-cell>
          <table:table-cell office:value-type="float" office:value="0.0607169179054913" calcext:value-type="float">
            <text:p>0.0607169179</text:p>
          </table:table-cell>
        </table:table-row>
        <table:table-row table:style-name="ro1">
          <table:table-cell office:value-type="float" office:value="0.630827954620905" calcext:value-type="float">
            <text:p>0.6308279546</text:p>
          </table:table-cell>
          <table:table-cell office:value-type="float" office:value="0.602056091973925" calcext:value-type="float">
            <text:p>0.602056092</text:p>
          </table:table-cell>
        </table:table-row>
        <table:table-row table:style-name="ro1">
          <table:table-cell office:value-type="float" office:value="0.783552344078263" calcext:value-type="float">
            <text:p>0.7835523441</text:p>
          </table:table-cell>
          <table:table-cell office:value-type="float" office:value="0.386045724096454" calcext:value-type="float">
            <text:p>0.3860457241</text:p>
          </table:table-cell>
        </table:table-row>
        <table:table-row table:style-name="ro1">
          <table:table-cell office:value-type="float" office:value="0.749047002220789" calcext:value-type="float">
            <text:p>0.7490470022</text:p>
          </table:table-cell>
          <table:table-cell office:value-type="float" office:value="0.43892866159538" calcext:value-type="float">
            <text:p>0.4389286616</text:p>
          </table:table-cell>
        </table:table-row>
        <table:table-row table:style-name="ro1">
          <table:table-cell office:value-type="float" office:value="0.440320701672056" calcext:value-type="float">
            <text:p>0.4403207017</text:p>
          </table:table-cell>
          <table:table-cell office:value-type="float" office:value="0.806117679687604" calcext:value-type="float">
            <text:p>0.8061176797</text:p>
          </table:table-cell>
        </table:table-row>
        <table:table-row table:style-name="ro1">
          <table:table-cell office:value-type="float" office:value="0.796893579362375" calcext:value-type="float">
            <text:p>0.7968935794</text:p>
          </table:table-cell>
          <table:table-cell office:value-type="float" office:value="0.364960623522517" calcext:value-type="float">
            <text:p>0.3649606235</text:p>
          </table:table-cell>
        </table:table-row>
        <table:table-row table:style-name="ro1">
          <table:table-cell office:value-type="float" office:value="0.570580478805974" calcext:value-type="float">
            <text:p>0.5705804788</text:p>
          </table:table-cell>
          <table:table-cell office:value-type="float" office:value="0.674437917205584" calcext:value-type="float">
            <text:p>0.6744379172</text:p>
          </table:table-cell>
        </table:table-row>
        <table:table-row table:style-name="ro1">
          <table:table-cell office:value-type="float" office:value="0.460204834451917" calcext:value-type="float">
            <text:p>0.4602048345</text:p>
          </table:table-cell>
          <table:table-cell office:value-type="float" office:value="0.788211510347108" calcext:value-type="float">
            <text:p>0.7882115103</text:p>
          </table:table-cell>
        </table:table-row>
        <table:table-row table:style-name="ro1">
          <table:table-cell office:value-type="float" office:value="0.793289907847646" calcext:value-type="float">
            <text:p>0.7932899078</text:p>
          </table:table-cell>
          <table:table-cell office:value-type="float" office:value="0.370691122107415" calcext:value-type="float">
            <text:p>0.3706911221</text:p>
          </table:table-cell>
        </table:table-row>
        <table:table-row table:style-name="ro1">
          <table:table-cell office:value-type="float" office:value="0.166019880240453" calcext:value-type="float">
            <text:p>0.1660198802</text:p>
          </table:table-cell>
          <table:table-cell office:value-type="float" office:value="0.972437399365022" calcext:value-type="float">
            <text:p>0.9724373994</text:p>
          </table:table-cell>
        </table:table-row>
        <table:table-row table:style-name="ro1">
          <table:table-cell office:value-type="float" office:value="0.123511320300406" calcext:value-type="float">
            <text:p>0.1235113203</text:p>
          </table:table-cell>
          <table:table-cell office:value-type="float" office:value="0.984744954005259" calcext:value-type="float">
            <text:p>0.984744954</text:p>
          </table:table-cell>
        </table:table-row>
        <table:table-row table:style-name="ro1">
          <table:table-cell office:value-type="float" office:value="0.0321729503352217" calcext:value-type="float">
            <text:p>0.0321729503</text:p>
          </table:table-cell>
          <table:table-cell office:value-type="float" office:value="0.998964901266807" calcext:value-type="float">
            <text:p>0.9989649013</text:p>
          </table:table-cell>
        </table:table-row>
        <table:table-row table:style-name="ro1">
          <table:table-cell office:value-type="float" office:value="0.245384965425942" calcext:value-type="float">
            <text:p>0.2453849654</text:p>
          </table:table-cell>
          <table:table-cell office:value-type="float" office:value="0.939786218742925" calcext:value-type="float">
            <text:p>0.9397862187</text:p>
          </table:table-cell>
        </table:table-row>
        <table:table-row table:style-name="ro1">
          <table:table-cell office:value-type="float" office:value="0.496378311729991" calcext:value-type="float">
            <text:p>0.4963783117</text:p>
          </table:table-cell>
          <table:table-cell office:value-type="float" office:value="0.753608571644112" calcext:value-type="float">
            <text:p>0.7536085716</text:p>
          </table:table-cell>
        </table:table-row>
        <table:table-row table:style-name="ro1">
          <table:table-cell office:value-type="float" office:value="0.822400915173546" calcext:value-type="float">
            <text:p>0.8224009152</text:p>
          </table:table-cell>
          <table:table-cell office:value-type="float" office:value="0.323656735058392" calcext:value-type="float">
            <text:p>0.3236567351</text:p>
          </table:table-cell>
        </table:table-row>
        <table:table-row table:style-name="ro1">
          <table:table-cell office:value-type="float" office:value="0.755274470026844" calcext:value-type="float">
            <text:p>0.75527447</text:p>
          </table:table-cell>
          <table:table-cell office:value-type="float" office:value="0.429560754193152" calcext:value-type="float">
            <text:p>0.4295607542</text:p>
          </table:table-cell>
        </table:table-row>
        <table:table-row table:style-name="ro1">
          <table:table-cell office:value-type="float" office:value="0.549905677268727" calcext:value-type="float">
            <text:p>0.5499056773</text:p>
          </table:table-cell>
          <table:table-cell office:value-type="float" office:value="0.697603746558404" calcext:value-type="float">
            <text:p>0.6976037466</text:p>
          </table:table-cell>
        </table:table-row>
        <table:table-row table:style-name="ro1">
          <table:table-cell office:value-type="float" office:value="0.413650266945532" calcext:value-type="float">
            <text:p>0.4136502669</text:p>
          </table:table-cell>
          <table:table-cell office:value-type="float" office:value="0.828893456656053" calcext:value-type="float">
            <text:p>0.8288934567</text:p>
          </table:table-cell>
        </table:table-row>
        <table:table-row table:style-name="ro1">
          <table:table-cell office:value-type="float" office:value="0.551207919200133" calcext:value-type="float">
            <text:p>0.5512079192</text:p>
          </table:table-cell>
          <table:table-cell office:value-type="float" office:value="0.696169829811094" calcext:value-type="float">
            <text:p>0.6961698298</text:p>
          </table:table-cell>
        </table:table-row>
        <table:table-row table:style-name="ro1">
          <table:table-cell office:value-type="float" office:value="0.801834963122284" calcext:value-type="float">
            <text:p>0.8018349631</text:p>
          </table:table-cell>
          <table:table-cell office:value-type="float" office:value="0.35706069191478" calcext:value-type="float">
            <text:p>0.3570606919</text:p>
          </table:table-cell>
        </table:table-row>
        <table:table-row table:style-name="ro1">
          <table:table-cell office:value-type="float" office:value="0.291470544960155" calcext:value-type="float">
            <text:p>0.291470545</text:p>
          </table:table-cell>
          <table:table-cell office:value-type="float" office:value="0.915047551343658" calcext:value-type="float">
            <text:p>0.9150475513</text:p>
          </table:table-cell>
        </table:table-row>
        <table:table-row table:style-name="ro1">
          <table:table-cell office:value-type="float" office:value="0.917340079437876" calcext:value-type="float">
            <text:p>0.9173400794</text:p>
          </table:table-cell>
          <table:table-cell office:value-type="float" office:value="0.158487178656951" calcext:value-type="float">
            <text:p>0.1584871787</text:p>
          </table:table-cell>
        </table:table-row>
        <table:table-row table:style-name="ro1">
          <table:table-cell office:value-type="float" office:value="0.994713957884613" calcext:value-type="float">
            <text:p>0.9947139579</text:p>
          </table:table-cell>
          <table:table-cell office:value-type="float" office:value="0.0105441419897479" calcext:value-type="float">
            <text:p>0.010544142</text:p>
          </table:table-cell>
        </table:table-row>
        <table:table-row table:style-name="ro1">
          <table:table-cell office:value-type="float" office:value="0.267976309025605" calcext:value-type="float">
            <text:p>0.267976309</text:p>
          </table:table-cell>
          <table:table-cell office:value-type="float" office:value="0.928188697801142" calcext:value-type="float">
            <text:p>0.9281886978</text:p>
          </table:table-cell>
        </table:table-row>
        <table:table-row table:style-name="ro1">
          <table:table-cell office:value-type="float" office:value="0.0367528431046557" calcext:value-type="float">
            <text:p>0.0367528431</text:p>
          </table:table-cell>
          <table:table-cell office:value-type="float" office:value="0.998649230136653" calcext:value-type="float">
            <text:p>0.9986492301</text:p>
          </table:table-cell>
        </table:table-row>
        <table:table-row table:style-name="ro1">
          <table:table-cell office:value-type="float" office:value="0.121913514038952" calcext:value-type="float">
            <text:p>0.121913514</text:p>
          </table:table-cell>
          <table:table-cell office:value-type="float" office:value="0.985137179887686" calcext:value-type="float">
            <text:p>0.9851371799</text:p>
          </table:table-cell>
        </table:table-row>
        <table:table-row table:style-name="ro1">
          <table:table-cell office:value-type="float" office:value="0.12689960728131" calcext:value-type="float">
            <text:p>0.1268996073</text:p>
          </table:table-cell>
          <table:table-cell office:value-type="float" office:value="0.98389684403212" calcext:value-type="float">
            <text:p>0.983896844</text:p>
          </table:table-cell>
        </table:table-row>
        <table:table-row table:style-name="ro1">
          <table:table-cell office:value-type="float" office:value="0.609709898812672" calcext:value-type="float">
            <text:p>0.6097098988</text:p>
          </table:table-cell>
          <table:table-cell office:value-type="float" office:value="0.628253839289868" calcext:value-type="float">
            <text:p>0.6282538393</text:p>
          </table:table-cell>
        </table:table-row>
        <table:table-row table:style-name="ro1">
          <table:table-cell office:value-type="float" office:value="0.818338318983596" calcext:value-type="float">
            <text:p>0.818338319</text:p>
          </table:table-cell>
          <table:table-cell office:value-type="float" office:value="0.330322395684274" calcext:value-type="float">
            <text:p>0.3303223957</text:p>
          </table:table-cell>
        </table:table-row>
        <table:table-row table:style-name="ro1">
          <table:table-cell office:value-type="float" office:value="0.952050677098566" calcext:value-type="float">
            <text:p>0.9520506771</text:p>
          </table:table-cell>
          <table:table-cell office:value-type="float" office:value="0.0935995082365256" calcext:value-type="float">
            <text:p>0.0935995082</text:p>
          </table:table-cell>
        </table:table-row>
        <table:table-row table:style-name="ro1">
          <table:table-cell office:value-type="float" office:value="0.284140614659198" calcext:value-type="float">
            <text:p>0.2841406147</text:p>
          </table:table-cell>
          <table:table-cell office:value-type="float" office:value="0.919264111101151" calcext:value-type="float">
            <text:p>0.9192641111</text:p>
          </table:table-cell>
        </table:table-row>
        <table:table-row table:style-name="ro1">
          <table:table-cell office:value-type="float" office:value="0.827108231236148" calcext:value-type="float">
            <text:p>0.8271082312</text:p>
          </table:table-cell>
          <table:table-cell office:value-type="float" office:value="0.315891973822725" calcext:value-type="float">
            <text:p>0.3158919738</text:p>
          </table:table-cell>
        </table:table-row>
        <table:table-row table:style-name="ro1">
          <table:table-cell office:value-type="float" office:value="0.131202719291642" calcext:value-type="float">
            <text:p>0.1312027193</text:p>
          </table:table-cell>
          <table:table-cell office:value-type="float" office:value="0.982785846453744" calcext:value-type="float">
            <text:p>0.9827858465</text:p>
          </table:table-cell>
        </table:table-row>
        <table:table-row table:style-name="ro1">
          <table:table-cell office:value-type="float" office:value="0.22077623711125" calcext:value-type="float">
            <text:p>0.2207762371</text:p>
          </table:table-cell>
          <table:table-cell office:value-type="float" office:value="0.951257853127055" calcext:value-type="float">
            <text:p>0.9512578531</text:p>
          </table:table-cell>
        </table:table-row>
        <table:table-row table:style-name="ro1">
          <table:table-cell office:value-type="float" office:value="0.18446853853941" calcext:value-type="float">
            <text:p>0.1844685385</text:p>
          </table:table-cell>
          <table:table-cell office:value-type="float" office:value="0.965971358289798" calcext:value-type="float">
            <text:p>0.9659713583</text:p>
          </table:table-cell>
        </table:table-row>
        <table:table-row table:style-name="ro1">
          <table:table-cell office:value-type="float" office:value="0.872835182497404" calcext:value-type="float">
            <text:p>0.8728351825</text:p>
          </table:table-cell>
          <table:table-cell office:value-type="float" office:value="0.238161215831605" calcext:value-type="float">
            <text:p>0.2381612158</text:p>
          </table:table-cell>
        </table:table-row>
        <table:table-row table:style-name="ro1">
          <table:table-cell office:value-type="float" office:value="0.717075184663504" calcext:value-type="float">
            <text:p>0.7170751847</text:p>
          </table:table-cell>
          <table:table-cell office:value-type="float" office:value="0.485803182250093" calcext:value-type="float">
            <text:p>0.4858031823</text:p>
          </table:table-cell>
        </table:table-row>
        <table:table-row table:style-name="ro1">
          <table:table-cell office:value-type="float" office:value="0.0558514898092914" calcext:value-type="float">
            <text:p>0.0558514898</text:p>
          </table:table-cell>
          <table:table-cell office:value-type="float" office:value="0.996880611086133" calcext:value-type="float">
            <text:p>0.9968806111</text:p>
          </table:table-cell>
        </table:table-row>
        <table:table-row table:style-name="ro1">
          <table:table-cell office:value-type="float" office:value="0.784462980592483" calcext:value-type="float">
            <text:p>0.7844629806</text:p>
          </table:table-cell>
          <table:table-cell office:value-type="float" office:value="0.384617832079965" calcext:value-type="float">
            <text:p>0.3846178321</text:p>
          </table:table-cell>
        </table:table-row>
        <table:table-row table:style-name="ro1">
          <table:table-cell office:value-type="float" office:value="0.987586472572301" calcext:value-type="float">
            <text:p>0.9875864726</text:p>
          </table:table-cell>
          <table:table-cell office:value-type="float" office:value="0.0246729591922463" calcext:value-type="float">
            <text:p>0.0246729592</text:p>
          </table:table-cell>
        </table:table-row>
        <table:table-row table:style-name="ro1">
          <table:table-cell office:value-type="float" office:value="0.375565235880414" calcext:value-type="float">
            <text:p>0.3755652359</text:p>
          </table:table-cell>
          <table:table-cell office:value-type="float" office:value="0.858950756270379" calcext:value-type="float">
            <text:p>0.8589507563</text:p>
          </table:table-cell>
        </table:table-row>
        <table:table-row table:style-name="ro1">
          <table:table-cell office:value-type="float" office:value="0.531596721829444" calcext:value-type="float">
            <text:p>0.5315967218</text:p>
          </table:table-cell>
          <table:table-cell office:value-type="float" office:value="0.717408053777124" calcext:value-type="float">
            <text:p>0.7174080538</text:p>
          </table:table-cell>
        </table:table-row>
        <table:table-row table:style-name="ro1">
          <table:table-cell office:value-type="float" office:value="0.902150816125182" calcext:value-type="float">
            <text:p>0.9021508161</text:p>
          </table:table-cell>
          <table:table-cell office:value-type="float" office:value="0.18612390496478" calcext:value-type="float">
            <text:p>0.186123905</text:p>
          </table:table-cell>
        </table:table-row>
        <table:table-row table:style-name="ro1">
          <table:table-cell office:value-type="float" office:value="0.365747331821114" calcext:value-type="float">
            <text:p>0.3657473318</text:p>
          </table:table-cell>
          <table:table-cell office:value-type="float" office:value="0.866228889279558" calcext:value-type="float">
            <text:p>0.8662288893</text:p>
          </table:table-cell>
        </table:table-row>
        <table:table-row table:style-name="ro1">
          <table:table-cell office:value-type="float" office:value="0.988581200782915" calcext:value-type="float">
            <text:p>0.9885812008</text:p>
          </table:table-cell>
          <table:table-cell office:value-type="float" office:value="0.0227072094662428" calcext:value-type="float">
            <text:p>0.0227072095</text:p>
          </table:table-cell>
        </table:table-row>
        <table:table-row table:style-name="ro1">
          <table:table-cell office:value-type="float" office:value="0.249915119347605" calcext:value-type="float">
            <text:p>0.2499151193</text:p>
          </table:table-cell>
          <table:table-cell office:value-type="float" office:value="0.937542433121508" calcext:value-type="float">
            <text:p>0.9375424331</text:p>
          </table:table-cell>
        </table:table-row>
        <table:table-row table:style-name="ro1">
          <table:table-cell office:value-type="float" office:value="0.46210730039459" calcext:value-type="float">
            <text:p>0.4621073004</text:p>
          </table:table-cell>
          <table:table-cell office:value-type="float" office:value="0.786456842922083" calcext:value-type="float">
            <text:p>0.7864568429</text:p>
          </table:table-cell>
        </table:table-row>
        <table:table-row table:style-name="ro1">
          <table:table-cell office:value-type="float" office:value="0.978185739781023" calcext:value-type="float">
            <text:p>0.9781857398</text:p>
          </table:table-cell>
          <table:table-cell office:value-type="float" office:value="0.0431526584976822" calcext:value-type="float">
            <text:p>0.0431526585</text:p>
          </table:table-cell>
        </table:table-row>
        <table:table-row table:style-name="ro1">
          <table:table-cell office:value-type="float" office:value="0.612929614547046" calcext:value-type="float">
            <text:p>0.6129296145</text:p>
          </table:table-cell>
          <table:table-cell office:value-type="float" office:value="0.624317287611275" calcext:value-type="float">
            <text:p>0.6243172876</text:p>
          </table:table-cell>
        </table:table-row>
        <table:table-row table:style-name="ro1">
          <table:table-cell office:value-type="float" office:value="0.892478582375261" calcext:value-type="float">
            <text:p>0.8924785824</text:p>
          </table:table-cell>
          <table:table-cell office:value-type="float" office:value="0.203487610097744" calcext:value-type="float">
            <text:p>0.2034876101</text:p>
          </table:table-cell>
        </table:table-row>
        <table:table-row table:style-name="ro1">
          <table:table-cell office:value-type="float" office:value="0.89870429618915" calcext:value-type="float">
            <text:p>0.8987042962</text:p>
          </table:table-cell>
          <table:table-cell office:value-type="float" office:value="0.192330588011234" calcext:value-type="float">
            <text:p>0.192330588</text:p>
          </table:table-cell>
        </table:table-row>
        <table:table-row table:style-name="ro1">
          <table:table-cell office:value-type="float" office:value="0.539031025406237" calcext:value-type="float">
            <text:p>0.5390310254</text:p>
          </table:table-cell>
          <table:table-cell office:value-type="float" office:value="0.709445553674093" calcext:value-type="float">
            <text:p>0.7094455537</text:p>
          </table:table-cell>
        </table:table-row>
        <table:table-row table:style-name="ro1">
          <table:table-cell office:value-type="float" office:value="0.970772542020866" calcext:value-type="float">
            <text:p>0.970772542</text:p>
          </table:table-cell>
          <table:table-cell office:value-type="float" office:value="0.0576006716583675" calcext:value-type="float">
            <text:p>0.0576006717</text:p>
          </table:table-cell>
        </table:table-row>
        <table:table-row table:style-name="ro1">
          <table:table-cell office:value-type="float" office:value="0.804282902682925" calcext:value-type="float">
            <text:p>0.8042829027</text:p>
          </table:table-cell>
          <table:table-cell office:value-type="float" office:value="0.353129012458365" calcext:value-type="float">
            <text:p>0.3531290125</text:p>
          </table:table-cell>
        </table:table-row>
        <table:table-row table:style-name="ro1">
          <table:table-cell office:value-type="float" office:value="0.608755632679244" calcext:value-type="float">
            <text:p>0.6087556327</text:p>
          </table:table-cell>
          <table:table-cell office:value-type="float" office:value="0.629416756293959" calcext:value-type="float">
            <text:p>0.6294167563</text:p>
          </table:table-cell>
        </table:table-row>
        <table:table-row table:style-name="ro1">
          <table:table-cell office:value-type="float" office:value="0.0818681174740691" calcext:value-type="float">
            <text:p>0.0818681175</text:p>
          </table:table-cell>
          <table:table-cell office:value-type="float" office:value="0.993297611341312" calcext:value-type="float">
            <text:p>0.9932976113</text:p>
          </table:table-cell>
        </table:table-row>
        <table:table-row table:style-name="ro1">
          <table:table-cell office:value-type="float" office:value="0.383909925256299" calcext:value-type="float">
            <text:p>0.3839099253</text:p>
          </table:table-cell>
          <table:table-cell office:value-type="float" office:value="0.852613363261708" calcext:value-type="float">
            <text:p>0.8526133633</text:p>
          </table:table-cell>
        </table:table-row>
        <table:table-row table:style-name="ro1">
          <table:table-cell office:value-type="float" office:value="0.46110865679637" calcext:value-type="float">
            <text:p>0.4611086568</text:p>
          </table:table-cell>
          <table:table-cell office:value-type="float" office:value="0.787378806627865" calcext:value-type="float">
            <text:p>0.7873788066</text:p>
          </table:table-cell>
        </table:table-row>
        <table:table-row table:style-name="ro1">
          <table:table-cell office:value-type="float" office:value="0.503562576464282" calcext:value-type="float">
            <text:p>0.5035625765</text:p>
          </table:table-cell>
          <table:table-cell office:value-type="float" office:value="0.746424740939333" calcext:value-type="float">
            <text:p>0.7464247409</text:p>
          </table:table-cell>
        </table:table-row>
        <table:table-row table:style-name="ro1">
          <table:table-cell office:value-type="float" office:value="0.185979719024002" calcext:value-type="float">
            <text:p>0.185979719</text:p>
          </table:table-cell>
          <table:table-cell office:value-type="float" office:value="0.965411544111771" calcext:value-type="float">
            <text:p>0.9654115441</text:p>
          </table:table-cell>
        </table:table-row>
        <table:table-row table:style-name="ro1">
          <table:table-cell office:value-type="float" office:value="0.829768302799195" calcext:value-type="float">
            <text:p>0.8297683028</text:p>
          </table:table-cell>
          <table:table-cell office:value-type="float" office:value="0.311484563669825" calcext:value-type="float">
            <text:p>0.3114845637</text:p>
          </table:table-cell>
        </table:table-row>
        <table:table-row table:style-name="ro1">
          <table:table-cell office:value-type="float" office:value="0.448133283029372" calcext:value-type="float">
            <text:p>0.448133283</text:p>
          </table:table-cell>
          <table:table-cell office:value-type="float" office:value="0.799179460995181" calcext:value-type="float">
            <text:p>0.799179461</text:p>
          </table:table-cell>
        </table:table-row>
        <table:table-row table:style-name="ro1">
          <table:table-cell office:value-type="float" office:value="0.989540356558513" calcext:value-type="float">
            <text:p>0.9895403566</text:p>
          </table:table-cell>
          <table:table-cell office:value-type="float" office:value="0.0208098827626301" calcext:value-type="float">
            <text:p>0.0208098828</text:p>
          </table:table-cell>
        </table:table-row>
        <table:table-row table:style-name="ro1">
          <table:table-cell office:value-type="float" office:value="0.694131625381025" calcext:value-type="float">
            <text:p>0.6941316254</text:p>
          </table:table-cell>
          <table:table-cell office:value-type="float" office:value="0.518181286686141" calcext:value-type="float">
            <text:p>0.5181812867</text:p>
          </table:table-cell>
        </table:table-row>
        <table:table-row table:style-name="ro1">
          <table:table-cell office:value-type="float" office:value="0.287118470244367" calcext:value-type="float">
            <text:p>0.2871184702</text:p>
          </table:table-cell>
          <table:table-cell office:value-type="float" office:value="0.91756394088778" calcext:value-type="float">
            <text:p>0.9175639409</text:p>
          </table:table-cell>
        </table:table-row>
        <table:table-row table:style-name="ro1">
          <table:table-cell office:value-type="float" office:value="0.447190887325519" calcext:value-type="float">
            <text:p>0.4471908873</text:p>
          </table:table-cell>
          <table:table-cell office:value-type="float" office:value="0.800020310293083" calcext:value-type="float">
            <text:p>0.8000203103</text:p>
          </table:table-cell>
        </table:table-row>
        <table:table-row table:style-name="ro1">
          <table:table-cell office:value-type="float" office:value="0.982162902516691" calcext:value-type="float">
            <text:p>0.9821629025</text:p>
          </table:table-cell>
          <table:table-cell office:value-type="float" office:value="0.0353560329201972" calcext:value-type="float">
            <text:p>0.0353560329</text:p>
          </table:table-cell>
        </table:table-row>
        <table:table-row table:style-name="ro1">
          <table:table-cell office:value-type="float" office:value="0.542954660846695" calcext:value-type="float">
            <text:p>0.5429546608</text:p>
          </table:table-cell>
          <table:table-cell office:value-type="float" office:value="0.705200236264913" calcext:value-type="float">
            <text:p>0.7052002363</text:p>
          </table:table-cell>
        </table:table-row>
        <table:table-row table:style-name="ro1">
          <table:table-cell office:value-type="float" office:value="0.315148433995804" calcext:value-type="float">
            <text:p>0.315148434</text:p>
          </table:table-cell>
          <table:table-cell office:value-type="float" office:value="0.900681464550057" calcext:value-type="float">
            <text:p>0.9006814646</text:p>
          </table:table-cell>
        </table:table-row>
        <table:table-row table:style-name="ro1">
          <table:table-cell office:value-type="float" office:value="0.740456604106628" calcext:value-type="float">
            <text:p>0.7404566041</text:p>
          </table:table-cell>
          <table:table-cell office:value-type="float" office:value="0.45172401754731" calcext:value-type="float">
            <text:p>0.4517240175</text:p>
          </table:table-cell>
        </table:table-row>
        <table:table-row table:style-name="ro1">
          <table:table-cell office:value-type="float" office:value="0.307137474833561" calcext:value-type="float">
            <text:p>0.3071374748</text:p>
          </table:table-cell>
          <table:table-cell office:value-type="float" office:value="0.905666571552968" calcext:value-type="float">
            <text:p>0.9056665716</text:p>
          </table:table-cell>
        </table:table-row>
        <table:table-row table:style-name="ro1">
          <table:table-cell office:value-type="float" office:value="0.477251309171919" calcext:value-type="float">
            <text:p>0.4772513092</text:p>
          </table:table-cell>
          <table:table-cell office:value-type="float" office:value="0.772231187893836" calcext:value-type="float">
            <text:p>0.7722311879</text:p>
          </table:table-cell>
        </table:table-row>
        <table:table-row table:style-name="ro1">
          <table:table-cell office:value-type="float" office:value="0.848223946406225" calcext:value-type="float">
            <text:p>0.8482239464</text:p>
          </table:table-cell>
          <table:table-cell office:value-type="float" office:value="0.280516136748426" calcext:value-type="float">
            <text:p>0.2805161367</text:p>
          </table:table-cell>
        </table:table-row>
        <table:table-row table:style-name="ro1">
          <table:table-cell office:value-type="float" office:value="0.638885378697851" calcext:value-type="float">
            <text:p>0.6388853787</text:p>
          </table:table-cell>
          <table:table-cell office:value-type="float" office:value="0.5918254728862" calcext:value-type="float">
            <text:p>0.5918254729</text:p>
          </table:table-cell>
        </table:table-row>
        <table:table-row table:style-name="ro1">
          <table:table-cell office:value-type="float" office:value="0.52386653780072" calcext:value-type="float">
            <text:p>0.5238665378</text:p>
          </table:table-cell>
          <table:table-cell office:value-type="float" office:value="0.725563850572731" calcext:value-type="float">
            <text:p>0.7255638506</text:p>
          </table:table-cell>
        </table:table-row>
        <table:table-row table:style-name="ro1">
          <table:table-cell office:value-type="float" office:value="0.860490231451358" calcext:value-type="float">
            <text:p>0.8604902315</text:p>
          </table:table-cell>
          <table:table-cell office:value-type="float" office:value="0.259556776482976" calcext:value-type="float">
            <text:p>0.2595567765</text:p>
          </table:table-cell>
        </table:table-row>
        <table:table-row table:style-name="ro1">
          <table:table-cell office:value-type="float" office:value="0.978978434615358" calcext:value-type="float">
            <text:p>0.9789784346</text:p>
          </table:table-cell>
          <table:table-cell office:value-type="float" office:value="0.0416012245676512" calcext:value-type="float">
            <text:p>0.0416012246</text:p>
          </table:table-cell>
        </table:table-row>
        <table:table-row table:style-name="ro1">
          <table:table-cell office:value-type="float" office:value="0.821141216229869" calcext:value-type="float">
            <text:p>0.8211412162</text:p>
          </table:table-cell>
          <table:table-cell office:value-type="float" office:value="0.325727103008581" calcext:value-type="float">
            <text:p>0.325727103</text:p>
          </table:table-cell>
        </table:table-row>
        <table:table-row table:style-name="ro1">
          <table:table-cell office:value-type="float" office:value="0.585259934180757" calcext:value-type="float">
            <text:p>0.5852599342</text:p>
          </table:table-cell>
          <table:table-cell office:value-type="float" office:value="0.657470809442918" calcext:value-type="float">
            <text:p>0.6574708094</text:p>
          </table:table-cell>
        </table:table-row>
        <table:table-row table:style-name="ro1">
          <table:table-cell office:value-type="float" office:value="0.374005100490604" calcext:value-type="float">
            <text:p>0.3740051005</text:p>
          </table:table-cell>
          <table:table-cell office:value-type="float" office:value="0.86012018480704" calcext:value-type="float">
            <text:p>0.8601201848</text:p>
          </table:table-cell>
        </table:table-row>
        <table:table-row table:style-name="ro1">
          <table:table-cell office:value-type="float" office:value="0.922922656000059" calcext:value-type="float">
            <text:p>0.922922656</text:p>
          </table:table-cell>
          <table:table-cell office:value-type="float" office:value="0.148213771041946" calcext:value-type="float">
            <text:p>0.148213771</text:p>
          </table:table-cell>
        </table:table-row>
        <table:table-row table:style-name="ro1">
          <table:table-cell office:value-type="float" office:value="0.588235352016619" calcext:value-type="float">
            <text:p>0.588235352</text:p>
          </table:table-cell>
          <table:table-cell office:value-type="float" office:value="0.653979170637929" calcext:value-type="float">
            <text:p>0.6539791706</text:p>
          </table:table-cell>
        </table:table-row>
        <table:table-row table:style-name="ro1">
          <table:table-cell office:value-type="float" office:value="0.482131913223636" calcext:value-type="float">
            <text:p>0.4821319132</text:p>
          </table:table-cell>
          <table:table-cell office:value-type="float" office:value="0.767548818272821" calcext:value-type="float">
            <text:p>0.7675488183</text:p>
          </table:table-cell>
        </table:table-row>
        <table:table-row table:style-name="ro1">
          <table:table-cell office:value-type="float" office:value="0.175532544655175" calcext:value-type="float">
            <text:p>0.1755325447</text:p>
          </table:table-cell>
          <table:table-cell office:value-type="float" office:value="0.96918832576733" calcext:value-type="float">
            <text:p>0.9691883258</text:p>
          </table:table-cell>
        </table:table-row>
        <table:table-row table:style-name="ro1">
          <table:table-cell office:value-type="float" office:value="0.552462755598371" calcext:value-type="float">
            <text:p>0.5524627556</text:p>
          </table:table-cell>
          <table:table-cell office:value-type="float" office:value="0.694784905814556" calcext:value-type="float">
            <text:p>0.6947849058</text:p>
          </table:table-cell>
        </table:table-row>
        <table:table-row table:style-name="ro1">
          <table:table-cell office:value-type="float" office:value="0.727992261693075" calcext:value-type="float">
            <text:p>0.7279922617</text:p>
          </table:table-cell>
          <table:table-cell office:value-type="float" office:value="0.47002726692605" calcext:value-type="float">
            <text:p>0.4700272669</text:p>
          </table:table-cell>
        </table:table-row>
        <table:table-row table:style-name="ro1">
          <table:table-cell office:value-type="float" office:value="0.970346839972273" calcext:value-type="float">
            <text:p>0.97034684</text:p>
          </table:table-cell>
          <table:table-cell office:value-type="float" office:value="0.058427010155856" calcext:value-type="float">
            <text:p>0.0584270102</text:p>
          </table:table-cell>
        </table:table-row>
        <table:table-row table:style-name="ro1">
          <table:table-cell office:value-type="float" office:value="0.206888597642227" calcext:value-type="float">
            <text:p>0.2068885976</text:p>
          </table:table-cell>
          <table:table-cell office:value-type="float" office:value="0.957197108167582" calcext:value-type="float">
            <text:p>0.9571971082</text:p>
          </table:table-cell>
        </table:table-row>
        <table:table-row table:style-name="ro1">
          <table:table-cell office:value-type="float" office:value="0.474333027092166" calcext:value-type="float">
            <text:p>0.4743330271</text:p>
          </table:table-cell>
          <table:table-cell office:value-type="float" office:value="0.77500817940962" calcext:value-type="float">
            <text:p>0.7750081794</text:p>
          </table:table-cell>
        </table:table-row>
        <table:table-row table:style-name="ro1">
          <table:table-cell office:value-type="float" office:value="0.992841326318607" calcext:value-type="float">
            <text:p>0.9928413263</text:p>
          </table:table-cell>
          <table:table-cell office:value-type="float" office:value="0.0142661007539251" calcext:value-type="float">
            <text:p>0.0142661008</text:p>
          </table:table-cell>
        </table:table-row>
        <table:table-row table:style-name="ro1">
          <table:table-cell office:value-type="float" office:value="0.837180728736973" calcext:value-type="float">
            <text:p>0.8371807287</text:p>
          </table:table-cell>
          <table:table-cell office:value-type="float" office:value="0.299128427432528" calcext:value-type="float">
            <text:p>0.2991284274</text:p>
          </table:table-cell>
        </table:table-row>
        <table:table-row table:style-name="ro1">
          <table:table-cell office:value-type="float" office:value="0.325388405226814" calcext:value-type="float">
            <text:p>0.3253884052</text:p>
          </table:table-cell>
          <table:table-cell office:value-type="float" office:value="0.894122385743973" calcext:value-type="float">
            <text:p>0.8941223857</text:p>
          </table:table-cell>
        </table:table-row>
        <table:table-row table:style-name="ro1">
          <table:table-cell office:value-type="float" office:value="0.454091008851147" calcext:value-type="float">
            <text:p>0.4540910089</text:p>
          </table:table-cell>
          <table:table-cell office:value-type="float" office:value="0.793801355685176" calcext:value-type="float">
            <text:p>0.7938013557</text:p>
          </table:table-cell>
        </table:table-row>
        <table:table-row table:style-name="ro1">
          <table:table-cell office:value-type="float" office:value="0.654843883545182" calcext:value-type="float">
            <text:p>0.6548438835</text:p>
          </table:table-cell>
          <table:table-cell office:value-type="float" office:value="0.571179488184701" calcext:value-type="float">
            <text:p>0.5711794882</text:p>
          </table:table-cell>
        </table:table-row>
        <table:table-row table:style-name="ro1">
          <table:table-cell office:value-type="float" office:value="0.891531033645692" calcext:value-type="float">
            <text:p>0.8915310336</text:p>
          </table:table-cell>
          <table:table-cell office:value-type="float" office:value="0.205172416046764" calcext:value-type="float">
            <text:p>0.205172416</text:p>
          </table:table-cell>
        </table:table-row>
        <table:table-row table:style-name="ro1">
          <table:table-cell office:value-type="float" office:value="0.809443456704326" calcext:value-type="float">
            <text:p>0.8094434567</text:p>
          </table:table-cell>
          <table:table-cell office:value-type="float" office:value="0.344801290398665" calcext:value-type="float">
            <text:p>0.3448012904</text:p>
          </table:table-cell>
        </table:table-row>
        <table:table-row table:style-name="ro1">
          <table:table-cell office:value-type="float" office:value="0.633544910657861" calcext:value-type="float">
            <text:p>0.6335449107</text:p>
          </table:table-cell>
          <table:table-cell office:value-type="float" office:value="0.598620846180189" calcext:value-type="float">
            <text:p>0.5986208462</text:p>
          </table:table-cell>
        </table:table-row>
        <table:table-row table:style-name="ro1">
          <table:table-cell office:value-type="float" office:value="0.899427060812207" calcext:value-type="float">
            <text:p>0.8994270608</text:p>
          </table:table-cell>
          <table:table-cell office:value-type="float" office:value="0.191030962298274" calcext:value-type="float">
            <text:p>0.1910309623</text:p>
          </table:table-cell>
        </table:table-row>
        <table:table-row table:style-name="ro1">
          <table:table-cell office:value-type="float" office:value="0.875093638417272" calcext:value-type="float">
            <text:p>0.8750936384</text:p>
          </table:table-cell>
          <table:table-cell office:value-type="float" office:value="0.234211124004011" calcext:value-type="float">
            <text:p>0.234211124</text:p>
          </table:table-cell>
        </table:table-row>
        <table:table-row table:style-name="ro1">
          <table:table-cell office:value-type="float" office:value="0.914964180092841" calcext:value-type="float">
            <text:p>0.9149641801</text:p>
          </table:table-cell>
          <table:table-cell office:value-type="float" office:value="0.162840549147072" calcext:value-type="float">
            <text:p>0.1628405491</text:p>
          </table:table-cell>
        </table:table-row>
        <table:table-row table:style-name="ro1">
          <table:table-cell office:value-type="float" office:value="0.398323890717367" calcext:value-type="float">
            <text:p>0.3983238907</text:p>
          </table:table-cell>
          <table:table-cell office:value-type="float" office:value="0.841338272861754" calcext:value-type="float">
            <text:p>0.8413382729</text:p>
          </table:table-cell>
        </table:table-row>
        <table:table-row table:style-name="ro1">
          <table:table-cell office:value-type="float" office:value="0.651483790120541" calcext:value-type="float">
            <text:p>0.6514837901</text:p>
          </table:table-cell>
          <table:table-cell office:value-type="float" office:value="0.57556887121027" calcext:value-type="float">
            <text:p>0.5755688712</text:p>
          </table:table-cell>
        </table:table-row>
        <table:table-row table:style-name="ro1">
          <table:table-cell office:value-type="float" office:value="0.1715588728672" calcext:value-type="float">
            <text:p>0.1715588729</text:p>
          </table:table-cell>
          <table:table-cell office:value-type="float" office:value="0.970567553141951" calcext:value-type="float">
            <text:p>0.9705675531</text:p>
          </table:table-cell>
        </table:table-row>
        <table:table-row table:style-name="ro1">
          <table:table-cell office:value-type="float" office:value="0.537393973941974" calcext:value-type="float">
            <text:p>0.5373939739</text:p>
          </table:table-cell>
          <table:table-cell office:value-type="float" office:value="0.711207716770925" calcext:value-type="float">
            <text:p>0.7112077168</text:p>
          </table:table-cell>
        </table:table-row>
        <table:table-row table:style-name="ro1">
          <table:table-cell office:value-type="float" office:value="0.644173578817008" calcext:value-type="float">
            <text:p>0.6441735788</text:p>
          </table:table-cell>
          <table:table-cell office:value-type="float" office:value="0.585040400354117" calcext:value-type="float">
            <text:p>0.5850404004</text:p>
          </table:table-cell>
        </table:table-row>
        <table:table-row table:style-name="ro1">
          <table:table-cell office:value-type="float" office:value="0.264606441395431" calcext:value-type="float">
            <text:p>0.2646064414</text:p>
          </table:table-cell>
          <table:table-cell office:value-type="float" office:value="0.929983431176152" calcext:value-type="float">
            <text:p>0.9299834312</text:p>
          </table:table-cell>
        </table:table-row>
        <table:table-row table:style-name="ro1">
          <table:table-cell office:value-type="float" office:value="0.393923194588284" calcext:value-type="float">
            <text:p>0.3939231946</text:p>
          </table:table-cell>
          <table:table-cell office:value-type="float" office:value="0.844824516769975" calcext:value-type="float">
            <text:p>0.8448245168</text:p>
          </table:table-cell>
        </table:table-row>
        <table:table-row table:style-name="ro1">
          <table:table-cell office:value-type="float" office:value="0.690148702079174" calcext:value-type="float">
            <text:p>0.6901487021</text:p>
          </table:table-cell>
          <table:table-cell office:value-type="float" office:value="0.523694769018451" calcext:value-type="float">
            <text:p>0.523694769</text:p>
          </table:table-cell>
        </table:table-row>
        <table:table-row table:style-name="ro1">
          <table:table-cell office:value-type="float" office:value="0.953610502350891" calcext:value-type="float">
            <text:p>0.9536105024</text:p>
          </table:table-cell>
          <table:table-cell office:value-type="float" office:value="0.0906270098884155" calcext:value-type="float">
            <text:p>0.0906270099</text:p>
          </table:table-cell>
        </table:table-row>
        <table:table-row table:style-name="ro1">
          <table:table-cell office:value-type="float" office:value="0.855742789279069" calcext:value-type="float">
            <text:p>0.8557427893</text:p>
          </table:table-cell>
          <table:table-cell office:value-type="float" office:value="0.267704278596952" calcext:value-type="float">
            <text:p>0.2677042786</text:p>
          </table:table-cell>
        </table:table-row>
        <table:table-row table:style-name="ro1">
          <table:table-cell office:value-type="float" office:value="0.336785930282216" calcext:value-type="float">
            <text:p>0.3367859303</text:p>
          </table:table-cell>
          <table:table-cell office:value-type="float" office:value="0.886575237164357" calcext:value-type="float">
            <text:p>0.8865752372</text:p>
          </table:table-cell>
        </table:table-row>
        <table:table-row table:style-name="ro1">
          <table:table-cell office:value-type="float" office:value="0.703550983090107" calcext:value-type="float">
            <text:p>0.7035509831</text:p>
          </table:table-cell>
          <table:table-cell office:value-type="float" office:value="0.505016014199034" calcext:value-type="float">
            <text:p>0.5050160142</text:p>
          </table:table-cell>
        </table:table-row>
        <table:table-row table:style-name="ro1">
          <table:table-cell office:value-type="float" office:value="0.900894404009011" calcext:value-type="float">
            <text:p>0.900894404</text:p>
          </table:table-cell>
          <table:table-cell office:value-type="float" office:value="0.188389681381384" calcext:value-type="float">
            <text:p>0.1883896814</text:p>
          </table:table-cell>
        </table:table-row>
        <table:table-row table:style-name="ro1">
          <table:table-cell office:value-type="float" office:value="0.675881715644277" calcext:value-type="float">
            <text:p>0.6758817156</text:p>
          </table:table-cell>
          <table:table-cell office:value-type="float" office:value="0.543183906457761" calcext:value-type="float">
            <text:p>0.5431839065</text:p>
          </table:table-cell>
        </table:table-row>
        <table:table-row table:style-name="ro1">
          <table:table-cell office:value-type="float" office:value="0.544371679587017" calcext:value-type="float">
            <text:p>0.5443716796</text:p>
          </table:table-cell>
          <table:table-cell office:value-type="float" office:value="0.703659474463663" calcext:value-type="float">
            <text:p>0.7036594745</text:p>
          </table:table-cell>
        </table:table-row>
        <table:table-row table:style-name="ro1">
          <table:table-cell office:value-type="float" office:value="0.0528510933451157" calcext:value-type="float">
            <text:p>0.0528510933</text:p>
          </table:table-cell>
          <table:table-cell office:value-type="float" office:value="0.99720680369593" calcext:value-type="float">
            <text:p>0.9972068037</text:p>
          </table:table-cell>
        </table:table-row>
        <table:table-row table:style-name="ro1">
          <table:table-cell office:value-type="float" office:value="0.933182147603302" calcext:value-type="float">
            <text:p>0.9331821476</text:p>
          </table:table-cell>
          <table:table-cell office:value-type="float" office:value="0.129171079394721" calcext:value-type="float">
            <text:p>0.1291710794</text:p>
          </table:table-cell>
        </table:table-row>
        <table:table-row table:style-name="ro1">
          <table:table-cell office:value-type="float" office:value="0.919795876845193" calcext:value-type="float">
            <text:p>0.9197958768</text:p>
          </table:table-cell>
          <table:table-cell office:value-type="float" office:value="0.153975544938928" calcext:value-type="float">
            <text:p>0.1539755449</text:p>
          </table:table-cell>
        </table:table-row>
        <table:table-row table:style-name="ro1">
          <table:table-cell office:value-type="float" office:value="0.536499279758343" calcext:value-type="float">
            <text:p>0.5364992798</text:p>
          </table:table-cell>
          <table:table-cell office:value-type="float" office:value="0.712168916901799" calcext:value-type="float">
            <text:p>0.7121689169</text:p>
          </table:table-cell>
        </table:table-row>
        <table:table-row table:style-name="ro1">
          <table:table-cell office:value-type="float" office:value="0.79869934691012" calcext:value-type="float">
            <text:p>0.7986993469</text:p>
          </table:table-cell>
          <table:table-cell office:value-type="float" office:value="0.362079353245382" calcext:value-type="float">
            <text:p>0.3620793532</text:p>
          </table:table-cell>
        </table:table-row>
        <table:table-row table:style-name="ro1">
          <table:table-cell office:value-type="float" office:value="0.170858665369176" calcext:value-type="float">
            <text:p>0.1708586654</text:p>
          </table:table-cell>
          <table:table-cell office:value-type="float" office:value="0.970807316469696" calcext:value-type="float">
            <text:p>0.9708073165</text:p>
          </table:table-cell>
        </table:table-row>
        <table:table-row table:style-name="ro1">
          <table:table-cell office:value-type="float" office:value="0.265944332984725" calcext:value-type="float">
            <text:p>0.265944333</text:p>
          </table:table-cell>
          <table:table-cell office:value-type="float" office:value="0.929273611753384" calcext:value-type="float">
            <text:p>0.9292736118</text:p>
          </table:table-cell>
        </table:table-row>
        <table:table-row table:style-name="ro1">
          <table:table-cell office:value-type="float" office:value="0.300761550713545" calcext:value-type="float">
            <text:p>0.3007615507</text:p>
          </table:table-cell>
          <table:table-cell office:value-type="float" office:value="0.909542489621823" calcext:value-type="float">
            <text:p>0.9095424896</text:p>
          </table:table-cell>
        </table:table-row>
        <table:table-row table:style-name="ro1">
          <table:table-cell office:value-type="float" office:value="0.96955175748216" calcext:value-type="float">
            <text:p>0.9695517575</text:p>
          </table:table-cell>
          <table:table-cell office:value-type="float" office:value="0.0599693895634342" calcext:value-type="float">
            <text:p>0.0599693896</text:p>
          </table:table-cell>
        </table:table-row>
        <table:table-row table:style-name="ro1">
          <table:table-cell office:value-type="float" office:value="0.117779103299984" calcext:value-type="float">
            <text:p>0.1177791033</text:p>
          </table:table-cell>
          <table:table-cell office:value-type="float" office:value="0.986128082826027" calcext:value-type="float">
            <text:p>0.9861280828</text:p>
          </table:table-cell>
        </table:table-row>
        <table:table-row table:style-name="ro1">
          <table:table-cell office:value-type="float" office:value="0.704731775381832" calcext:value-type="float">
            <text:p>0.7047317754</text:p>
          </table:table-cell>
          <table:table-cell office:value-type="float" office:value="0.503353124777149" calcext:value-type="float">
            <text:p>0.5033531248</text:p>
          </table:table-cell>
        </table:table-row>
        <table:table-row table:style-name="ro1">
          <table:table-cell office:value-type="float" office:value="0.455818960608086" calcext:value-type="float">
            <text:p>0.4558189606</text:p>
          </table:table-cell>
          <table:table-cell office:value-type="float" office:value="0.792229078657809" calcext:value-type="float">
            <text:p>0.7922290787</text:p>
          </table:table-cell>
        </table:table-row>
        <table:table-row table:style-name="ro1">
          <table:table-cell office:value-type="float" office:value="0.41896942505155" calcext:value-type="float">
            <text:p>0.4189694251</text:p>
          </table:table-cell>
          <table:table-cell office:value-type="float" office:value="0.824466561381073" calcext:value-type="float">
            <text:p>0.8244665614</text:p>
          </table:table-cell>
        </table:table-row>
        <table:table-row table:style-name="ro1">
          <table:table-cell office:value-type="float" office:value="0.395195915907795" calcext:value-type="float">
            <text:p>0.3951959159</text:p>
          </table:table-cell>
          <table:table-cell office:value-type="float" office:value="0.843820188059414" calcext:value-type="float">
            <text:p>0.8438201881</text:p>
          </table:table-cell>
        </table:table-row>
        <table:table-row table:style-name="ro1">
          <table:table-cell office:value-type="float" office:value="0.0575150035370502" calcext:value-type="float">
            <text:p>0.0575150035</text:p>
          </table:table-cell>
          <table:table-cell office:value-type="float" office:value="0.996692024368187" calcext:value-type="float">
            <text:p>0.9966920244</text:p>
          </table:table-cell>
        </table:table-row>
        <table:table-row table:style-name="ro1">
          <table:table-cell office:value-type="float" office:value="0.99603442738528" calcext:value-type="float">
            <text:p>0.9960344274</text:p>
          </table:table-cell>
          <table:table-cell office:value-type="float" office:value="0.00791542002780199" calcext:value-type="float">
            <text:p>0.00791542</text:p>
          </table:table-cell>
        </table:table-row>
        <table:table-row table:style-name="ro1">
          <table:table-cell office:value-type="float" office:value="0.723373919346296" calcext:value-type="float">
            <text:p>0.7233739193</text:p>
          </table:table-cell>
          <table:table-cell office:value-type="float" office:value="0.47673017280969" calcext:value-type="float">
            <text:p>0.4767301728</text:p>
          </table:table-cell>
        </table:table-row>
        <table:table-row table:style-name="ro1">
          <table:table-cell office:value-type="float" office:value="0.684738516124888" calcext:value-type="float">
            <text:p>0.6847385161</text:p>
          </table:table-cell>
          <table:table-cell office:value-type="float" office:value="0.531133164535224" calcext:value-type="float">
            <text:p>0.5311331645</text:p>
          </table:table-cell>
        </table:table-row>
        <table:table-row table:style-name="ro1">
          <table:table-cell office:value-type="float" office:value="0.977728380923977" calcext:value-type="float">
            <text:p>0.9777283809</text:p>
          </table:table-cell>
          <table:table-cell office:value-type="float" office:value="0.0440472131358233" calcext:value-type="float">
            <text:p>0.0440472131</text:p>
          </table:table-cell>
        </table:table-row>
        <table:table-row table:style-name="ro1">
          <table:table-cell office:value-type="float" office:value="0.692850083518652" calcext:value-type="float">
            <text:p>0.6928500835</text:p>
          </table:table-cell>
          <table:table-cell office:value-type="float" office:value="0.51995876179719" calcext:value-type="float">
            <text:p>0.5199587618</text:p>
          </table:table-cell>
        </table:table-row>
        <table:table-row table:style-name="ro1">
          <table:table-cell office:value-type="float" office:value="0.544628277933715" calcext:value-type="float">
            <text:p>0.5446282779</text:p>
          </table:table-cell>
          <table:table-cell office:value-type="float" office:value="0.70338003887635" calcext:value-type="float">
            <text:p>0.7033800389</text:p>
          </table:table-cell>
        </table:table-row>
        <table:table-row table:style-name="ro1">
          <table:table-cell office:value-type="float" office:value="0.827773861478234" calcext:value-type="float">
            <text:p>0.8277738615</text:p>
          </table:table-cell>
          <table:table-cell office:value-type="float" office:value="0.31479043425375" calcext:value-type="float">
            <text:p>0.3147904343</text:p>
          </table:table-cell>
        </table:table-row>
        <table:table-row table:style-name="ro1">
          <table:table-cell office:value-type="float" office:value="0.0847473313950833" calcext:value-type="float">
            <text:p>0.0847473314</text:p>
          </table:table-cell>
          <table:table-cell office:value-type="float" office:value="0.992817889821447" calcext:value-type="float">
            <text:p>0.9928178898</text:p>
          </table:table-cell>
        </table:table-row>
        <table:table-row table:style-name="ro1">
          <table:table-cell office:value-type="float" office:value="0.975654695836634" calcext:value-type="float">
            <text:p>0.9756546958</text:p>
          </table:table-cell>
          <table:table-cell office:value-type="float" office:value="0.0480979145854688" calcext:value-type="float">
            <text:p>0.0480979146</text:p>
          </table:table-cell>
        </table:table-row>
        <table:table-row table:style-name="ro1">
          <table:table-cell office:value-type="float" office:value="0.0428990139122998" calcext:value-type="float">
            <text:p>0.0428990139</text:p>
          </table:table-cell>
          <table:table-cell office:value-type="float" office:value="0.998159679749916" calcext:value-type="float">
            <text:p>0.9981596797</text:p>
          </table:table-cell>
        </table:table-row>
        <table:table-row table:style-name="ro1">
          <table:table-cell office:value-type="float" office:value="0.20099683386026" calcext:value-type="float">
            <text:p>0.2009968339</text:p>
          </table:table-cell>
          <table:table-cell office:value-type="float" office:value="0.959600272791682" calcext:value-type="float">
            <text:p>0.9596002728</text:p>
          </table:table-cell>
        </table:table-row>
        <table:table-row table:style-name="ro1">
          <table:table-cell office:value-type="float" office:value="0.944370837490489" calcext:value-type="float">
            <text:p>0.9443708375</text:p>
          </table:table-cell>
          <table:table-cell office:value-type="float" office:value="0.108163721477784" calcext:value-type="float">
            <text:p>0.1081637215</text:p>
          </table:table-cell>
        </table:table-row>
        <table:table-row table:style-name="ro1">
          <table:table-cell office:value-type="float" office:value="0.246497356491842" calcext:value-type="float">
            <text:p>0.2464973565</text:p>
          </table:table-cell>
          <table:table-cell office:value-type="float" office:value="0.939239053242595" calcext:value-type="float">
            <text:p>0.9392390532</text:p>
          </table:table-cell>
        </table:table-row>
        <table:table-row table:style-name="ro1">
          <table:table-cell office:value-type="float" office:value="0.513141908604393" calcext:value-type="float">
            <text:p>0.5131419086</text:p>
          </table:table-cell>
          <table:table-cell office:value-type="float" office:value="0.736685571857119" calcext:value-type="float">
            <text:p>0.7366855719</text:p>
          </table:table-cell>
        </table:table-row>
        <table:table-row table:style-name="ro1">
          <table:table-cell office:value-type="float" office:value="0.263644327733784" calcext:value-type="float">
            <text:p>0.2636443277</text:p>
          </table:table-cell>
          <table:table-cell office:value-type="float" office:value="0.930491668453898" calcext:value-type="float">
            <text:p>0.9304916685</text:p>
          </table:table-cell>
        </table:table-row>
        <table:table-row table:style-name="ro1">
          <table:table-cell office:value-type="float" office:value="0.611478159289204" calcext:value-type="float">
            <text:p>0.6114781593</text:p>
          </table:table-cell>
          <table:table-cell office:value-type="float" office:value="0.626094460716281" calcext:value-type="float">
            <text:p>0.6260944607</text:p>
          </table:table-cell>
        </table:table-row>
        <table:table-row table:style-name="ro1">
          <table:table-cell office:value-type="float" office:value="0.0490984311379356" calcext:value-type="float">
            <text:p>0.0490984311</text:p>
          </table:table-cell>
          <table:table-cell office:value-type="float" office:value="0.997589344059916" calcext:value-type="float">
            <text:p>0.9975893441</text:p>
          </table:table-cell>
        </table:table-row>
        <table:table-row table:style-name="ro1">
          <table:table-cell office:value-type="float" office:value="0.973415504826853" calcext:value-type="float">
            <text:p>0.9734155048</text:p>
          </table:table-cell>
          <table:table-cell office:value-type="float" office:value="0.0524622549628609" calcext:value-type="float">
            <text:p>0.052462255</text:p>
          </table:table-cell>
        </table:table-row>
        <table:table-row table:style-name="ro1">
          <table:table-cell office:value-type="float" office:value="0.242364004703583" calcext:value-type="float">
            <text:p>0.2423640047</text:p>
          </table:table-cell>
          <table:table-cell office:value-type="float" office:value="0.941259689224063" calcext:value-type="float">
            <text:p>0.9412596892</text:p>
          </table:table-cell>
        </table:table-row>
        <table:table-row table:style-name="ro1">
          <table:table-cell office:value-type="float" office:value="0.159961251594332" calcext:value-type="float">
            <text:p>0.1599612516</text:p>
          </table:table-cell>
          <table:table-cell office:value-type="float" office:value="0.974412397994176" calcext:value-type="float">
            <text:p>0.974412398</text:p>
          </table:table-cell>
        </table:table-row>
        <table:table-row table:style-name="ro1">
          <table:table-cell office:value-type="float" office:value="0.518236523157118" calcext:value-type="float">
            <text:p>0.5182365232</text:p>
          </table:table-cell>
          <table:table-cell office:value-type="float" office:value="0.731430906067003" calcext:value-type="float">
            <text:p>0.7314309061</text:p>
          </table:table-cell>
        </table:table-row>
        <table:table-row table:style-name="ro1">
          <table:table-cell office:value-type="float" office:value="0.843881406886771" calcext:value-type="float">
            <text:p>0.8438814069</text:p>
          </table:table-cell>
          <table:table-cell office:value-type="float" office:value="0.287864171110864" calcext:value-type="float">
            <text:p>0.2878641711</text:p>
          </table:table-cell>
        </table:table-row>
        <table:table-row table:style-name="ro1">
          <table:table-cell office:value-type="float" office:value="0.373283952179143" calcext:value-type="float">
            <text:p>0.3732839522</text:p>
          </table:table-cell>
          <table:table-cell office:value-type="float" office:value="0.860659091057173" calcext:value-type="float">
            <text:p>0.8606590911</text:p>
          </table:table-cell>
        </table:table-row>
        <table:table-row table:style-name="ro1">
          <table:table-cell office:value-type="float" office:value="0.255917016044056" calcext:value-type="float">
            <text:p>0.255917016</text:p>
          </table:table-cell>
          <table:table-cell office:value-type="float" office:value="0.934506480899136" calcext:value-type="float">
            <text:p>0.9345064809</text:p>
          </table:table-cell>
        </table:table-row>
        <table:table-row table:style-name="ro1">
          <table:table-cell office:value-type="float" office:value="0.213971240797572" calcext:value-type="float">
            <text:p>0.2139712408</text:p>
          </table:table-cell>
          <table:table-cell office:value-type="float" office:value="0.954216308170059" calcext:value-type="float">
            <text:p>0.9542163082</text:p>
          </table:table-cell>
        </table:table-row>
        <table:table-row table:style-name="ro1">
          <table:table-cell office:value-type="float" office:value="0.647374154478677" calcext:value-type="float">
            <text:p>0.6473741545</text:p>
          </table:table-cell>
          <table:table-cell office:value-type="float" office:value="0.580906709209276" calcext:value-type="float">
            <text:p>0.5809067092</text:p>
          </table:table-cell>
        </table:table-row>
        <table:table-row table:style-name="ro1">
          <table:table-cell office:value-type="float" office:value="0.66249996076792" calcext:value-type="float">
            <text:p>0.6624999608</text:p>
          </table:table-cell>
          <table:table-cell office:value-type="float" office:value="0.561093805586745" calcext:value-type="float">
            <text:p>0.5610938056</text:p>
          </table:table-cell>
        </table:table-row>
        <table:table-row table:style-name="ro1">
          <table:table-cell office:value-type="float" office:value="0.941103067050812" calcext:value-type="float">
            <text:p>0.9411030671</text:p>
          </table:table-cell>
          <table:table-cell office:value-type="float" office:value="0.114325017190344" calcext:value-type="float">
            <text:p>0.1143250172</text:p>
          </table:table-cell>
        </table:table-row>
        <table:table-row table:style-name="ro1">
          <table:table-cell office:value-type="float" office:value="0.73574067196033" calcext:value-type="float">
            <text:p>0.735740672</text:p>
          </table:table-cell>
          <table:table-cell office:value-type="float" office:value="0.458685663808486" calcext:value-type="float">
            <text:p>0.4586856638</text:p>
          </table:table-cell>
        </table:table-row>
        <table:table-row table:style-name="ro1">
          <table:table-cell office:value-type="float" office:value="0.665887952325532" calcext:value-type="float">
            <text:p>0.6658879523</text:p>
          </table:table-cell>
          <table:table-cell office:value-type="float" office:value="0.556593234947727" calcext:value-type="float">
            <text:p>0.5565932349</text:p>
          </table:table-cell>
        </table:table-row>
        <table:table-row table:style-name="ro1">
          <table:table-cell office:value-type="float" office:value="0.0830977509926335" calcext:value-type="float">
            <text:p>0.083097751</text:p>
          </table:table-cell>
          <table:table-cell office:value-type="float" office:value="0.993094763779995" calcext:value-type="float">
            <text:p>0.9930947638</text:p>
          </table:table-cell>
        </table:table-row>
        <table:table-row table:style-name="ro1">
          <table:table-cell office:value-type="float" office:value="0.818997088164402" calcext:value-type="float">
            <text:p>0.8189970882</text:p>
          </table:table-cell>
          <table:table-cell office:value-type="float" office:value="0.329243769579404" calcext:value-type="float">
            <text:p>0.3292437696</text:p>
          </table:table-cell>
        </table:table-row>
        <table:table-row table:style-name="ro1">
          <table:table-cell office:value-type="float" office:value="0.866802570149371" calcext:value-type="float">
            <text:p>0.8668025701</text:p>
          </table:table-cell>
          <table:table-cell office:value-type="float" office:value="0.248653304382501" calcext:value-type="float">
            <text:p>0.2486533044</text:p>
          </table:table-cell>
        </table:table-row>
        <table:table-row table:style-name="ro1">
          <table:table-cell office:value-type="float" office:value="0.308072259641058" calcext:value-type="float">
            <text:p>0.3080722596</text:p>
          </table:table-cell>
          <table:table-cell office:value-type="float" office:value="0.905091482839855" calcext:value-type="float">
            <text:p>0.9050914828</text:p>
          </table:table-cell>
        </table:table-row>
        <table:table-row table:style-name="ro1">
          <table:table-cell office:value-type="float" office:value="0.60736547809227" calcext:value-type="float">
            <text:p>0.6073654781</text:p>
          </table:table-cell>
          <table:table-cell office:value-type="float" office:value="0.631107176055427" calcext:value-type="float">
            <text:p>0.6311071761</text:p>
          </table:table-cell>
        </table:table-row>
        <table:table-row table:style-name="ro1">
          <table:table-cell office:value-type="float" office:value="0.821895247220431" calcext:value-type="float">
            <text:p>0.8218952472</text:p>
          </table:table-cell>
          <table:table-cell office:value-type="float" office:value="0.324488202931036" calcext:value-type="float">
            <text:p>0.3244882029</text:p>
          </table:table-cell>
        </table:table-row>
        <table:table-row table:style-name="ro1">
          <table:table-cell office:value-type="float" office:value="0.0541547863510079" calcext:value-type="float">
            <text:p>0.0541547864</text:p>
          </table:table-cell>
          <table:table-cell office:value-type="float" office:value="0.997078915505765" calcext:value-type="float">
            <text:p>0.9970789155</text:p>
          </table:table-cell>
        </table:table-row>
        <table:table-row table:style-name="ro1">
          <table:table-cell office:value-type="float" office:value="0.949072629834171" calcext:value-type="float">
            <text:p>0.9490726298</text:p>
          </table:table-cell>
          <table:table-cell office:value-type="float" office:value="0.099261143299811" calcext:value-type="float">
            <text:p>0.0992611433</text:p>
          </table:table-cell>
        </table:table-row>
        <table:table-row table:style-name="ro1">
          <table:table-cell office:value-type="float" office:value="0.556281637016615" calcext:value-type="float">
            <text:p>0.556281637</text:p>
          </table:table-cell>
          <table:table-cell office:value-type="float" office:value="0.690550740325903" calcext:value-type="float">
            <text:p>0.6905507403</text:p>
          </table:table-cell>
        </table:table-row>
        <table:table-row table:style-name="ro1">
          <table:table-cell office:value-type="float" office:value="0.991322494986" calcext:value-type="float">
            <text:p>0.991322495</text:p>
          </table:table-cell>
          <table:table-cell office:value-type="float" office:value="0.0172797109361023" calcext:value-type="float">
            <text:p>0.0172797109</text:p>
          </table:table-cell>
        </table:table-row>
        <table:table-row table:style-name="ro1">
          <table:table-cell office:value-type="float" office:value="0.912979644532515" calcext:value-type="float">
            <text:p>0.9129796445</text:p>
          </table:table-cell>
          <table:table-cell office:value-type="float" office:value="0.166468189304002" calcext:value-type="float">
            <text:p>0.1664681893</text:p>
          </table:table-cell>
        </table:table-row>
        <table:table-row table:style-name="ro1">
          <table:table-cell office:value-type="float" office:value="0.590209037503564" calcext:value-type="float">
            <text:p>0.5902090375</text:p>
          </table:table-cell>
          <table:table-cell office:value-type="float" office:value="0.651653292049198" calcext:value-type="float">
            <text:p>0.651653292</text:p>
          </table:table-cell>
        </table:table-row>
        <table:table-row table:style-name="ro1">
          <table:table-cell office:value-type="float" office:value="0.556281637016615" calcext:value-type="float">
            <text:p>0.556281637</text:p>
          </table:table-cell>
          <table:table-cell office:value-type="float" office:value="0.690550740325903" calcext:value-type="float">
            <text:p>0.6905507403</text:p>
          </table:table-cell>
        </table:table-row>
        <table:table-row table:style-name="ro1">
          <table:table-cell office:value-type="float" office:value="0.290102335569168" calcext:value-type="float">
            <text:p>0.2901023356</text:p>
          </table:table-cell>
          <table:table-cell office:value-type="float" office:value="0.916229845641257" calcext:value-type="float">
            <text:p>0.9162298456</text:p>
          </table:table-cell>
        </table:table-row>
        <table:table-row table:style-name="ro1">
          <table:table-cell office:value-type="float" office:value="0.958406868248089" calcext:value-type="float">
            <text:p>0.9584068682</text:p>
          </table:table-cell>
          <table:table-cell office:value-type="float" office:value="0.0814562748967833" calcext:value-type="float">
            <text:p>0.0814562749</text:p>
          </table:table-cell>
        </table:table-row>
        <table:table-row table:style-name="ro1">
          <table:table-cell office:value-type="float" office:value="0.936131677967941" calcext:value-type="float">
            <text:p>0.936131678</text:p>
          </table:table-cell>
          <table:table-cell office:value-type="float" office:value="0.123657481505791" calcext:value-type="float">
            <text:p>0.1236574815</text:p>
          </table:table-cell>
        </table:table-row>
        <table:table-row table:style-name="ro1">
          <table:table-cell office:value-type="float" office:value="0.777941232845379" calcext:value-type="float">
            <text:p>0.7779412328</text:p>
          </table:table-cell>
          <table:table-cell office:value-type="float" office:value="0.394807438241964" calcext:value-type="float">
            <text:p>0.3948074382</text:p>
          </table:table-cell>
        </table:table-row>
        <table:table-row table:style-name="ro1">
          <table:table-cell office:value-type="float" office:value="0.442351634463893" calcext:value-type="float">
            <text:p>0.4423516345</text:p>
          </table:table-cell>
          <table:table-cell office:value-type="float" office:value="0.804325031498082" calcext:value-type="float">
            <text:p>0.8043250315</text:p>
          </table:table-cell>
        </table:table-row>
        <table:table-row table:style-name="ro1">
          <table:table-cell office:value-type="float" office:value="0.955903631480928" calcext:value-type="float">
            <text:p>0.9559036315</text:p>
          </table:table-cell>
          <table:table-cell office:value-type="float" office:value="0.0862482473222913" calcext:value-type="float">
            <text:p>0.0862482473</text:p>
          </table:table-cell>
        </table:table-row>
        <table:table-row table:style-name="ro1">
          <table:table-cell office:value-type="float" office:value="0.640594501959824" calcext:value-type="float">
            <text:p>0.640594502</text:p>
          </table:table-cell>
          <table:table-cell office:value-type="float" office:value="0.589638684061525" calcext:value-type="float">
            <text:p>0.5896386841</text:p>
          </table:table-cell>
        </table:table-row>
        <table:table-row table:style-name="ro1">
          <table:table-cell office:value-type="float" office:value="0.793807189440538" calcext:value-type="float">
            <text:p>0.7938071894</text:p>
          </table:table-cell>
          <table:table-cell office:value-type="float" office:value="0.369870145998317" calcext:value-type="float">
            <text:p>0.369870146</text:p>
          </table:table-cell>
        </table:table-row>
        <table:table-row table:style-name="ro1">
          <table:table-cell office:value-type="float" office:value="0.457251880503121" calcext:value-type="float">
            <text:p>0.4572518805</text:p>
          </table:table-cell>
          <table:table-cell office:value-type="float" office:value="0.790920717998831" calcext:value-type="float">
            <text:p>0.790920718</text:p>
          </table:table-cell>
        </table:table-row>
        <table:table-row table:style-name="ro1">
          <table:table-cell office:value-type="float" office:value="0.910150855053027" calcext:value-type="float">
            <text:p>0.9101508551</text:p>
          </table:table-cell>
          <table:table-cell office:value-type="float" office:value="0.171625421049759" calcext:value-type="float">
            <text:p>0.171625421</text:p>
          </table:table-cell>
        </table:table-row>
        <table:table-row table:style-name="ro1">
          <table:table-cell office:value-type="float" office:value="0.369911180725948" calcext:value-type="float">
            <text:p>0.3699111807</text:p>
          </table:table-cell>
          <table:table-cell office:value-type="float" office:value="0.863165728424573" calcext:value-type="float">
            <text:p>0.8631657284</text:p>
          </table:table-cell>
        </table:table-row>
        <table:table-row table:style-name="ro1">
          <table:table-cell office:value-type="float" office:value="0.949523304904931" calcext:value-type="float">
            <text:p>0.9495233049</text:p>
          </table:table-cell>
          <table:table-cell office:value-type="float" office:value="0.0984054934424904" calcext:value-type="float">
            <text:p>0.0984054934</text:p>
          </table:table-cell>
        </table:table-row>
        <table:table-row table:style-name="ro1">
          <table:table-cell office:value-type="float" office:value="0.653963151623026" calcext:value-type="float">
            <text:p>0.6539631516</text:p>
          </table:table-cell>
          <table:table-cell office:value-type="float" office:value="0.572332196319318" calcext:value-type="float">
            <text:p>0.5723321963</text:p>
          </table:table-cell>
        </table:table-row>
        <table:table-row table:style-name="ro1">
          <table:table-cell office:value-type="float" office:value="0.23269217070444" calcext:value-type="float">
            <text:p>0.2326921707</text:p>
          </table:table-cell>
          <table:table-cell office:value-type="float" office:value="0.945854353692911" calcext:value-type="float">
            <text:p>0.9458543537</text:p>
          </table:table-cell>
        </table:table-row>
        <table:table-row table:style-name="ro1">
          <table:table-cell office:value-type="float" office:value="0.0672631798797887" calcext:value-type="float">
            <text:p>0.0672631799</text:p>
          </table:table-cell>
          <table:table-cell office:value-type="float" office:value="0.995475703741168" calcext:value-type="float">
            <text:p>0.9954757037</text:p>
          </table:table-cell>
        </table:table-row>
        <table:table-row table:style-name="ro1">
          <table:table-cell office:value-type="float" office:value="0.106234875584065" calcext:value-type="float">
            <text:p>0.1062348756</text:p>
          </table:table-cell>
          <table:table-cell office:value-type="float" office:value="0.988714151209642" calcext:value-type="float">
            <text:p>0.9887141512</text:p>
          </table:table-cell>
        </table:table-row>
        <table:table-row table:style-name="ro1">
          <table:table-cell office:value-type="float" office:value="0.583718933354329" calcext:value-type="float">
            <text:p>0.5837189334</text:p>
          </table:table-cell>
          <table:table-cell office:value-type="float" office:value="0.659272206843714" calcext:value-type="float">
            <text:p>0.6592722068</text:p>
          </table:table-cell>
        </table:table-row>
        <table:table-row table:style-name="ro1">
          <table:table-cell office:value-type="float" office:value="0.691106116183728" calcext:value-type="float">
            <text:p>0.6911061162</text:p>
          </table:table-cell>
          <table:table-cell office:value-type="float" office:value="0.522372339292669" calcext:value-type="float">
            <text:p>0.5223723393</text:p>
          </table:table-cell>
        </table:table-row>
        <table:table-row table:style-name="ro1">
          <table:table-cell office:value-type="float" office:value="0.280034382887554" calcext:value-type="float">
            <text:p>0.2800343829</text:p>
          </table:table-cell>
          <table:table-cell office:value-type="float" office:value="0.921580744660302" calcext:value-type="float">
            <text:p>0.9215807447</text:p>
          </table:table-cell>
        </table:table-row>
        <table:table-row table:style-name="ro1">
          <table:table-cell office:value-type="float" office:value="0.219472653973144" calcext:value-type="float">
            <text:p>0.219472654</text:p>
          </table:table-cell>
          <table:table-cell office:value-type="float" office:value="0.951831754159314" calcext:value-type="float">
            <text:p>0.9518317542</text:p>
          </table:table-cell>
        </table:table-row>
        <table:table-row table:style-name="ro1">
          <table:table-cell office:value-type="float" office:value="0.0799502252577503" calcext:value-type="float">
            <text:p>0.0799502253</text:p>
          </table:table-cell>
          <table:table-cell office:value-type="float" office:value="0.993607961481266" calcext:value-type="float">
            <text:p>0.9936079615</text:p>
          </table:table-cell>
        </table:table-row>
        <table:table-row table:style-name="ro1">
          <table:table-cell office:value-type="float" office:value="0.583718933354329" calcext:value-type="float">
            <text:p>0.5837189334</text:p>
          </table:table-cell>
          <table:table-cell office:value-type="float" office:value="0.659272206843714" calcext:value-type="float">
            <text:p>0.6592722068</text:p>
          </table:table-cell>
        </table:table-row>
        <table:table-row table:style-name="ro1">
          <table:table-cell office:value-type="float" office:value="0.903622963039534" calcext:value-type="float">
            <text:p>0.903622963</text:p>
          </table:table-cell>
          <table:table-cell office:value-type="float" office:value="0.183465941849173" calcext:value-type="float">
            <text:p>0.1834659418</text:p>
          </table:table-cell>
        </table:table-row>
        <table:table-row table:style-name="ro1">
          <table:table-cell office:value-type="float" office:value="0.861570673746516" calcext:value-type="float">
            <text:p>0.8615706737</text:p>
          </table:table-cell>
          <table:table-cell office:value-type="float" office:value="0.257696181963688" calcext:value-type="float">
            <text:p>0.257696182</text:p>
          </table:table-cell>
        </table:table-row>
        <table:table-row table:style-name="ro1">
          <table:table-cell office:value-type="float" office:value="0.611991920126052" calcext:value-type="float">
            <text:p>0.6119919201</text:p>
          </table:table-cell>
          <table:table-cell office:value-type="float" office:value="0.62546588976755" calcext:value-type="float">
            <text:p>0.6254658898</text:p>
          </table:table-cell>
        </table:table-row>
        <table:table-row table:style-name="ro1">
          <table:table-cell office:value-type="float" office:value="0.317709305027015" calcext:value-type="float">
            <text:p>0.317709305</text:p>
          </table:table-cell>
          <table:table-cell office:value-type="float" office:value="0.899060797499288" calcext:value-type="float">
            <text:p>0.8990607975</text:p>
          </table:table-cell>
        </table:table-row>
        <table:table-row table:style-name="ro1">
          <table:table-cell office:value-type="float" office:value="0.426156080896138" calcext:value-type="float">
            <text:p>0.4261560809</text:p>
          </table:table-cell>
          <table:table-cell office:value-type="float" office:value="0.818390994716039" calcext:value-type="float">
            <text:p>0.8183909947</text:p>
          </table:table-cell>
        </table:table-row>
        <table:table-row table:style-name="ro1">
          <table:table-cell office:value-type="float" office:value="0.9510254692505" calcext:value-type="float">
            <text:p>0.9510254693</text:p>
          </table:table-cell>
          <table:table-cell office:value-type="float" office:value="0.0955505568369905" calcext:value-type="float">
            <text:p>0.0955505568</text:p>
          </table:table-cell>
        </table:table-row>
        <table:table-row table:style-name="ro1">
          <table:table-cell office:value-type="float" office:value="0.743114588647493" calcext:value-type="float">
            <text:p>0.7431145886</text:p>
          </table:table-cell>
          <table:table-cell office:value-type="float" office:value="0.447780708139316" calcext:value-type="float">
            <text:p>0.4477807081</text:p>
          </table:table-cell>
        </table:table-row>
        <table:table-row table:style-name="ro1">
          <table:table-cell office:value-type="float" office:value="0.37968033730229" calcext:value-type="float">
            <text:p>0.3796803373</text:p>
          </table:table-cell>
          <table:table-cell office:value-type="float" office:value="0.855843029428668" calcext:value-type="float">
            <text:p>0.8558430294</text:p>
          </table:table-cell>
        </table:table-row>
        <table:table-row table:style-name="ro1">
          <table:table-cell office:value-type="float" office:value="0.745659194493533" calcext:value-type="float">
            <text:p>0.7456591945</text:p>
          </table:table-cell>
          <table:table-cell office:value-type="float" office:value="0.443992365667303" calcext:value-type="float">
            <text:p>0.4439923657</text:p>
          </table:table-cell>
        </table:table-row>
        <table:table-row table:style-name="ro1">
          <table:table-cell office:value-type="float" office:value="0.920622986106566" calcext:value-type="float">
            <text:p>0.9206229861</text:p>
          </table:table-cell>
          <table:table-cell office:value-type="float" office:value="0.152508704791951" calcext:value-type="float">
            <text:p>0.1525087048</text:p>
          </table:table-cell>
        </table:table-row>
        <table:table-row table:style-name="ro1">
          <table:table-cell office:value-type="float" office:value="0.27835375603873" calcext:value-type="float">
            <text:p>0.278353756</text:p>
          </table:table-cell>
          <table:table-cell office:value-type="float" office:value="0.92251918649943" calcext:value-type="float">
            <text:p>0.9225191865</text:p>
          </table:table-cell>
        </table:table-row>
        <table:table-row table:style-name="ro1">
          <table:table-cell office:value-type="float" office:value="0.602904221753367" calcext:value-type="float">
            <text:p>0.6029042218</text:p>
          </table:table-cell>
          <table:table-cell office:value-type="float" office:value="0.636506499392002" calcext:value-type="float">
            <text:p>0.6365064994</text:p>
          </table:table-cell>
        </table:table-row>
        <table:table-row table:style-name="ro1">
          <table:table-cell office:value-type="float" office:value="0.363279647868936" calcext:value-type="float">
            <text:p>0.3632796479</text:p>
          </table:table-cell>
          <table:table-cell office:value-type="float" office:value="0.868028058407669" calcext:value-type="float">
            <text:p>0.8680280584</text:p>
          </table:table-cell>
        </table:table-row>
        <table:table-row table:style-name="ro1">
          <table:table-cell office:value-type="float" office:value="0.606214824006888" calcext:value-type="float">
            <text:p>0.606214824</text:p>
          </table:table-cell>
          <table:table-cell office:value-type="float" office:value="0.632503587154382" calcext:value-type="float">
            <text:p>0.6325035872</text:p>
          </table:table-cell>
        </table:table-row>
        <table:table-row table:style-name="ro1">
          <table:table-cell office:value-type="float" office:value="0.888673925920865" calcext:value-type="float">
            <text:p>0.8886739259</text:p>
          </table:table-cell>
          <table:table-cell office:value-type="float" office:value="0.210258653388727" calcext:value-type="float">
            <text:p>0.2102586534</text:p>
          </table:table-cell>
        </table:table-row>
        <table:table-row table:style-name="ro1">
          <table:table-cell office:value-type="float" office:value="0.878615446620769" calcext:value-type="float">
            <text:p>0.8786154466</text:p>
          </table:table-cell>
          <table:table-cell office:value-type="float" office:value="0.228036463343969" calcext:value-type="float">
            <text:p>0.2280364633</text:p>
          </table:table-cell>
        </table:table-row>
        <table:table-row table:style-name="ro1">
          <table:table-cell office:value-type="float" office:value="0.805981295676984" calcext:value-type="float">
            <text:p>0.8059812957</text:p>
          </table:table-cell>
          <table:table-cell office:value-type="float" office:value="0.350394151030676" calcext:value-type="float">
            <text:p>0.350394151</text:p>
          </table:table-cell>
        </table:table-row>
        <table:table-row table:style-name="ro1">
          <table:table-cell office:value-type="float" office:value="0.0409116305022104" calcext:value-type="float">
            <text:p>0.0409116305</text:p>
          </table:table-cell>
          <table:table-cell office:value-type="float" office:value="0.998326238489685" calcext:value-type="float">
            <text:p>0.9983262385</text:p>
          </table:table-cell>
        </table:table-row>
        <table:table-row table:style-name="ro1">
          <table:table-cell office:value-type="float" office:value="0.596291381149937" calcext:value-type="float">
            <text:p>0.5962913811</text:p>
          </table:table-cell>
          <table:table-cell office:value-type="float" office:value="0.644436588766364" calcext:value-type="float">
            <text:p>0.6444365888</text:p>
          </table:table-cell>
        </table:table-row>
        <table:table-row table:style-name="ro1">
          <table:table-cell office:value-type="float" office:value="0.807818417159385" calcext:value-type="float">
            <text:p>0.8078184172</text:p>
          </table:table-cell>
          <table:table-cell office:value-type="float" office:value="0.347429404898228" calcext:value-type="float">
            <text:p>0.3474294049</text:p>
          </table:table-cell>
        </table:table-row>
        <table:table-row table:style-name="ro1">
          <table:table-cell office:value-type="float" office:value="0.891531033645692" calcext:value-type="float">
            <text:p>0.8915310336</text:p>
          </table:table-cell>
          <table:table-cell office:value-type="float" office:value="0.205172416046764" calcext:value-type="float">
            <text:p>0.205172416</text:p>
          </table:table-cell>
        </table:table-row>
        <table:table-row table:style-name="ro1">
          <table:table-cell office:value-type="float" office:value="0.865155364722032" calcext:value-type="float">
            <text:p>0.8651553647</text:p>
          </table:table-cell>
          <table:table-cell office:value-type="float" office:value="0.251506194893066" calcext:value-type="float">
            <text:p>0.2515061949</text:p>
          </table:table-cell>
        </table:table-row>
        <table:table-row table:style-name="ro1">
          <table:table-cell office:value-type="float" office:value="0.614138685145507" calcext:value-type="float">
            <text:p>0.6141386851</text:p>
          </table:table-cell>
          <table:table-cell office:value-type="float" office:value="0.622833675407792" calcext:value-type="float">
            <text:p>0.6228336754</text:p>
          </table:table-cell>
        </table:table-row>
        <table:table-row table:style-name="ro1">
          <table:table-cell office:value-type="float" office:value="0.722122694222037" calcext:value-type="float">
            <text:p>0.7221226942</text:p>
          </table:table-cell>
          <table:table-cell office:value-type="float" office:value="0.478538814588085" calcext:value-type="float">
            <text:p>0.4785388146</text:p>
          </table:table-cell>
        </table:table-row>
        <table:table-row table:style-name="ro1">
          <table:table-cell office:value-type="float" office:value="0.698038418482088" calcext:value-type="float">
            <text:p>0.6980384185</text:p>
          </table:table-cell>
          <table:table-cell office:value-type="float" office:value="0.512742366323052" calcext:value-type="float">
            <text:p>0.5127423663</text:p>
          </table:table-cell>
        </table:table-row>
        <table:table-row table:style-name="ro1">
          <table:table-cell office:value-type="float" office:value="0.947651479750606" calcext:value-type="float">
            <text:p>0.9476514798</text:p>
          </table:table-cell>
          <table:table-cell office:value-type="float" office:value="0.101956672926554" calcext:value-type="float">
            <text:p>0.1019566729</text:p>
          </table:table-cell>
        </table:table-row>
        <table:table-row table:style-name="ro1">
          <table:table-cell office:value-type="float" office:value="0.637924412758744" calcext:value-type="float">
            <text:p>0.6379244128</text:p>
          </table:table-cell>
          <table:table-cell office:value-type="float" office:value="0.593052443628876" calcext:value-type="float">
            <text:p>0.5930524436</text:p>
          </table:table-cell>
        </table:table-row>
        <table:table-row table:style-name="ro1">
          <table:table-cell office:value-type="float" office:value="0.814270787964443" calcext:value-type="float">
            <text:p>0.814270788</text:p>
          </table:table-cell>
          <table:table-cell office:value-type="float" office:value="0.336963083867888" calcext:value-type="float">
            <text:p>0.3369630839</text:p>
          </table:table-cell>
        </table:table-row>
        <table:table-row table:style-name="ro1">
          <table:table-cell office:value-type="float" office:value="0.977021522303088" calcext:value-type="float">
            <text:p>0.9770215223</text:p>
          </table:table-cell>
          <table:table-cell office:value-type="float" office:value="0.0454289449566411" calcext:value-type="float">
            <text:p>0.045428945</text:p>
          </table:table-cell>
        </table:table-row>
        <table:table-row table:style-name="ro1">
          <table:table-cell office:value-type="float" office:value="0.427303185564795" calcext:value-type="float">
            <text:p>0.4273031856</text:p>
          </table:table-cell>
          <table:table-cell office:value-type="float" office:value="0.817412351663643" calcext:value-type="float">
            <text:p>0.8174123517</text:p>
          </table:table-cell>
        </table:table-row>
        <table:table-row table:style-name="ro1">
          <table:table-cell office:value-type="float" office:value="0.563453803837217" calcext:value-type="float">
            <text:p>0.5634538038</text:p>
          </table:table-cell>
          <table:table-cell office:value-type="float" office:value="0.682519810941533" calcext:value-type="float">
            <text:p>0.6825198109</text:p>
          </table:table-cell>
        </table:table-row>
        <table:table-row table:style-name="ro1">
          <table:table-cell office:value-type="float" office:value="0.266876112564136" calcext:value-type="float">
            <text:p>0.2668761126</text:p>
          </table:table-cell>
          <table:table-cell office:value-type="float" office:value="0.928777140544632" calcext:value-type="float">
            <text:p>0.9287771405</text:p>
          </table:table-cell>
        </table:table-row>
        <table:table-row table:style-name="ro1">
          <table:table-cell office:value-type="float" office:value="0.50616231228058" calcext:value-type="float">
            <text:p>0.5061623123</text:p>
          </table:table-cell>
          <table:table-cell office:value-type="float" office:value="0.743799713626839" calcext:value-type="float">
            <text:p>0.7437997136</text:p>
          </table:table-cell>
        </table:table-row>
        <table:table-row table:style-name="ro1">
          <table:table-cell office:value-type="float" office:value="0.472054002600998" calcext:value-type="float">
            <text:p>0.4720540026</text:p>
          </table:table-cell>
          <table:table-cell office:value-type="float" office:value="0.777165018629384" calcext:value-type="float">
            <text:p>0.7771650186</text:p>
          </table:table-cell>
        </table:table-row>
        <table:table-row table:style-name="ro1">
          <table:table-cell office:value-type="float" office:value="0.241140914967514" calcext:value-type="float">
            <text:p>0.241140915</text:p>
          </table:table-cell>
          <table:table-cell office:value-type="float" office:value="0.942028254257226" calcext:value-type="float">
            <text:p>0.9420282543</text:p>
          </table:table-cell>
        </table:table-row>
        <table:table-row table:style-name="ro1">
          <table:table-cell office:value-type="float" office:value="0.854669778903236" calcext:value-type="float">
            <text:p>0.8546697789</text:p>
          </table:table-cell>
          <table:table-cell office:value-type="float" office:value="0.269539569030712" calcext:value-type="float">
            <text:p>0.269539569</text:p>
          </table:table-cell>
        </table:table-row>
        <table:table-row table:style-name="ro1">
          <table:table-cell office:value-type="float" office:value="0.334979517385604" calcext:value-type="float">
            <text:p>0.3349795174</text:p>
          </table:table-cell>
          <table:table-cell office:value-type="float" office:value="0.887788722932147" calcext:value-type="float">
            <text:p>0.8877887229</text:p>
          </table:table-cell>
        </table:table-row>
        <table:table-row table:style-name="ro1">
          <table:table-cell office:value-type="float" office:value="0.906145256784103" calcext:value-type="float">
            <text:p>0.9061452568</text:p>
          </table:table-cell>
          <table:table-cell office:value-type="float" office:value="0.178900773610875" calcext:value-type="float">
            <text:p>0.1789007736</text:p>
          </table:table-cell>
        </table:table-row>
        <table:table-row table:style-name="ro1">
          <table:table-cell office:value-type="float" office:value="0.0304112817275809" calcext:value-type="float">
            <text:p>0.0304112817</text:p>
          </table:table-cell>
          <table:table-cell office:value-type="float" office:value="0.999075153943702" calcext:value-type="float">
            <text:p>0.9990751539</text:p>
          </table:table-cell>
        </table:table-row>
        <table:table-row table:style-name="ro1">
          <table:table-cell office:value-type="float" office:value="0.0914669261167289" calcext:value-type="float">
            <text:p>0.0914669261</text:p>
          </table:table-cell>
          <table:table-cell office:value-type="float" office:value="0.991633801442066" calcext:value-type="float">
            <text:p>0.9916338014</text:p>
          </table:table-cell>
        </table:table-row>
        <table:table-row table:style-name="ro1">
          <table:table-cell office:value-type="float" office:value="0.993412773185122" calcext:value-type="float">
            <text:p>0.9934127732</text:p>
          </table:table-cell>
          <table:table-cell office:value-type="float" office:value="0.0131484677883681" calcext:value-type="float">
            <text:p>0.0131484678</text:p>
          </table:table-cell>
        </table:table-row>
        <table:table-row table:style-name="ro1">
          <table:table-cell office:value-type="float" office:value="0.884960981374477" calcext:value-type="float">
            <text:p>0.8849609814</text:p>
          </table:table-cell>
          <table:table-cell office:value-type="float" office:value="0.216844061444787" calcext:value-type="float">
            <text:p>0.2168440614</text:p>
          </table:table-cell>
        </table:table-row>
        <table:table-row table:style-name="ro1">
          <table:table-cell office:value-type="float" office:value="0.727384515373695" calcext:value-type="float">
            <text:p>0.7273845154</text:p>
          </table:table-cell>
          <table:table-cell office:value-type="float" office:value="0.470911766794602" calcext:value-type="float">
            <text:p>0.4709117668</text:p>
          </table:table-cell>
        </table:table-row>
        <table:table-row table:style-name="ro1">
          <table:table-cell office:value-type="float" office:value="0.0623373820876637" calcext:value-type="float">
            <text:p>0.0623373821</text:p>
          </table:table-cell>
          <table:table-cell office:value-type="float" office:value="0.996126251025023" calcext:value-type="float">
            <text:p>0.996126251</text:p>
          </table:table-cell>
        </table:table-row>
        <table:table-row table:style-name="ro1">
          <table:table-cell office:value-type="float" office:value="0.999835597986184" calcext:value-type="float">
            <text:p>0.999835598</text:p>
          </table:table-cell>
          <table:table-cell office:value-type="float" office:value="0.000328777002890896" calcext:value-type="float">
            <text:p>0.000328777</text:p>
          </table:table-cell>
        </table:table-row>
        <table:table-row table:style-name="ro1">
          <table:table-cell office:value-type="float" office:value="0.908843171271894" calcext:value-type="float">
            <text:p>0.9088431713</text:p>
          </table:table-cell>
          <table:table-cell office:value-type="float" office:value="0.174004097770481" calcext:value-type="float">
            <text:p>0.1740040978</text:p>
          </table:table-cell>
        </table:table-row>
        <table:table-row table:style-name="ro1">
          <table:table-cell office:value-type="float" office:value="0.361223089197212" calcext:value-type="float">
            <text:p>0.3612230892</text:p>
          </table:table-cell>
          <table:table-cell office:value-type="float" office:value="0.869517879831897" calcext:value-type="float">
            <text:p>0.8695178798</text:p>
          </table:table-cell>
        </table:table-row>
        <table:table-row table:style-name="ro1">
          <table:table-cell office:value-type="float" office:value="0.868248951678665" calcext:value-type="float">
            <text:p>0.8682489517</text:p>
          </table:table-cell>
          <table:table-cell office:value-type="float" office:value="0.246155858962252" calcext:value-type="float">
            <text:p>0.246155859</text:p>
          </table:table-cell>
        </table:table-row>
        <table:table-row table:style-name="ro1">
          <table:table-cell office:value-type="float" office:value="0.161627108836679" calcext:value-type="float">
            <text:p>0.1616271088</text:p>
          </table:table-cell>
          <table:table-cell office:value-type="float" office:value="0.973876677689144" calcext:value-type="float">
            <text:p>0.9738766777</text:p>
          </table:table-cell>
        </table:table-row>
        <table:table-row table:style-name="ro1">
          <table:table-cell office:value-type="float" office:value="0.243689953150815" calcext:value-type="float">
            <text:p>0.2436899532</text:p>
          </table:table-cell>
          <table:table-cell office:value-type="float" office:value="0.940615206733404" calcext:value-type="float">
            <text:p>0.9406152067</text:p>
          </table:table-cell>
        </table:table-row>
        <table:table-row table:style-name="ro1">
          <table:table-cell office:value-type="float" office:value="0.608057571489294" calcext:value-type="float">
            <text:p>0.6080575715</text:p>
          </table:table-cell>
          <table:table-cell office:value-type="float" office:value="0.630266166207" calcext:value-type="float">
            <text:p>0.6302661662</text:p>
          </table:table-cell>
        </table:table-row>
        <table:table-row table:style-name="ro1">
          <table:table-cell office:value-type="float" office:value="0.0217956381139207" calcext:value-type="float">
            <text:p>0.0217956381</text:p>
          </table:table-cell>
          <table:table-cell office:value-type="float" office:value="0.999524950159226" calcext:value-type="float">
            <text:p>0.9995249502</text:p>
          </table:table-cell>
        </table:table-row>
        <table:table-row table:style-name="ro1">
          <table:table-cell office:value-type="float" office:value="0.665049936829959" calcext:value-type="float">
            <text:p>0.6650499368</text:p>
          </table:table-cell>
          <table:table-cell office:value-type="float" office:value="0.557708581522613" calcext:value-type="float">
            <text:p>0.5577085815</text:p>
          </table:table-cell>
        </table:table-row>
        <table:table-row table:style-name="ro1">
          <table:table-cell office:value-type="float" office:value="0.670709540852667" calcext:value-type="float">
            <text:p>0.6707095409</text:p>
          </table:table-cell>
          <table:table-cell office:value-type="float" office:value="0.550148711809238" calcext:value-type="float">
            <text:p>0.5501487118</text:p>
          </table:table-cell>
        </table:table-row>
        <table:table-row table:style-name="ro1">
          <table:table-cell office:value-type="float" office:value="0.39028697883349" calcext:value-type="float">
            <text:p>0.3902869788</text:p>
          </table:table-cell>
          <table:table-cell office:value-type="float" office:value="0.847694424143577" calcext:value-type="float">
            <text:p>0.8476944241</text:p>
          </table:table-cell>
        </table:table-row>
        <table:table-row table:style-name="ro1">
          <table:table-cell office:value-type="float" office:value="0.972922035095098" calcext:value-type="float">
            <text:p>0.9729220351</text:p>
          </table:table-cell>
          <table:table-cell office:value-type="float" office:value="0.0534227136264591" calcext:value-type="float">
            <text:p>0.0534227136</text:p>
          </table:table-cell>
        </table:table-row>
        <table:table-row table:style-name="ro1">
          <table:table-cell office:value-type="float" office:value="0.998970326829866" calcext:value-type="float">
            <text:p>0.9989703268</text:p>
          </table:table-cell>
          <table:table-cell office:value-type="float" office:value="0.00205920519343937" calcext:value-type="float">
            <text:p>0.0020592052</text:p>
          </table:table-cell>
        </table:table-row>
        <table:table-row table:style-name="ro1">
          <table:table-cell office:value-type="float" office:value="0.815576159777833" calcext:value-type="float">
            <text:p>0.8155761598</text:p>
          </table:table-cell>
          <table:table-cell office:value-type="float" office:value="0.334835527602096" calcext:value-type="float">
            <text:p>0.3348355276</text:p>
          </table:table-cell>
        </table:table-row>
        <table:table-row table:style-name="ro1">
          <table:table-cell office:value-type="float" office:value="0.954648285417378" calcext:value-type="float">
            <text:p>0.9546482854</text:p>
          </table:table-cell>
          <table:table-cell office:value-type="float" office:value="0.088646651151369" calcext:value-type="float">
            <text:p>0.0886466512</text:p>
          </table:table-cell>
        </table:table-row>
        <table:table-row table:style-name="ro1">
          <table:table-cell office:value-type="float" office:value="0.486100697819343" calcext:value-type="float">
            <text:p>0.4861006978</text:p>
          </table:table-cell>
          <table:table-cell office:value-type="float" office:value="0.763706111579625" calcext:value-type="float">
            <text:p>0.7637061116</text:p>
          </table:table-cell>
        </table:table-row>
        <table:table-row table:style-name="ro1">
          <table:table-cell office:value-type="float" office:value="0.722638162468826" calcext:value-type="float">
            <text:p>0.7226381625</text:p>
          </table:table-cell>
          <table:table-cell office:value-type="float" office:value="0.477794086143732" calcext:value-type="float">
            <text:p>0.4777940861</text:p>
          </table:table-cell>
        </table:table-row>
        <table:table-row table:style-name="ro1">
          <table:table-cell office:value-type="float" office:value="0.924536622250411" calcext:value-type="float">
            <text:p>0.9245366223</text:p>
          </table:table-cell>
          <table:table-cell office:value-type="float" office:value="0.145232034117852" calcext:value-type="float">
            <text:p>0.1452320341</text:p>
          </table:table-cell>
        </table:table-row>
        <table:table-row table:style-name="ro1">
          <table:table-cell office:value-type="float" office:value="0.65236257304125" calcext:value-type="float">
            <text:p>0.652362573</text:p>
          </table:table-cell>
          <table:table-cell office:value-type="float" office:value="0.574423073297156" calcext:value-type="float">
            <text:p>0.5744230733</text:p>
          </table:table-cell>
        </table:table-row>
        <table:table-row table:style-name="ro1">
          <table:table-cell office:value-type="float" office:value="0.929138293536421" calcext:value-type="float">
            <text:p>0.9291382935</text:p>
          </table:table-cell>
          <table:table-cell office:value-type="float" office:value="0.136702031485899" calcext:value-type="float">
            <text:p>0.1367020315</text:p>
          </table:table-cell>
        </table:table-row>
        <table:table-row table:style-name="ro1">
          <table:table-cell office:value-type="float" office:value="0.705303779455055" calcext:value-type="float">
            <text:p>0.7053037795</text:p>
          </table:table-cell>
          <table:table-cell office:value-type="float" office:value="0.502546578686468" calcext:value-type="float">
            <text:p>0.5025465787</text:p>
          </table:table-cell>
        </table:table-row>
        <table:table-row table:style-name="ro1">
          <table:table-cell office:value-type="float" office:value="0.961856529119631" calcext:value-type="float">
            <text:p>0.9618565291</text:p>
          </table:table-cell>
          <table:table-cell office:value-type="float" office:value="0.0748320526385137" calcext:value-type="float">
            <text:p>0.0748320526</text:p>
          </table:table-cell>
        </table:table-row>
        <table:table-row table:style-name="ro1">
          <table:table-cell office:value-type="float" office:value="0.862298217639448" calcext:value-type="float">
            <text:p>0.8622982176</text:p>
          </table:table-cell>
          <table:table-cell office:value-type="float" office:value="0.256441783855888" calcext:value-type="float">
            <text:p>0.2564417839</text:p>
          </table:table-cell>
        </table:table-row>
        <table:table-row table:style-name="ro1">
          <table:table-cell office:value-type="float" office:value="0.952903730027636" calcext:value-type="float">
            <text:p>0.95290373</text:p>
          </table:table-cell>
          <table:table-cell office:value-type="float" office:value="0.0919744942709804" calcext:value-type="float">
            <text:p>0.0919744943</text:p>
          </table:table-cell>
        </table:table-row>
        <table:table-row table:style-name="ro1">
          <table:table-cell office:value-type="float" office:value="0.352716593003863" calcext:value-type="float">
            <text:p>0.352716593</text:p>
          </table:table-cell>
          <table:table-cell office:value-type="float" office:value="0.875591005022371" calcext:value-type="float">
            <text:p>0.875591005</text:p>
          </table:table-cell>
        </table:table-row>
        <table:table-row table:style-name="ro1">
          <table:table-cell office:value-type="float" office:value="0.729634375026708" calcext:value-type="float">
            <text:p>0.729634375</text:p>
          </table:table-cell>
          <table:table-cell office:value-type="float" office:value="0.467633678779971" calcext:value-type="float">
            <text:p>0.4676336788</text:p>
          </table:table-cell>
        </table:table-row>
        <table:table-row table:style-name="ro1">
          <table:table-cell office:value-type="float" office:value="0.458424644514407" calcext:value-type="float">
            <text:p>0.4584246445</text:p>
          </table:table-cell>
          <table:table-cell office:value-type="float" office:value="0.790286343849386" calcext:value-type="float">
            <text:p>0.7902863438</text:p>
          </table:table-cell>
        </table:table-row>
        <table:table-row table:style-name="ro1">
          <table:table-cell office:value-type="float" office:value="0.698810068357097" calcext:value-type="float">
            <text:p>0.6988100684</text:p>
          </table:table-cell>
          <table:table-cell office:value-type="float" office:value="0.511664488836798" calcext:value-type="float">
            <text:p>0.5116644888</text:p>
          </table:table-cell>
        </table:table-row>
        <table:table-row table:style-name="ro1">
          <table:table-cell office:value-type="float" office:value="0.567712850358686" calcext:value-type="float">
            <text:p>0.5677128504</text:p>
          </table:table-cell>
          <table:table-cell office:value-type="float" office:value="0.677702119538089" calcext:value-type="float">
            <text:p>0.6777021195</text:p>
          </table:table-cell>
        </table:table-row>
        <table:table-row table:style-name="ro1">
          <table:table-cell office:value-type="float" office:value="0.672990302797721" calcext:value-type="float">
            <text:p>0.6729903028</text:p>
          </table:table-cell>
          <table:table-cell office:value-type="float" office:value="0.547084052340586" calcext:value-type="float">
            <text:p>0.5470840523</text:p>
          </table:table-cell>
        </table:table-row>
        <table:table-row table:style-name="ro1">
          <table:table-cell office:value-type="float" office:value="0.494772192805317" calcext:value-type="float">
            <text:p>0.4947721928</text:p>
          </table:table-cell>
          <table:table-cell office:value-type="float" office:value="0.755200477226734" calcext:value-type="float">
            <text:p>0.7552004772</text:p>
          </table:table-cell>
        </table:table-row>
        <table:table-row table:style-name="ro1">
          <table:table-cell office:value-type="float" office:value="0.7007660496798" calcext:value-type="float">
            <text:p>0.7007660497</text:p>
          </table:table-cell>
          <table:table-cell office:value-type="float" office:value="0.508926943619538" calcext:value-type="float">
            <text:p>0.5089269436</text:p>
          </table:table-cell>
        </table:table-row>
        <table:table-row table:style-name="ro1">
          <table:table-cell office:value-type="float" office:value="0.637510571138909" calcext:value-type="float">
            <text:p>0.6375105711</text:p>
          </table:table-cell>
          <table:table-cell office:value-type="float" office:value="0.593580271686195" calcext:value-type="float">
            <text:p>0.5935802717</text:p>
          </table:table-cell>
        </table:table-row>
        <table:table-row table:style-name="ro1">
          <table:table-cell office:value-type="float" office:value="0.908407031098648" calcext:value-type="float">
            <text:p>0.9084070311</text:p>
          </table:table-cell>
          <table:table-cell office:value-type="float" office:value="0.174796665850797" calcext:value-type="float">
            <text:p>0.1747966659</text:p>
          </table:table-cell>
        </table:table-row>
        <table:table-row table:style-name="ro1">
          <table:table-cell office:value-type="float" office:value="0.670003613892279" calcext:value-type="float">
            <text:p>0.6700036139</text:p>
          </table:table-cell>
          <table:table-cell office:value-type="float" office:value="0.551095157397047" calcext:value-type="float">
            <text:p>0.5510951574</text:p>
          </table:table-cell>
        </table:table-row>
        <table:table-row table:style-name="ro1">
          <table:table-cell office:value-type="float" office:value="0.181297637970566" calcext:value-type="float">
            <text:p>0.181297638</text:p>
          </table:table-cell>
          <table:table-cell office:value-type="float" office:value="0.967226851365829" calcext:value-type="float">
            <text:p>0.9672268514</text:p>
          </table:table-cell>
        </table:table-row>
        <table:table-row table:style-name="ro1">
          <table:table-cell office:value-type="float" office:value="0.567007444293546" calcext:value-type="float">
            <text:p>0.5670074443</text:p>
          </table:table-cell>
          <table:table-cell office:value-type="float" office:value="0.678502800268303" calcext:value-type="float">
            <text:p>0.6785028003</text:p>
          </table:table-cell>
        </table:table-row>
        <table:table-row table:style-name="ro1">
          <table:table-cell office:value-type="float" office:value="0.453499823353396" calcext:value-type="float">
            <text:p>0.4534998234</text:p>
          </table:table-cell>
          <table:table-cell office:value-type="float" office:value="0.794337910218574" calcext:value-type="float">
            <text:p>0.7943379102</text:p>
          </table:table-cell>
        </table:table-row>
        <table:table-row table:style-name="ro1">
          <table:table-cell office:value-type="float" office:value="0.853235243155545" calcext:value-type="float">
            <text:p>0.8532352432</text:p>
          </table:table-cell>
          <table:table-cell office:value-type="float" office:value="0.271989620080723" calcext:value-type="float">
            <text:p>0.2719896201</text:p>
          </table:table-cell>
        </table:table-row>
        <table:table-row table:style-name="ro1">
          <table:table-cell office:value-type="float" office:value="0.210082580604117" calcext:value-type="float">
            <text:p>0.2100825806</text:p>
          </table:table-cell>
          <table:table-cell office:value-type="float" office:value="0.955865309326748" calcext:value-type="float">
            <text:p>0.9558653093</text:p>
          </table:table-cell>
        </table:table-row>
        <table:table-row table:style-name="ro1">
          <table:table-cell office:value-type="float" office:value="0.344441034072701" calcext:value-type="float">
            <text:p>0.3444410341</text:p>
          </table:table-cell>
          <table:table-cell office:value-type="float" office:value="0.88136037404696" calcext:value-type="float">
            <text:p>0.881360374</text:p>
          </table:table-cell>
        </table:table-row>
        <table:table-row table:style-name="ro1">
          <table:table-cell office:value-type="float" office:value="0.354328183655289" calcext:value-type="float">
            <text:p>0.3543281837</text:p>
          </table:table-cell>
          <table:table-cell office:value-type="float" office:value="0.874451538267556" calcext:value-type="float">
            <text:p>0.8744515383</text:p>
          </table:table-cell>
        </table:table-row>
        <table:table-row table:style-name="ro1">
          <table:table-cell office:value-type="float" office:value="0.168965128237234" calcext:value-type="float">
            <text:p>0.1689651282</text:p>
          </table:table-cell>
          <table:table-cell office:value-type="float" office:value="0.971450785440027" calcext:value-type="float">
            <text:p>0.9714507854</text:p>
          </table:table-cell>
        </table:table-row>
        <table:table-row table:style-name="ro1">
          <table:table-cell office:value-type="float" office:value="0.673916225766732" calcext:value-type="float">
            <text:p>0.6739162258</text:p>
          </table:table-cell>
          <table:table-cell office:value-type="float" office:value="0.545836920648344" calcext:value-type="float">
            <text:p>0.5458369206</text:p>
          </table:table-cell>
        </table:table-row>
        <table:table-row table:style-name="ro1">
          <table:table-cell office:value-type="float" office:value="0.942835575653328" calcext:value-type="float">
            <text:p>0.9428355757</text:p>
          </table:table-cell>
          <table:table-cell office:value-type="float" office:value="0.111061077282538" calcext:value-type="float">
            <text:p>0.1110610773</text:p>
          </table:table-cell>
        </table:table-row>
        <table:table-row table:style-name="ro1">
          <table:table-cell office:value-type="float" office:value="0.256580822032694" calcext:value-type="float">
            <text:p>0.256580822</text:p>
          </table:table-cell>
          <table:table-cell office:value-type="float" office:value="0.934167903430557" calcext:value-type="float">
            <text:p>0.9341679034</text:p>
          </table:table-cell>
        </table:table-row>
        <table:table-row table:style-name="ro1">
          <table:table-cell office:value-type="float" office:value="0.84682122995744" calcext:value-type="float">
            <text:p>0.84682123</text:p>
          </table:table-cell>
          <table:table-cell office:value-type="float" office:value="0.282908663445553" calcext:value-type="float">
            <text:p>0.2829086634</text:p>
          </table:table-cell>
        </table:table-row>
        <table:table-row table:style-name="ro1">
          <table:table-cell office:value-type="float" office:value="0.499034005693129" calcext:value-type="float">
            <text:p>0.4990340057</text:p>
          </table:table-cell>
          <table:table-cell office:value-type="float" office:value="0.750965061161894" calcext:value-type="float">
            <text:p>0.7509650612</text:p>
          </table:table-cell>
        </table:table-row>
        <table:table-row table:style-name="ro1">
          <table:table-cell office:value-type="float" office:value="0.403658174987701" calcext:value-type="float">
            <text:p>0.403658175</text:p>
          </table:table-cell>
          <table:table-cell office:value-type="float" office:value="0.837060077765663" calcext:value-type="float">
            <text:p>0.8370600778</text:p>
          </table:table-cell>
        </table:table-row>
        <table:table-row table:style-name="ro1">
          <table:table-cell office:value-type="float" office:value="0.0286228009962973" calcext:value-type="float">
            <text:p>0.028622801</text:p>
          </table:table-cell>
          <table:table-cell office:value-type="float" office:value="0.999180735263179" calcext:value-type="float">
            <text:p>0.9991807353</text:p>
          </table:table-cell>
        </table:table-row>
        <table:table-row table:style-name="ro1">
          <table:table-cell office:value-type="float" office:value="0.00404545569882275" calcext:value-type="float">
            <text:p>0.0040454557</text:p>
          </table:table-cell>
          <table:table-cell office:value-type="float" office:value="0.999983635397235" calcext:value-type="float">
            <text:p>0.9999836354</text:p>
          </table:table-cell>
        </table:table-row>
        <table:table-row table:style-name="ro1">
          <table:table-cell office:value-type="float" office:value="0.479240598243204" calcext:value-type="float">
            <text:p>0.4792405982</text:p>
          </table:table-cell>
          <table:table-cell office:value-type="float" office:value="0.770328448995634" calcext:value-type="float">
            <text:p>0.770328449</text:p>
          </table:table-cell>
        </table:table-row>
        <table:table-row table:style-name="ro1">
          <table:table-cell office:value-type="float" office:value="0.988291418197501" calcext:value-type="float">
            <text:p>0.9882914182</text:p>
          </table:table-cell>
          <table:table-cell office:value-type="float" office:value="0.0232800727223958" calcext:value-type="float">
            <text:p>0.0232800727</text:p>
          </table:table-cell>
        </table:table-row>
        <table:table-row table:style-name="ro1">
          <table:table-cell office:value-type="float" office:value="0.200065456755201" calcext:value-type="float">
            <text:p>0.2000654568</text:p>
          </table:table-cell>
          <table:table-cell office:value-type="float" office:value="0.959973813142653" calcext:value-type="float">
            <text:p>0.9599738131</text:p>
          </table:table-cell>
        </table:table-row>
        <table:table-row table:style-name="ro1">
          <table:table-cell office:value-type="float" office:value="0.775029971825059" calcext:value-type="float">
            <text:p>0.7750299718</text:p>
          </table:table-cell>
          <table:table-cell office:value-type="float" office:value="0.399328542772902" calcext:value-type="float">
            <text:p>0.3993285428</text:p>
          </table:table-cell>
        </table:table-row>
        <table:table-row table:style-name="ro1">
          <table:table-cell office:value-type="float" office:value="0.236112356328065" calcext:value-type="float">
            <text:p>0.2361123563</text:p>
          </table:table-cell>
          <table:table-cell office:value-type="float" office:value="0.944320340311134" calcext:value-type="float">
            <text:p>0.9443203403</text:p>
          </table:table-cell>
        </table:table-row>
        <table:table-row table:style-name="ro1">
          <table:table-cell office:value-type="float" office:value="0.0359080906899821" calcext:value-type="float">
            <text:p>0.0359080907</text:p>
          </table:table-cell>
          <table:table-cell office:value-type="float" office:value="0.998710609023792" calcext:value-type="float">
            <text:p>0.998710609</text:p>
          </table:table-cell>
        </table:table-row>
        <table:table-row table:style-name="ro1">
          <table:table-cell office:value-type="float" office:value="0.443170885058108" calcext:value-type="float">
            <text:p>0.4431708851</text:p>
          </table:table-cell>
          <table:table-cell office:value-type="float" office:value="0.803599566636902" calcext:value-type="float">
            <text:p>0.8035995666</text:p>
          </table:table-cell>
        </table:table-row>
        <table:table-row table:style-name="ro1">
          <table:table-cell office:value-type="float" office:value="0.735394697638847" calcext:value-type="float">
            <text:p>0.7353946976</text:p>
          </table:table-cell>
          <table:table-cell office:value-type="float" office:value="0.45919463873759" calcext:value-type="float">
            <text:p>0.4591946387</text:p>
          </table:table-cell>
        </table:table-row>
        <table:table-row table:style-name="ro1">
          <table:table-cell office:value-type="float" office:value="0.88903259192467" calcext:value-type="float">
            <text:p>0.8890325919</text:p>
          </table:table-cell>
          <table:table-cell office:value-type="float" office:value="0.209621050500096" calcext:value-type="float">
            <text:p>0.2096210505</text:p>
          </table:table-cell>
        </table:table-row>
        <table:table-row table:style-name="ro1">
          <table:table-cell office:value-type="float" office:value="0.196759211191481" calcext:value-type="float">
            <text:p>0.1967592112</text:p>
          </table:table-cell>
          <table:table-cell office:value-type="float" office:value="0.961285812811329" calcext:value-type="float">
            <text:p>0.9612858128</text:p>
          </table:table-cell>
        </table:table-row>
        <table:table-row table:style-name="ro1">
          <table:table-cell office:value-type="float" office:value="0.845623090676378" calcext:value-type="float">
            <text:p>0.8456230907</text:p>
          </table:table-cell>
          <table:table-cell office:value-type="float" office:value="0.284921588514974" calcext:value-type="float">
            <text:p>0.2849215885</text:p>
          </table:table-cell>
        </table:table-row>
        <table:table-row table:style-name="ro1">
          <table:table-cell office:value-type="float" office:value="0.495092202859327" calcext:value-type="float">
            <text:p>0.4950922029</text:p>
          </table:table-cell>
          <table:table-cell office:value-type="float" office:value="0.754883710668045" calcext:value-type="float">
            <text:p>0.7548837107</text:p>
          </table:table-cell>
        </table:table-row>
        <table:table-row table:style-name="ro1">
          <table:table-cell office:value-type="float" office:value="0.814270787964443" calcext:value-type="float">
            <text:p>0.814270788</text:p>
          </table:table-cell>
          <table:table-cell office:value-type="float" office:value="0.336963083867888" calcext:value-type="float">
            <text:p>0.3369630839</text:p>
          </table:table-cell>
        </table:table-row>
        <table:table-row table:style-name="ro1">
          <table:table-cell office:value-type="float" office:value="0.331239916036275" calcext:value-type="float">
            <text:p>0.331239916</text:p>
          </table:table-cell>
          <table:table-cell office:value-type="float" office:value="0.890280118198565" calcext:value-type="float">
            <text:p>0.8902801182</text:p>
          </table:table-cell>
        </table:table-row>
        <table:table-row table:style-name="ro1">
          <table:table-cell office:value-type="float" office:value="0.739593033519574" calcext:value-type="float">
            <text:p>0.7395930335</text:p>
          </table:table-cell>
          <table:table-cell office:value-type="float" office:value="0.453002144769357" calcext:value-type="float">
            <text:p>0.4530021448</text:p>
          </table:table-cell>
        </table:table-row>
        <table:table-row table:style-name="ro1">
          <table:table-cell office:value-type="float" office:value="0.342882801243591" calcext:value-type="float">
            <text:p>0.3428828012</text:p>
          </table:table-cell>
          <table:table-cell office:value-type="float" office:value="0.882431384614572" calcext:value-type="float">
            <text:p>0.8824313846</text:p>
          </table:table-cell>
        </table:table-row>
        <table:table-row table:style-name="ro1">
          <table:table-cell office:value-type="float" office:value="0.00887962488302152" calcext:value-type="float">
            <text:p>0.0088796249</text:p>
          </table:table-cell>
          <table:table-cell office:value-type="float" office:value="0.999921152263482" calcext:value-type="float">
            <text:p>0.9999211523</text:p>
          </table:table-cell>
        </table:table-row>
        <table:table-row table:style-name="ro1">
          <table:table-cell office:value-type="float" office:value="0.710406570857607" calcext:value-type="float">
            <text:p>0.7104065709</text:p>
          </table:table-cell>
          <table:table-cell office:value-type="float" office:value="0.495322504082368" calcext:value-type="float">
            <text:p>0.4953225041</text:p>
          </table:table-cell>
        </table:table-row>
        <table:table-row table:style-name="ro1">
          <table:table-cell office:value-type="float" office:value="0.823340115392673" calcext:value-type="float">
            <text:p>0.8233401154</text:p>
          </table:table-cell>
          <table:table-cell office:value-type="float" office:value="0.32211105472225" calcext:value-type="float">
            <text:p>0.3221110547</text:p>
          </table:table-cell>
        </table:table-row>
        <table:table-row table:style-name="ro1">
          <table:table-cell office:value-type="float" office:value="0.879910347282712" calcext:value-type="float">
            <text:p>0.8799103473</text:p>
          </table:table-cell>
          <table:table-cell office:value-type="float" office:value="0.225772942175567" calcext:value-type="float">
            <text:p>0.2257729422</text:p>
          </table:table-cell>
        </table:table-row>
        <table:table-row table:style-name="ro1">
          <table:table-cell office:value-type="float" office:value="0.992209411620398" calcext:value-type="float">
            <text:p>0.9922094116</text:p>
          </table:table-cell>
          <table:table-cell office:value-type="float" office:value="0.0155204834948684" calcext:value-type="float">
            <text:p>0.0155204835</text:p>
          </table:table-cell>
        </table:table-row>
        <table:table-row table:style-name="ro1">
          <table:table-cell office:value-type="float" office:value="0.0137942735937192" calcext:value-type="float">
            <text:p>0.0137942736</text:p>
          </table:table-cell>
          <table:table-cell office:value-type="float" office:value="0.99980972153086" calcext:value-type="float">
            <text:p>0.9998097215</text:p>
          </table:table-cell>
        </table:table-row>
        <table:table-row table:style-name="ro1">
          <table:table-cell office:value-type="float" office:value="0.855330559486174" calcext:value-type="float">
            <text:p>0.8553305595</text:p>
          </table:table-cell>
          <table:table-cell office:value-type="float" office:value="0.26840963400915" calcext:value-type="float">
            <text:p>0.268409634</text:p>
          </table:table-cell>
        </table:table-row>
        <table:table-row table:style-name="ro1">
          <table:table-cell office:value-type="float" office:value="0.302956974205877" calcext:value-type="float">
            <text:p>0.3029569742</text:p>
          </table:table-cell>
          <table:table-cell office:value-type="float" office:value="0.908217071780178" calcext:value-type="float">
            <text:p>0.9082170718</text:p>
          </table:table-cell>
        </table:table-row>
        <table:table-row table:style-name="ro1">
          <table:table-cell office:value-type="float" office:value="0.766302085703337" calcext:value-type="float">
            <text:p>0.7663020857</text:p>
          </table:table-cell>
          <table:table-cell office:value-type="float" office:value="0.412781113447036" calcext:value-type="float">
            <text:p>0.4127811134</text:p>
          </table:table-cell>
        </table:table-row>
        <table:table-row table:style-name="ro1">
          <table:table-cell office:value-type="float" office:value="0.966462555625651" calcext:value-type="float">
            <text:p>0.9664625556</text:p>
          </table:table-cell>
          <table:table-cell office:value-type="float" office:value="0.0659501296740511" calcext:value-type="float">
            <text:p>0.0659501297</text:p>
          </table:table-cell>
        </table:table-row>
        <table:table-row table:style-name="ro1">
          <table:table-cell office:value-type="float" office:value="0.227095706525971" calcext:value-type="float">
            <text:p>0.2270957065</text:p>
          </table:table-cell>
          <table:table-cell office:value-type="float" office:value="0.948427540077949" calcext:value-type="float">
            <text:p>0.9484275401</text:p>
          </table:table-cell>
        </table:table-row>
        <table:table-row table:style-name="ro1">
          <table:table-cell office:value-type="float" office:value="0.745079013994204" calcext:value-type="float">
            <text:p>0.745079014</text:p>
          </table:table-cell>
          <table:table-cell office:value-type="float" office:value="0.444857262905898" calcext:value-type="float">
            <text:p>0.4448572629</text:p>
          </table:table-cell>
        </table:table-row>
        <table:table-row table:style-name="ro1">
          <table:table-cell office:value-type="float" office:value="0.766763938719692" calcext:value-type="float">
            <text:p>0.7667639387</text:p>
          </table:table-cell>
          <table:table-cell office:value-type="float" office:value="0.412073062288606" calcext:value-type="float">
            <text:p>0.4120730623</text:p>
          </table:table-cell>
        </table:table-row>
        <table:table-row table:style-name="ro1">
          <table:table-cell office:value-type="float" office:value="0.329993795801446" calcext:value-type="float">
            <text:p>0.3299937958</text:p>
          </table:table-cell>
          <table:table-cell office:value-type="float" office:value="0.891104094737579" calcext:value-type="float">
            <text:p>0.8911040947</text:p>
          </table:table-cell>
        </table:table-row>
        <table:table-row table:style-name="ro1">
          <table:table-cell office:value-type="float" office:value="0.944661280251045" calcext:value-type="float">
            <text:p>0.9446612803</text:p>
          </table:table-cell>
          <table:table-cell office:value-type="float" office:value="0.107615065594778" calcext:value-type="float">
            <text:p>0.1076150656</text:p>
          </table:table-cell>
        </table:table-row>
        <table:table-row table:style-name="ro1">
          <table:table-cell office:value-type="float" office:value="0.507586245118748" calcext:value-type="float">
            <text:p>0.5075862451</text:p>
          </table:table-cell>
          <table:table-cell office:value-type="float" office:value="0.742356203792822" calcext:value-type="float">
            <text:p>0.7423562038</text:p>
          </table:table-cell>
        </table:table-row>
        <table:table-row table:style-name="ro1">
          <table:table-cell office:value-type="float" office:value="0.876584233374503" calcext:value-type="float">
            <text:p>0.8765842334</text:p>
          </table:table-cell>
          <table:table-cell office:value-type="float" office:value="0.23160008180627" calcext:value-type="float">
            <text:p>0.2316000818</text:p>
          </table:table-cell>
        </table:table-row>
        <table:table-row table:style-name="ro1">
          <table:table-cell office:value-type="float" office:value="0.576518983486857" calcext:value-type="float">
            <text:p>0.5765189835</text:p>
          </table:table-cell>
          <table:table-cell office:value-type="float" office:value="0.667625861679343" calcext:value-type="float">
            <text:p>0.6676258617</text:p>
          </table:table-cell>
        </table:table-row>
        <table:table-row table:style-name="ro1">
          <table:table-cell office:value-type="float" office:value="0.514437497975807" calcext:value-type="float">
            <text:p>0.514437498</text:p>
          </table:table-cell>
          <table:table-cell office:value-type="float" office:value="0.735354060677315" calcext:value-type="float">
            <text:p>0.7353540607</text:p>
          </table:table-cell>
        </table:table-row>
        <table:table-row table:style-name="ro1">
          <table:table-cell office:value-type="float" office:value="0.110445508634979" calcext:value-type="float">
            <text:p>0.1104455086</text:p>
          </table:table-cell>
          <table:table-cell office:value-type="float" office:value="0.987801789622372" calcext:value-type="float">
            <text:p>0.9878017896</text:p>
          </table:table-cell>
        </table:table-row>
        <table:table-row table:style-name="ro1">
          <table:table-cell office:value-type="float" office:value="0.922332684600362" calcext:value-type="float">
            <text:p>0.9223326846</text:p>
          </table:table-cell>
          <table:table-cell office:value-type="float" office:value="0.149302418918413" calcext:value-type="float">
            <text:p>0.1493024189</text:p>
          </table:table-cell>
        </table:table-row>
        <table:table-row table:style-name="ro1">
          <table:table-cell office:value-type="float" office:value="0.828727042817266" calcext:value-type="float">
            <text:p>0.8287270428</text:p>
          </table:table-cell>
          <table:table-cell office:value-type="float" office:value="0.313211488503391" calcext:value-type="float">
            <text:p>0.3132114885</text:p>
          </table:table-cell>
        </table:table-row>
        <table:table-row table:style-name="ro1">
          <table:table-cell office:value-type="float" office:value="0.0115842307234869" calcext:value-type="float">
            <text:p>0.0115842307</text:p>
          </table:table-cell>
          <table:table-cell office:value-type="float" office:value="0.999865805598605" calcext:value-type="float">
            <text:p>0.9998658056</text:p>
          </table:table-cell>
        </table:table-row>
        <table:table-row table:style-name="ro1">
          <table:table-cell office:value-type="float" office:value="0.00812744137215665" calcext:value-type="float">
            <text:p>0.0081274414</text:p>
          </table:table-cell>
          <table:table-cell office:value-type="float" office:value="0.999933944698284" calcext:value-type="float">
            <text:p>0.9999339447</text:p>
          </table:table-cell>
        </table:table-row>
        <table:table-row table:style-name="ro1">
          <table:table-cell office:value-type="float" office:value="0.721262683908485" calcext:value-type="float">
            <text:p>0.7212626839</text:p>
          </table:table-cell>
          <table:table-cell office:value-type="float" office:value="0.479780141566032" calcext:value-type="float">
            <text:p>0.4797801416</text:p>
          </table:table-cell>
        </table:table-row>
        <table:table-row table:style-name="ro1">
          <table:table-cell office:value-type="float" office:value="0.506876383885608" calcext:value-type="float">
            <text:p>0.5068763839</text:p>
          </table:table-cell>
          <table:table-cell office:value-type="float" office:value="0.743076331459163" calcext:value-type="float">
            <text:p>0.7430763315</text:p>
          </table:table-cell>
        </table:table-row>
        <table:table-row table:style-name="ro1">
          <table:table-cell office:value-type="float" office:value="0.998812653201498" calcext:value-type="float">
            <text:p>0.9988126532</text:p>
          </table:table-cell>
          <table:table-cell office:value-type="float" office:value="0.00237328416750889" calcext:value-type="float">
            <text:p>0.0023732842</text:p>
          </table:table-cell>
        </table:table-row>
        <table:table-row table:style-name="ro1">
          <table:table-cell office:value-type="float" office:value="0.833429279298398" calcext:value-type="float">
            <text:p>0.8334292793</text:p>
          </table:table-cell>
          <table:table-cell office:value-type="float" office:value="0.305395638176394" calcext:value-type="float">
            <text:p>0.3053956382</text:p>
          </table:table-cell>
        </table:table-row>
        <table:table-row table:style-name="ro1">
          <table:table-cell office:value-type="float" office:value="0.212235606873943" calcext:value-type="float">
            <text:p>0.2122356069</text:p>
          </table:table-cell>
          <table:table-cell office:value-type="float" office:value="0.954956047191096" calcext:value-type="float">
            <text:p>0.9549560472</text:p>
          </table:table-cell>
        </table:table-row>
        <table:table-row table:style-name="ro1">
          <table:table-cell office:value-type="float" office:value="0.483268648086555" calcext:value-type="float">
            <text:p>0.4832686481</text:p>
          </table:table-cell>
          <table:table-cell office:value-type="float" office:value="0.766451858595092" calcext:value-type="float">
            <text:p>0.7664518586</text:p>
          </table:table-cell>
        </table:table-row>
        <table:table-row table:style-name="ro1">
          <table:table-cell office:value-type="float" office:value="0.66082406464071" calcext:value-type="float">
            <text:p>0.6608240646</text:p>
          </table:table-cell>
          <table:table-cell office:value-type="float" office:value="0.563311555592698" calcext:value-type="float">
            <text:p>0.5633115556</text:p>
          </table:table-cell>
        </table:table-row>
        <table:table-row table:style-name="ro1">
          <table:table-cell office:value-type="float" office:value="0.919374656336237" calcext:value-type="float">
            <text:p>0.9193746563</text:p>
          </table:table-cell>
          <table:table-cell office:value-type="float" office:value="0.154750241308059" calcext:value-type="float">
            <text:p>0.1547502413</text:p>
          </table:table-cell>
        </table:table-row>
        <table:table-row table:style-name="ro1">
          <table:table-cell office:value-type="float" office:value="0.98980281085471" calcext:value-type="float">
            <text:p>0.9898028109</text:p>
          </table:table-cell>
          <table:table-cell office:value-type="float" office:value="0.0202903956242448" calcext:value-type="float">
            <text:p>0.0202903956</text:p>
          </table:table-cell>
        </table:table-row>
        <table:table-row table:style-name="ro1">
          <table:table-cell office:value-type="float" office:value="0.95759263075418" calcext:value-type="float">
            <text:p>0.9575926308</text:p>
          </table:table-cell>
          <table:table-cell office:value-type="float" office:value="0.0830163535445322" calcext:value-type="float">
            <text:p>0.0830163535</text:p>
          </table:table-cell>
        </table:table-row>
        <table:table-row table:style-name="ro1">
          <table:table-cell office:value-type="float" office:value="0.924926884449796" calcext:value-type="float">
            <text:p>0.9249268844</text:p>
          </table:table-cell>
          <table:table-cell office:value-type="float" office:value="0.144510258422046" calcext:value-type="float">
            <text:p>0.1445102584</text:p>
          </table:table-cell>
        </table:table-row>
        <table:table-row table:style-name="ro1">
          <table:table-cell office:value-type="float" office:value="0.911288053123745" calcext:value-type="float">
            <text:p>0.9112880531</text:p>
          </table:table-cell>
          <table:table-cell office:value-type="float" office:value="0.169554084233984" calcext:value-type="float">
            <text:p>0.1695540842</text:p>
          </table:table-cell>
        </table:table-row>
        <table:table-row table:style-name="ro1">
          <table:table-cell office:value-type="float" office:value="0.41274327805044" calcext:value-type="float">
            <text:p>0.4127432781</text:p>
          </table:table-cell>
          <table:table-cell office:value-type="float" office:value="0.829642986424252" calcext:value-type="float">
            <text:p>0.8296429864</text:p>
          </table:table-cell>
        </table:table-row>
        <table:table-row table:style-name="ro1">
          <table:table-cell office:value-type="float" office:value="0.703865538813032" calcext:value-type="float">
            <text:p>0.7038655388</text:p>
          </table:table-cell>
          <table:table-cell office:value-type="float" office:value="0.504573303278031" calcext:value-type="float">
            <text:p>0.5045733033</text:p>
          </table:table-cell>
        </table:table-row>
        <table:table-row table:style-name="ro1">
          <table:table-cell office:value-type="float" office:value="0.432522043519714" calcext:value-type="float">
            <text:p>0.4325220435</text:p>
          </table:table-cell>
          <table:table-cell office:value-type="float" office:value="0.812924681898596" calcext:value-type="float">
            <text:p>0.8129246819</text:p>
          </table:table-cell>
        </table:table-row>
        <table:table-row table:style-name="ro1">
          <table:table-cell office:value-type="float" office:value="0.0639148559943744" calcext:value-type="float">
            <text:p>0.063914856</text:p>
          </table:table-cell>
          <table:table-cell office:value-type="float" office:value="0.995914891190516" calcext:value-type="float">
            <text:p>0.9959148912</text:p>
          </table:table-cell>
        </table:table-row>
        <table:table-row table:style-name="ro1">
          <table:table-cell office:value-type="float" office:value="0.874437324618023" calcext:value-type="float">
            <text:p>0.8744373246</text:p>
          </table:table-cell>
          <table:table-cell office:value-type="float" office:value="0.235359365315114" calcext:value-type="float">
            <text:p>0.2353593653</text:p>
          </table:table-cell>
        </table:table-row>
        <table:table-row table:style-name="ro1">
          <table:table-cell office:value-type="float" office:value="0.318538696001713" calcext:value-type="float">
            <text:p>0.318538696</text:p>
          </table:table-cell>
          <table:table-cell office:value-type="float" office:value="0.898533099150172" calcext:value-type="float">
            <text:p>0.8985330992</text:p>
          </table:table-cell>
        </table:table-row>
        <table:table-row table:style-name="ro1">
          <table:table-cell office:value-type="float" office:value="0.705997239630696" calcext:value-type="float">
            <text:p>0.7059972396</text:p>
          </table:table-cell>
          <table:table-cell office:value-type="float" office:value="0.501567897647028" calcext:value-type="float">
            <text:p>0.5015678976</text:p>
          </table:table-cell>
        </table:table-row>
        <table:table-row table:style-name="ro1">
          <table:table-cell office:value-type="float" office:value="0.815576159777833" calcext:value-type="float">
            <text:p>0.8155761598</text:p>
          </table:table-cell>
          <table:table-cell office:value-type="float" office:value="0.334835527602096" calcext:value-type="float">
            <text:p>0.3348355276</text:p>
          </table:table-cell>
        </table:table-row>
        <table:table-row table:style-name="ro1">
          <table:table-cell office:value-type="float" office:value="0.772977472531179" calcext:value-type="float">
            <text:p>0.7729774725</text:p>
          </table:table-cell>
          <table:table-cell office:value-type="float" office:value="0.402505826959391" calcext:value-type="float">
            <text:p>0.402505827</text:p>
          </table:table-cell>
        </table:table-row>
        <table:table-row table:style-name="ro1">
          <table:table-cell office:value-type="float" office:value="0.514976494335195" calcext:value-type="float">
            <text:p>0.5149764943</text:p>
          </table:table-cell>
          <table:table-cell office:value-type="float" office:value="0.734799210285262" calcext:value-type="float">
            <text:p>0.7347992103</text:p>
          </table:table-cell>
        </table:table-row>
        <table:table-row table:style-name="ro1">
          <table:table-cell office:value-type="float" office:value="0.567007444293546" calcext:value-type="float">
            <text:p>0.5670074443</text:p>
          </table:table-cell>
          <table:table-cell office:value-type="float" office:value="0.678502800268303" calcext:value-type="float">
            <text:p>0.6785028003</text:p>
          </table:table-cell>
        </table:table-row>
        <table:table-row table:style-name="ro1">
          <table:table-cell office:value-type="float" office:value="0.990496487370967" calcext:value-type="float">
            <text:p>0.9904964874</text:p>
          </table:table-cell>
          <table:table-cell office:value-type="float" office:value="0.0189167085058318" calcext:value-type="float">
            <text:p>0.0189167085</text:p>
          </table:table-cell>
        </table:table-row>
        <table:table-row table:style-name="ro1">
          <table:table-cell office:value-type="float" office:value="0.214598416537943" calcext:value-type="float">
            <text:p>0.2145984165</text:p>
          </table:table-cell>
          <table:table-cell office:value-type="float" office:value="0.953947519621061" calcext:value-type="float">
            <text:p>0.9539475196</text:p>
          </table:table-cell>
        </table:table-row>
        <table:table-row table:style-name="ro1">
          <table:table-cell office:value-type="float" office:value="0.771487765188262" calcext:value-type="float">
            <text:p>0.7714877652</text:p>
          </table:table-cell>
          <table:table-cell office:value-type="float" office:value="0.404806628164867" calcext:value-type="float">
            <text:p>0.4048066282</text:p>
          </table:table-cell>
        </table:table-row>
        <table:table-row table:style-name="ro1">
          <table:table-cell office:value-type="float" office:value="0.521738017673873" calcext:value-type="float">
            <text:p>0.5217380177</text:p>
          </table:table-cell>
          <table:table-cell office:value-type="float" office:value="0.72778946210944" calcext:value-type="float">
            <text:p>0.7277894621</text:p>
          </table:table-cell>
        </table:table-row>
        <table:table-row table:style-name="ro1">
          <table:table-cell office:value-type="float" office:value="0.692190874943621" calcext:value-type="float">
            <text:p>0.6921908749</text:p>
          </table:table-cell>
          <table:table-cell office:value-type="float" office:value="0.520871792676599" calcext:value-type="float">
            <text:p>0.5208717927</text:p>
          </table:table-cell>
        </table:table-row>
        <table:table-row table:style-name="ro1">
          <table:table-cell office:value-type="float" office:value="0.176145769802376" calcext:value-type="float">
            <text:p>0.1761457698</text:p>
          </table:table-cell>
          <table:table-cell office:value-type="float" office:value="0.968972667780766" calcext:value-type="float">
            <text:p>0.9689726678</text:p>
          </table:table-cell>
        </table:table-row>
        <table:table-row table:style-name="ro1">
          <table:table-cell office:value-type="float" office:value="0.743767831024225" calcext:value-type="float">
            <text:p>0.743767831</text:p>
          </table:table-cell>
          <table:table-cell office:value-type="float" office:value="0.446809413533543" calcext:value-type="float">
            <text:p>0.4468094135</text:p>
          </table:table-cell>
        </table:table-row>
        <table:table-row table:style-name="ro1">
          <table:table-cell office:value-type="float" office:value="0.650828197016932" calcext:value-type="float">
            <text:p>0.650828197</text:p>
          </table:table-cell>
          <table:table-cell office:value-type="float" office:value="0.576422657967755" calcext:value-type="float">
            <text:p>0.576422658</text:p>
          </table:table-cell>
        </table:table-row>
        <table:table-row table:style-name="ro1">
          <table:table-cell office:value-type="float" office:value="0.333683765873156" calcext:value-type="float">
            <text:p>0.3336837659</text:p>
          </table:table-cell>
          <table:table-cell office:value-type="float" office:value="0.888655144392784" calcext:value-type="float">
            <text:p>0.8886551444</text:p>
          </table:table-cell>
        </table:table-row>
        <table:table-row table:style-name="ro1">
          <table:table-cell office:value-type="float" office:value="0.307137474833561" calcext:value-type="float">
            <text:p>0.3071374748</text:p>
          </table:table-cell>
          <table:table-cell office:value-type="float" office:value="0.905666571552968" calcext:value-type="float">
            <text:p>0.9056665716</text:p>
          </table:table-cell>
        </table:table-row>
        <table:table-row table:style-name="ro1">
          <table:table-cell office:value-type="float" office:value="0.904159648454509" calcext:value-type="float">
            <text:p>0.9041596485</text:p>
          </table:table-cell>
          <table:table-cell office:value-type="float" office:value="0.182495330106652" calcext:value-type="float">
            <text:p>0.1824953301</text:p>
          </table:table-cell>
        </table:table-row>
        <table:table-row table:style-name="ro1">
          <table:table-cell office:value-type="float" office:value="0.452516260666727" calcext:value-type="float">
            <text:p>0.4525162607</text:p>
          </table:table-cell>
          <table:table-cell office:value-type="float" office:value="0.795229033832224" calcext:value-type="float">
            <text:p>0.7952290338</text:p>
          </table:table-cell>
        </table:table-row>
        <table:table-row table:style-name="ro1">
          <table:table-cell office:value-type="float" office:value="0.509672094272412" calcext:value-type="float">
            <text:p>0.5096720943</text:p>
          </table:table-cell>
          <table:table-cell office:value-type="float" office:value="0.740234356320048" calcext:value-type="float">
            <text:p>0.7402343563</text:p>
          </table:table-cell>
        </table:table-row>
        <table:table-row table:style-name="ro1">
          <table:table-cell office:value-type="float" office:value="0.521738017673873" calcext:value-type="float">
            <text:p>0.5217380177</text:p>
          </table:table-cell>
          <table:table-cell office:value-type="float" office:value="0.72778946210944" calcext:value-type="float">
            <text:p>0.7277894621</text:p>
          </table:table-cell>
        </table:table-row>
        <table:table-row table:style-name="ro1">
          <table:table-cell office:value-type="float" office:value="0.576970450433513" calcext:value-type="float">
            <text:p>0.5769704504</text:p>
          </table:table-cell>
          <table:table-cell office:value-type="float" office:value="0.667105102285359" calcext:value-type="float">
            <text:p>0.6671051023</text:p>
          </table:table-cell>
        </table:table-row>
        <table:table-row table:style-name="ro1">
          <table:table-cell office:value-type="float" office:value="0.781093219934654" calcext:value-type="float">
            <text:p>0.7810932199</text:p>
          </table:table-cell>
          <table:table-cell office:value-type="float" office:value="0.389893382426608" calcext:value-type="float">
            <text:p>0.3898933824</text:p>
          </table:table-cell>
        </table:table-row>
        <table:table-row table:style-name="ro1">
          <table:table-cell office:value-type="float" office:value="0.0648476913817435" calcext:value-type="float">
            <text:p>0.0648476914</text:p>
          </table:table-cell>
          <table:table-cell office:value-type="float" office:value="0.995794777141614" calcext:value-type="float">
            <text:p>0.9957947771</text:p>
          </table:table-cell>
        </table:table-row>
        <table:table-row table:style-name="ro1">
          <table:table-cell office:value-type="float" office:value="0.961713682576603" calcext:value-type="float">
            <text:p>0.9617136826</text:p>
          </table:table-cell>
          <table:table-cell office:value-type="float" office:value="0.0757023600252792" calcext:value-type="float">
            <text:p>0.07570236</text:p>
          </table:table-cell>
        </table:table-row>
        <table:table-row table:style-name="ro1">
          <table:table-cell office:value-type="float" office:value="0.829664609043434" calcext:value-type="float">
            <text:p>0.829664609</text:p>
          </table:table-cell>
          <table:table-cell office:value-type="float" office:value="0.311672477292033" calcext:value-type="float">
            <text:p>0.3116724773</text:p>
          </table:table-cell>
        </table:table-row>
        <table:table-row table:style-name="ro1">
          <table:table-cell office:value-type="float" office:value="0.429061332272356" calcext:value-type="float">
            <text:p>0.4290613323</text:p>
          </table:table-cell>
          <table:table-cell office:value-type="float" office:value="0.816152575241778" calcext:value-type="float">
            <text:p>0.8161525752</text:p>
          </table:table-cell>
        </table:table-row>
        <table:table-row table:style-name="ro1">
          <table:table-cell office:value-type="float" office:value="0.974079131700361" calcext:value-type="float">
            <text:p>0.9740791317</text:p>
          </table:table-cell>
          <table:table-cell office:value-type="float" office:value="0.0511698451859705" calcext:value-type="float">
            <text:p>0.0511698452</text:p>
          </table:table-cell>
        </table:table-row>
        <table:table-row table:style-name="ro1">
          <table:table-cell office:value-type="float" office:value="0.760987996414484" calcext:value-type="float">
            <text:p>0.7609879964</text:p>
          </table:table-cell>
          <table:table-cell office:value-type="float" office:value="0.42089726931339" calcext:value-type="float">
            <text:p>0.4208972693</text:p>
          </table:table-cell>
        </table:table-row>
        <table:table-row table:style-name="ro1">
          <table:table-cell office:value-type="float" office:value="0.0109933987734538" calcext:value-type="float">
            <text:p>0.0109933988</text:p>
          </table:table-cell>
          <table:table-cell office:value-type="float" office:value="0.999880002914445" calcext:value-type="float">
            <text:p>0.9998800029</text:p>
          </table:table-cell>
        </table:table-row>
        <table:table-row table:style-name="ro1">
          <table:table-cell office:value-type="float" office:value="0.0182185043120707" calcext:value-type="float">
            <text:p>0.0182185043</text:p>
          </table:table-cell>
          <table:table-cell office:value-type="float" office:value="0.999668086100677" calcext:value-type="float">
            <text:p>0.9996680861</text:p>
          </table:table-cell>
        </table:table-row>
        <table:table-row table:style-name="ro1">
          <table:table-cell office:value-type="float" office:value="0.940850693285398" calcext:value-type="float">
            <text:p>0.9408506933</text:p>
          </table:table-cell>
          <table:table-cell office:value-type="float" office:value="0.114799972945016" calcext:value-type="float">
            <text:p>0.1147999729</text:p>
          </table:table-cell>
        </table:table-row>
        <table:table-row table:style-name="ro1">
          <table:table-cell office:value-type="float" office:value="0.508449442556456" calcext:value-type="float">
            <text:p>0.5084494426</text:p>
          </table:table-cell>
          <table:table-cell office:value-type="float" office:value="0.741479164365923" calcext:value-type="float">
            <text:p>0.7414791644</text:p>
          </table:table-cell>
        </table:table-row>
        <table:table-row table:style-name="ro1">
          <table:table-cell office:value-type="float" office:value="0.35427728942418" calcext:value-type="float">
            <text:p>0.3542772894</text:p>
          </table:table-cell>
          <table:table-cell office:value-type="float" office:value="0.87448760219828" calcext:value-type="float">
            <text:p>0.8744876022</text:p>
          </table:table-cell>
        </table:table-row>
        <table:table-row table:style-name="ro1">
          <table:table-cell office:value-type="float" office:value="0.503509435575548" calcext:value-type="float">
            <text:p>0.5035094356</text:p>
          </table:table-cell>
          <table:table-cell office:value-type="float" office:value="0.746478248286852" calcext:value-type="float">
            <text:p>0.7464782483</text:p>
          </table:table-cell>
        </table:table-row>
        <table:table-row table:style-name="ro1">
          <table:table-cell office:value-type="float" office:value="0.810238422084935" calcext:value-type="float">
            <text:p>0.8102384221</text:p>
          </table:table-cell>
          <table:table-cell office:value-type="float" office:value="0.343513699377793" calcext:value-type="float">
            <text:p>0.3435136994</text:p>
          </table:table-cell>
        </table:table-row>
        <table:table-row table:style-name="ro1">
          <table:table-cell office:value-type="float" office:value="0.807297841576881" calcext:value-type="float">
            <text:p>0.8072978416</text:p>
          </table:table-cell>
          <table:table-cell office:value-type="float" office:value="0.348270194985422" calcext:value-type="float">
            <text:p>0.348270195</text:p>
          </table:table-cell>
        </table:table-row>
        <table:table-row table:style-name="ro1">
          <table:table-cell office:value-type="float" office:value="0.761573342086245" calcext:value-type="float">
            <text:p>0.7615733421</text:p>
          </table:table-cell>
          <table:table-cell office:value-type="float" office:value="0.420006044623678" calcext:value-type="float">
            <text:p>0.4200060446</text:p>
          </table:table-cell>
        </table:table-row>
        <table:table-row table:style-name="ro1">
          <table:table-cell office:value-type="float" office:value="0.0663705528482388" calcext:value-type="float">
            <text:p>0.0663705528</text:p>
          </table:table-cell>
          <table:table-cell office:value-type="float" office:value="0.995594949716532" calcext:value-type="float">
            <text:p>0.9955949497</text:p>
          </table:table-cell>
        </table:table-row>
        <table:table-row table:style-name="ro1">
          <table:table-cell office:value-type="float" office:value="0.412092578877604" calcext:value-type="float">
            <text:p>0.4120925789</text:p>
          </table:table-cell>
          <table:table-cell office:value-type="float" office:value="0.830179706462606" calcext:value-type="float">
            <text:p>0.8301797065</text:p>
          </table:table-cell>
        </table:table-row>
        <table:table-row table:style-name="ro1">
          <table:table-cell office:value-type="float" office:value="0.817483091632383" calcext:value-type="float">
            <text:p>0.8174830916</text:p>
          </table:table-cell>
          <table:table-cell office:value-type="float" office:value="0.331721394895315" calcext:value-type="float">
            <text:p>0.3317213949</text:p>
          </table:table-cell>
        </table:table-row>
        <table:table-row table:style-name="ro1">
          <table:table-cell office:value-type="float" office:value="0.582268213249722" calcext:value-type="float">
            <text:p>0.5822682132</text:p>
          </table:table-cell>
          <table:table-cell office:value-type="float" office:value="0.660963727839081" calcext:value-type="float">
            <text:p>0.6609637278</text:p>
          </table:table-cell>
        </table:table-row>
        <table:table-row table:style-name="ro1">
          <table:table-cell office:value-type="float" office:value="0.938683169883991" calcext:value-type="float">
            <text:p>0.9386831699</text:p>
          </table:table-cell>
          <table:table-cell office:value-type="float" office:value="0.11887391092794" calcext:value-type="float">
            <text:p>0.1188739109</text:p>
          </table:table-cell>
        </table:table-row>
        <table:table-row table:style-name="ro1">
          <table:table-cell office:value-type="float" office:value="0.887830341484532" calcext:value-type="float">
            <text:p>0.8878303415</text:p>
          </table:table-cell>
          <table:table-cell office:value-type="float" office:value="0.211757285065169" calcext:value-type="float">
            <text:p>0.2117572851</text:p>
          </table:table-cell>
        </table:table-row>
        <table:table-row table:style-name="ro1">
          <table:table-cell office:value-type="float" office:value="0.488270743585788" calcext:value-type="float">
            <text:p>0.4882707436</text:p>
          </table:table-cell>
          <table:table-cell office:value-type="float" office:value="0.761591680958446" calcext:value-type="float">
            <text:p>0.761591681</text:p>
          </table:table-cell>
        </table:table-row>
        <table:table-row table:style-name="ro1">
          <table:table-cell office:value-type="float" office:value="0.375342876011662" calcext:value-type="float">
            <text:p>0.375342876</text:p>
          </table:table-cell>
          <table:table-cell office:value-type="float" office:value="0.859117725430499" calcext:value-type="float">
            <text:p>0.8591177254</text:p>
          </table:table-cell>
        </table:table-row>
        <table:table-row table:style-name="ro1">
          <table:table-cell office:value-type="float" office:value="0.150287200602246" calcext:value-type="float">
            <text:p>0.1502872006</text:p>
          </table:table-cell>
          <table:table-cell office:value-type="float" office:value="0.977413758915084" calcext:value-type="float">
            <text:p>0.9774137589</text:p>
          </table:table-cell>
        </table:table-row>
        <table:table-row table:style-name="ro1">
          <table:table-cell office:value-type="float" office:value="0.841437726105171" calcext:value-type="float">
            <text:p>0.8414377261</text:p>
          </table:table-cell>
          <table:table-cell office:value-type="float" office:value="0.291982553619523" calcext:value-type="float">
            <text:p>0.2919825536</text:p>
          </table:table-cell>
        </table:table-row>
        <table:table-row table:style-name="ro1">
          <table:table-cell office:value-type="float" office:value="0.378182540727897" calcext:value-type="float">
            <text:p>0.3781825407</text:p>
          </table:table-cell>
          <table:table-cell office:value-type="float" office:value="0.856977965982682" calcext:value-type="float">
            <text:p>0.856977966</text:p>
          </table:table-cell>
        </table:table-row>
        <table:table-row table:style-name="ro1">
          <table:table-cell office:value-type="float" office:value="0.225224175977207" calcext:value-type="float">
            <text:p>0.225224176</text:p>
          </table:table-cell>
          <table:table-cell office:value-type="float" office:value="0.949274070635417" calcext:value-type="float">
            <text:p>0.9492740706</text:p>
          </table:table-cell>
        </table:table-row>
        <table:table-row table:style-name="ro1">
          <table:table-cell office:value-type="float" office:value="0.671668387220615" calcext:value-type="float">
            <text:p>0.6716683872</text:p>
          </table:table-cell>
          <table:table-cell office:value-type="float" office:value="0.548861577608625" calcext:value-type="float">
            <text:p>0.5488615776</text:p>
          </table:table-cell>
        </table:table-row>
        <table:table-row table:style-name="ro1">
          <table:table-cell office:value-type="float" office:value="0.140970196858627" calcext:value-type="float">
            <text:p>0.1409701969</text:p>
          </table:table-cell>
          <table:table-cell office:value-type="float" office:value="0.980127403597706" calcext:value-type="float">
            <text:p>0.9801274036</text:p>
          </table:table-cell>
        </table:table-row>
        <table:table-row table:style-name="ro1">
          <table:table-cell office:value-type="float" office:value="0.361223089197212" calcext:value-type="float">
            <text:p>0.3612230892</text:p>
          </table:table-cell>
          <table:table-cell office:value-type="float" office:value="0.869517879831897" calcext:value-type="float">
            <text:p>0.8695178798</text:p>
          </table:table-cell>
        </table:table-row>
        <table:table-row table:style-name="ro1">
          <table:table-cell office:value-type="float" office:value="0.974995846020917" calcext:value-type="float">
            <text:p>0.974995846</text:p>
          </table:table-cell>
          <table:table-cell office:value-type="float" office:value="0.0493831016906977" calcext:value-type="float">
            <text:p>0.0493831017</text:p>
          </table:table-cell>
        </table:table-row>
        <table:table-row table:style-name="ro1">
          <table:table-cell office:value-type="float" office:value="0.686261884428488" calcext:value-type="float">
            <text:p>0.6862618844</text:p>
          </table:table-cell>
          <table:table-cell office:value-type="float" office:value="0.529044625981244" calcext:value-type="float">
            <text:p>0.529044626</text:p>
          </table:table-cell>
        </table:table-row>
        <table:table-row table:style-name="ro1">
          <table:table-cell office:value-type="float" office:value="0.946072076227452" calcext:value-type="float">
            <text:p>0.9460720762</text:p>
          </table:table-cell>
          <table:table-cell office:value-type="float" office:value="0.104947626582764" calcext:value-type="float">
            <text:p>0.1049476266</text:p>
          </table:table-cell>
        </table:table-row>
        <table:table-row table:style-name="ro1">
          <table:table-cell office:value-type="float" office:value="0.862793244778791" calcext:value-type="float">
            <text:p>0.8627932448</text:p>
          </table:table-cell>
          <table:table-cell office:value-type="float" office:value="0.255587888237468" calcext:value-type="float">
            <text:p>0.2555878882</text:p>
          </table:table-cell>
        </table:table-row>
        <table:table-row table:style-name="ro1">
          <table:table-cell office:value-type="float" office:value="0.974352697085038" calcext:value-type="float">
            <text:p>0.9743526971</text:p>
          </table:table-cell>
          <table:table-cell office:value-type="float" office:value="0.0506368216831547" calcext:value-type="float">
            <text:p>0.0506368217</text:p>
          </table:table-cell>
        </table:table-row>
        <table:table-row table:style-name="ro1">
          <table:table-cell office:value-type="float" office:value="0.399667287683624" calcext:value-type="float">
            <text:p>0.3996672877</text:p>
          </table:table-cell>
          <table:table-cell office:value-type="float" office:value="0.840266059155998" calcext:value-type="float">
            <text:p>0.8402660592</text:p>
          </table:table-cell>
        </table:table-row>
        <table:table-row table:style-name="ro1">
          <table:table-cell office:value-type="float" office:value="0.677149629372621" calcext:value-type="float">
            <text:p>0.6771496294</text:p>
          </table:table-cell>
          <table:table-cell office:value-type="float" office:value="0.541468379440695" calcext:value-type="float">
            <text:p>0.5414683794</text:p>
          </table:table-cell>
        </table:table-row>
        <table:table-row table:style-name="ro1">
          <table:table-cell office:value-type="float" office:value="0.982162902516691" calcext:value-type="float">
            <text:p>0.9821629025</text:p>
          </table:table-cell>
          <table:table-cell office:value-type="float" office:value="0.0353560329201972" calcext:value-type="float">
            <text:p>0.0353560329</text:p>
          </table:table-cell>
        </table:table-row>
        <table:table-row table:style-name="ro1">
          <table:table-cell office:value-type="float" office:value="0.269333585299115" calcext:value-type="float">
            <text:p>0.2693335853</text:p>
          </table:table-cell>
          <table:table-cell office:value-type="float" office:value="0.927459419866162" calcext:value-type="float">
            <text:p>0.9274594199</text:p>
          </table:table-cell>
        </table:table-row>
        <table:table-row table:style-name="ro1">
          <table:table-cell office:value-type="float" office:value="0.0454950804038365" calcext:value-type="float">
            <text:p>0.0454950804</text:p>
          </table:table-cell>
          <table:table-cell office:value-type="float" office:value="0.997930197659082" calcext:value-type="float">
            <text:p>0.9979301977</text:p>
          </table:table-cell>
        </table:table-row>
        <table:table-row table:style-name="ro1">
          <table:table-cell office:value-type="float" office:value="0.452516260666727" calcext:value-type="float">
            <text:p>0.4525162607</text:p>
          </table:table-cell>
          <table:table-cell office:value-type="float" office:value="0.795229033832224" calcext:value-type="float">
            <text:p>0.7952290338</text:p>
          </table:table-cell>
        </table:table-row>
        <table:table-row table:style-name="ro1">
          <table:table-cell office:value-type="float" office:value="0.613650542185914" calcext:value-type="float">
            <text:p>0.6136505422</text:p>
          </table:table-cell>
          <table:table-cell office:value-type="float" office:value="0.623433012075178" calcext:value-type="float">
            <text:p>0.6234330121</text:p>
          </table:table-cell>
        </table:table-row>
        <table:table-row table:style-name="ro1">
          <table:table-cell office:value-type="float" office:value="0.865209379319897" calcext:value-type="float">
            <text:p>0.8652093793</text:p>
          </table:table-cell>
          <table:table-cell office:value-type="float" office:value="0.251412730567413" calcext:value-type="float">
            <text:p>0.2514127306</text:p>
          </table:table-cell>
        </table:table-row>
        <table:table-row table:style-name="ro1">
          <table:table-cell office:value-type="float" office:value="0.778438419731412" calcext:value-type="float">
            <text:p>0.7784384197</text:p>
          </table:table-cell>
          <table:table-cell office:value-type="float" office:value="0.394033626686148" calcext:value-type="float">
            <text:p>0.3940336267</text:p>
          </table:table-cell>
        </table:table-row>
        <table:table-row table:style-name="ro1">
          <table:table-cell office:value-type="float" office:value="0.618999901807268" calcext:value-type="float">
            <text:p>0.6189999018</text:p>
          </table:table-cell>
          <table:table-cell office:value-type="float" office:value="0.616839121562669" calcext:value-type="float">
            <text:p>0.6168391216</text:p>
          </table:table-cell>
        </table:table-row>
        <table:table-row table:style-name="ro1">
          <table:table-cell office:value-type="float" office:value="0.770849547763197" calcext:value-type="float">
            <text:p>0.7708495478</text:p>
          </table:table-cell>
          <table:table-cell office:value-type="float" office:value="0.405790974713344" calcext:value-type="float">
            <text:p>0.4057909747</text:p>
          </table:table-cell>
        </table:table-row>
        <table:table-row table:style-name="ro1">
          <table:table-cell office:value-type="float" office:value="0.753031459623756" calcext:value-type="float">
            <text:p>0.7530314596</text:p>
          </table:table-cell>
          <table:table-cell office:value-type="float" office:value="0.432943620816969" calcext:value-type="float">
            <text:p>0.4329436208</text:p>
          </table:table-cell>
        </table:table-row>
        <table:table-row table:style-name="ro1">
          <table:table-cell office:value-type="float" office:value="0.41086474360433" calcext:value-type="float">
            <text:p>0.4108647436</text:p>
          </table:table-cell>
          <table:table-cell office:value-type="float" office:value="0.831190162462972" calcext:value-type="float">
            <text:p>0.8311901625</text:p>
          </table:table-cell>
        </table:table-row>
        <table:table-row table:style-name="ro1">
          <table:table-cell office:value-type="float" office:value="0.535652239597235" calcext:value-type="float">
            <text:p>0.5356522396</text:p>
          </table:table-cell>
          <table:table-cell office:value-type="float" office:value="0.7130769430026" calcext:value-type="float">
            <text:p>0.713076943</text:p>
          </table:table-cell>
        </table:table-row>
        <table:table-row table:style-name="ro1">
          <table:table-cell office:value-type="float" office:value="0.210885741977679" calcext:value-type="float">
            <text:p>0.210885742</text:p>
          </table:table-cell>
          <table:table-cell office:value-type="float" office:value="0.955527203830719" calcext:value-type="float">
            <text:p>0.9555272038</text:p>
          </table:table-cell>
        </table:table-row>
        <table:table-row table:style-name="ro1">
          <table:table-cell office:value-type="float" office:value="0.886908972827861" calcext:value-type="float">
            <text:p>0.8869089728</text:p>
          </table:table-cell>
          <table:table-cell office:value-type="float" office:value="0.213392473917457" calcext:value-type="float">
            <text:p>0.2133924739</text:p>
          </table:table-cell>
        </table:table-row>
        <table:table-row table:style-name="ro1">
          <table:table-cell office:value-type="float" office:value="0.640948213108346" calcext:value-type="float">
            <text:p>0.6409482131</text:p>
          </table:table-cell>
          <table:table-cell office:value-type="float" office:value="0.589185388113275" calcext:value-type="float">
            <text:p>0.5891853881</text:p>
          </table:table-cell>
        </table:table-row>
        <table:table-row table:style-name="ro1">
          <table:table-cell office:value-type="float" office:value="0.923854391248883" calcext:value-type="float">
            <text:p>0.9238543912</text:p>
          </table:table-cell>
          <table:table-cell office:value-type="float" office:value="0.14649470527807" calcext:value-type="float">
            <text:p>0.1464947053</text:p>
          </table:table-cell>
        </table:table-row>
        <table:table-row table:style-name="ro1">
          <table:table-cell office:value-type="float" office:value="0.689629139506416" calcext:value-type="float">
            <text:p>0.6896291395</text:p>
          </table:table-cell>
          <table:table-cell office:value-type="float" office:value="0.524411649943693" calcext:value-type="float">
            <text:p>0.5244116499</text:p>
          </table:table-cell>
        </table:table-row>
        <table:table-row table:style-name="ro1">
          <table:table-cell office:value-type="float" office:value="0.68575672193386" calcext:value-type="float">
            <text:p>0.6857567219</text:p>
          </table:table-cell>
          <table:table-cell office:value-type="float" office:value="0.529737718322621" calcext:value-type="float">
            <text:p>0.5297377183</text:p>
          </table:table-cell>
        </table:table-row>
        <table:table-row table:style-name="ro1">
          <table:table-cell office:value-type="float" office:value="0.409063572195587" calcext:value-type="float">
            <text:p>0.4090635722</text:p>
          </table:table-cell>
          <table:table-cell office:value-type="float" office:value="0.832666993984853" calcext:value-type="float">
            <text:p>0.832666994</text:p>
          </table:table-cell>
        </table:table-row>
        <table:table-row table:style-name="ro1">
          <table:table-cell office:value-type="float" office:value="0.63273926265527" calcext:value-type="float">
            <text:p>0.6327392627</text:p>
          </table:table-cell>
          <table:table-cell office:value-type="float" office:value="0.59964102549541" calcext:value-type="float">
            <text:p>0.5996410255</text:p>
          </table:table-cell>
        </table:table-row>
        <table:table-row table:style-name="ro1">
          <table:table-cell office:value-type="float" office:value="0.760189005017962" calcext:value-type="float">
            <text:p>0.760189005</text:p>
          </table:table-cell>
          <table:table-cell office:value-type="float" office:value="0.422112676650206" calcext:value-type="float">
            <text:p>0.4221126767</text:p>
          </table:table-cell>
        </table:table-row>
        <table:table-row table:style-name="ro1">
          <table:table-cell office:value-type="float" office:value="0.789741638005764" calcext:value-type="float">
            <text:p>0.789741638</text:p>
          </table:table-cell>
          <table:table-cell office:value-type="float" office:value="0.37630814520076" calcext:value-type="float">
            <text:p>0.3763081452</text:p>
          </table:table-cell>
        </table:table-row>
        <table:table-row table:style-name="ro1">
          <table:table-cell office:value-type="float" office:value="0.653430731978981" calcext:value-type="float">
            <text:p>0.653430732</text:p>
          </table:table-cell>
          <table:table-cell office:value-type="float" office:value="0.573028278505458" calcext:value-type="float">
            <text:p>0.5730282785</text:p>
          </table:table-cell>
        </table:table-row>
        <table:table-row table:style-name="ro1">
          <table:table-cell office:value-type="float" office:value="0.228245792713513" calcext:value-type="float">
            <text:p>0.2282457927</text:p>
          </table:table-cell>
          <table:table-cell office:value-type="float" office:value="0.947903859830007" calcext:value-type="float">
            <text:p>0.9479038598</text:p>
          </table:table-cell>
        </table:table-row>
        <table:table-row table:style-name="ro1">
          <table:table-cell office:value-type="float" office:value="0.582268213249722" calcext:value-type="float">
            <text:p>0.5822682132</text:p>
          </table:table-cell>
          <table:table-cell office:value-type="float" office:value="0.660963727839081" calcext:value-type="float">
            <text:p>0.6609637278</text:p>
          </table:table-cell>
        </table:table-row>
        <table:table-row table:style-name="ro1">
          <table:table-cell office:value-type="float" office:value="0.957430156050364" calcext:value-type="float">
            <text:p>0.9574301561</text:p>
          </table:table-cell>
          <table:table-cell office:value-type="float" office:value="0.0833275020433044" calcext:value-type="float">
            <text:p>0.083327502</text:p>
          </table:table-cell>
        </table:table-row>
        <table:table-row table:style-name="ro1">
          <table:table-cell office:value-type="float" office:value="0.996740363693923" calcext:value-type="float">
            <text:p>0.9967403637</text:p>
          </table:table-cell>
          <table:table-cell office:value-type="float" office:value="0.00650943626879134" calcext:value-type="float">
            <text:p>0.0065094363</text:p>
          </table:table-cell>
        </table:table-row>
        <table:table-row table:style-name="ro1">
          <table:table-cell office:value-type="float" office:value="0.923597568718156" calcext:value-type="float">
            <text:p>0.9235975687</text:p>
          </table:table-cell>
          <table:table-cell office:value-type="float" office:value="0.14696753106148" calcext:value-type="float">
            <text:p>0.1469675311</text:p>
          </table:table-cell>
        </table:table-row>
        <table:table-row table:style-name="ro1">
          <table:table-cell office:value-type="float" office:value="0.399667287683624" calcext:value-type="float">
            <text:p>0.3996672877</text:p>
          </table:table-cell>
          <table:table-cell office:value-type="float" office:value="0.840266059155998" calcext:value-type="float">
            <text:p>0.8402660592</text:p>
          </table:table-cell>
        </table:table-row>
        <table:table-row table:style-name="ro1">
          <table:table-cell office:value-type="float" office:value="0.947651479750606" calcext:value-type="float">
            <text:p>0.9476514798</text:p>
          </table:table-cell>
          <table:table-cell office:value-type="float" office:value="0.101956672926554" calcext:value-type="float">
            <text:p>0.1019566729</text:p>
          </table:table-cell>
        </table:table-row>
        <table:table-row table:style-name="ro1">
          <table:table-cell office:value-type="float" office:value="0.991865670271741" calcext:value-type="float">
            <text:p>0.9918656703</text:p>
          </table:table-cell>
          <table:table-cell office:value-type="float" office:value="0.0162024921364768" calcext:value-type="float">
            <text:p>0.0162024921</text:p>
          </table:table-cell>
        </table:table-row>
        <table:table-row table:style-name="ro1">
          <table:table-cell office:value-type="float" office:value="0.813276505203957" calcext:value-type="float">
            <text:p>0.8132765052</text:p>
          </table:table-cell>
          <table:table-cell office:value-type="float" office:value="0.338581326083315" calcext:value-type="float">
            <text:p>0.3385813261</text:p>
          </table:table-cell>
        </table:table-row>
        <table:table-row table:style-name="ro1">
          <table:table-cell office:value-type="float" office:value="0.687003801581884" calcext:value-type="float">
            <text:p>0.6870038016</text:p>
          </table:table-cell>
          <table:table-cell office:value-type="float" office:value="0.528025776616821" calcext:value-type="float">
            <text:p>0.5280257766</text:p>
          </table:table-cell>
        </table:table-row>
        <table:table-row table:style-name="ro1">
          <table:table-cell office:value-type="float" office:value="0.742478520068151" calcext:value-type="float">
            <text:p>0.7424785201</text:p>
          </table:table-cell>
          <table:table-cell office:value-type="float" office:value="0.448725647486476" calcext:value-type="float">
            <text:p>0.4487256475</text:p>
          </table:table-cell>
        </table:table-row>
        <table:table-row table:style-name="ro1">
          <table:table-cell office:value-type="float" office:value="0.741380892682829" calcext:value-type="float">
            <text:p>0.7413808927</text:p>
          </table:table-cell>
          <table:table-cell office:value-type="float" office:value="0.4503543719649" calcext:value-type="float">
            <text:p>0.450354372</text:p>
          </table:table-cell>
        </table:table-row>
        <table:table-row table:style-name="ro1">
          <table:table-cell office:value-type="float" office:value="0.955380201242035" calcext:value-type="float">
            <text:p>0.9553802012</text:p>
          </table:table-cell>
          <table:table-cell office:value-type="float" office:value="0.0872491104570712" calcext:value-type="float">
            <text:p>0.0872491105</text:p>
          </table:table-cell>
        </table:table-row>
        <table:table-row table:style-name="ro1">
          <table:table-cell office:value-type="float" office:value="0.67215653451494" calcext:value-type="float">
            <text:p>0.6721565345</text:p>
          </table:table-cell>
          <table:table-cell office:value-type="float" office:value="0.548205593108884" calcext:value-type="float">
            <text:p>0.5482055931</text:p>
          </table:table-cell>
        </table:table-row>
        <table:table-row table:style-name="ro1">
          <table:table-cell office:value-type="float" office:value="0.576518983486857" calcext:value-type="float">
            <text:p>0.5765189835</text:p>
          </table:table-cell>
          <table:table-cell office:value-type="float" office:value="0.667625861679343" calcext:value-type="float">
            <text:p>0.6676258617</text:p>
          </table:table-cell>
        </table:table-row>
        <table:table-row table:style-name="ro1">
          <table:table-cell office:value-type="float" office:value="0.343294647153112" calcext:value-type="float">
            <text:p>0.3432946472</text:p>
          </table:table-cell>
          <table:table-cell office:value-type="float" office:value="0.882148785236047" calcext:value-type="float">
            <text:p>0.8821487852</text:p>
          </table:table-cell>
        </table:table-row>
        <table:table-row table:style-name="ro1">
          <table:table-cell office:value-type="float" office:value="0.513557417715113" calcext:value-type="float">
            <text:p>0.5135574177</text:p>
          </table:table-cell>
          <table:table-cell office:value-type="float" office:value="0.736258778709812" calcext:value-type="float">
            <text:p>0.7362587787</text:p>
          </table:table-cell>
        </table:table-row>
        <table:table-row table:style-name="ro1">
          <table:table-cell office:value-type="float" office:value="0.533541262865009" calcext:value-type="float">
            <text:p>0.5335412629</text:p>
          </table:table-cell>
          <table:table-cell office:value-type="float" office:value="0.715333720974567" calcext:value-type="float">
            <text:p>0.715333721</text:p>
          </table:table-cell>
        </table:table-row>
        <table:table-row table:style-name="ro1">
          <table:table-cell office:value-type="float" office:value="0.913717737759114" calcext:value-type="float">
            <text:p>0.9137177378</text:p>
          </table:table-cell>
          <table:table-cell office:value-type="float" office:value="0.165119896354582" calcext:value-type="float">
            <text:p>0.1651198964</text:p>
          </table:table-cell>
        </table:table-row>
        <table:table-row table:style-name="ro1">
          <table:table-cell office:value-type="float" office:value="0.661923367808694" calcext:value-type="float">
            <text:p>0.6619233678</text:p>
          </table:table-cell>
          <table:table-cell office:value-type="float" office:value="0.561857455149703" calcext:value-type="float">
            <text:p>0.5618574551</text:p>
          </table:table-cell>
        </table:table-row>
        <table:table-row table:style-name="ro1">
          <table:table-cell office:value-type="float" office:value="0.409770919645925" calcext:value-type="float">
            <text:p>0.4097709196</text:p>
          </table:table-cell>
          <table:table-cell office:value-type="float" office:value="0.832087793412569" calcext:value-type="float">
            <text:p>0.8320877934</text:p>
          </table:table-cell>
        </table:table-row>
        <table:table-row table:style-name="ro1">
          <table:table-cell office:value-type="float" office:value="0.229044944913891" calcext:value-type="float">
            <text:p>0.2290449449</text:p>
          </table:table-cell>
          <table:table-cell office:value-type="float" office:value="0.947538413209867" calcext:value-type="float">
            <text:p>0.9475384132</text:p>
          </table:table-cell>
        </table:table-row>
        <table:table-row table:style-name="ro1">
          <table:table-cell office:value-type="float" office:value="0.195379091595632" calcext:value-type="float">
            <text:p>0.1953790916</text:p>
          </table:table-cell>
          <table:table-cell office:value-type="float" office:value="0.961827010723005" calcext:value-type="float">
            <text:p>0.9618270107</text:p>
          </table:table-cell>
        </table:table-row>
        <table:table-row table:style-name="ro1">
          <table:table-cell office:value-type="float" office:value="0.484650681762207" calcext:value-type="float">
            <text:p>0.4846506818</text:p>
          </table:table-cell>
          <table:table-cell office:value-type="float" office:value="0.765241530912833" calcext:value-type="float">
            <text:p>0.7652415309</text:p>
          </table:table-cell>
        </table:table-row>
        <table:table-row table:style-name="ro1">
          <table:table-cell office:value-type="float" office:value="0.48358420821216" calcext:value-type="float">
            <text:p>0.4835842082</text:p>
          </table:table-cell>
          <table:table-cell office:value-type="float" office:value="0.766146313791849" calcext:value-type="float">
            <text:p>0.7661463138</text:p>
          </table:table-cell>
        </table:table-row>
        <table:table-row table:style-name="ro1">
          <table:table-cell office:value-type="float" office:value="0.204912821450799" calcext:value-type="float">
            <text:p>0.2049128215</text:p>
          </table:table-cell>
          <table:table-cell office:value-type="float" office:value="0.958010735605129" calcext:value-type="float">
            <text:p>0.9580107356</text:p>
          </table:table-cell>
        </table:table-row>
        <table:table-row table:style-name="ro1">
          <table:table-cell office:value-type="float" office:value="0.772199335930214" calcext:value-type="float">
            <text:p>0.7721993359</text:p>
          </table:table-cell>
          <table:table-cell office:value-type="float" office:value="0.403708185909622" calcext:value-type="float">
            <text:p>0.4037081859</text:p>
          </table:table-cell>
        </table:table-row>
        <table:table-row table:style-name="ro1">
          <table:table-cell office:value-type="float" office:value="0.333683765873156" calcext:value-type="float">
            <text:p>0.3336837659</text:p>
          </table:table-cell>
          <table:table-cell office:value-type="float" office:value="0.888655144392784" calcext:value-type="float">
            <text:p>0.8886551444</text:p>
          </table:table-cell>
        </table:table-row>
        <table:table-row table:style-name="ro1">
          <table:table-cell office:value-type="float" office:value="0.455370857359358" calcext:value-type="float">
            <text:p>0.4553708574</text:p>
          </table:table-cell>
          <table:table-cell office:value-type="float" office:value="0.792637382268477" calcext:value-type="float">
            <text:p>0.7926373823</text:p>
          </table:table-cell>
        </table:table-row>
        <table:table-row table:style-name="ro1">
          <table:table-cell office:value-type="float" office:value="0.314352509817271" calcext:value-type="float">
            <text:p>0.3143525098</text:p>
          </table:table-cell>
          <table:table-cell office:value-type="float" office:value="0.901182499571643" calcext:value-type="float">
            <text:p>0.9011824996</text:p>
          </table:table-cell>
        </table:table-row>
        <table:table-row table:style-name="ro1">
          <table:table-cell office:value-type="float" office:value="0.237629385516656" calcext:value-type="float">
            <text:p>0.2376293855</text:p>
          </table:table-cell>
          <table:table-cell office:value-type="float" office:value="0.943532275139599" calcext:value-type="float">
            <text:p>0.9435322751</text:p>
          </table:table-cell>
        </table:table-row>
        <table:table-row table:style-name="ro1">
          <table:table-cell office:value-type="float" office:value="0.0589488213588114" calcext:value-type="float">
            <text:p>0.0589488214</text:p>
          </table:table-cell>
          <table:table-cell office:value-type="float" office:value="0.996525036460483" calcext:value-type="float">
            <text:p>0.9965250365</text:p>
          </table:table-cell>
        </table:table-row>
        <table:table-row table:style-name="ro1">
          <table:table-cell office:value-type="float" office:value="0.0167862811366296" calcext:value-type="float">
            <text:p>0.0167862811</text:p>
          </table:table-cell>
          <table:table-cell office:value-type="float" office:value="0.999718220765625" calcext:value-type="float">
            <text:p>0.9997182208</text:p>
          </table:table-cell>
        </table:table-row>
        <table:table-row table:style-name="ro1">
          <table:table-cell office:value-type="float" office:value="0.648378688661795" calcext:value-type="float">
            <text:p>0.6483786887</text:p>
          </table:table-cell>
          <table:table-cell office:value-type="float" office:value="0.579605076107279" calcext:value-type="float">
            <text:p>0.5796050761</text:p>
          </table:table-cell>
        </table:table-row>
        <table:table-row table:style-name="ro1">
          <table:table-cell office:value-type="float" office:value="0.0692372701550015" calcext:value-type="float">
            <text:p>0.0692372702</text:p>
          </table:table-cell>
          <table:table-cell office:value-type="float" office:value="0.995206200421515" calcext:value-type="float">
            <text:p>0.9952062004</text:p>
          </table:table-cell>
        </table:table-row>
        <table:table-row table:style-name="ro1">
          <table:table-cell office:value-type="float" office:value="0.74988814271144" calcext:value-type="float">
            <text:p>0.7498881427</text:p>
          </table:table-cell>
          <table:table-cell office:value-type="float" office:value="0.437718885325532" calcext:value-type="float">
            <text:p>0.4377188853</text:p>
          </table:table-cell>
        </table:table-row>
        <table:table-row table:style-name="ro1">
          <table:table-cell office:value-type="float" office:value="0.364385776180694" calcext:value-type="float">
            <text:p>0.3643857762</text:p>
          </table:table-cell>
          <table:table-cell office:value-type="float" office:value="0.867223006117234" calcext:value-type="float">
            <text:p>0.8672230061</text:p>
          </table:table-cell>
        </table:table-row>
        <table:table-row table:style-name="ro1">
          <table:table-cell office:value-type="float" office:value="0.661188662320135" calcext:value-type="float">
            <text:p>0.6611886623</text:p>
          </table:table-cell>
          <table:table-cell office:value-type="float" office:value="0.562829552831056" calcext:value-type="float">
            <text:p>0.5628295528</text:p>
          </table:table-cell>
        </table:table-row>
        <table:table-row table:style-name="ro1">
          <table:table-cell office:value-type="float" office:value="0.720174617359238" calcext:value-type="float">
            <text:p>0.7201746174</text:p>
          </table:table-cell>
          <table:table-cell office:value-type="float" office:value="0.481348521561502" calcext:value-type="float">
            <text:p>0.4813485216</text:p>
          </table:table-cell>
        </table:table-row>
        <table:table-row table:style-name="ro1">
          <table:table-cell office:value-type="float" office:value="0.290222093956612" calcext:value-type="float">
            <text:p>0.290222094</text:p>
          </table:table-cell>
          <table:table-cell office:value-type="float" office:value="0.915771136179491" calcext:value-type="float">
            <text:p>0.9157711362</text:p>
          </table:table-cell>
        </table:table-row>
        <table:table-row table:style-name="ro1">
          <table:table-cell office:value-type="float" office:value="0.60655264367086" calcext:value-type="float">
            <text:p>0.6065526437</text:p>
          </table:table-cell>
          <table:table-cell office:value-type="float" office:value="0.63209389045594" calcext:value-type="float">
            <text:p>0.6320938905</text:p>
          </table:table-cell>
        </table:table-row>
        <table:table-row table:style-name="ro1">
          <table:table-cell office:value-type="float" office:value="0.0734189294931035" calcext:value-type="float">
            <text:p>0.0734189295</text:p>
          </table:table-cell>
          <table:table-cell office:value-type="float" office:value="0.994609660792207" calcext:value-type="float">
            <text:p>0.9946096608</text:p>
          </table:table-cell>
        </table:table-row>
        <table:table-row table:style-name="ro1">
          <table:table-cell office:value-type="float" office:value="0.20440330591242" calcext:value-type="float">
            <text:p>0.2044033059</text:p>
          </table:table-cell>
          <table:table-cell office:value-type="float" office:value="0.958219288888215" calcext:value-type="float">
            <text:p>0.9582192889</text:p>
          </table:table-cell>
        </table:table-row>
        <table:table-row table:style-name="ro1">
          <table:table-cell office:value-type="float" office:value="0.938756436028018" calcext:value-type="float">
            <text:p>0.938756436</text:p>
          </table:table-cell>
          <table:table-cell office:value-type="float" office:value="0.118736358167566" calcext:value-type="float">
            <text:p>0.1187363582</text:p>
          </table:table-cell>
        </table:table-row>
        <table:table-row table:style-name="ro1">
          <table:table-cell office:value-type="float" office:value="0.1004614146927" calcext:value-type="float">
            <text:p>0.1004614147</text:p>
          </table:table-cell>
          <table:table-cell office:value-type="float" office:value="0.989907504157962" calcext:value-type="float">
            <text:p>0.9899075042</text:p>
          </table:table-cell>
        </table:table-row>
        <table:table-row table:style-name="ro1">
          <table:table-cell office:value-type="float" office:value="0.0789347259823241" calcext:value-type="float">
            <text:p>0.078934726</text:p>
          </table:table-cell>
          <table:table-cell office:value-type="float" office:value="0.993769309034126" calcext:value-type="float">
            <text:p>0.993769309</text:p>
          </table:table-cell>
        </table:table-row>
        <table:table-row table:style-name="ro1">
          <table:table-cell office:value-type="float" office:value="0.833766434467889" calcext:value-type="float">
            <text:p>0.8337664345</text:p>
          </table:table-cell>
          <table:table-cell office:value-type="float" office:value="0.30483353275474" calcext:value-type="float">
            <text:p>0.3048335328</text:p>
          </table:table-cell>
        </table:table-row>
        <table:table-row table:style-name="ro1">
          <table:table-cell office:value-type="float" office:value="0.877076097003874" calcext:value-type="float">
            <text:p>0.877076097</text:p>
          </table:table-cell>
          <table:table-cell office:value-type="float" office:value="0.230737521202771" calcext:value-type="float">
            <text:p>0.2307375212</text:p>
          </table:table-cell>
        </table:table-row>
        <table:table-row table:style-name="ro1">
          <table:table-cell office:value-type="float" office:value="0.93673054040308" calcext:value-type="float">
            <text:p>0.9367305404</text:p>
          </table:table-cell>
          <table:table-cell office:value-type="float" office:value="0.122535894676224" calcext:value-type="float">
            <text:p>0.1225358947</text:p>
          </table:table-cell>
        </table:table-row>
        <table:table-row table:style-name="ro1">
          <table:table-cell office:value-type="float" office:value="0.180209173138813" calcext:value-type="float">
            <text:p>0.1802091731</text:p>
          </table:table-cell>
          <table:table-cell office:value-type="float" office:value="0.967524654198466" calcext:value-type="float">
            <text:p>0.9675246542</text:p>
          </table:table-cell>
        </table:table-row>
        <table:table-row table:style-name="ro1">
          <table:table-cell office:value-type="float" office:value="0.879970203052623" calcext:value-type="float">
            <text:p>0.8799702031</text:p>
          </table:table-cell>
          <table:table-cell office:value-type="float" office:value="0.225652441739571" calcext:value-type="float">
            <text:p>0.2256524417</text:p>
          </table:table-cell>
        </table:table-row>
        <table:table-row table:style-name="ro1">
          <table:table-cell office:value-type="float" office:value="0.418229796924382" calcext:value-type="float">
            <text:p>0.4182297969</text:p>
          </table:table-cell>
          <table:table-cell office:value-type="float" office:value="0.825083836965341" calcext:value-type="float">
            <text:p>0.825083837</text:p>
          </table:table-cell>
        </table:table-row>
        <table:table-row table:style-name="ro1">
          <table:table-cell office:value-type="float" office:value="0.684302328899064" calcext:value-type="float">
            <text:p>0.6843023289</text:p>
          </table:table-cell>
          <table:table-cell office:value-type="float" office:value="0.531730322663345" calcext:value-type="float">
            <text:p>0.5317303227</text:p>
          </table:table-cell>
        </table:table-row>
        <table:table-row table:style-name="ro1">
          <table:table-cell office:value-type="float" office:value="0.806769385828904" calcext:value-type="float">
            <text:p>0.8067693858</text:p>
          </table:table-cell>
          <table:table-cell office:value-type="float" office:value="0.349123158089498" calcext:value-type="float">
            <text:p>0.3491231581</text:p>
          </table:table-cell>
        </table:table-row>
        <table:table-row table:style-name="ro1">
          <table:table-cell office:value-type="float" office:value="0.222080940619949" calcext:value-type="float">
            <text:p>0.2220809406</text:p>
          </table:table-cell>
          <table:table-cell office:value-type="float" office:value="0.950680055813388" calcext:value-type="float">
            <text:p>0.9506800558</text:p>
          </table:table-cell>
        </table:table-row>
        <table:table-row table:style-name="ro1">
          <table:table-cell office:value-type="float" office:value="0.710815517412704" calcext:value-type="float">
            <text:p>0.7108155174</text:p>
          </table:table-cell>
          <table:table-cell office:value-type="float" office:value="0.49474130050349" calcext:value-type="float">
            <text:p>0.4947413005</text:p>
          </table:table-cell>
        </table:table-row>
        <table:table-row table:style-name="ro1">
          <table:table-cell office:value-type="float" office:value="0.383256603502292" calcext:value-type="float">
            <text:p>0.3832566035</text:p>
          </table:table-cell>
          <table:table-cell office:value-type="float" office:value="0.853114375904892" calcext:value-type="float">
            <text:p>0.8531143759</text:p>
          </table:table-cell>
        </table:table-row>
        <table:table-row table:style-name="ro1">
          <table:table-cell office:value-type="float" office:value="0.893615785916492" calcext:value-type="float">
            <text:p>0.8936157859</text:p>
          </table:table-cell>
          <table:table-cell office:value-type="float" office:value="0.201450827163719" calcext:value-type="float">
            <text:p>0.2014508272</text:p>
          </table:table-cell>
        </table:table-row>
        <table:table-row table:style-name="ro1">
          <table:table-cell office:value-type="float" office:value="0.720174617359238" calcext:value-type="float">
            <text:p>0.7201746174</text:p>
          </table:table-cell>
          <table:table-cell office:value-type="float" office:value="0.481348521561502" calcext:value-type="float">
            <text:p>0.4813485216</text:p>
          </table:table-cell>
        </table:table-row>
        <table:table-row table:style-name="ro1">
          <table:table-cell office:value-type="float" office:value="0.43319935738852" calcext:value-type="float">
            <text:p>0.4331993574</text:p>
          </table:table-cell>
          <table:table-cell office:value-type="float" office:value="0.812338316904633" calcext:value-type="float">
            <text:p>0.8123383169</text:p>
          </table:table-cell>
        </table:table-row>
        <table:table-row table:style-name="ro1">
          <table:table-cell office:value-type="float" office:value="0.839064943607637" calcext:value-type="float">
            <text:p>0.8390649436</text:p>
          </table:table-cell>
          <table:table-cell office:value-type="float" office:value="0.295970020411143" calcext:value-type="float">
            <text:p>0.2959700204</text:p>
          </table:table-cell>
        </table:table-row>
        <table:table-row table:style-name="ro1">
          <table:table-cell office:value-type="float" office:value="0.389156261307911" calcext:value-type="float">
            <text:p>0.3891562613</text:p>
          </table:table-cell>
          <table:table-cell office:value-type="float" office:value="0.848557404284875" calcext:value-type="float">
            <text:p>0.8485574043</text:p>
          </table:table-cell>
        </table:table-row>
        <table:table-row table:style-name="ro1">
          <table:table-cell office:value-type="float" office:value="0.298265419271778" calcext:value-type="float">
            <text:p>0.2982654193</text:p>
          </table:table-cell>
          <table:table-cell office:value-type="float" office:value="0.91103774003758" calcext:value-type="float">
            <text:p>0.91103774</text:p>
          </table:table-cell>
        </table:table-row>
        <table:table-row table:style-name="ro1">
          <table:table-cell office:value-type="float" office:value="0.517948994898215" calcext:value-type="float">
            <text:p>0.5179489949</text:p>
          </table:table-cell>
          <table:table-cell office:value-type="float" office:value="0.731728838684053" calcext:value-type="float">
            <text:p>0.7317288387</text:p>
          </table:table-cell>
        </table:table-row>
        <table:table-row table:style-name="ro1">
          <table:table-cell office:value-type="float" office:value="0.840484342238723" calcext:value-type="float">
            <text:p>0.8404843422</text:p>
          </table:table-cell>
          <table:table-cell office:value-type="float" office:value="0.293586070473973" calcext:value-type="float">
            <text:p>0.2935860705</text:p>
          </table:table-cell>
        </table:table-row>
        <table:table-row table:style-name="ro1">
          <table:table-cell office:value-type="float" office:value="0.747419096130899" calcext:value-type="float">
            <text:p>0.7474190961</text:p>
          </table:table-cell>
          <table:table-cell office:value-type="float" office:value="0.441364694739159" calcext:value-type="float">
            <text:p>0.4413646947</text:p>
          </table:table-cell>
        </table:table-row>
        <table:table-row table:style-name="ro1">
          <table:table-cell office:value-type="float" office:value="0.680819535387923" calcext:value-type="float">
            <text:p>0.6808195354</text:p>
          </table:table-cell>
          <table:table-cell office:value-type="float" office:value="0.536484760234912" calcext:value-type="float">
            <text:p>0.5364847602</text:p>
          </table:table-cell>
        </table:table-row>
        <table:table-row table:style-name="ro1">
          <table:table-cell office:value-type="float" office:value="0.319444138645293" calcext:value-type="float">
            <text:p>0.3194441386</text:p>
          </table:table-cell>
          <table:table-cell office:value-type="float" office:value="0.897955442285534" calcext:value-type="float">
            <text:p>0.8979554423</text:p>
          </table:table-cell>
        </table:table-row>
        <table:table-row table:style-name="ro1">
          <table:table-cell office:value-type="float" office:value="0.884921078809261" calcext:value-type="float">
            <text:p>0.8849210788</text:p>
          </table:table-cell>
          <table:table-cell office:value-type="float" office:value="0.216914684322912" calcext:value-type="float">
            <text:p>0.2169146843</text:p>
          </table:table-cell>
        </table:table-row>
        <table:table-row table:style-name="ro1">
          <table:table-cell office:value-type="float" office:value="0.790697895770595" calcext:value-type="float">
            <text:p>0.7906978958</text:p>
          </table:table-cell>
          <table:table-cell office:value-type="float" office:value="0.374796837624016" calcext:value-type="float">
            <text:p>0.3747968376</text:p>
          </table:table-cell>
        </table:table-row>
        <table:table-row table:style-name="ro1">
          <table:table-cell office:value-type="float" office:value="0.907195212176074" calcext:value-type="float">
            <text:p>0.9071952122</text:p>
          </table:table-cell>
          <table:table-cell office:value-type="float" office:value="0.176996847008905" calcext:value-type="float">
            <text:p>0.176996847</text:p>
          </table:table-cell>
        </table:table-row>
        <table:table-row table:style-name="ro1">
          <table:table-cell office:value-type="float" office:value="0.116862791488963" calcext:value-type="float">
            <text:p>0.1168627915</text:p>
          </table:table-cell>
          <table:table-cell office:value-type="float" office:value="0.986343087992155" calcext:value-type="float">
            <text:p>0.986343088</text:p>
          </table:table-cell>
        </table:table-row>
        <table:table-row table:style-name="ro1">
          <table:table-cell office:value-type="float" office:value="0.990752373501951" calcext:value-type="float">
            <text:p>0.9907523735</text:p>
          </table:table-cell>
          <table:table-cell office:value-type="float" office:value="0.0184097344032178" calcext:value-type="float">
            <text:p>0.0184097344</text:p>
          </table:table-cell>
        </table:table-row>
        <table:table-row table:style-name="ro1">
          <table:table-cell office:value-type="float" office:value="0.652809096302073" calcext:value-type="float">
            <text:p>0.6528090963</text:p>
          </table:table-cell>
          <table:table-cell office:value-type="float" office:value="0.573840283785323" calcext:value-type="float">
            <text:p>0.5738402838</text:p>
          </table:table-cell>
        </table:table-row>
        <table:table-row table:style-name="ro1">
          <table:table-cell office:value-type="float" office:value="0.627839028238568" calcext:value-type="float">
            <text:p>0.6278390282</text:p>
          </table:table-cell>
          <table:table-cell office:value-type="float" office:value="0.605906775524967" calcext:value-type="float">
            <text:p>0.6059067755</text:p>
          </table:table-cell>
        </table:table-row>
        <table:table-row table:style-name="ro1">
          <table:table-cell office:value-type="float" office:value="0.0718085524255253" calcext:value-type="float">
            <text:p>0.0718085524</text:p>
          </table:table-cell>
          <table:table-cell office:value-type="float" office:value="0.994843531798656" calcext:value-type="float">
            <text:p>0.9948435318</text:p>
          </table:table-cell>
        </table:table-row>
        <table:table-row table:style-name="ro1">
          <table:table-cell office:value-type="float" office:value="0.796286126440925" calcext:value-type="float">
            <text:p>0.7962861264</text:p>
          </table:table-cell>
          <table:table-cell office:value-type="float" office:value="0.365928404838346" calcext:value-type="float">
            <text:p>0.3659284048</text:p>
          </table:table-cell>
        </table:table-row>
        <table:table-row table:style-name="ro1">
          <table:table-cell office:value-type="float" office:value="0.380003463436869" calcext:value-type="float">
            <text:p>0.3800034634</text:p>
          </table:table-cell>
          <table:table-cell office:value-type="float" office:value="0.855597367775987" calcext:value-type="float">
            <text:p>0.8555973678</text:p>
          </table:table-cell>
        </table:table-row>
        <table:table-row table:style-name="ro1">
          <table:table-cell office:value-type="float" office:value="0.0929715578953604" calcext:value-type="float">
            <text:p>0.0929715579</text:p>
          </table:table-cell>
          <table:table-cell office:value-type="float" office:value="0.991356289422565" calcext:value-type="float">
            <text:p>0.9913562894</text:p>
          </table:table-cell>
        </table:table-row>
        <table:table-row table:style-name="ro1">
          <table:table-cell office:value-type="float" office:value="0.979405166852069" calcext:value-type="float">
            <text:p>0.9794051669</text:p>
          </table:table-cell>
          <table:table-cell office:value-type="float" office:value="0.0407655191493659" calcext:value-type="float">
            <text:p>0.0407655191</text:p>
          </table:table-cell>
        </table:table-row>
        <table:table-row table:style-name="ro1">
          <table:table-cell office:value-type="float" office:value="0.0157335800605397" calcext:value-type="float">
            <text:p>0.0157335801</text:p>
          </table:table-cell>
          <table:table-cell office:value-type="float" office:value="0.999752454458496" calcext:value-type="float">
            <text:p>0.9997524545</text:p>
          </table:table-cell>
        </table:table-row>
        <table:table-row table:style-name="ro1">
          <table:table-cell office:value-type="float" office:value="0.797809887939637" calcext:value-type="float">
            <text:p>0.7978098879</text:p>
          </table:table-cell>
          <table:table-cell office:value-type="float" office:value="0.363499382705807" calcext:value-type="float">
            <text:p>0.3634993827</text:p>
          </table:table-cell>
        </table:table-row>
        <table:table-row table:style-name="ro1">
          <table:table-cell office:value-type="float" office:value="0.158912720451429" calcext:value-type="float">
            <text:p>0.1589127205</text:p>
          </table:table-cell>
          <table:table-cell office:value-type="float" office:value="0.974746747279046" calcext:value-type="float">
            <text:p>0.9747467473</text:p>
          </table:table-cell>
        </table:table-row>
        <table:table-row table:style-name="ro1">
          <table:table-cell office:value-type="float" office:value="0.509827500801886" calcext:value-type="float">
            <text:p>0.5098275008</text:p>
          </table:table-cell>
          <table:table-cell office:value-type="float" office:value="0.740075919458063" calcext:value-type="float">
            <text:p>0.7400759195</text:p>
          </table:table-cell>
        </table:table-row>
        <table:table-row table:style-name="ro1">
          <table:table-cell office:value-type="float" office:value="0.747419096130899" calcext:value-type="float">
            <text:p>0.7474190961</text:p>
          </table:table-cell>
          <table:table-cell office:value-type="float" office:value="0.441364694739159" calcext:value-type="float">
            <text:p>0.4413646947</text:p>
          </table:table-cell>
        </table:table-row>
        <table:table-row table:style-name="ro1">
          <table:table-cell office:value-type="float" office:value="0.886865093508693" calcext:value-type="float">
            <text:p>0.8868650935</text:p>
          </table:table-cell>
          <table:table-cell office:value-type="float" office:value="0.213470305916197" calcext:value-type="float">
            <text:p>0.2134703059</text:p>
          </table:table-cell>
        </table:table-row>
        <table:table-row table:style-name="ro1">
          <table:table-cell office:value-type="float" office:value="0.912165703917666" calcext:value-type="float">
            <text:p>0.9121657039</text:p>
          </table:table-cell>
          <table:table-cell office:value-type="float" office:value="0.167953728596418" calcext:value-type="float">
            <text:p>0.1679537286</text:p>
          </table:table-cell>
        </table:table-row>
        <table:table-row table:style-name="ro1">
          <table:table-cell office:value-type="float" office:value="0.937807079744252" calcext:value-type="float">
            <text:p>0.9378070797</text:p>
          </table:table-cell>
          <table:table-cell office:value-type="float" office:value="0.120517881181718" calcext:value-type="float">
            <text:p>0.1205178812</text:p>
          </table:table-cell>
        </table:table-row>
        <table:table-row table:style-name="ro1">
          <table:table-cell office:value-type="float" office:value="0.370767504701558" calcext:value-type="float">
            <text:p>0.3707675047</text:p>
          </table:table-cell>
          <table:table-cell office:value-type="float" office:value="0.862531457457429" calcext:value-type="float">
            <text:p>0.8625314575</text:p>
          </table:table-cell>
        </table:table-row>
        <table:table-row table:style-name="ro1">
          <table:table-cell office:value-type="float" office:value="0.867436168203064" calcext:value-type="float">
            <text:p>0.8674361682</text:p>
          </table:table-cell>
          <table:table-cell office:value-type="float" office:value="0.247554494710374" calcext:value-type="float">
            <text:p>0.2475544947</text:p>
          </table:table-cell>
        </table:table-row>
        <table:table-row table:style-name="ro1">
          <table:table-cell office:value-type="float" office:value="0.78616769369804" calcext:value-type="float">
            <text:p>0.7861676937</text:p>
          </table:table-cell>
          <table:table-cell office:value-type="float" office:value="0.381955538747155" calcext:value-type="float">
            <text:p>0.3819555387</text:p>
          </table:table-cell>
        </table:table-row>
        <table:table-row table:style-name="ro1">
          <table:table-cell office:value-type="float" office:value="0.711739197949063" calcext:value-type="float">
            <text:p>0.7117391979</text:p>
          </table:table-cell>
          <table:table-cell office:value-type="float" office:value="0.493427315790075" calcext:value-type="float">
            <text:p>0.4934273158</text:p>
          </table:table-cell>
        </table:table-row>
        <table:table-row table:style-name="ro1">
          <table:table-cell office:value-type="float" office:value="0.928658744002172" calcext:value-type="float">
            <text:p>0.928658744</text:p>
          </table:table-cell>
          <table:table-cell office:value-type="float" office:value="0.137592937327339" calcext:value-type="float">
            <text:p>0.1375929373</text:p>
          </table:table-cell>
        </table:table-row>
        <table:table-row table:style-name="ro1">
          <table:table-cell office:value-type="float" office:value="0.950944525713657" calcext:value-type="float">
            <text:p>0.9509445257</text:p>
          </table:table-cell>
          <table:table-cell office:value-type="float" office:value="0.0957045090153599" calcext:value-type="float">
            <text:p>0.095704509</text:p>
          </table:table-cell>
        </table:table-row>
        <table:table-row table:style-name="ro1">
          <table:table-cell office:value-type="float" office:value="0.179124126735738" calcext:value-type="float">
            <text:p>0.1791241267</text:p>
          </table:table-cell>
          <table:table-cell office:value-type="float" office:value="0.967914547221184" calcext:value-type="float">
            <text:p>0.9679145472</text:p>
          </table:table-cell>
        </table:table-row>
        <table:table-row table:style-name="ro1">
          <table:table-cell office:value-type="float" office:value="0.270140142311129" calcext:value-type="float">
            <text:p>0.2701401423</text:p>
          </table:table-cell>
          <table:table-cell office:value-type="float" office:value="0.927024304942032" calcext:value-type="float">
            <text:p>0.9270243049</text:p>
          </table:table-cell>
        </table:table-row>
        <table:table-row table:style-name="ro1">
          <table:table-cell office:value-type="float" office:value="0.844949872107427" calcext:value-type="float">
            <text:p>0.8449498721</text:p>
          </table:table-cell>
          <table:table-cell office:value-type="float" office:value="0.286059713627158" calcext:value-type="float">
            <text:p>0.2860597136</text:p>
          </table:table-cell>
        </table:table-row>
        <table:table-row table:style-name="ro1">
          <table:table-cell office:value-type="float" office:value="0.752321788782994" calcext:value-type="float">
            <text:p>0.7523217888</text:p>
          </table:table-cell>
          <table:table-cell office:value-type="float" office:value="0.434167994565385" calcext:value-type="float">
            <text:p>0.4341679946</text:p>
          </table:table-cell>
        </table:table-row>
        <table:table-row table:style-name="ro1">
          <table:table-cell office:value-type="float" office:value="0.757003482623124" calcext:value-type="float">
            <text:p>0.7570034826</text:p>
          </table:table-cell>
          <table:table-cell office:value-type="float" office:value="0.426945727310766" calcext:value-type="float">
            <text:p>0.4269457273</text:p>
          </table:table-cell>
        </table:table-row>
        <table:table-row table:style-name="ro1">
          <table:table-cell office:value-type="float" office:value="0.152196100417129" calcext:value-type="float">
            <text:p>0.1521961004</text:p>
          </table:table-cell>
          <table:table-cell office:value-type="float" office:value="0.976836347019964" calcext:value-type="float">
            <text:p>0.976836347</text:p>
          </table:table-cell>
        </table:table-row>
        <table:table-row table:style-name="ro1">
          <table:table-cell office:value-type="float" office:value="0.789395598893334" calcext:value-type="float">
            <text:p>0.7893955989</text:p>
          </table:table-cell>
          <table:table-cell office:value-type="float" office:value="0.376854588447899" calcext:value-type="float">
            <text:p>0.3768545884</text:p>
          </table:table-cell>
        </table:table-row>
        <table:table-row table:style-name="ro1">
          <table:table-cell office:value-type="float" office:value="0.980199439910175" calcext:value-type="float">
            <text:p>0.9801994399</text:p>
          </table:table-cell>
          <table:table-cell office:value-type="float" office:value="0.0392094165873772" calcext:value-type="float">
            <text:p>0.0392094166</text:p>
          </table:table-cell>
        </table:table-row>
        <table:table-row table:style-name="ro1">
          <table:table-cell office:value-type="float" office:value="0.657356843879249" calcext:value-type="float">
            <text:p>0.6573568439</text:p>
          </table:table-cell>
          <table:table-cell office:value-type="float" office:value="0.567881979816859" calcext:value-type="float">
            <text:p>0.5678819798</text:p>
          </table:table-cell>
        </table:table-row>
        <table:table-row table:style-name="ro1">
          <table:table-cell office:value-type="float" office:value="0.742052826774969" calcext:value-type="float">
            <text:p>0.7420528268</text:p>
          </table:table-cell>
          <table:table-cell office:value-type="float" office:value="0.449357602522561" calcext:value-type="float">
            <text:p>0.4493576025</text:p>
          </table:table-cell>
        </table:table-row>
        <table:table-row table:style-name="ro1">
          <table:table-cell office:value-type="float" office:value="0.797764586964181" calcext:value-type="float">
            <text:p>0.797764587</text:p>
          </table:table-cell>
          <table:table-cell office:value-type="float" office:value="0.363571665370691" calcext:value-type="float">
            <text:p>0.3635716654</text:p>
          </table:table-cell>
        </table:table-row>
        <table:table-row table:style-name="ro1">
          <table:table-cell office:value-type="float" office:value="0.912165703917666" calcext:value-type="float">
            <text:p>0.9121657039</text:p>
          </table:table-cell>
          <table:table-cell office:value-type="float" office:value="0.167953728596418" calcext:value-type="float">
            <text:p>0.1679537286</text:p>
          </table:table-cell>
        </table:table-row>
        <table:table-row table:style-name="ro1">
          <table:table-cell office:value-type="float" office:value="0.297331655311915" calcext:value-type="float">
            <text:p>0.2973316553</text:p>
          </table:table-cell>
          <table:table-cell office:value-type="float" office:value="0.911593886749498" calcext:value-type="float">
            <text:p>0.9115938867</text:p>
          </table:table-cell>
        </table:table-row>
        <table:table-row table:style-name="ro1">
          <table:table-cell office:value-type="float" office:value="0.548227612417487" calcext:value-type="float">
            <text:p>0.5482276124</text:p>
          </table:table-cell>
          <table:table-cell office:value-type="float" office:value="0.699446486723078" calcext:value-type="float">
            <text:p>0.6994464867</text:p>
          </table:table-cell>
        </table:table-row>
        <table:table-row table:style-name="ro1">
          <table:table-cell office:value-type="float" office:value="0.725748422795238" calcext:value-type="float">
            <text:p>0.7257484228</text:p>
          </table:table-cell>
          <table:table-cell office:value-type="float" office:value="0.473289226810872" calcext:value-type="float">
            <text:p>0.4732892268</text:p>
          </table:table-cell>
        </table:table-row>
        <table:table-row table:style-name="ro1">
          <table:table-cell office:value-type="float" office:value="0.942440599322712" calcext:value-type="float">
            <text:p>0.9424405993</text:p>
          </table:table-cell>
          <table:table-cell office:value-type="float" office:value="0.111805716771758" calcext:value-type="float">
            <text:p>0.1118057168</text:p>
          </table:table-cell>
        </table:table-row>
        <table:table-row table:style-name="ro1">
          <table:table-cell office:value-type="float" office:value="0.480441550931424" calcext:value-type="float">
            <text:p>0.4804415509</text:p>
          </table:table-cell>
          <table:table-cell office:value-type="float" office:value="0.769175965065373" calcext:value-type="float">
            <text:p>0.7691759651</text:p>
          </table:table-cell>
        </table:table-row>
        <table:table-row table:style-name="ro1">
          <table:table-cell office:value-type="float" office:value="0.364765800929782" calcext:value-type="float">
            <text:p>0.3647658009</text:p>
          </table:table-cell>
          <table:table-cell office:value-type="float" office:value="0.866960204054151" calcext:value-type="float">
            <text:p>0.8669602041</text:p>
          </table:table-cell>
        </table:table-row>
        <table:table-row table:style-name="ro1">
          <table:table-cell office:value-type="float" office:value="0.484650681762207" calcext:value-type="float">
            <text:p>0.4846506818</text:p>
          </table:table-cell>
          <table:table-cell office:value-type="float" office:value="0.765241530912833" calcext:value-type="float">
            <text:p>0.7652415309</text:p>
          </table:table-cell>
        </table:table-row>
        <table:table-row table:style-name="ro1">
          <table:table-cell office:value-type="float" office:value="0.415483985173355" calcext:value-type="float">
            <text:p>0.4154839852</text:p>
          </table:table-cell>
          <table:table-cell office:value-type="float" office:value="0.827373058066425" calcext:value-type="float">
            <text:p>0.8273730581</text:p>
          </table:table-cell>
        </table:table-row>
        <table:table-row table:style-name="ro1">
          <table:table-cell office:value-type="float" office:value="0.441427812526124" calcext:value-type="float">
            <text:p>0.4414278125</text:p>
          </table:table-cell>
          <table:table-cell office:value-type="float" office:value="0.805141486328603" calcext:value-type="float">
            <text:p>0.8051414863</text:p>
          </table:table-cell>
        </table:table-row>
        <table:table-row table:style-name="ro1">
          <table:table-cell office:value-type="float" office:value="0.47981635429698" calcext:value-type="float">
            <text:p>0.4798163543</text:p>
          </table:table-cell>
          <table:table-cell office:value-type="float" office:value="0.769776266569718" calcext:value-type="float">
            <text:p>0.7697762666</text:p>
          </table:table-cell>
        </table:table-row>
        <table:table-row table:style-name="ro1">
          <table:table-cell office:value-type="float" office:value="0.979804209439695" calcext:value-type="float">
            <text:p>0.9798042094</text:p>
          </table:table-cell>
          <table:table-cell office:value-type="float" office:value="0.0399837111728978" calcext:value-type="float">
            <text:p>0.0399837112</text:p>
          </table:table-cell>
        </table:table-row>
        <table:table-row table:style-name="ro1">
          <table:table-cell office:value-type="float" office:value="0.820530909100796" calcext:value-type="float">
            <text:p>0.8205309091</text:p>
          </table:table-cell>
          <table:table-cell office:value-type="float" office:value="0.326729078411441" calcext:value-type="float">
            <text:p>0.3267290784</text:p>
          </table:table-cell>
        </table:table-row>
        <table:table-row table:style-name="ro1">
          <table:table-cell office:value-type="float" office:value="0.549394217193251" calcext:value-type="float">
            <text:p>0.5493942172</text:p>
          </table:table-cell>
          <table:table-cell office:value-type="float" office:value="0.698165994117081" calcext:value-type="float">
            <text:p>0.6981659941</text:p>
          </table:table-cell>
        </table:table-row>
        <table:table-row table:style-name="ro1">
          <table:table-cell office:value-type="float" office:value="0.98420543463007" calcext:value-type="float">
            <text:p>0.9842054346</text:p>
          </table:table-cell>
          <table:table-cell office:value-type="float" office:value="0.0313396624450709" calcext:value-type="float">
            <text:p>0.0313396624</text:p>
          </table:table-cell>
        </table:table-row>
        <table:table-row table:style-name="ro1">
          <table:table-cell office:value-type="float" office:value="0.887892787541681" calcext:value-type="float">
            <text:p>0.8878927875</text:p>
          </table:table-cell>
          <table:table-cell office:value-type="float" office:value="0.211646398067967" calcext:value-type="float">
            <text:p>0.2116463981</text:p>
          </table:table-cell>
        </table:table-row>
        <table:table-row table:style-name="ro1">
          <table:table-cell office:value-type="float" office:value="0.784363783262045" calcext:value-type="float">
            <text:p>0.7843637833</text:p>
          </table:table-cell>
          <table:table-cell office:value-type="float" office:value="0.384773455512509" calcext:value-type="float">
            <text:p>0.3847734555</text:p>
          </table:table-cell>
        </table:table-row>
        <table:table-row table:style-name="ro1">
          <table:table-cell office:value-type="float" office:value="0.9974281928172" calcext:value-type="float">
            <text:p>0.9974281928</text:p>
          </table:table-cell>
          <table:table-cell office:value-type="float" office:value="0.00513700017366902" calcext:value-type="float">
            <text:p>0.0051370002</text:p>
          </table:table-cell>
        </table:table-row>
        <table:table-row table:style-name="ro1">
          <table:table-cell office:value-type="float" office:value="0.0509847781380533" calcext:value-type="float">
            <text:p>0.0509847781</text:p>
          </table:table-cell>
          <table:table-cell office:value-type="float" office:value="0.997400552400116" calcext:value-type="float">
            <text:p>0.9974005524</text:p>
          </table:table-cell>
        </table:table-row>
        <table:table-row table:style-name="ro1">
          <table:table-cell office:value-type="float" office:value="0.786754409662519" calcext:value-type="float">
            <text:p>0.7867544097</text:p>
          </table:table-cell>
          <table:table-cell office:value-type="float" office:value="0.381017498876622" calcext:value-type="float">
            <text:p>0.3810174989</text:p>
          </table:table-cell>
        </table:table-row>
        <table:table-row table:style-name="ro1">
          <table:table-cell office:value-type="float" office:value="0.774214018133887" calcext:value-type="float">
            <text:p>0.7742140181</text:p>
          </table:table-cell>
          <table:table-cell office:value-type="float" office:value="0.400592654125063" calcext:value-type="float">
            <text:p>0.4005926541</text:p>
          </table:table-cell>
        </table:table-row>
        <table:table-row table:style-name="ro1">
          <table:table-cell office:value-type="float" office:value="0.983584726758813" calcext:value-type="float">
            <text:p>0.9835847268</text:p>
          </table:table-cell>
          <table:table-cell office:value-type="float" office:value="0.0325610852963401" calcext:value-type="float">
            <text:p>0.0325610853</text:p>
          </table:table-cell>
        </table:table-row>
        <table:table-row table:style-name="ro1">
          <table:table-cell office:value-type="float" office:value="0.46322050550254" calcext:value-type="float">
            <text:p>0.4632205055</text:p>
          </table:table-cell>
          <table:table-cell office:value-type="float" office:value="0.785426896716537" calcext:value-type="float">
            <text:p>0.7854268967</text:p>
          </table:table-cell>
        </table:table-row>
        <table:table-row table:style-name="ro1">
          <table:table-cell office:value-type="float" office:value="0.404719398237744" calcext:value-type="float">
            <text:p>0.4047193982</text:p>
          </table:table-cell>
          <table:table-cell office:value-type="float" office:value="0.836202208690391" calcext:value-type="float">
            <text:p>0.8362022087</text:p>
          </table:table-cell>
        </table:table-row>
        <table:table-row table:style-name="ro1">
          <table:table-cell office:value-type="float" office:value="0.872063956331329" calcext:value-type="float">
            <text:p>0.8720639563</text:p>
          </table:table-cell>
          <table:table-cell office:value-type="float" office:value="0.239504456067786" calcext:value-type="float">
            <text:p>0.2395044561</text:p>
          </table:table-cell>
        </table:table-row>
        <table:table-row table:style-name="ro1">
          <table:table-cell office:value-type="float" office:value="0.294778957663713" calcext:value-type="float">
            <text:p>0.2947789577</text:p>
          </table:table-cell>
          <table:table-cell office:value-type="float" office:value="0.913105366177758" calcext:value-type="float">
            <text:p>0.9131053662</text:p>
          </table:table-cell>
        </table:table-row>
        <table:table-row table:style-name="ro1">
          <table:table-cell office:value-type="float" office:value="0.937807079744252" calcext:value-type="float">
            <text:p>0.9378070797</text:p>
          </table:table-cell>
          <table:table-cell office:value-type="float" office:value="0.120517881181718" calcext:value-type="float">
            <text:p>0.1205178812</text:p>
          </table:table-cell>
        </table:table-row>
        <table:table-row table:style-name="ro1">
          <table:table-cell office:value-type="float" office:value="0.602902406710157" calcext:value-type="float">
            <text:p>0.6029024067</text:p>
          </table:table-cell>
          <table:table-cell office:value-type="float" office:value="0.636508687991281" calcext:value-type="float">
            <text:p>0.636508688</text:p>
          </table:table-cell>
        </table:table-row>
        <table:table-row table:style-name="ro1">
          <table:table-cell office:value-type="float" office:value="0.85367536317293" calcext:value-type="float">
            <text:p>0.8536753632</text:p>
          </table:table-cell>
          <table:table-cell office:value-type="float" office:value="0.271238374311832" calcext:value-type="float">
            <text:p>0.2712383743</text:p>
          </table:table-cell>
        </table:table-row>
        <table:table-row table:style-name="ro1">
          <table:table-cell office:value-type="float" office:value="0.79042849884894" calcext:value-type="float">
            <text:p>0.7904284988</text:p>
          </table:table-cell>
          <table:table-cell office:value-type="float" office:value="0.37522278843998" calcext:value-type="float">
            <text:p>0.3752227884</text:p>
          </table:table-cell>
        </table:table-row>
        <table:table-row table:style-name="ro1">
          <table:table-cell office:value-type="float" office:value="0.4295564535386" calcext:value-type="float">
            <text:p>0.4295564535</text:p>
          </table:table-cell>
          <table:table-cell office:value-type="float" office:value="0.815481253223378" calcext:value-type="float">
            <text:p>0.8154812532</text:p>
          </table:table-cell>
        </table:table-row>
        <table:table-row table:style-name="ro1">
          <table:table-cell office:value-type="float" office:value="0.29341689552263" calcext:value-type="float">
            <text:p>0.2934168955</text:p>
          </table:table-cell>
          <table:table-cell office:value-type="float" office:value="0.913906525423615" calcext:value-type="float">
            <text:p>0.9139065254</text:p>
          </table:table-cell>
        </table:table-row>
        <table:table-row table:style-name="ro1">
          <table:table-cell office:value-type="float" office:value="0.92155899435489" calcext:value-type="float">
            <text:p>0.9215589944</text:p>
          </table:table-cell>
          <table:table-cell office:value-type="float" office:value="0.150729020975856" calcext:value-type="float">
            <text:p>0.150729021</text:p>
          </table:table-cell>
        </table:table-row>
        <table:table-row table:style-name="ro1">
          <table:table-cell office:value-type="float" office:value="0.754336191624472" calcext:value-type="float">
            <text:p>0.7543361916</text:p>
          </table:table-cell>
          <table:table-cell office:value-type="float" office:value="0.430976910005891" calcext:value-type="float">
            <text:p>0.43097691</text:p>
          </table:table-cell>
        </table:table-row>
        <table:table-row table:style-name="ro1">
          <table:table-cell office:value-type="float" office:value="0.236390215394181" calcext:value-type="float">
            <text:p>0.2363902154</text:p>
          </table:table-cell>
          <table:table-cell office:value-type="float" office:value="0.944119666065931" calcext:value-type="float">
            <text:p>0.9441196661</text:p>
          </table:table-cell>
        </table:table-row>
        <table:table-row table:style-name="ro1">
          <table:table-cell office:value-type="float" office:value="0.551964471380525" calcext:value-type="float">
            <text:p>0.5519644714</text:p>
          </table:table-cell>
          <table:table-cell office:value-type="float" office:value="0.69586629935512" calcext:value-type="float">
            <text:p>0.6958662994</text:p>
          </table:table-cell>
        </table:table-row>
        <table:table-row table:style-name="ro1">
          <table:table-cell office:value-type="float" office:value="0.351532095101114" calcext:value-type="float">
            <text:p>0.3515320951</text:p>
          </table:table-cell>
          <table:table-cell office:value-type="float" office:value="0.876425186113872" calcext:value-type="float">
            <text:p>0.8764251861</text:p>
          </table:table-cell>
        </table:table-row>
        <table:table-row table:style-name="ro1">
          <table:table-cell office:value-type="float" office:value="0.683295650387235" calcext:value-type="float">
            <text:p>0.6832956504</text:p>
          </table:table-cell>
          <table:table-cell office:value-type="float" office:value="0.533107054161935" calcext:value-type="float">
            <text:p>0.5331070542</text:p>
          </table:table-cell>
        </table:table-row>
        <table:table-row table:style-name="ro1">
          <table:table-cell office:value-type="float" office:value="0.648102357167335" calcext:value-type="float">
            <text:p>0.6481023572</text:p>
          </table:table-cell>
          <table:table-cell office:value-type="float" office:value="0.579963334636986" calcext:value-type="float">
            <text:p>0.5799633346</text:p>
          </table:table-cell>
        </table:table-row>
        <table:table-row table:style-name="ro1">
          <table:table-cell office:value-type="float" office:value="0.972922035095098" calcext:value-type="float">
            <text:p>0.9729220351</text:p>
          </table:table-cell>
          <table:table-cell office:value-type="float" office:value="0.0534227136264591" calcext:value-type="float">
            <text:p>0.0534227136</text:p>
          </table:table-cell>
        </table:table-row>
        <table:table-row table:style-name="ro1">
          <table:table-cell office:value-type="float" office:value="0.93704061256736" calcext:value-type="float">
            <text:p>0.9370406126</text:p>
          </table:table-cell>
          <table:table-cell office:value-type="float" office:value="0.121954890399469" calcext:value-type="float">
            <text:p>0.1219548904</text:p>
          </table:table-cell>
        </table:table-row>
        <table:table-row table:style-name="ro1">
          <table:table-cell office:value-type="float" office:value="0.128268140745142" calcext:value-type="float">
            <text:p>0.1282681407</text:p>
          </table:table-cell>
          <table:table-cell office:value-type="float" office:value="0.983547284069823" calcext:value-type="float">
            <text:p>0.9835472841</text:p>
          </table:table-cell>
        </table:table-row>
        <table:table-row table:style-name="ro1">
          <table:table-cell office:value-type="float" office:value="0.474692958104572" calcext:value-type="float">
            <text:p>0.4746929581</text:p>
          </table:table-cell>
          <table:table-cell office:value-type="float" office:value="0.774686869237774" calcext:value-type="float">
            <text:p>0.7746868692</text:p>
          </table:table-cell>
        </table:table-row>
        <table:table-row table:style-name="ro1">
          <table:table-cell office:value-type="float" office:value="0.925535492925453" calcext:value-type="float">
            <text:p>0.9255354929</text:p>
          </table:table-cell>
          <table:table-cell office:value-type="float" office:value="0.143384051339485" calcext:value-type="float">
            <text:p>0.1433840513</text:p>
          </table:table-cell>
        </table:table-row>
        <table:table-row table:style-name="ro1">
          <table:table-cell office:value-type="float" office:value="0.631489062901727" calcext:value-type="float">
            <text:p>0.6314890629</text:p>
          </table:table-cell>
          <table:table-cell office:value-type="float" office:value="0.601221566153401" calcext:value-type="float">
            <text:p>0.6012215662</text:p>
          </table:table-cell>
        </table:table-row>
        <table:table-row table:style-name="ro1">
          <table:table-cell office:value-type="float" office:value="0.362245004937838" calcext:value-type="float">
            <text:p>0.3622450049</text:p>
          </table:table-cell>
          <table:table-cell office:value-type="float" office:value="0.868778556415908" calcext:value-type="float">
            <text:p>0.8687785564</text:p>
          </table:table-cell>
        </table:table-row>
        <table:table-row table:style-name="ro1">
          <table:table-cell office:value-type="float" office:value="0.5273621756442" calcext:value-type="float">
            <text:p>0.5273621756</text:p>
          </table:table-cell>
          <table:table-cell office:value-type="float" office:value="0.721889135699876" calcext:value-type="float">
            <text:p>0.7218891357</text:p>
          </table:table-cell>
        </table:table-row>
        <table:table-row table:style-name="ro1">
          <table:table-cell office:value-type="float" office:value="0.963410735606579" calcext:value-type="float">
            <text:p>0.9634107356</text:p>
          </table:table-cell>
          <table:table-cell office:value-type="float" office:value="0.0718397546227405" calcext:value-type="float">
            <text:p>0.0718397546</text:p>
          </table:table-cell>
        </table:table-row>
        <table:table-row table:style-name="ro1">
          <table:table-cell office:value-type="float" office:value="0.23952386925777" calcext:value-type="float">
            <text:p>0.2395238693</text:p>
          </table:table-cell>
          <table:table-cell office:value-type="float" office:value="0.942628316057353" calcext:value-type="float">
            <text:p>0.9426283161</text:p>
          </table:table-cell>
        </table:table-row>
        <table:table-row table:style-name="ro1">
          <table:table-cell office:value-type="float" office:value="0.945369307732496" calcext:value-type="float">
            <text:p>0.9453693077</text:p>
          </table:table-cell>
          <table:table-cell office:value-type="float" office:value="0.106276871997441" calcext:value-type="float">
            <text:p>0.106276872</text:p>
          </table:table-cell>
        </table:table-row>
        <table:table-row table:style-name="ro1">
          <table:table-cell office:value-type="float" office:value="0.985575273589828" calcext:value-type="float">
            <text:p>0.9855752736</text:p>
          </table:table-cell>
          <table:table-cell office:value-type="float" office:value="0.0286413800884041" calcext:value-type="float">
            <text:p>0.0286413801</text:p>
          </table:table-cell>
        </table:table-row>
        <table:table-row table:style-name="ro1">
          <table:table-cell office:value-type="float" office:value="0.90777187912424" calcext:value-type="float">
            <text:p>0.9077718791</text:p>
          </table:table-cell>
          <table:table-cell office:value-type="float" office:value="0.175950215507796" calcext:value-type="float">
            <text:p>0.1759502155</text:p>
          </table:table-cell>
        </table:table-row>
        <table:table-row table:style-name="ro1">
          <table:table-cell office:value-type="float" office:value="0.817551709084594" calcext:value-type="float">
            <text:p>0.8175517091</text:p>
          </table:table-cell>
          <table:table-cell office:value-type="float" office:value="0.331609202986916" calcext:value-type="float">
            <text:p>0.331609203</text:p>
          </table:table-cell>
        </table:table-row>
        <table:table-row table:style-name="ro1">
          <table:table-cell office:value-type="float" office:value="0.863290326805143" calcext:value-type="float">
            <text:p>0.8632903268</text:p>
          </table:table-cell>
          <table:table-cell office:value-type="float" office:value="0.254729811644742" calcext:value-type="float">
            <text:p>0.2547298116</text:p>
          </table:table-cell>
        </table:table-row>
        <table:table-row table:style-name="ro1">
          <table:table-cell office:value-type="float" office:value="0.182419944655286" calcext:value-type="float">
            <text:p>0.1824199447</text:p>
          </table:table-cell>
          <table:table-cell office:value-type="float" office:value="0.966722963870664" calcext:value-type="float">
            <text:p>0.9667229639</text:p>
          </table:table-cell>
        </table:table-row>
        <table:table-row table:style-name="ro1">
          <table:table-cell office:value-type="float" office:value="0.695072601925363" calcext:value-type="float">
            <text:p>0.6950726019</text:p>
          </table:table-cell>
          <table:table-cell office:value-type="float" office:value="0.516874078054688" calcext:value-type="float">
            <text:p>0.5168740781</text:p>
          </table:table-cell>
        </table:table-row>
        <table:table-row table:style-name="ro1">
          <table:table-cell office:value-type="float" office:value="0.411244412181526" calcext:value-type="float">
            <text:p>0.4112444122</text:p>
          </table:table-cell>
          <table:table-cell office:value-type="float" office:value="0.830878051005275" calcext:value-type="float">
            <text:p>0.830878051</text:p>
          </table:table-cell>
        </table:table-row>
        <table:table-row table:style-name="ro1">
          <table:table-cell office:value-type="float" office:value="0.425206789649932" calcext:value-type="float">
            <text:p>0.4252067896</text:p>
          </table:table-cell>
          <table:table-cell office:value-type="float" office:value="0.819199186035693" calcext:value-type="float">
            <text:p>0.819199186</text:p>
          </table:table-cell>
        </table:table-row>
        <table:table-row table:style-name="ro1">
          <table:table-cell office:value-type="float" office:value="0.18781815655668" calcext:value-type="float">
            <text:p>0.1878181566</text:p>
          </table:table-cell>
          <table:table-cell office:value-type="float" office:value="0.964724340071684" calcext:value-type="float">
            <text:p>0.9647243401</text:p>
          </table:table-cell>
        </table:table-row>
        <table:table-row table:style-name="ro1">
          <table:table-cell office:value-type="float" office:value="0.190780991325463" calcext:value-type="float">
            <text:p>0.1907809913</text:p>
          </table:table-cell>
          <table:table-cell office:value-type="float" office:value="0.963602613348915" calcext:value-type="float">
            <text:p>0.9636026133</text:p>
          </table:table-cell>
        </table:table-row>
        <table:table-row table:style-name="ro1">
          <table:table-cell office:value-type="float" office:value="0.388870502783523" calcext:value-type="float">
            <text:p>0.3888705028</text:p>
          </table:table-cell>
          <table:table-cell office:value-type="float" office:value="0.848779732755141" calcext:value-type="float">
            <text:p>0.8487797328</text:p>
          </table:table-cell>
        </table:table-row>
        <table:table-row table:style-name="ro1">
          <table:table-cell office:value-type="float" office:value="0.345070355814809" calcext:value-type="float">
            <text:p>0.3450703558</text:p>
          </table:table-cell>
          <table:table-cell office:value-type="float" office:value="0.880926449540566" calcext:value-type="float">
            <text:p>0.8809264495</text:p>
          </table:table-cell>
        </table:table-row>
        <table:table-row table:style-name="ro1">
          <table:table-cell office:value-type="float" office:value="0.801016658668544" calcext:value-type="float">
            <text:p>0.8010166587</text:p>
          </table:table-cell>
          <table:table-cell office:value-type="float" office:value="0.358373073926572" calcext:value-type="float">
            <text:p>0.3583730739</text:p>
          </table:table-cell>
        </table:table-row>
        <table:table-row table:style-name="ro1">
          <table:table-cell office:value-type="float" office:value="0.732391615187306" calcext:value-type="float">
            <text:p>0.7323916152</text:p>
          </table:table-cell>
          <table:table-cell office:value-type="float" office:value="0.463602522003353" calcext:value-type="float">
            <text:p>0.463602522</text:p>
          </table:table-cell>
        </table:table-row>
        <table:table-row table:style-name="ro1">
          <table:table-cell office:value-type="float" office:value="0.528303242183214" calcext:value-type="float">
            <text:p>0.5283032422</text:p>
          </table:table-cell>
          <table:table-cell office:value-type="float" office:value="0.720895684298741" calcext:value-type="float">
            <text:p>0.7208956843</text:p>
          </table:table-cell>
        </table:table-row>
        <table:table-row table:style-name="ro1">
          <table:table-cell office:value-type="float" office:value="0.757148641944455" calcext:value-type="float">
            <text:p>0.7571486419</text:p>
          </table:table-cell>
          <table:table-cell office:value-type="float" office:value="0.426725934106338" calcext:value-type="float">
            <text:p>0.4267259341</text:p>
          </table:table-cell>
        </table:table-row>
        <table:table-row table:style-name="ro1">
          <table:table-cell office:value-type="float" office:value="0.372070723463737" calcext:value-type="float">
            <text:p>0.3720707235</text:p>
          </table:table-cell>
          <table:table-cell office:value-type="float" office:value="0.861563376741195" calcext:value-type="float">
            <text:p>0.8615633767</text:p>
          </table:table-cell>
        </table:table-row>
        <table:table-row table:style-name="ro1">
          <table:table-cell office:value-type="float" office:value="0.48613969200401" calcext:value-type="float">
            <text:p>0.486139692</text:p>
          </table:table-cell>
          <table:table-cell office:value-type="float" office:value="0.763668199858276" calcext:value-type="float">
            <text:p>0.7636681999</text:p>
          </table:table-cell>
        </table:table-row>
        <table:table-row table:style-name="ro1">
          <table:table-cell office:value-type="float" office:value="0.534577484057141" calcext:value-type="float">
            <text:p>0.5345774841</text:p>
          </table:table-cell>
          <table:table-cell office:value-type="float" office:value="0.714226913539158" calcext:value-type="float">
            <text:p>0.7142269135</text:p>
          </table:table-cell>
        </table:table-row>
        <table:table-row table:style-name="ro1">
          <table:table-cell office:value-type="float" office:value="0.92191192091687" calcext:value-type="float">
            <text:p>0.9219119209</text:p>
          </table:table-cell>
          <table:table-cell office:value-type="float" office:value="0.150078410071519" calcext:value-type="float">
            <text:p>0.1500784101</text:p>
          </table:table-cell>
        </table:table-row>
        <table:table-row table:style-name="ro1">
          <table:table-cell office:value-type="float" office:value="0.541912360933707" calcext:value-type="float">
            <text:p>0.5419123609</text:p>
          </table:table-cell>
          <table:table-cell office:value-type="float" office:value="0.70633100765134" calcext:value-type="float">
            <text:p>0.7063310077</text:p>
          </table:table-cell>
        </table:table-row>
        <table:table-row table:style-name="ro1">
          <table:table-cell office:value-type="float" office:value="0.481440734347679" calcext:value-type="float">
            <text:p>0.4814407343</text:p>
          </table:table-cell>
          <table:table-cell office:value-type="float" office:value="0.768214819310842" calcext:value-type="float">
            <text:p>0.7682148193</text:p>
          </table:table-cell>
        </table:table-row>
        <table:table-row table:style-name="ro1">
          <table:table-cell office:value-type="float" office:value="0.414826606175059" calcext:value-type="float">
            <text:p>0.4148266062</text:p>
          </table:table-cell>
          <table:table-cell office:value-type="float" office:value="0.827918904426933" calcext:value-type="float">
            <text:p>0.8279189044</text:p>
          </table:table-cell>
        </table:table-row>
        <table:table-row table:style-name="ro1">
          <table:table-cell office:value-type="float" office:value="0.328913162234213" calcext:value-type="float">
            <text:p>0.3289131622</text:p>
          </table:table-cell>
          <table:table-cell office:value-type="float" office:value="0.89181613171203" calcext:value-type="float">
            <text:p>0.8918161317</text:p>
          </table:table-cell>
        </table:table-row>
        <table:table-row table:style-name="ro1">
          <table:table-cell office:value-type="float" office:value="0.372070723463737" calcext:value-type="float">
            <text:p>0.3720707235</text:p>
          </table:table-cell>
          <table:table-cell office:value-type="float" office:value="0.861563376741195" calcext:value-type="float">
            <text:p>0.8615633767</text:p>
          </table:table-cell>
        </table:table-row>
        <table:table-row table:style-name="ro1">
          <table:table-cell office:value-type="float" office:value="0.417595204932264" calcext:value-type="float">
            <text:p>0.4175952049</text:p>
          </table:table-cell>
          <table:table-cell office:value-type="float" office:value="0.825614244827224" calcext:value-type="float">
            <text:p>0.8256142448</text:p>
          </table:table-cell>
        </table:table-row>
        <table:table-row table:style-name="ro1">
          <table:table-cell office:value-type="float" office:value="0.183235589480187" calcext:value-type="float">
            <text:p>0.1832355895</text:p>
          </table:table-cell>
          <table:table-cell office:value-type="float" office:value="0.966424718747878" calcext:value-type="float">
            <text:p>0.9664247187</text:p>
          </table:table-cell>
        </table:table-row>
        <table:table-row table:style-name="ro1">
          <table:table-cell office:value-type="float" office:value="0.542635270856084" calcext:value-type="float">
            <text:p>0.5426352709</text:p>
          </table:table-cell>
          <table:table-cell office:value-type="float" office:value="0.705547248702832" calcext:value-type="float">
            <text:p>0.7055472487</text:p>
          </table:table-cell>
        </table:table-row>
        <table:table-row table:style-name="ro1">
          <table:table-cell office:value-type="float" office:value="0.677797565830413" calcext:value-type="float">
            <text:p>0.6777975658</text:p>
          </table:table-cell>
          <table:table-cell office:value-type="float" office:value="0.540727564706312" calcext:value-type="float">
            <text:p>0.5407275647</text:p>
          </table:table-cell>
        </table:table-row>
        <table:table-row table:style-name="ro1">
          <table:table-cell office:value-type="float" office:value="0.416131026319535" calcext:value-type="float">
            <text:p>0.4161310263</text:p>
          </table:table-cell>
          <table:table-cell office:value-type="float" office:value="0.826835160248674" calcext:value-type="float">
            <text:p>0.8268351602</text:p>
          </table:table-cell>
        </table:table-row>
        <table:table-row table:style-name="ro1">
          <table:table-cell office:value-type="float" office:value="0.678071087725021" calcext:value-type="float">
            <text:p>0.6780710877</text:p>
          </table:table-cell>
          <table:table-cell office:value-type="float" office:value="0.540219599991436" calcext:value-type="float">
            <text:p>0.5402196</text:p>
          </table:table-cell>
        </table:table-row>
        <table:table-row table:style-name="ro1">
          <table:table-cell office:value-type="float" office:value="0.904766376181949" calcext:value-type="float">
            <text:p>0.9047663762</text:p>
          </table:table-cell>
          <table:table-cell office:value-type="float" office:value="0.181397804530677" calcext:value-type="float">
            <text:p>0.1813978045</text:p>
          </table:table-cell>
        </table:table-row>
        <table:table-row table:style-name="ro1">
          <table:table-cell office:value-type="float" office:value="0.281395538734161" calcext:value-type="float">
            <text:p>0.2813955387</text:p>
          </table:table-cell>
          <table:table-cell office:value-type="float" office:value="0.920816550826217" calcext:value-type="float">
            <text:p>0.9208165508</text:p>
          </table:table-cell>
        </table:table-row>
        <table:table-row table:style-name="ro1">
          <table:table-cell office:value-type="float" office:value="0.0695206009274427" calcext:value-type="float">
            <text:p>0.0695206009</text:p>
          </table:table-cell>
          <table:table-cell office:value-type="float" office:value="0.99516688604686" calcext:value-type="float">
            <text:p>0.995166886</text:p>
          </table:table-cell>
        </table:table-row>
        <table:table-row table:style-name="ro1">
          <table:table-cell office:value-type="float" office:value="0.687373678755444" calcext:value-type="float">
            <text:p>0.6873736788</text:p>
          </table:table-cell>
          <table:table-cell office:value-type="float" office:value="0.527517425754763" calcext:value-type="float">
            <text:p>0.5275174258</text:p>
          </table:table-cell>
        </table:table-row>
        <table:table-row table:style-name="ro1">
          <table:table-cell office:value-type="float" office:value="0.294069796242669" calcext:value-type="float">
            <text:p>0.2940697962</text:p>
          </table:table-cell>
          <table:table-cell office:value-type="float" office:value="0.913522954938098" calcext:value-type="float">
            <text:p>0.9135229549</text:p>
          </table:table-cell>
        </table:table-row>
        <table:table-row table:style-name="ro1">
          <table:table-cell office:value-type="float" office:value="0.983418487268863" calcext:value-type="float">
            <text:p>0.9834184873</text:p>
          </table:table-cell>
          <table:table-cell office:value-type="float" office:value="0.0328880788978357" calcext:value-type="float">
            <text:p>0.0328880789</text:p>
          </table:table-cell>
        </table:table-row>
        <table:table-row table:style-name="ro1">
          <table:table-cell office:value-type="float" office:value="0.516992506757221" calcext:value-type="float">
            <text:p>0.5169925068</text:p>
          </table:table-cell>
          <table:table-cell office:value-type="float" office:value="0.732729680114542" calcext:value-type="float">
            <text:p>0.7327296801</text:p>
          </table:table-cell>
        </table:table-row>
        <table:table-row table:style-name="ro1">
          <table:table-cell office:value-type="float" office:value="0.847392444118805" calcext:value-type="float">
            <text:p>0.8473924441</text:p>
          </table:table-cell>
          <table:table-cell office:value-type="float" office:value="0.281926045650404" calcext:value-type="float">
            <text:p>0.2819260457</text:p>
          </table:table-cell>
        </table:table-row>
        <table:table-row table:style-name="ro1">
          <table:table-cell office:value-type="float" office:value="0.0423504326576847" calcext:value-type="float">
            <text:p>0.0423504327</text:p>
          </table:table-cell>
          <table:table-cell office:value-type="float" office:value="0.9982185603169" calcext:value-type="float">
            <text:p>0.9982185603</text:p>
          </table:table-cell>
        </table:table-row>
        <table:table-row table:style-name="ro1">
          <table:table-cell office:value-type="float" office:value="0.764738255146684" calcext:value-type="float">
            <text:p>0.7647382551</text:p>
          </table:table-cell>
          <table:table-cell office:value-type="float" office:value="0.415175401115332" calcext:value-type="float">
            <text:p>0.4151754011</text:p>
          </table:table-cell>
        </table:table-row>
        <table:table-row table:style-name="ro1">
          <table:table-cell office:value-type="float" office:value="0.799153864203297" calcext:value-type="float">
            <text:p>0.7991538642</text:p>
          </table:table-cell>
          <table:table-cell office:value-type="float" office:value="0.361361285930056" calcext:value-type="float">
            <text:p>0.3613612859</text:p>
          </table:table-cell>
        </table:table-row>
        <table:table-row table:style-name="ro1">
          <table:table-cell office:value-type="float" office:value="0.932526536686023" calcext:value-type="float">
            <text:p>0.9325265367</text:p>
          </table:table-cell>
          <table:table-cell office:value-type="float" office:value="0.130394258376525" calcext:value-type="float">
            <text:p>0.1303942584</text:p>
          </table:table-cell>
        </table:table-row>
        <table:table-row table:style-name="ro1">
          <table:table-cell office:value-type="float" office:value="0.464242238874225" calcext:value-type="float">
            <text:p>0.4642422389</text:p>
          </table:table-cell>
          <table:table-cell office:value-type="float" office:value="0.784479145137202" calcext:value-type="float">
            <text:p>0.7844791451</text:p>
          </table:table-cell>
        </table:table-row>
        <table:table-row table:style-name="ro1">
          <table:table-cell office:value-type="float" office:value="0.446212974110326" calcext:value-type="float">
            <text:p>0.4462129741</text:p>
          </table:table-cell>
          <table:table-cell office:value-type="float" office:value="0.800893981740141" calcext:value-type="float">
            <text:p>0.8008939817</text:p>
          </table:table-cell>
        </table:table-row>
        <table:table-row table:style-name="ro1">
          <table:table-cell office:value-type="float" office:value="0.463034513592773" calcext:value-type="float">
            <text:p>0.4630345136</text:p>
          </table:table-cell>
          <table:table-cell office:value-type="float" office:value="0.785599172637524" calcext:value-type="float">
            <text:p>0.7855991726</text:p>
          </table:table-cell>
        </table:table-row>
        <table:table-row table:style-name="ro1">
          <table:table-cell office:value-type="float" office:value="0.533751319062743" calcext:value-type="float">
            <text:p>0.5337513191</text:p>
          </table:table-cell>
          <table:table-cell office:value-type="float" office:value="0.715109529411049" calcext:value-type="float">
            <text:p>0.7151095294</text:p>
          </table:table-cell>
        </table:table-row>
        <table:table-row table:style-name="ro1">
          <table:table-cell office:value-type="float" office:value="0.516992506757221" calcext:value-type="float">
            <text:p>0.5169925068</text:p>
          </table:table-cell>
          <table:table-cell office:value-type="float" office:value="0.732729680114542" calcext:value-type="float">
            <text:p>0.7327296801</text:p>
          </table:table-cell>
        </table:table-row>
        <table:table-row table:style-name="ro1">
          <table:table-cell office:value-type="float" office:value="0.739924056025093" calcext:value-type="float">
            <text:p>0.739924056</text:p>
          </table:table-cell>
          <table:table-cell office:value-type="float" office:value="0.45251239131539" calcext:value-type="float">
            <text:p>0.4525123913</text:p>
          </table:table-cell>
        </table:table-row>
        <table:table-row table:style-name="ro1">
          <table:table-cell office:value-type="float" office:value="0.839769414409701" calcext:value-type="float">
            <text:p>0.8397694144</text:p>
          </table:table-cell>
          <table:table-cell office:value-type="float" office:value="0.294787330625665" calcext:value-type="float">
            <text:p>0.2947873306</text:p>
          </table:table-cell>
        </table:table-row>
        <table:table-row table:style-name="ro1">
          <table:table-cell office:value-type="float" office:value="0.828401725688657" calcext:value-type="float">
            <text:p>0.8284017257</text:p>
          </table:table-cell>
          <table:table-cell office:value-type="float" office:value="0.31375058087624" calcext:value-type="float">
            <text:p>0.3137505809</text:p>
          </table:table-cell>
        </table:table-row>
        <table:table-row table:style-name="ro1">
          <table:table-cell office:value-type="float" office:value="0.8977576641146" calcext:value-type="float">
            <text:p>0.8977576641</text:p>
          </table:table-cell>
          <table:table-cell office:value-type="float" office:value="0.194031184214165" calcext:value-type="float">
            <text:p>0.1940311842</text:p>
          </table:table-cell>
        </table:table-row>
        <table:table-row table:style-name="ro1">
          <table:table-cell office:value-type="float" office:value="0.711807201262774" calcext:value-type="float">
            <text:p>0.7118072013</text:p>
          </table:table-cell>
          <table:table-cell office:value-type="float" office:value="0.493330609618814" calcext:value-type="float">
            <text:p>0.4933306096</text:p>
          </table:table-cell>
        </table:table-row>
        <table:table-row table:style-name="ro1">
          <table:table-cell office:value-type="float" office:value="0.152196100417129" calcext:value-type="float">
            <text:p>0.1521961004</text:p>
          </table:table-cell>
          <table:table-cell office:value-type="float" office:value="0.976836347019964" calcext:value-type="float">
            <text:p>0.976836347</text:p>
          </table:table-cell>
        </table:table-row>
        <table:table-row table:style-name="ro1">
          <table:table-cell office:value-type="float" office:value="0.281205347924668" calcext:value-type="float">
            <text:p>0.2812053479</text:p>
          </table:table-cell>
          <table:table-cell office:value-type="float" office:value="0.92092355382471" calcext:value-type="float">
            <text:p>0.9209235538</text:p>
          </table:table-cell>
        </table:table-row>
        <table:table-row table:style-name="ro1">
          <table:table-cell office:value-type="float" office:value="0.850059403969771" calcext:value-type="float">
            <text:p>0.850059404</text:p>
          </table:table-cell>
          <table:table-cell office:value-type="float" office:value="0.277399009722612" calcext:value-type="float">
            <text:p>0.2773990097</text:p>
          </table:table-cell>
        </table:table-row>
        <table:table-row table:style-name="ro1">
          <table:table-cell office:value-type="float" office:value="0.721349416036327" calcext:value-type="float">
            <text:p>0.721349416</text:p>
          </table:table-cell>
          <table:table-cell office:value-type="float" office:value="0.479655019984304" calcext:value-type="float">
            <text:p>0.47965502</text:p>
          </table:table-cell>
        </table:table-row>
        <table:table-row table:style-name="ro1">
          <table:table-cell office:value-type="float" office:value="0.98420543463007" calcext:value-type="float">
            <text:p>0.9842054346</text:p>
          </table:table-cell>
          <table:table-cell office:value-type="float" office:value="0.0313396624450709" calcext:value-type="float">
            <text:p>0.0313396624</text:p>
          </table:table-cell>
        </table:table-row>
        <table:table-row table:style-name="ro1">
          <table:table-cell office:value-type="float" office:value="0.313566559827867" calcext:value-type="float">
            <text:p>0.3135665598</text:p>
          </table:table-cell>
          <table:table-cell office:value-type="float" office:value="0.901676012557756" calcext:value-type="float">
            <text:p>0.9016760126</text:p>
          </table:table-cell>
        </table:table-row>
        <table:table-row table:style-name="ro1">
          <table:table-cell office:value-type="float" office:value="0.823683518253598" calcext:value-type="float">
            <text:p>0.8236835183</text:p>
          </table:table-cell>
          <table:table-cell office:value-type="float" office:value="0.321545461761293" calcext:value-type="float">
            <text:p>0.3215454618</text:p>
          </table:table-cell>
        </table:table-row>
        <table:table-row table:style-name="ro1">
          <table:table-cell office:value-type="float" office:value="0.913339663240218" calcext:value-type="float">
            <text:p>0.9133396632</text:p>
          </table:table-cell>
          <table:table-cell office:value-type="float" office:value="0.165810659552479" calcext:value-type="float">
            <text:p>0.1658106596</text:p>
          </table:table-cell>
        </table:table-row>
        <table:table-row table:style-name="ro1">
          <table:table-cell office:value-type="float" office:value="0.744497561586367" calcext:value-type="float">
            <text:p>0.7444975616</text:p>
          </table:table-cell>
          <table:table-cell office:value-type="float" office:value="0.445723380830167" calcext:value-type="float">
            <text:p>0.4457233808</text:p>
          </table:table-cell>
        </table:table-row>
        <table:table-row table:style-name="ro1">
          <table:table-cell office:value-type="float" office:value="0.187130220743385" calcext:value-type="float">
            <text:p>0.1871302207</text:p>
          </table:table-cell>
          <table:table-cell office:value-type="float" office:value="0.964982280485395" calcext:value-type="float">
            <text:p>0.9649822805</text:p>
          </table:table-cell>
        </table:table-row>
        <table:table-row table:style-name="ro1">
          <table:table-cell office:value-type="float" office:value="0.954113269581415" calcext:value-type="float">
            <text:p>0.9541132696</text:p>
          </table:table-cell>
          <table:table-cell office:value-type="float" office:value="0.0896678688088536" calcext:value-type="float">
            <text:p>0.08966786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20:13:18.311719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0-17T20:15:58.009283557</dc:date>
    <meta:editing-duration>PT1H15M53S</meta:editing-duration>
    <meta:editing-cycles>3</meta:editing-cycles>
    <meta:document-statistic meta:table-count="1" meta:cell-count="2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15cm" svg:y="0.316cm" chart:style-name="ch2">
          <text:p>ZDT 2 - population 1000</text:p>
        </chart:title>
        <chart:subtitle svg:x="5.271cm" svg:y="1.275cm" chart:style-name="ch3">
          <text:p>10000 generations, 719312 ms</text:p>
        </chart:subtitle>
        <chart:plot-area chart:style-name="ch4" table:cell-range-address="Sheet1.A1:Sheet1.B1000" svg:x="0.77cm" svg:y="2.318cm" svg:width="14.59cm" svg:height="6.082cm">
          <chartooo:coordinate-region svg:x="1.497cm" svg:y="2.518cm" svg:width="13.623cm" svg:height="5.235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00" chart:class="chart:scatter">
            <chart:domain table:cell-range-address="Sheet1.A1:Sheet1.A1000"/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00</svg:desc>
                </draw:g>
              </table:table-cell>
              <table:table-cell office:value-type="float" office:value="1">
                <text:p>1</text:p>
                <draw:g>
                  <svg:desc>Sheet1.B1:Sheet1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3226762955019E-015">
                <text:p>1.33226762955019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33226762955019E-015">
                <text:p>1.33226762955019E-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4409278082029">
                <text:p>0.574409278082029</text:p>
              </table:table-cell>
              <table:table-cell office:value-type="float" office:value="0.670054032689743">
                <text:p>0.670054032689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097651476901">
                <text:p>0.81097651476901</text:p>
              </table:table-cell>
              <table:table-cell office:value-type="float" office:value="0.342488663725187">
                <text:p>0.342488663725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9657652743434">
                <text:p>0.579657652743434</text:p>
              </table:table-cell>
              <table:table-cell office:value-type="float" office:value="0.663997005617867">
                <text:p>0.663997005617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34550299996985">
                <text:p>0.734550299996985</text:p>
              </table:table-cell>
              <table:table-cell office:value-type="float" office:value="0.460435856774382">
                <text:p>0.460435856774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8890543817084">
                <text:p>0.858890543817084</text:p>
              </table:table-cell>
              <table:table-cell office:value-type="float" office:value="0.262307033741764">
                <text:p>0.262307033741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9876533182948">
                <text:p>0.519876533182948</text:p>
              </table:table-cell>
              <table:table-cell office:value-type="float" office:value="0.729728390272412">
                <text:p>0.729728390272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405638777361">
                <text:p>0.27405638777361</text:p>
              </table:table-cell>
              <table:table-cell office:value-type="float" office:value="0.924893096561523">
                <text:p>0.924893096561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6536373065085">
                <text:p>0.156536373065085</text:p>
              </table:table-cell>
              <table:table-cell office:value-type="float" office:value="0.975496363907976">
                <text:p>0.975496363907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4100003881317">
                <text:p>0.304100003881317</text:p>
              </table:table-cell>
              <table:table-cell office:value-type="float" office:value="0.907523187641141">
                <text:p>0.907523187641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60356320239382">
                <text:p>0.0860356320239382</text:p>
              </table:table-cell>
              <table:table-cell office:value-type="float" office:value="0.992597870022273">
                <text:p>0.992597870022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6714732061983">
                <text:p>0.776714732061983</text:p>
              </table:table-cell>
              <table:table-cell office:value-type="float" office:value="0.396714224998171">
                <text:p>0.396714224998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0625911886294">
                <text:p>0.450625911886294</text:p>
              </table:table-cell>
              <table:table-cell office:value-type="float" office:value="0.796939402244773">
                <text:p>0.7969394022447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5064434531773">
                <text:p>0.615064434531773</text:p>
              </table:table-cell>
              <table:table-cell office:value-type="float" office:value="0.621695741374162">
                <text:p>0.6216957413741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6932077801179">
                <text:p>0.926932077801179</text:p>
              </table:table-cell>
              <table:table-cell office:value-type="float" office:value="0.140796963220481">
                <text:p>0.140796963220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03547260619853">
                <text:p>0.0903547260619853</text:p>
              </table:table-cell>
              <table:table-cell office:value-type="float" office:value="0.99183602347832">
                <text:p>0.99183602347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3803997503233">
                <text:p>0.103803997503233</text:p>
              </table:table-cell>
              <table:table-cell office:value-type="float" office:value="0.989224735283714">
                <text:p>0.9892247352837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1596803836188">
                <text:p>0.971596803836188</text:p>
              </table:table-cell>
              <table:table-cell office:value-type="float" office:value="0.0559996507753292">
                <text:p>0.05599965077532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5326246593163">
                <text:p>0.385326246593163</text:p>
              </table:table-cell>
              <table:table-cell office:value-type="float" office:value="0.851523683686444">
                <text:p>0.851523683686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2598174279493">
                <text:p>0.762598174279493</text:p>
              </table:table-cell>
              <table:table-cell office:value-type="float" office:value="0.418444024585991">
                <text:p>0.418444024585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7113306050562">
                <text:p>0.587113306050562</text:p>
              </table:table-cell>
              <table:table-cell office:value-type="float" office:value="0.655297965858451">
                <text:p>0.6552979658584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4977154383661">
                <text:p>0.564977154383661</text:p>
              </table:table-cell>
              <table:table-cell office:value-type="float" office:value="0.680800815024577">
                <text:p>0.6808008150245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3111443762604">
                <text:p>0.813111443762604</text:p>
              </table:table-cell>
              <table:table-cell office:value-type="float" office:value="0.338849780022574">
                <text:p>0.3388497800225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7575829008597">
                <text:p>0.857575829008597</text:p>
              </table:table-cell>
              <table:table-cell office:value-type="float" office:value="0.264563697500252">
                <text:p>0.2645636975002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01297795627124">
                <text:p>0.401297795627124</text:p>
              </table:table-cell>
              <table:table-cell office:value-type="float" office:value="0.838960079224841">
                <text:p>0.8389600792248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4673413122154">
                <text:p>0.714673413122154</text:p>
              </table:table-cell>
              <table:table-cell office:value-type="float" office:value="0.490589975163907">
                <text:p>0.4905899751639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1284127089362">
                <text:p>0.271284127089362</text:p>
              </table:table-cell>
              <table:table-cell office:value-type="float" office:value="0.926404922618397">
                <text:p>0.926404922618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887693940618">
                <text:p>0.35887693940618</text:p>
              </table:table-cell>
              <table:table-cell office:value-type="float" office:value="0.871207342362503">
                <text:p>0.871207342362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5922392926508">
                <text:p>0.625922392926508</text:p>
              </table:table-cell>
              <table:table-cell office:value-type="float" office:value="0.608221158033226">
                <text:p>0.6082211580332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8229275530873">
                <text:p>0.668229275530873</text:p>
              </table:table-cell>
              <table:table-cell office:value-type="float" office:value="0.553470006232062">
                <text:p>0.5534700062320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92055977722012">
                <text:p>0.592055977722012</text:p>
              </table:table-cell>
              <table:table-cell office:value-type="float" office:value="0.649469719251818">
                <text:p>0.6494697192518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881740492722">
                <text:p>0.78881740492722</text:p>
              </table:table-cell>
              <table:table-cell office:value-type="float" office:value="0.377767101683959">
                <text:p>0.3777671016839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69852396461729">
                <text:p>0.469852396461729</text:p>
              </table:table-cell>
              <table:table-cell office:value-type="float" office:value="0.779238924072804">
                <text:p>0.779238924072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6309285293376">
                <text:p>0.136309285293376</text:p>
              </table:table-cell>
              <table:table-cell office:value-type="float" office:value="0.981419778742829">
                <text:p>0.9814197787428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65144650865471">
                <text:p>0.465144650865471</text:p>
              </table:table-cell>
              <table:table-cell office:value-type="float" office:value="0.783640453771288">
                <text:p>0.783640453771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0609146824233">
                <text:p>0.980609146824233</text:p>
              </table:table-cell>
              <table:table-cell office:value-type="float" office:value="0.0384057011831416">
                <text:p>0.03840570118314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59360391792994">
                <text:p>0.759360391792994</text:p>
              </table:table-cell>
              <table:table-cell office:value-type="float" office:value="0.423371795376044">
                <text:p>0.423371795376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6029939984619">
                <text:p>0.356029939984619</text:p>
              </table:table-cell>
              <table:table-cell office:value-type="float" office:value="0.873242681834613">
                <text:p>0.8732426818346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77808581886297">
                <text:p>0.577808581886297</text:p>
              </table:table-cell>
              <table:table-cell office:value-type="float" office:value="0.666137242719395">
                <text:p>0.666137242719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0628083667616">
                <text:p>0.490628083667616</text:p>
              </table:table-cell>
              <table:table-cell office:value-type="float" office:value="0.759284083516666">
                <text:p>0.759284083516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7644464514702">
                <text:p>0.597644464514702</text:p>
              </table:table-cell>
              <table:table-cell office:value-type="float" office:value="0.644093510114963">
                <text:p>0.6440935101149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6015320217027">
                <text:p>0.546015320217027</text:p>
              </table:table-cell>
              <table:table-cell office:value-type="float" office:value="0.701867271524431">
                <text:p>0.7018672715244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20110932606467">
                <text:p>0.420110932606467</text:p>
              </table:table-cell>
              <table:table-cell office:value-type="float" office:value="0.823506810215656">
                <text:p>0.823506810215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31534713292702">
                <text:p>0.731534713292702</text:p>
              </table:table-cell>
              <table:table-cell office:value-type="float" office:value="0.464856963316351">
                <text:p>0.464856963316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3746602549593">
                <text:p>0.153746602549593</text:p>
              </table:table-cell>
              <table:table-cell office:value-type="float" office:value="0.976361982204776">
                <text:p>0.9763619822047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68876387736029">
                <text:p>0.0768876387736029</text:p>
              </table:table-cell>
              <table:table-cell office:value-type="float" office:value="0.994088291950643">
                <text:p>0.9940882919506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81228085250686">
                <text:p>0.581228085250686</text:p>
              </table:table-cell>
              <table:table-cell office:value-type="float" office:value="0.662173912917268">
                <text:p>0.6621739129172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5947277080225">
                <text:p>0.215947277080225</text:p>
              </table:table-cell>
              <table:table-cell office:value-type="float" office:value="0.953366773534204">
                <text:p>0.9533667735342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1261700315366">
                <text:p>0.71261700315366</text:p>
              </table:table-cell>
              <table:table-cell office:value-type="float" office:value="0.492177006816319">
                <text:p>0.4921770068163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79201416108914">
                <text:p>0.779201416108914</text:p>
              </table:table-cell>
              <table:table-cell office:value-type="float" office:value="0.392845153136801">
                <text:p>0.3928451531368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64772229179437">
                <text:p>0.964772229179437</text:p>
              </table:table-cell>
              <table:table-cell office:value-type="float" office:value="0.0692145458111976">
                <text:p>0.0692145458111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57881857761897">
                <text:p>0.757881857761897</text:p>
              </table:table-cell>
              <table:table-cell office:value-type="float" office:value="0.425615089885576">
                <text:p>0.4256150898855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07958506695402">
                <text:p>0.407958506695402</text:p>
              </table:table-cell>
              <table:table-cell office:value-type="float" office:value="0.833569856843371">
                <text:p>0.8335698568433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19190794781236">
                <text:p>0.719190794781236</text:p>
              </table:table-cell>
              <table:table-cell office:value-type="float" office:value="0.482764601076905">
                <text:p>0.4827646010769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94554267045975">
                <text:p>0.794554267045975</text:p>
              </table:table-cell>
              <table:table-cell office:value-type="float" office:value="0.368683516719093">
                <text:p>0.3686835167190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35370883650353">
                <text:p>0.835370883650353</text:p>
              </table:table-cell>
              <table:table-cell office:value-type="float" office:value="0.302155503583345">
                <text:p>0.3021555035833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42680148099582">
                <text:p>0.642680148099582</text:p>
              </table:table-cell>
              <table:table-cell office:value-type="float" office:value="0.586984496967007">
                <text:p>0.586984496967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39060502673221">
                <text:p>0.439060502673221</text:p>
              </table:table-cell>
              <table:table-cell office:value-type="float" office:value="0.807225874992382">
                <text:p>0.8072258749923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25316972439863">
                <text:p>0.825316972439863</text:p>
              </table:table-cell>
              <table:table-cell office:value-type="float" office:value="0.318851895003463">
                <text:p>0.3188518950034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92162778224021">
                <text:p>0.492162778224021</text:p>
              </table:table-cell>
              <table:table-cell office:value-type="float" office:value="0.757775799942252">
                <text:p>0.7577757999422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96118850582137">
                <text:p>0.896118850582137</text:p>
              </table:table-cell>
              <table:table-cell office:value-type="float" office:value="0.196971005634923">
                <text:p>0.1969710056349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66502423803721">
                <text:p>0.666502423803721</text:p>
              </table:table-cell>
              <table:table-cell office:value-type="float" office:value="0.555800299528991">
                <text:p>0.555800299528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39690103554201">
                <text:p>0.339690103554201</text:p>
              </table:table-cell>
              <table:table-cell office:value-type="float" office:value="0.884610669013956">
                <text:p>0.8846106690139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15127888878209">
                <text:p>0.715127888878209</text:p>
              </table:table-cell>
              <table:table-cell office:value-type="float" office:value="0.488592112497011">
                <text:p>0.4885921124970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41560885666691">
                <text:p>0.341560885666691</text:p>
              </table:table-cell>
              <table:table-cell office:value-type="float" office:value="0.883336161385553">
                <text:p>0.8833361613855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73485550985908">
                <text:p>0.173485550985908</text:p>
              </table:table-cell>
              <table:table-cell office:value-type="float" office:value="0.969902763599146">
                <text:p>0.969902763599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32432512929833">
                <text:p>0.732432512929833</text:p>
              </table:table-cell>
              <table:table-cell office:value-type="float" office:value="0.463542614003339">
                <text:p>0.4635426140033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8706989178166">
                <text:p>0.78706989178166</text:p>
              </table:table-cell>
              <table:table-cell office:value-type="float" office:value="0.380520985450839">
                <text:p>0.3805209854508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60186528181237">
                <text:p>0.560186528181237</text:p>
              </table:table-cell>
              <table:table-cell office:value-type="float" office:value="0.686191053644823">
                <text:p>0.6861910536448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1456545693512">
                <text:p>0.931456545693512</text:p>
              </table:table-cell>
              <table:table-cell office:value-type="float" office:value="0.132388703484815">
                <text:p>0.1323887034848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95703565127793">
                <text:p>0.695703565127793</text:p>
              </table:table-cell>
              <table:table-cell office:value-type="float" office:value="0.515996549471999">
                <text:p>0.515996549471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58765999682788">
                <text:p>0.558765999682788</text:p>
              </table:table-cell>
              <table:table-cell office:value-type="float" office:value="0.687780557690389">
                <text:p>0.6877805576903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4717250426797">
                <text:p>0.934717250426797</text:p>
              </table:table-cell>
              <table:table-cell office:value-type="float" office:value="0.126304042712851">
                <text:p>0.1263040427128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86037581865981">
                <text:p>0.886037581865981</text:p>
              </table:table-cell>
              <table:table-cell office:value-type="float" office:value="0.214937403521258">
                <text:p>0.2149374035212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0075410811168">
                <text:p>0.600075410811168</text:p>
              </table:table-cell>
              <table:table-cell office:value-type="float" office:value="0.639909501339869">
                <text:p>0.6399095013398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57687625693865">
                <text:p>0.557687625693865</text:p>
              </table:table-cell>
              <table:table-cell office:value-type="float" office:value="0.688984512147968">
                <text:p>0.6889845121479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6923519511297">
                <text:p>0.76923519511297</text:p>
              </table:table-cell>
              <table:table-cell office:value-type="float" office:value="0.408277214599629">
                <text:p>0.4082772145996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05328854914416">
                <text:p>0.505328854914416</text:p>
              </table:table-cell>
              <table:table-cell office:value-type="float" office:value="0.744642748390908">
                <text:p>0.7446427483909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68652784602746">
                <text:p>0.368652784602746</text:p>
              </table:table-cell>
              <table:table-cell office:value-type="float" office:value="0.864095124404674">
                <text:p>0.8640951244046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5702632638285">
                <text:p>0.635702632638285</text:p>
              </table:table-cell>
              <table:table-cell office:value-type="float" office:value="0.595882162856807">
                <text:p>0.5958821628568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87034191778599">
                <text:p>0.987034191778599</text:p>
              </table:table-cell>
              <table:table-cell office:value-type="float" office:value="0.0257635042600025">
                <text:p>0.02576350426000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93385309987512">
                <text:p>0.493385309987512</text:p>
              </table:table-cell>
              <table:table-cell office:value-type="float" office:value="0.756570935888562">
                <text:p>0.7565709358885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99144449900279">
                <text:p>0.599144449900279</text:p>
              </table:table-cell>
              <table:table-cell office:value-type="float" office:value="0.641025928154087">
                <text:p>0.6410259281540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16554458586356">
                <text:p>0.916554458586356</text:p>
              </table:table-cell>
              <table:table-cell office:value-type="float" office:value="0.159927924446014">
                <text:p>0.1599279244460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17894329734583">
                <text:p>0.717894329734583</text:p>
              </table:table-cell>
              <table:table-cell office:value-type="float" office:value="0.484627733015534">
                <text:p>0.4846277330155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6755299194305">
                <text:p>0.736755299194305</text:p>
              </table:table-cell>
              <table:table-cell office:value-type="float" office:value="0.457191629227616">
                <text:p>0.4571916292276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69969037237047">
                <text:p>0.869969037237047</text:p>
              </table:table-cell>
              <table:table-cell office:value-type="float" office:value="0.243153874252328">
                <text:p>0.2431538742523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5113935680799">
                <text:p>0.525113935680799</text:p>
              </table:table-cell>
              <table:table-cell office:value-type="float" office:value="0.724255354554156">
                <text:p>0.7242553545541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0478665566763">
                <text:p>0.120478665566763</text:p>
              </table:table-cell>
              <table:table-cell office:value-type="float" office:value="0.985485282972549">
                <text:p>0.9854852829725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8547324194144">
                <text:p>0.248547324194144</text:p>
              </table:table-cell>
              <table:table-cell office:value-type="float" office:value="0.938224227635967">
                <text:p>0.9382242276359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6672629816214">
                <text:p>0.146672629816214</text:p>
              </table:table-cell>
              <table:table-cell office:value-type="float" office:value="0.978487139663457">
                <text:p>0.978487139663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05997651374934">
                <text:p>0.405997651374934</text:p>
              </table:table-cell>
              <table:table-cell office:value-type="float" office:value="0.835165907078406">
                <text:p>0.8351659070784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7398489983722">
                <text:p>0.437398489983722</text:p>
              </table:table-cell>
              <table:table-cell office:value-type="float" office:value="0.80868256101544">
                <text:p>0.808682561015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18520913556188">
                <text:p>0.218520913556188</text:p>
              </table:table-cell>
              <table:table-cell office:value-type="float" office:value="0.9522486103386">
                <text:p>0.95224861033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6913934834154">
                <text:p>0.366913934834154</text:p>
              </table:table-cell>
              <table:table-cell office:value-type="float" office:value="0.865388477834031">
                <text:p>0.8653884778340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40008676708621">
                <text:p>0.540008676708621</text:p>
              </table:table-cell>
              <table:table-cell office:value-type="float" office:value="0.708390629079813">
                <text:p>0.7083906290798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16513983237136">
                <text:p>0.816513983237136</text:p>
              </table:table-cell>
              <table:table-cell office:value-type="float" office:value="0.333304915178259">
                <text:p>0.3333049151782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31029788535566">
                <text:p>0.831029788535566</text:p>
              </table:table-cell>
              <table:table-cell office:value-type="float" office:value="0.309389490566553">
                <text:p>0.3093894905665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52863933873961">
                <text:p>0.252863933873961</text:p>
              </table:table-cell>
              <table:table-cell office:value-type="float" office:value="0.936059830945975">
                <text:p>0.9360598309459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67347870596647">
                <text:p>0.467347870596647</text:p>
              </table:table-cell>
              <table:table-cell office:value-type="float" office:value="0.781585967849413">
                <text:p>0.7815859678494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90062726826524">
                <text:p>0.890062726826524</text:p>
              </table:table-cell>
              <table:table-cell office:value-type="float" office:value="0.20778836390435">
                <text:p>0.207788363904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56625818618272">
                <text:p>0.856625818618272</text:p>
              </table:table-cell>
              <table:table-cell office:value-type="float" office:value="0.266192206876772">
                <text:p>0.2661922068767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61270872113229">
                <text:p>0.561270872113229</text:p>
              </table:table-cell>
              <table:table-cell office:value-type="float" office:value="0.684975015321508">
                <text:p>0.6849750153215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65923416620862">
                <text:p>0.965923416620862</text:p>
              </table:table-cell>
              <table:table-cell office:value-type="float" office:value="0.0669919532236587">
                <text:p>0.06699195322365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23842114646863">
                <text:p>0.623842114646863</text:p>
              </table:table-cell>
              <table:table-cell office:value-type="float" office:value="0.610821015992993">
                <text:p>0.6108210159929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34379931893389">
                <text:p>0.234379931893389</text:p>
              </table:table-cell>
              <table:table-cell office:value-type="float" office:value="0.945066047525702">
                <text:p>0.9450660475257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4933059976913">
                <text:p>0.84933059976913</text:p>
              </table:table-cell>
              <table:table-cell office:value-type="float" office:value="0.278637679577054">
                <text:p>0.2786376795770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94484760042221">
                <text:p>0.894484760042221</text:p>
              </table:table-cell>
              <table:table-cell office:value-type="float" office:value="0.199897014052288">
                <text:p>0.1998970140522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27979575592389">
                <text:p>0.927979575592389</text:p>
              </table:table-cell>
              <table:table-cell office:value-type="float" office:value="0.138855552482571">
                <text:p>0.1388555524825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37823680077148">
                <text:p>0.737823680077148</text:p>
              </table:table-cell>
              <table:table-cell office:value-type="float" office:value="0.45561621711745">
                <text:p>0.455616217117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02473123737755">
                <text:p>0.802473123737755</text:p>
              </table:table-cell>
              <table:table-cell office:value-type="float" office:value="0.356036885678641">
                <text:p>0.3560368856786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19847674966076">
                <text:p>0.619847674966076</text:p>
              </table:table-cell>
              <table:table-cell office:value-type="float" office:value="0.615788859839195">
                <text:p>0.6157888598391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55508428708563">
                <text:p>0.655508428708563</text:p>
              </table:table-cell>
              <table:table-cell office:value-type="float" office:value="0.570308700227608">
                <text:p>0.5703087002276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34305689094744">
                <text:p>0.634305689094744</text:p>
              </table:table-cell>
              <table:table-cell office:value-type="float" office:value="0.597659434480781">
                <text:p>0.5976594344807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04348599190004">
                <text:p>0.604348599190004</text:p>
              </table:table-cell>
              <table:table-cell office:value-type="float" office:value="0.634762770657138">
                <text:p>0.6347627706571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7715817858121">
                <text:p>0.357715817858121</text:p>
              </table:table-cell>
              <table:table-cell office:value-type="float" office:value="0.87203939394439">
                <text:p>0.872039393944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64064247020992">
                <text:p>0.764064247020992</text:p>
              </table:table-cell>
              <table:table-cell office:value-type="float" office:value="0.416205826424278">
                <text:p>0.4162058264242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38323718871974">
                <text:p>0.338323718871974</text:p>
              </table:table-cell>
              <table:table-cell office:value-type="float" office:value="0.885537061248976">
                <text:p>0.8855370612489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44766876987709">
                <text:p>0.0244766876987709</text:p>
              </table:table-cell>
              <table:table-cell office:value-type="float" office:value="0.999400891759327">
                <text:p>0.9994008917593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80882038055311">
                <text:p>0.880882038055311</text:p>
              </table:table-cell>
              <table:table-cell office:value-type="float" office:value="0.224046835031591">
                <text:p>0.2240468350315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80626252479112">
                <text:p>0.780626252479112</text:p>
              </table:table-cell>
              <table:table-cell office:value-type="float" office:value="0.390622653942914">
                <text:p>0.3906226539429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36577139323877">
                <text:p>0.836577139323877</text:p>
              </table:table-cell>
              <table:table-cell office:value-type="float" office:value="0.300138689963905">
                <text:p>0.3001386899639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8437147459806">
                <text:p>0.528437147459806</text:p>
              </table:table-cell>
              <table:table-cell office:value-type="float" office:value="0.720754181184598">
                <text:p>0.7207541811845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22613483437015">
                <text:p>0.322613483437015</text:p>
              </table:table-cell>
              <table:table-cell office:value-type="float" office:value="0.895920540304848">
                <text:p>0.8959205403048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9452677814215">
                <text:p>0.109452677814215</text:p>
              </table:table-cell>
              <table:table-cell office:value-type="float" office:value="0.988020111319346">
                <text:p>0.9880201113193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94872002117154">
                <text:p>0.594872002117154</text:p>
              </table:table-cell>
              <table:table-cell office:value-type="float" office:value="0.646127301097458">
                <text:p>0.6461273010974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51600689036388">
                <text:p>0.851600689036388</text:p>
              </table:table-cell>
              <table:table-cell office:value-type="float" office:value="0.274776266432759">
                <text:p>0.2747762664327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03106445567982">
                <text:p>0.203106445567982</text:p>
              </table:table-cell>
              <table:table-cell office:value-type="float" office:value="0.958747771768775">
                <text:p>0.9587477717687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21189901530243">
                <text:p>0.621189901530243</text:p>
              </table:table-cell>
              <table:table-cell office:value-type="float" office:value="0.614123553681132">
                <text:p>0.6141235536811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90884121837572">
                <text:p>0.390884121837572</text:p>
              </table:table-cell>
              <table:table-cell office:value-type="float" office:value="0.84720960329553">
                <text:p>0.847209603295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72775187245596">
                <text:p>0.572775187245596</text:p>
              </table:table-cell>
              <table:table-cell office:value-type="float" office:value="0.671928584875943">
                <text:p>0.6719285848759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99527207688487">
                <text:p>0.799527207688487</text:p>
              </table:table-cell>
              <table:table-cell office:value-type="float" office:value="0.360756244167934">
                <text:p>0.3607562441679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62366421744531">
                <text:p>0.262366421744531</text:p>
              </table:table-cell>
              <table:table-cell office:value-type="float" office:value="0.931163860741012">
                <text:p>0.9311638607410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26356009565522">
                <text:p>0.826356009565522</text:p>
              </table:table-cell>
              <table:table-cell office:value-type="float" office:value="0.317135745456145">
                <text:p>0.3171357454561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16352135906075">
                <text:p>0.716352135906075</text:p>
              </table:table-cell>
              <table:table-cell office:value-type="float" office:value="0.48683980215558">
                <text:p>0.486839802155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32486196024223">
                <text:p>0.832486196024223</text:p>
              </table:table-cell>
              <table:table-cell office:value-type="float" office:value="0.306966733429145">
                <text:p>0.3069667334291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4911253153362">
                <text:p>0.44911253153362</text:p>
              </table:table-cell>
              <table:table-cell office:value-type="float" office:value="0.798300966968028">
                <text:p>0.7983009669680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82866953993932">
                <text:p>0.782866953993932</text:p>
              </table:table-cell>
              <table:table-cell office:value-type="float" office:value="0.387119332344388">
                <text:p>0.3871193323443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68566741733088">
                <text:p>0.868566741733088</text:p>
              </table:table-cell>
              <table:table-cell office:value-type="float" office:value="0.245600523670391">
                <text:p>0.2456005236703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03717894434102">
                <text:p>0.803717894434102</text:p>
              </table:table-cell>
              <table:table-cell office:value-type="float" office:value="0.354037547174735">
                <text:p>0.3540375471747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25119100438226">
                <text:p>0.625119100438226</text:p>
              </table:table-cell>
              <table:table-cell office:value-type="float" office:value="0.609226110267685">
                <text:p>0.6092261102676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84994832963154">
                <text:p>0.284994832963154</text:p>
              </table:table-cell>
              <table:table-cell office:value-type="float" office:value="0.918777945185875">
                <text:p>0.918777945185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30081848989616">
                <text:p>0.730081848989616</text:p>
              </table:table-cell>
              <table:table-cell office:value-type="float" office:value="0.466980493929734">
                <text:p>0.4669804939297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35274200593159">
                <text:p>0.435274200593159</text:p>
              </table:table-cell>
              <table:table-cell office:value-type="float" office:value="0.810536370298079">
                <text:p>0.8105363702980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3460998770109">
                <text:p>0.143460998770109</text:p>
              </table:table-cell>
              <table:table-cell office:value-type="float" office:value="0.97941894183769">
                <text:p>0.979418941837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60520790662636">
                <text:p>0.260520790662636</text:p>
              </table:table-cell>
              <table:table-cell office:value-type="float" office:value="0.932128917632582">
                <text:p>0.9321289176325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62525142006726">
                <text:p>0.562525142006726</text:p>
              </table:table-cell>
              <table:table-cell office:value-type="float" office:value="0.683565464610333">
                <text:p>0.683565464610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45916315498998">
                <text:p>0.645916315498998</text:p>
              </table:table-cell>
              <table:table-cell office:value-type="float" office:value="0.582792113372204">
                <text:p>0.5827921133722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47363147481367">
                <text:p>0.547363147481367</text:p>
              </table:table-cell>
              <table:table-cell office:value-type="float" office:value="0.70039358690799">
                <text:p>0.700393586907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01334368011329">
                <text:p>0.501334368011329</text:p>
              </table:table-cell>
              <table:table-cell office:value-type="float" office:value="0.74866385166287">
                <text:p>0.748663851662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24048119485475">
                <text:p>0.724048119485475</text:p>
              </table:table-cell>
              <table:table-cell office:value-type="float" office:value="0.475754320669639">
                <text:p>0.4757543206696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26462219685971">
                <text:p>0.326462219685971</text:p>
              </table:table-cell>
              <table:table-cell office:value-type="float" office:value="0.893422419118832">
                <text:p>0.8934224191188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7489162177037">
                <text:p>0.67489162177037</text:p>
              </table:table-cell>
              <table:table-cell office:value-type="float" office:value="0.54452129886428">
                <text:p>0.544521298864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98549286065709">
                <text:p>0.198549286065709</text:p>
              </table:table-cell>
              <table:table-cell office:value-type="float" office:value="0.960578184136207">
                <text:p>0.9605781841362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69840331067356">
                <text:p>0.569840331067356</text:p>
              </table:table-cell>
              <table:table-cell office:value-type="float" office:value="0.675285185464744">
                <text:p>0.6752851854647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08636557475309">
                <text:p>0.708636557475309</text:p>
              </table:table-cell>
              <table:table-cell office:value-type="float" office:value="0.497834229707114">
                <text:p>0.4978342297071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54348063591707">
                <text:p>0.254348063591707</text:p>
              </table:table-cell>
              <table:table-cell office:value-type="float" office:value="0.935307062547617">
                <text:p>0.9353070625476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4960686526408">
                <text:p>0.164960686526408</text:p>
              </table:table-cell>
              <table:table-cell office:value-type="float" office:value="0.972787971901056">
                <text:p>0.9727879719010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30648395106814">
                <text:p>0.530648395106814</text:p>
              </table:table-cell>
              <table:table-cell office:value-type="float" office:value="0.718412280770595">
                <text:p>0.7184122807705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9987847010301">
                <text:p>0.49987847010301</text:p>
              </table:table-cell>
              <table:table-cell office:value-type="float" office:value="0.750121515127744">
                <text:p>0.7501215151277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11867367348728">
                <text:p>0.511867367348728</text:p>
              </table:table-cell>
              <table:table-cell office:value-type="float" office:value="0.737991798253081">
                <text:p>0.7379917982530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8173284945741">
                <text:p>0.88173284945741</text:p>
              </table:table-cell>
              <table:table-cell office:value-type="float" office:value="0.222547455502088">
                <text:p>0.2225474555020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97345572103967">
                <text:p>0.897345572103967</text:p>
              </table:table-cell>
              <table:table-cell office:value-type="float" office:value="0.19477092422655">
                <text:p>0.194770924226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24297825864683">
                <text:p>0.324297825864683</text:p>
              </table:table-cell>
              <table:table-cell office:value-type="float" office:value="0.894830920149911">
                <text:p>0.8948309201499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46377870508429">
                <text:p>0.946377870508429</text:p>
              </table:table-cell>
              <table:table-cell office:value-type="float" office:value="0.104368926211989">
                <text:p>0.1043689262119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51390593925833">
                <text:p>0.0951390593925833</text:p>
              </table:table-cell>
              <table:table-cell office:value-type="float" office:value="0.990948559378288">
                <text:p>0.9909485593782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09200299250197">
                <text:p>0.309200299250197</text:p>
              </table:table-cell>
              <table:table-cell office:value-type="float" office:value="0.90439517494538">
                <text:p>0.904395174945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59092831149904">
                <text:p>0.659092831149904</text:p>
              </table:table-cell>
              <table:table-cell office:value-type="float" office:value="0.565596639926835">
                <text:p>0.5655966399268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95387598842209">
                <text:p>0.895387598842209</text:p>
              </table:table-cell>
              <table:table-cell office:value-type="float" office:value="0.19828104784003">
                <text:p>0.198281047840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60013369990178">
                <text:p>0.960013369990178</text:p>
              </table:table-cell>
              <table:table-cell office:value-type="float" office:value="0.0783743294402171">
                <text:p>0.07837432944021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81709914498587">
                <text:p>0.781709914498587</text:p>
              </table:table-cell>
              <table:table-cell office:value-type="float" office:value="0.388929609574696">
                <text:p>0.3889296095746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62551980389182">
                <text:p>0.962551980389182</text:p>
              </table:table-cell>
              <table:table-cell office:value-type="float" office:value="0.0734936852355581">
                <text:p>0.07349368523555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22518849969308">
                <text:p>0.222518849969308</text:p>
              </table:table-cell>
              <table:table-cell office:value-type="float" office:value="0.950485361408366">
                <text:p>0.9504853614083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8368094086347">
                <text:p>0.768368094086347</text:p>
              </table:table-cell>
              <table:table-cell office:value-type="float" office:value="0.409610471990175">
                <text:p>0.4096104719901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68426041746994">
                <text:p>0.568426041746994</text:p>
              </table:table-cell>
              <table:table-cell office:value-type="float" office:value="0.676891835064184">
                <text:p>0.6768918350641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82644314535721">
                <text:p>0.682644314535721</text:p>
              </table:table-cell>
              <table:table-cell office:value-type="float" office:value="0.53399743241397">
                <text:p>0.53399743241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08773008219114">
                <text:p>0.208773008219114</text:p>
              </table:table-cell>
              <table:table-cell office:value-type="float" office:value="0.956414328148428">
                <text:p>0.9564143281484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51651062824056">
                <text:p>0.751651062824056</text:p>
              </table:table-cell>
              <table:table-cell office:value-type="float" office:value="0.435020679755519">
                <text:p>0.4350206797555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2786437633597">
                <text:p>0.132786437633597</text:p>
              </table:table-cell>
              <table:table-cell office:value-type="float" office:value="0.982367761980597">
                <text:p>0.9823677619805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5517795882042">
                <text:p>0.915517795882042</text:p>
              </table:table-cell>
              <table:table-cell office:value-type="float" office:value="0.161827165430904">
                <text:p>0.1618271654309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82543228090712">
                <text:p>0.882543228090712</text:p>
              </table:table-cell>
              <table:table-cell office:value-type="float" office:value="0.221117450551386">
                <text:p>0.2211174505513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77474626678316">
                <text:p>0.377474626678316</text:p>
              </table:table-cell>
              <table:table-cell office:value-type="float" office:value="0.857512906214096">
                <text:p>0.8575129062140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28883482764756">
                <text:p>0.628883482764756</text:p>
              </table:table-cell>
              <table:table-cell office:value-type="float" office:value="0.60450556510576">
                <text:p>0.604505565105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95854163677155">
                <text:p>0.395854163677155</text:p>
              </table:table-cell>
              <table:table-cell office:value-type="float" office:value="0.843299481099501">
                <text:p>0.8432994810995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95950216536654">
                <text:p>0.795950216536654</text:p>
              </table:table-cell>
              <table:table-cell office:value-type="float" office:value="0.366463252795298">
                <text:p>0.3664632527952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10894082659567">
                <text:p>0.310894082659567</text:p>
              </table:table-cell>
              <table:table-cell office:value-type="float" office:value="0.903344869367293">
                <text:p>0.9033448693672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94171530335108">
                <text:p>0.0394171530335108</text:p>
              </table:table-cell>
              <table:table-cell office:value-type="float" office:value="0.998446288046845">
                <text:p>0.9984462880468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17022554694127">
                <text:p>0.617022554694127</text:p>
              </table:table-cell>
              <table:table-cell office:value-type="float" office:value="0.619283166998743">
                <text:p>0.6192831669987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34760192852408">
                <text:p>0.134760192852408</text:p>
              </table:table-cell>
              <table:table-cell office:value-type="float" office:value="0.981839690422528">
                <text:p>0.9818396904225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7865997712239">
                <text:p>0.67865997712239</text:p>
              </table:table-cell>
              <table:table-cell office:value-type="float" office:value="0.539420638964214">
                <text:p>0.5394206389642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49419714469089">
                <text:p>0.149419714469089</text:p>
              </table:table-cell>
              <table:table-cell office:value-type="float" office:value="0.977673748931375">
                <text:p>0.9776737489313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56679864981197">
                <text:p>0.956679864981197</text:p>
              </table:table-cell>
              <table:table-cell office:value-type="float" office:value="0.0847636359398153">
                <text:p>0.08476363593981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75801017170381">
                <text:p>0.275801017170381</text:p>
              </table:table-cell>
              <table:table-cell office:value-type="float" office:value="0.923933798927835">
                <text:p>0.9239337989278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72841097793401">
                <text:p>0.472841097793401</text:p>
              </table:table-cell>
              <table:table-cell office:value-type="float" office:value="0.776421296240256">
                <text:p>0.7764212962402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5123628622745">
                <text:p>0.805123628622745</text:p>
              </table:table-cell>
              <table:table-cell office:value-type="float" office:value="0.351775942633686">
                <text:p>0.3517759426336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43475102878948">
                <text:p>0.943475102878948</text:p>
              </table:table-cell>
              <table:table-cell office:value-type="float" office:value="0.109854730248953">
                <text:p>0.1098547302489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51019099224608">
                <text:p>0.251019099224608</text:p>
              </table:table-cell>
              <table:table-cell office:value-type="float" office:value="0.936989411874282">
                <text:p>0.9369894118742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97701084858743">
                <text:p>0.397701084858743</text:p>
              </table:table-cell>
              <table:table-cell office:value-type="float" office:value="0.841833847105478">
                <text:p>0.8418338471054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37913280873772">
                <text:p>0.837913280873772</text:p>
              </table:table-cell>
              <table:table-cell office:value-type="float" office:value="0.297901333735605">
                <text:p>0.2979013337356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62292576548249">
                <text:p>0.162292576548249</text:p>
              </table:table-cell>
              <table:table-cell office:value-type="float" office:value="0.973661284579847">
                <text:p>0.9736612845798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52566161512817">
                <text:p>0.852566161512817</text:p>
              </table:table-cell>
              <table:table-cell office:value-type="float" office:value="0.273130940421867">
                <text:p>0.2731309404218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968121384392156">
                <text:p>0.0968121384392156</text:p>
              </table:table-cell>
              <table:table-cell office:value-type="float" office:value="0.990627409851217">
                <text:p>0.9906274098512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73432202731383">
                <text:p>0.873432202731383</text:p>
              </table:table-cell>
              <table:table-cell office:value-type="float" office:value="0.23711647369563">
                <text:p>0.237116473695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33744700463208">
                <text:p>0.933744700463208</text:p>
              </table:table-cell>
              <table:table-cell office:value-type="float" office:value="0.128120834356945">
                <text:p>0.1281208343569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39398242821496">
                <text:p>0.139398242821496</text:p>
              </table:table-cell>
              <table:table-cell office:value-type="float" office:value="0.980569001174567">
                <text:p>0.9805690011745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29789627452865">
                <text:p>0.629789627452865</text:p>
              </table:table-cell>
              <table:table-cell office:value-type="float" office:value="0.603365025152821">
                <text:p>0.6033650251528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46363786329566">
                <text:p>0.746363786329566</text:p>
              </table:table-cell>
              <table:table-cell office:value-type="float" office:value="0.442941098455864">
                <text:p>0.4429410984558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8106922952549">
                <text:p>0.38106922952549</text:p>
              </table:table-cell>
              <table:table-cell office:value-type="float" office:value="0.854786242396136">
                <text:p>0.8547862423961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38744755859374">
                <text:p>0.738744755859374</text:p>
              </table:table-cell>
              <table:table-cell office:value-type="float" office:value="0.454256185691121">
                <text:p>0.4542561856911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31675249916043">
                <text:p>0.431675249916043</text:p>
              </table:table-cell>
              <table:table-cell office:value-type="float" office:value="0.813656478609974">
                <text:p>0.8136564786099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92325785382173">
                <text:p>0.792325785382173</text:p>
              </table:table-cell>
              <table:table-cell office:value-type="float" office:value="0.37221987037917">
                <text:p>0.372219870379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60908675004849">
                <text:p>0.960908675004849</text:p>
              </table:table-cell>
              <table:table-cell office:value-type="float" office:value="0.0766545183008076">
                <text:p>0.07665451830080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988301168206457">
                <text:p>0.0988301168206457</text:p>
              </table:table-cell>
              <table:table-cell office:value-type="float" office:value="0.990232608009605">
                <text:p>0.9902326080096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85820221903737">
                <text:p>0.785820221903737</text:p>
              </table:table-cell>
              <table:table-cell office:value-type="float" office:value="0.382486609130481">
                <text:p>0.3824866091304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64401842662351">
                <text:p>0.0264401842662351</text:p>
              </table:table-cell>
              <table:table-cell office:value-type="float" office:value="0.999300916655984">
                <text:p>0.9993009166559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63787915635639">
                <text:p>0.663787915635639</text:p>
              </table:table-cell>
              <table:table-cell office:value-type="float" office:value="0.559385612300507">
                <text:p>0.5593856123005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02192093417909">
                <text:p>0.502192093417909</text:p>
              </table:table-cell>
              <table:table-cell office:value-type="float" office:value="0.747803101531764">
                <text:p>0.7478031015317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22616676301696">
                <text:p>0.522616676301696</text:p>
              </table:table-cell>
              <table:table-cell office:value-type="float" office:value="0.726871809651412">
                <text:p>0.7268718096514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87471806094727">
                <text:p>0.387471806094727</text:p>
              </table:table-cell>
              <table:table-cell office:value-type="float" office:value="0.84986559948389">
                <text:p>0.849865599483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66141826156848">
                <text:p>0.866141826156848</text:p>
              </table:table-cell>
              <table:table-cell office:value-type="float" office:value="0.249800628874597">
                <text:p>0.2498006288745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60244833818154">
                <text:p>0.860244833818154</text:p>
              </table:table-cell>
              <table:table-cell office:value-type="float" office:value="0.259979040744508">
                <text:p>0.2599790407445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93711056185419">
                <text:p>0.193711056185419</text:p>
              </table:table-cell>
              <table:table-cell office:value-type="float" office:value="0.962476026840314">
                <text:p>0.9624760268403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56198739967301">
                <text:p>0.756198739967301</text:p>
              </table:table-cell>
              <table:table-cell office:value-type="float" office:value="0.42816346567198">
                <text:p>0.428163465671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11966043159971">
                <text:p>0.311966043159971</text:p>
              </table:table-cell>
              <table:table-cell office:value-type="float" office:value="0.902677187915196">
                <text:p>0.9026771879151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85841398545709">
                <text:p>0.985841398545709</text:p>
              </table:table-cell>
              <table:table-cell office:value-type="float" office:value="0.0281167369134511">
                <text:p>0.02811673691345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2429113557337">
                <text:p>0.82429113557337</text:p>
              </table:table-cell>
              <table:table-cell office:value-type="float" office:value="0.320544123815595">
                <text:p>0.3205441238155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14989441318507">
                <text:p>0.114989441318507</text:p>
              </table:table-cell>
              <table:table-cell office:value-type="float" office:value="0.98677742838527">
                <text:p>0.986777428385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84065222559702">
                <text:p>0.884065222559702</text:p>
              </table:table-cell>
              <table:table-cell office:value-type="float" office:value="0.218428682260541">
                <text:p>0.2184286822605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81381126594778">
                <text:p>0.681381126594778</text:p>
              </table:table-cell>
              <table:table-cell office:value-type="float" office:value="0.535719760321195">
                <text:p>0.5357197603211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88767289403502">
                <text:p>0.588767289403502</text:p>
              </table:table-cell>
              <table:table-cell office:value-type="float" office:value="0.653353078933709">
                <text:p>0.6533530789337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75373817868067">
                <text:p>0.775373817868067</text:p>
              </table:table-cell>
              <table:table-cell office:value-type="float" office:value="0.398795442567014">
                <text:p>0.3987954425670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8259220814497">
                <text:p>0.28259220814497</text:p>
              </table:table-cell>
              <table:table-cell office:value-type="float" office:value="0.920141643895764">
                <text:p>0.9201416438957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97290484280628">
                <text:p>0.697290484280628</text:p>
              </table:table-cell>
              <table:table-cell office:value-type="float" office:value="0.513785980531734">
                <text:p>0.5137859805317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34507854772202">
                <text:p>0.834507854772202</text:p>
              </table:table-cell>
              <table:table-cell office:value-type="float" office:value="0.303596788629224">
                <text:p>0.3035967886292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09495609254238">
                <text:p>0.709495609254238</text:p>
              </table:table-cell>
              <table:table-cell office:value-type="float" office:value="0.496615980449523">
                <text:p>0.4966159804495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26889135777256">
                <text:p>0.526889135777256</text:p>
              </table:table-cell>
              <table:table-cell office:value-type="float" office:value="0.722403002037849">
                <text:p>0.7224030020378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49151894564581">
                <text:p>0.349151894564581</text:p>
              </table:table-cell>
              <table:table-cell office:value-type="float" office:value="0.878092954524444">
                <text:p>0.8780929545244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71240055055427">
                <text:p>0.471240055055427</text:p>
              </table:table-cell>
              <table:table-cell office:value-type="float" office:value="0.777932810619357">
                <text:p>0.7779328106193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56962350687996">
                <text:p>0.656962350687996</text:p>
              </table:table-cell>
              <table:table-cell office:value-type="float" office:value="0.568400469778549">
                <text:p>0.5684004697785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03075872913966">
                <text:p>0.403075872913966</text:p>
              </table:table-cell>
              <table:table-cell office:value-type="float" office:value="0.83752984067472">
                <text:p>0.837529840674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07589756615316">
                <text:p>0.707589756615316</text:p>
              </table:table-cell>
              <table:table-cell office:value-type="float" office:value="0.499316736333122">
                <text:p>0.4993167363331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0857031434345">
                <text:p>0.80857031434345</text:p>
              </table:table-cell>
              <table:table-cell office:value-type="float" office:value="0.346385214682496">
                <text:p>0.3463852146824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71379392407197">
                <text:p>0.871379392407197</text:p>
              </table:table-cell>
              <table:table-cell office:value-type="float" office:value="0.240698219387361">
                <text:p>0.2406982193873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77503275132647">
                <text:p>0.877503275132647</text:p>
              </table:table-cell>
              <table:table-cell office:value-type="float" office:value="0.229988289754026">
                <text:p>0.2299882897540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24980186406309">
                <text:p>0.124980186406309</text:p>
              </table:table-cell>
              <table:table-cell office:value-type="float" office:value="0.984379953005937">
                <text:p>0.9843799530059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27833288454216">
                <text:p>0.627833288454216</text:p>
              </table:table-cell>
              <table:table-cell office:value-type="float" office:value="0.605914454996405">
                <text:p>0.6059144549964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18791427891554">
                <text:p>0.918791427891554</text:p>
              </table:table-cell>
              <table:table-cell office:value-type="float" office:value="0.155822312033037">
                <text:p>0.1558223120330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47412358605705">
                <text:p>0.347412358605705</text:p>
              </table:table-cell>
              <table:table-cell office:value-type="float" office:value="0.879304653088061">
                <text:p>0.8793046530880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83360565508558">
                <text:p>0.883360565508558</text:p>
              </table:table-cell>
              <table:table-cell office:value-type="float" office:value="0.219674111305911">
                <text:p>0.2196741113059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87218497740176">
                <text:p>0.487218497740176</text:p>
              </table:table-cell>
              <table:table-cell office:value-type="float" office:value="0.762618135459916">
                <text:p>0.7626181354599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93455448514146">
                <text:p>0.593455448514146</text:p>
              </table:table-cell>
              <table:table-cell office:value-type="float" office:value="0.647811768282718">
                <text:p>0.6478117682827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91597863609582">
                <text:p>0.791597863609582</text:p>
              </table:table-cell>
              <table:table-cell office:value-type="float" office:value="0.373375482394923">
                <text:p>0.3733754823949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21364598231633">
                <text:p>0.321364598231633</text:p>
              </table:table-cell>
              <table:table-cell office:value-type="float" office:value="0.896724795086617">
                <text:p>0.8967247950866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64054606963259">
                <text:p>0.864054606963259</text:p>
              </table:table-cell>
              <table:table-cell office:value-type="float" office:value="0.253409973969979">
                <text:p>0.2534099739699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92956355113953">
                <text:p>0.392956355113953</text:p>
              </table:table-cell>
              <table:table-cell office:value-type="float" office:value="0.845585302977358">
                <text:p>0.8455853029773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22915302057664">
                <text:p>0.622915302057664</text:p>
              </table:table-cell>
              <table:table-cell office:value-type="float" office:value="0.611976526462581">
                <text:p>0.6119765264625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16571241728523">
                <text:p>0.316571241728523</text:p>
              </table:table-cell>
              <table:table-cell office:value-type="float" office:value="0.899782648910623">
                <text:p>0.8997826489106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2526394006477">
                <text:p>0.72526394006477</text:p>
              </table:table-cell>
              <table:table-cell office:value-type="float" office:value="0.473992217241775">
                <text:p>0.4739922172417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69065626365727">
                <text:p>0.669065626365727</text:p>
              </table:table-cell>
              <table:table-cell office:value-type="float" office:value="0.552351187615909">
                <text:p>0.5523511876159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22072542012338">
                <text:p>0.422072542012338</text:p>
              </table:table-cell>
              <table:table-cell office:value-type="float" office:value="0.821854769279277">
                <text:p>0.8218547692792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57884270535494">
                <text:p>0.257884270535494</text:p>
              </table:table-cell>
              <table:table-cell office:value-type="float" office:value="0.933495703010442">
                <text:p>0.9334957030104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45485781221514">
                <text:p>0.145485781221514</text:p>
              </table:table-cell>
              <table:table-cell office:value-type="float" office:value="0.978833889179533">
                <text:p>0.9788338891795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49487701104665">
                <text:p>0.649487701104665</text:p>
              </table:table-cell>
              <table:table-cell office:value-type="float" office:value="0.578165726131887">
                <text:p>0.5781657261318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605073330944521">
                <text:p>0.00605073330944521</text:p>
              </table:table-cell>
              <table:table-cell office:value-type="float" office:value="0.999963388626425">
                <text:p>0.9999633886264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02548225893976">
                <text:p>0.902548225893976</text:p>
              </table:table-cell>
              <table:table-cell office:value-type="float" office:value="0.185406699935695">
                <text:p>0.1854066999356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05121521996099">
                <text:p>0.605121521996099</text:p>
              </table:table-cell>
              <table:table-cell office:value-type="float" office:value="0.633827943638849">
                <text:p>0.6338279436388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10869744796012">
                <text:p>0.510869744796012</text:p>
              </table:table-cell>
              <table:table-cell office:value-type="float" office:value="0.739012103853187">
                <text:p>0.7390121038531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50199748224927">
                <text:p>0.950199748224927</text:p>
              </table:table-cell>
              <table:table-cell office:value-type="float" office:value="0.0971204430357755">
                <text:p>0.09712044303577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42409390447087">
                <text:p>0.842409390447087</text:p>
              </table:table-cell>
              <table:table-cell office:value-type="float" office:value="0.290346418886647">
                <text:p>0.2903464188866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54007733448572">
                <text:p>0.554007733448572</text:p>
              </table:table-cell>
              <table:table-cell office:value-type="float" office:value="0.693075431609843">
                <text:p>0.6930754316098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48375453073369">
                <text:p>0.948375453073369</text:p>
              </table:table-cell>
              <table:table-cell office:value-type="float" office:value="0.10058400000899">
                <text:p>0.100584000008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17886964972171">
                <text:p>0.917886964972171</text:p>
              </table:table-cell>
              <table:table-cell office:value-type="float" office:value="0.157483519534219">
                <text:p>0.1574835195342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99970852767141">
                <text:p>0.899970852767141</text:p>
              </table:table-cell>
              <table:table-cell office:value-type="float" office:value="0.190052464169634">
                <text:p>0.1900524641696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76029233898518">
                <text:p>0.876029233898518</text:p>
              </table:table-cell>
              <table:table-cell office:value-type="float" office:value="0.232572781355424">
                <text:p>0.2325727813554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68187952336461">
                <text:p>0.468187952336461</text:p>
              </table:table-cell>
              <table:table-cell office:value-type="float" office:value="0.780800041287037">
                <text:p>0.7808000412870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70432221722971">
                <text:p>0.770432221722971</text:p>
              </table:table-cell>
              <table:table-cell office:value-type="float" office:value="0.406435280612265">
                <text:p>0.4064352806122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43911661923799">
                <text:p>0.443911661923799</text:p>
              </table:table-cell>
              <table:table-cell office:value-type="float" office:value="0.802942436408073">
                <text:p>0.8029424364080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89026483353967">
                <text:p>0.689026483353967</text:p>
              </table:table-cell>
              <table:table-cell office:value-type="float" office:value="0.525242505709281">
                <text:p>0.5252425057092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31753088446983">
                <text:p>0.331753088446983</text:p>
              </table:table-cell>
              <table:table-cell office:value-type="float" office:value="0.889939888310163">
                <text:p>0.8899398883101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85081936926672">
                <text:p>0.985081936926672</text:p>
              </table:table-cell>
              <table:table-cell office:value-type="float" office:value="0.0296135775414966">
                <text:p>0.02961357754149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67443413436792">
                <text:p>0.767443413436792</text:p>
              </table:table-cell>
              <table:table-cell office:value-type="float" office:value="0.411030607172559">
                <text:p>0.4110306071725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95525102185078">
                <text:p>0.295525102185078</text:p>
              </table:table-cell>
              <table:table-cell office:value-type="float" office:value="0.912664913978991">
                <text:p>0.912664913978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48329912900069">
                <text:p>0.748329912900069</text:p>
              </table:table-cell>
              <table:table-cell office:value-type="float" office:value="0.440002341458985">
                <text:p>0.4400023414589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310812491149115">
                <text:p>0.00310812491149115</text:p>
              </table:table-cell>
              <table:table-cell office:value-type="float" office:value="0.999990339559578">
                <text:p>0.9999903395595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35585871204808">
                <text:p>0.935585871204808</text:p>
              </table:table-cell>
              <table:table-cell office:value-type="float" office:value="0.124679078508494">
                <text:p>0.1246790785084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28184005693772">
                <text:p>0.328184005693772</text:p>
              </table:table-cell>
              <table:table-cell office:value-type="float" office:value="0.892295259059498">
                <text:p>0.8922952590594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922458861745">
                <text:p>0.1922458861745</text:p>
              </table:table-cell>
              <table:table-cell office:value-type="float" office:value="0.963041519249287">
                <text:p>0.9630415192492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45341080484272">
                <text:p>0.445341080484272</text:p>
              </table:table-cell>
              <table:table-cell office:value-type="float" office:value="0.80167132203332">
                <text:p>0.801671322033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20251447950316">
                <text:p>0.820251447950316</text:p>
              </table:table-cell>
              <table:table-cell office:value-type="float" office:value="0.327187562135578">
                <text:p>0.3271875621355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51147224690029">
                <text:p>0.351147224690029</text:p>
              </table:table-cell>
              <table:table-cell office:value-type="float" office:value="0.876695626592537">
                <text:p>0.8766956265925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02407323600305">
                <text:p>0.702407323600305</text:p>
              </table:table-cell>
              <table:table-cell office:value-type="float" office:value="0.506623951755815">
                <text:p>0.5066239517558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9839156227088">
                <text:p>0.49839156227088</text:p>
              </table:table-cell>
              <table:table-cell office:value-type="float" office:value="0.751605850665234">
                <text:p>0.7516058506652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7760428225504">
                <text:p>0.17760428225504</text:p>
              </table:table-cell>
              <table:table-cell office:value-type="float" office:value="0.968456718925783">
                <text:p>0.9684567189257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7667205073707">
                <text:p>0.97667205073707</text:p>
              </table:table-cell>
              <table:table-cell office:value-type="float" office:value="0.0461117054974034">
                <text:p>0.04611170549740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28846012586193">
                <text:p>0.728846012586193</text:p>
              </table:table-cell>
              <table:table-cell office:value-type="float" office:value="0.468783489937356">
                <text:p>0.4687834899373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66913151134971">
                <text:p>0.966913151134971</text:p>
              </table:table-cell>
              <table:table-cell office:value-type="float" office:value="0.0650789581623271">
                <text:p>0.06507895816232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85380945836808">
                <text:p>0.585380945836808</text:p>
              </table:table-cell>
              <table:table-cell office:value-type="float" office:value="0.657329148256632">
                <text:p>0.6573291482566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00941915033177">
                <text:p>0.100941915033177</text:p>
              </table:table-cell>
              <table:table-cell office:value-type="float" office:value="0.98981072978946">
                <text:p>0.989810729789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50791425748471">
                <text:p>0.850791425748471</text:p>
              </table:table-cell>
              <table:table-cell office:value-type="float" office:value="0.276153949873895">
                <text:p>0.2761539498738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57991435871369">
                <text:p>0.657991435871369</text:p>
              </table:table-cell>
              <table:table-cell office:value-type="float" office:value="0.567047270320843">
                <text:p>0.5670472703208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32481756797861">
                <text:p>0.532481756797861</text:p>
              </table:table-cell>
              <table:table-cell office:value-type="float" office:value="0.71646317868974">
                <text:p>0.716463178689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88136442835162">
                <text:p>0.288136442835162</text:p>
              </table:table-cell>
              <table:table-cell office:value-type="float" office:value="0.916977390318998">
                <text:p>0.9169773903189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59959680349439">
                <text:p>0.659959680349439</text:p>
              </table:table-cell>
              <table:table-cell office:value-type="float" office:value="0.564453220313119">
                <text:p>0.5644532203131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97011246911035">
                <text:p>0.497011246911035</text:p>
              </table:table-cell>
              <table:table-cell office:value-type="float" office:value="0.752979820444">
                <text:p>0.7529798204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8925009955379">
                <text:p>0.48925009955379</text:p>
              </table:table-cell>
              <table:table-cell office:value-type="float" office:value="0.76063434008666">
                <text:p>0.760634340086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59313533043268">
                <text:p>0.259313533043268</text:p>
              </table:table-cell>
              <table:table-cell office:value-type="float" office:value="0.932756491580639">
                <text:p>0.9327564915806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9889801455676">
                <text:p>0.29889801455676</text:p>
              </table:table-cell>
              <table:table-cell office:value-type="float" office:value="0.910659976894055">
                <text:p>0.9106599768940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740290379971921">
                <text:p>0.0740290379971921</text:p>
              </table:table-cell>
              <table:table-cell office:value-type="float" office:value="0.994519701533262">
                <text:p>0.9945197015332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340035133500106">
                <text:p>0.0340035133500106</text:p>
              </table:table-cell>
              <table:table-cell office:value-type="float" office:value="0.998843761112587">
                <text:p>0.9988437611125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64019829329298">
                <text:p>0.964019829329298</text:p>
              </table:table-cell>
              <table:table-cell office:value-type="float" office:value="0.0706665352911594">
                <text:p>0.07066653529115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25726696188522">
                <text:p>0.925726696188522</text:p>
              </table:table-cell>
              <table:table-cell office:value-type="float" office:value="0.143030083963941">
                <text:p>0.1430300839639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39566696086558">
                <text:p>0.939566696086558</text:p>
              </table:table-cell>
              <table:table-cell office:value-type="float" office:value="0.117214423605063">
                <text:p>0.1172144236050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36357878633529">
                <text:p>0.436357878633529</text:p>
              </table:table-cell>
              <table:table-cell office:value-type="float" office:value="0.809591801754589">
                <text:p>0.8095918017545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76922358858366">
                <text:p>0.276922358858366</text:p>
              </table:table-cell>
              <table:table-cell office:value-type="float" office:value="0.923314007417174">
                <text:p>0.9233140074171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45752221037169">
                <text:p>0.345752221037169</text:p>
              </table:table-cell>
              <table:table-cell office:value-type="float" office:value="0.880455444980749">
                <text:p>0.8804554449807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41587520943403">
                <text:p>0.541587520943403</text:p>
              </table:table-cell>
              <table:table-cell office:value-type="float" office:value="0.706695902729703">
                <text:p>0.7066959027297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23277284073703">
                <text:p>0.423277284073703</text:p>
              </table:table-cell>
              <table:table-cell office:value-type="float" office:value="0.82083634078721">
                <text:p>0.820836340787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42973133339648">
                <text:p>0.842973133339648</text:p>
              </table:table-cell>
              <table:table-cell office:value-type="float" office:value="0.289396296467588">
                <text:p>0.2893962964675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50454208024553">
                <text:p>0.750454208024553</text:p>
              </table:table-cell>
              <table:table-cell office:value-type="float" office:value="0.436818481705939">
                <text:p>0.4368184817059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95140296568774">
                <text:p>0.995140296568774</text:p>
              </table:table-cell>
              <table:table-cell office:value-type="float" office:value="0.00969598634001575">
                <text:p>0.009695986340015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01871845019614">
                <text:p>0.701871845019614</text:p>
              </table:table-cell>
              <table:table-cell office:value-type="float" office:value="0.507375913171055">
                <text:p>0.5073759131710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30170344715225">
                <text:p>0.430170344715225</text:p>
              </table:table-cell>
              <table:table-cell office:value-type="float" office:value="0.814953474527686">
                <text:p>0.8149534745276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79960665625738">
                <text:p>0.679960665625738</text:p>
              </table:table-cell>
              <table:table-cell office:value-type="float" office:value="0.537653493202553">
                <text:p>0.5376534932025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41767430626151">
                <text:p>0.641767430626151</text:p>
              </table:table-cell>
              <table:table-cell office:value-type="float" office:value="0.588135681399068">
                <text:p>0.5881356813990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68626746117502">
                <text:p>0.168626746117502</text:p>
              </table:table-cell>
              <table:table-cell office:value-type="float" office:value="0.971565020493923">
                <text:p>0.9715650204939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54554467671159">
                <text:p>0.554554467671159</text:p>
              </table:table-cell>
              <table:table-cell office:value-type="float" office:value="0.692469342386016">
                <text:p>0.6924693423860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87914793981349">
                <text:p>0.687914793981349</text:p>
              </table:table-cell>
              <table:table-cell office:value-type="float" office:value="0.526773236221788">
                <text:p>0.5267732362217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10455011455755">
                <text:p>0.610455011455755</text:p>
              </table:table-cell>
              <table:table-cell office:value-type="float" office:value="0.62734467898864">
                <text:p>0.627344678988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01806738855916">
                <text:p>0.601806738855916</text:p>
              </table:table-cell>
              <table:table-cell office:value-type="float" office:value="0.63782986917847">
                <text:p>0.637829869178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25221836041482">
                <text:p>0.225221836041482</text:p>
              </table:table-cell>
              <table:table-cell office:value-type="float" office:value="0.949275124570142">
                <text:p>0.9492751245701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06493119410489">
                <text:p>0.106493119410489</text:p>
              </table:table-cell>
              <table:table-cell office:value-type="float" office:value="0.988659216772936">
                <text:p>0.9886592167729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6824330057792">
                <text:p>0.96824330057792</text:p>
              </table:table-cell>
              <table:table-cell office:value-type="float" office:value="0.062504910886743">
                <text:p>0.0625049108867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44690957464045">
                <text:p>0.644690957464045</text:p>
              </table:table-cell>
              <table:table-cell office:value-type="float" office:value="0.584572262092292">
                <text:p>0.5845722620922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9387718607124">
                <text:p>0.99387718607124</text:p>
              </table:table-cell>
              <table:table-cell office:value-type="float" office:value="0.0122081390073238">
                <text:p>0.01220813900732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67834853850612">
                <text:p>0.967834853850612</text:p>
              </table:table-cell>
              <table:table-cell office:value-type="float" office:value="0.0632956956729681">
                <text:p>0.06329569567296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13349312511569">
                <text:p>0.113349312511569</text:p>
              </table:table-cell>
              <table:table-cell office:value-type="float" office:value="0.987151933353443">
                <text:p>0.9871519333534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39510404669014">
                <text:p>0.639510404669014</text:p>
              </table:table-cell>
              <table:table-cell office:value-type="float" office:value="0.59102644232035">
                <text:p>0.591026442320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78299838922714">
                <text:p>0.478299838922714</text:p>
              </table:table-cell>
              <table:table-cell office:value-type="float" office:value="0.771229264086571">
                <text:p>0.7712292640865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8929669236342">
                <text:p>0.18929669236342</text:p>
              </table:table-cell>
              <table:table-cell office:value-type="float" office:value="0.964166762276369">
                <text:p>0.9641667622763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31652903525761">
                <text:p>0.831652903525761</text:p>
              </table:table-cell>
              <table:table-cell office:value-type="float" office:value="0.3083534480572">
                <text:p>0.30835344805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33863518913344">
                <text:p>0.433863518913344</text:p>
              </table:table-cell>
              <table:table-cell office:value-type="float" office:value="0.811762446956226">
                <text:p>0.8117624469562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05462449439848">
                <text:p>0.905462449439848</text:p>
              </table:table-cell>
              <table:table-cell office:value-type="float" office:value="0.180137752654482">
                <text:p>0.1801377526544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00984109371206">
                <text:p>0.800984109371206</text:p>
              </table:table-cell>
              <table:table-cell office:value-type="float" office:value="0.358424456534853">
                <text:p>0.3584244565348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90708609441866">
                <text:p>0.590708609441866</text:p>
              </table:table-cell>
              <table:table-cell office:value-type="float" office:value="0.651063338731429">
                <text:p>0.6510633387314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98015597487369">
                <text:p>0.998015597487369</text:p>
              </table:table-cell>
              <table:table-cell office:value-type="float" office:value="0.00396486717208286">
                <text:p>0.003964867172082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70441694451741">
                <text:p>0.870441694451741</text:p>
              </table:table-cell>
              <table:table-cell office:value-type="float" office:value="0.242331256560364">
                <text:p>0.2423312565603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82490759203366">
                <text:p>0.382490759203366</text:p>
              </table:table-cell>
              <table:table-cell office:value-type="float" office:value="0.853700819124057">
                <text:p>0.8537008191240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42018206495844">
                <text:p>0.942018206495844</text:p>
              </table:table-cell>
              <table:table-cell office:value-type="float" office:value="0.112601698630619">
                <text:p>0.1126016986306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59113028496893">
                <text:p>0.459113028496893</text:p>
              </table:table-cell>
              <table:table-cell office:value-type="float" office:value="0.78921522706459">
                <text:p>0.789215227064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69166178877136">
                <text:p>0.969166178877136</text:p>
              </table:table-cell>
              <table:table-cell office:value-type="float" office:value="0.0607169179054913">
                <text:p>0.06071691790549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630827954620905">
                <text:p>0.630827954620905</text:p>
              </table:table-cell>
              <table:table-cell office:value-type="float" office:value="0.602056091973925">
                <text:p>0.6020560919739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83552344078263">
                <text:p>0.783552344078263</text:p>
              </table:table-cell>
              <table:table-cell office:value-type="float" office:value="0.386045724096454">
                <text:p>0.3860457240964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49047002220789">
                <text:p>0.749047002220789</text:p>
              </table:table-cell>
              <table:table-cell office:value-type="float" office:value="0.43892866159538">
                <text:p>0.438928661595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40320701672056">
                <text:p>0.440320701672056</text:p>
              </table:table-cell>
              <table:table-cell office:value-type="float" office:value="0.806117679687604">
                <text:p>0.8061176796876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96893579362375">
                <text:p>0.796893579362375</text:p>
              </table:table-cell>
              <table:table-cell office:value-type="float" office:value="0.364960623522517">
                <text:p>0.3649606235225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70580478805974">
                <text:p>0.570580478805974</text:p>
              </table:table-cell>
              <table:table-cell office:value-type="float" office:value="0.674437917205584">
                <text:p>0.6744379172055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60204834451917">
                <text:p>0.460204834451917</text:p>
              </table:table-cell>
              <table:table-cell office:value-type="float" office:value="0.788211510347108">
                <text:p>0.7882115103471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93289907847646">
                <text:p>0.793289907847646</text:p>
              </table:table-cell>
              <table:table-cell office:value-type="float" office:value="0.370691122107415">
                <text:p>0.3706911221074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66019880240453">
                <text:p>0.166019880240453</text:p>
              </table:table-cell>
              <table:table-cell office:value-type="float" office:value="0.972437399365022">
                <text:p>0.9724373993650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23511320300406">
                <text:p>0.123511320300406</text:p>
              </table:table-cell>
              <table:table-cell office:value-type="float" office:value="0.984744954005259">
                <text:p>0.9847449540052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321729503352217">
                <text:p>0.0321729503352217</text:p>
              </table:table-cell>
              <table:table-cell office:value-type="float" office:value="0.998964901266807">
                <text:p>0.9989649012668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45384965425942">
                <text:p>0.245384965425942</text:p>
              </table:table-cell>
              <table:table-cell office:value-type="float" office:value="0.939786218742925">
                <text:p>0.9397862187429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96378311729991">
                <text:p>0.496378311729991</text:p>
              </table:table-cell>
              <table:table-cell office:value-type="float" office:value="0.753608571644112">
                <text:p>0.7536085716441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22400915173546">
                <text:p>0.822400915173546</text:p>
              </table:table-cell>
              <table:table-cell office:value-type="float" office:value="0.323656735058392">
                <text:p>0.3236567350583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55274470026844">
                <text:p>0.755274470026844</text:p>
              </table:table-cell>
              <table:table-cell office:value-type="float" office:value="0.429560754193152">
                <text:p>0.4295607541931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49905677268727">
                <text:p>0.549905677268727</text:p>
              </table:table-cell>
              <table:table-cell office:value-type="float" office:value="0.697603746558404">
                <text:p>0.6976037465584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13650266945532">
                <text:p>0.413650266945532</text:p>
              </table:table-cell>
              <table:table-cell office:value-type="float" office:value="0.828893456656053">
                <text:p>0.8288934566560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51207919200133">
                <text:p>0.551207919200133</text:p>
              </table:table-cell>
              <table:table-cell office:value-type="float" office:value="0.696169829811094">
                <text:p>0.6961698298110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01834963122284">
                <text:p>0.801834963122284</text:p>
              </table:table-cell>
              <table:table-cell office:value-type="float" office:value="0.35706069191478">
                <text:p>0.357060691914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91470544960155">
                <text:p>0.291470544960155</text:p>
              </table:table-cell>
              <table:table-cell office:value-type="float" office:value="0.915047551343658">
                <text:p>0.9150475513436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17340079437876">
                <text:p>0.917340079437876</text:p>
              </table:table-cell>
              <table:table-cell office:value-type="float" office:value="0.158487178656951">
                <text:p>0.1584871786569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94713957884613">
                <text:p>0.994713957884613</text:p>
              </table:table-cell>
              <table:table-cell office:value-type="float" office:value="0.0105441419897479">
                <text:p>0.01054414198974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67976309025605">
                <text:p>0.267976309025605</text:p>
              </table:table-cell>
              <table:table-cell office:value-type="float" office:value="0.928188697801142">
                <text:p>0.9281886978011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367528431046557">
                <text:p>0.0367528431046557</text:p>
              </table:table-cell>
              <table:table-cell office:value-type="float" office:value="0.998649230136653">
                <text:p>0.9986492301366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21913514038952">
                <text:p>0.121913514038952</text:p>
              </table:table-cell>
              <table:table-cell office:value-type="float" office:value="0.985137179887686">
                <text:p>0.9851371798876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2689960728131">
                <text:p>0.12689960728131</text:p>
              </table:table-cell>
              <table:table-cell office:value-type="float" office:value="0.98389684403212">
                <text:p>0.983896844032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09709898812672">
                <text:p>0.609709898812672</text:p>
              </table:table-cell>
              <table:table-cell office:value-type="float" office:value="0.628253839289868">
                <text:p>0.6282538392898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18338318983596">
                <text:p>0.818338318983596</text:p>
              </table:table-cell>
              <table:table-cell office:value-type="float" office:value="0.330322395684274">
                <text:p>0.3303223956842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52050677098566">
                <text:p>0.952050677098566</text:p>
              </table:table-cell>
              <table:table-cell office:value-type="float" office:value="0.0935995082365256">
                <text:p>0.09359950823652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84140614659198">
                <text:p>0.284140614659198</text:p>
              </table:table-cell>
              <table:table-cell office:value-type="float" office:value="0.919264111101151">
                <text:p>0.91926411110115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27108231236148">
                <text:p>0.827108231236148</text:p>
              </table:table-cell>
              <table:table-cell office:value-type="float" office:value="0.315891973822725">
                <text:p>0.3158919738227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31202719291642">
                <text:p>0.131202719291642</text:p>
              </table:table-cell>
              <table:table-cell office:value-type="float" office:value="0.982785846453744">
                <text:p>0.9827858464537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2077623711125">
                <text:p>0.22077623711125</text:p>
              </table:table-cell>
              <table:table-cell office:value-type="float" office:value="0.951257853127055">
                <text:p>0.9512578531270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8446853853941">
                <text:p>0.18446853853941</text:p>
              </table:table-cell>
              <table:table-cell office:value-type="float" office:value="0.965971358289798">
                <text:p>0.9659713582897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72835182497404">
                <text:p>0.872835182497404</text:p>
              </table:table-cell>
              <table:table-cell office:value-type="float" office:value="0.238161215831605">
                <text:p>0.2381612158316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17075184663504">
                <text:p>0.717075184663504</text:p>
              </table:table-cell>
              <table:table-cell office:value-type="float" office:value="0.485803182250093">
                <text:p>0.48580318225009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558514898092914">
                <text:p>0.0558514898092914</text:p>
              </table:table-cell>
              <table:table-cell office:value-type="float" office:value="0.996880611086133">
                <text:p>0.9968806110861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84462980592483">
                <text:p>0.784462980592483</text:p>
              </table:table-cell>
              <table:table-cell office:value-type="float" office:value="0.384617832079965">
                <text:p>0.3846178320799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87586472572301">
                <text:p>0.987586472572301</text:p>
              </table:table-cell>
              <table:table-cell office:value-type="float" office:value="0.0246729591922463">
                <text:p>0.02467295919224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75565235880414">
                <text:p>0.375565235880414</text:p>
              </table:table-cell>
              <table:table-cell office:value-type="float" office:value="0.858950756270379">
                <text:p>0.8589507562703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31596721829444">
                <text:p>0.531596721829444</text:p>
              </table:table-cell>
              <table:table-cell office:value-type="float" office:value="0.717408053777124">
                <text:p>0.7174080537771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02150816125182">
                <text:p>0.902150816125182</text:p>
              </table:table-cell>
              <table:table-cell office:value-type="float" office:value="0.18612390496478">
                <text:p>0.186123904964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65747331821114">
                <text:p>0.365747331821114</text:p>
              </table:table-cell>
              <table:table-cell office:value-type="float" office:value="0.866228889279558">
                <text:p>0.8662288892795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88581200782915">
                <text:p>0.988581200782915</text:p>
              </table:table-cell>
              <table:table-cell office:value-type="float" office:value="0.0227072094662428">
                <text:p>0.02270720946624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49915119347605">
                <text:p>0.249915119347605</text:p>
              </table:table-cell>
              <table:table-cell office:value-type="float" office:value="0.937542433121508">
                <text:p>0.9375424331215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6210730039459">
                <text:p>0.46210730039459</text:p>
              </table:table-cell>
              <table:table-cell office:value-type="float" office:value="0.786456842922083">
                <text:p>0.7864568429220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78185739781023">
                <text:p>0.978185739781023</text:p>
              </table:table-cell>
              <table:table-cell office:value-type="float" office:value="0.0431526584976822">
                <text:p>0.04315265849768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12929614547046">
                <text:p>0.612929614547046</text:p>
              </table:table-cell>
              <table:table-cell office:value-type="float" office:value="0.624317287611275">
                <text:p>0.6243172876112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92478582375261">
                <text:p>0.892478582375261</text:p>
              </table:table-cell>
              <table:table-cell office:value-type="float" office:value="0.203487610097744">
                <text:p>0.2034876100977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9870429618915">
                <text:p>0.89870429618915</text:p>
              </table:table-cell>
              <table:table-cell office:value-type="float" office:value="0.192330588011234">
                <text:p>0.1923305880112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39031025406237">
                <text:p>0.539031025406237</text:p>
              </table:table-cell>
              <table:table-cell office:value-type="float" office:value="0.709445553674093">
                <text:p>0.7094455536740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70772542020866">
                <text:p>0.970772542020866</text:p>
              </table:table-cell>
              <table:table-cell office:value-type="float" office:value="0.0576006716583675">
                <text:p>0.05760067165836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04282902682925">
                <text:p>0.804282902682925</text:p>
              </table:table-cell>
              <table:table-cell office:value-type="float" office:value="0.353129012458365">
                <text:p>0.3531290124583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08755632679244">
                <text:p>0.608755632679244</text:p>
              </table:table-cell>
              <table:table-cell office:value-type="float" office:value="0.629416756293959">
                <text:p>0.6294167562939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818681174740691">
                <text:p>0.0818681174740691</text:p>
              </table:table-cell>
              <table:table-cell office:value-type="float" office:value="0.993297611341312">
                <text:p>0.9932976113413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83909925256299">
                <text:p>0.383909925256299</text:p>
              </table:table-cell>
              <table:table-cell office:value-type="float" office:value="0.852613363261708">
                <text:p>0.8526133632617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6110865679637">
                <text:p>0.46110865679637</text:p>
              </table:table-cell>
              <table:table-cell office:value-type="float" office:value="0.787378806627865">
                <text:p>0.7873788066278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03562576464282">
                <text:p>0.503562576464282</text:p>
              </table:table-cell>
              <table:table-cell office:value-type="float" office:value="0.746424740939333">
                <text:p>0.7464247409393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85979719024002">
                <text:p>0.185979719024002</text:p>
              </table:table-cell>
              <table:table-cell office:value-type="float" office:value="0.965411544111771">
                <text:p>0.9654115441117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29768302799195">
                <text:p>0.829768302799195</text:p>
              </table:table-cell>
              <table:table-cell office:value-type="float" office:value="0.311484563669825">
                <text:p>0.3114845636698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48133283029372">
                <text:p>0.448133283029372</text:p>
              </table:table-cell>
              <table:table-cell office:value-type="float" office:value="0.799179460995181">
                <text:p>0.7991794609951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89540356558513">
                <text:p>0.989540356558513</text:p>
              </table:table-cell>
              <table:table-cell office:value-type="float" office:value="0.0208098827626301">
                <text:p>0.02080988276263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94131625381025">
                <text:p>0.694131625381025</text:p>
              </table:table-cell>
              <table:table-cell office:value-type="float" office:value="0.518181286686141">
                <text:p>0.5181812866861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87118470244367">
                <text:p>0.287118470244367</text:p>
              </table:table-cell>
              <table:table-cell office:value-type="float" office:value="0.91756394088778">
                <text:p>0.917563940887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47190887325519">
                <text:p>0.447190887325519</text:p>
              </table:table-cell>
              <table:table-cell office:value-type="float" office:value="0.800020310293083">
                <text:p>0.8000203102930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82162902516691">
                <text:p>0.982162902516691</text:p>
              </table:table-cell>
              <table:table-cell office:value-type="float" office:value="0.0353560329201972">
                <text:p>0.03535603292019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42954660846695">
                <text:p>0.542954660846695</text:p>
              </table:table-cell>
              <table:table-cell office:value-type="float" office:value="0.705200236264913">
                <text:p>0.7052002362649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15148433995804">
                <text:p>0.315148433995804</text:p>
              </table:table-cell>
              <table:table-cell office:value-type="float" office:value="0.900681464550057">
                <text:p>0.9006814645500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740456604106628">
                <text:p>0.740456604106628</text:p>
              </table:table-cell>
              <table:table-cell office:value-type="float" office:value="0.45172401754731">
                <text:p>0.451724017547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07137474833561">
                <text:p>0.307137474833561</text:p>
              </table:table-cell>
              <table:table-cell office:value-type="float" office:value="0.905666571552968">
                <text:p>0.9056665715529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77251309171919">
                <text:p>0.477251309171919</text:p>
              </table:table-cell>
              <table:table-cell office:value-type="float" office:value="0.772231187893836">
                <text:p>0.7722311878938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48223946406225">
                <text:p>0.848223946406225</text:p>
              </table:table-cell>
              <table:table-cell office:value-type="float" office:value="0.280516136748426">
                <text:p>0.2805161367484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38885378697851">
                <text:p>0.638885378697851</text:p>
              </table:table-cell>
              <table:table-cell office:value-type="float" office:value="0.5918254728862">
                <text:p>0.59182547288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2386653780072">
                <text:p>0.52386653780072</text:p>
              </table:table-cell>
              <table:table-cell office:value-type="float" office:value="0.725563850572731">
                <text:p>0.7255638505727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60490231451358">
                <text:p>0.860490231451358</text:p>
              </table:table-cell>
              <table:table-cell office:value-type="float" office:value="0.259556776482976">
                <text:p>0.2595567764829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78978434615358">
                <text:p>0.978978434615358</text:p>
              </table:table-cell>
              <table:table-cell office:value-type="float" office:value="0.0416012245676512">
                <text:p>0.04160122456765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21141216229869">
                <text:p>0.821141216229869</text:p>
              </table:table-cell>
              <table:table-cell office:value-type="float" office:value="0.325727103008581">
                <text:p>0.32572710300858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85259934180757">
                <text:p>0.585259934180757</text:p>
              </table:table-cell>
              <table:table-cell office:value-type="float" office:value="0.657470809442918">
                <text:p>0.6574708094429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74005100490604">
                <text:p>0.374005100490604</text:p>
              </table:table-cell>
              <table:table-cell office:value-type="float" office:value="0.86012018480704">
                <text:p>0.860120184807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22922656000059">
                <text:p>0.922922656000059</text:p>
              </table:table-cell>
              <table:table-cell office:value-type="float" office:value="0.148213771041946">
                <text:p>0.1482137710419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88235352016619">
                <text:p>0.588235352016619</text:p>
              </table:table-cell>
              <table:table-cell office:value-type="float" office:value="0.653979170637929">
                <text:p>0.6539791706379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82131913223636">
                <text:p>0.482131913223636</text:p>
              </table:table-cell>
              <table:table-cell office:value-type="float" office:value="0.767548818272821">
                <text:p>0.7675488182728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75532544655175">
                <text:p>0.175532544655175</text:p>
              </table:table-cell>
              <table:table-cell office:value-type="float" office:value="0.96918832576733">
                <text:p>0.969188325767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52462755598371">
                <text:p>0.552462755598371</text:p>
              </table:table-cell>
              <table:table-cell office:value-type="float" office:value="0.694784905814556">
                <text:p>0.6947849058145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727992261693075">
                <text:p>0.727992261693075</text:p>
              </table:table-cell>
              <table:table-cell office:value-type="float" office:value="0.47002726692605">
                <text:p>0.470027266926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70346839972273">
                <text:p>0.970346839972273</text:p>
              </table:table-cell>
              <table:table-cell office:value-type="float" office:value="0.058427010155856">
                <text:p>0.0584270101558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06888597642227">
                <text:p>0.206888597642227</text:p>
              </table:table-cell>
              <table:table-cell office:value-type="float" office:value="0.957197108167582">
                <text:p>0.9571971081675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74333027092166">
                <text:p>0.474333027092166</text:p>
              </table:table-cell>
              <table:table-cell office:value-type="float" office:value="0.77500817940962">
                <text:p>0.775008179409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92841326318607">
                <text:p>0.992841326318607</text:p>
              </table:table-cell>
              <table:table-cell office:value-type="float" office:value="0.0142661007539251">
                <text:p>0.01426610075392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37180728736973">
                <text:p>0.837180728736973</text:p>
              </table:table-cell>
              <table:table-cell office:value-type="float" office:value="0.299128427432528">
                <text:p>0.2991284274325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25388405226814">
                <text:p>0.325388405226814</text:p>
              </table:table-cell>
              <table:table-cell office:value-type="float" office:value="0.894122385743973">
                <text:p>0.89412238574397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54091008851147">
                <text:p>0.454091008851147</text:p>
              </table:table-cell>
              <table:table-cell office:value-type="float" office:value="0.793801355685176">
                <text:p>0.7938013556851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54843883545182">
                <text:p>0.654843883545182</text:p>
              </table:table-cell>
              <table:table-cell office:value-type="float" office:value="0.571179488184701">
                <text:p>0.5711794881847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91531033645692">
                <text:p>0.891531033645692</text:p>
              </table:table-cell>
              <table:table-cell office:value-type="float" office:value="0.205172416046764">
                <text:p>0.2051724160467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09443456704326">
                <text:p>0.809443456704326</text:p>
              </table:table-cell>
              <table:table-cell office:value-type="float" office:value="0.344801290398665">
                <text:p>0.3448012903986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33544910657861">
                <text:p>0.633544910657861</text:p>
              </table:table-cell>
              <table:table-cell office:value-type="float" office:value="0.598620846180189">
                <text:p>0.5986208461801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99427060812207">
                <text:p>0.899427060812207</text:p>
              </table:table-cell>
              <table:table-cell office:value-type="float" office:value="0.191030962298274">
                <text:p>0.1910309622982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75093638417272">
                <text:p>0.875093638417272</text:p>
              </table:table-cell>
              <table:table-cell office:value-type="float" office:value="0.234211124004011">
                <text:p>0.2342111240040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14964180092841">
                <text:p>0.914964180092841</text:p>
              </table:table-cell>
              <table:table-cell office:value-type="float" office:value="0.162840549147072">
                <text:p>0.1628405491470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98323890717367">
                <text:p>0.398323890717367</text:p>
              </table:table-cell>
              <table:table-cell office:value-type="float" office:value="0.841338272861754">
                <text:p>0.8413382728617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651483790120541">
                <text:p>0.651483790120541</text:p>
              </table:table-cell>
              <table:table-cell office:value-type="float" office:value="0.57556887121027">
                <text:p>0.575568871210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715588728672">
                <text:p>0.1715588728672</text:p>
              </table:table-cell>
              <table:table-cell office:value-type="float" office:value="0.970567553141951">
                <text:p>0.9705675531419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37393973941974">
                <text:p>0.537393973941974</text:p>
              </table:table-cell>
              <table:table-cell office:value-type="float" office:value="0.711207716770925">
                <text:p>0.7112077167709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44173578817008">
                <text:p>0.644173578817008</text:p>
              </table:table-cell>
              <table:table-cell office:value-type="float" office:value="0.585040400354117">
                <text:p>0.5850404003541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64606441395431">
                <text:p>0.264606441395431</text:p>
              </table:table-cell>
              <table:table-cell office:value-type="float" office:value="0.929983431176152">
                <text:p>0.9299834311761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93923194588284">
                <text:p>0.393923194588284</text:p>
              </table:table-cell>
              <table:table-cell office:value-type="float" office:value="0.844824516769975">
                <text:p>0.8448245167699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690148702079174">
                <text:p>0.690148702079174</text:p>
              </table:table-cell>
              <table:table-cell office:value-type="float" office:value="0.523694769018451">
                <text:p>0.5236947690184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53610502350891">
                <text:p>0.953610502350891</text:p>
              </table:table-cell>
              <table:table-cell office:value-type="float" office:value="0.0906270098884155">
                <text:p>0.09062700988841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55742789279069">
                <text:p>0.855742789279069</text:p>
              </table:table-cell>
              <table:table-cell office:value-type="float" office:value="0.267704278596952">
                <text:p>0.2677042785969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36785930282216">
                <text:p>0.336785930282216</text:p>
              </table:table-cell>
              <table:table-cell office:value-type="float" office:value="0.886575237164357">
                <text:p>0.8865752371643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03550983090107">
                <text:p>0.703550983090107</text:p>
              </table:table-cell>
              <table:table-cell office:value-type="float" office:value="0.505016014199034">
                <text:p>0.5050160141990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00894404009011">
                <text:p>0.900894404009011</text:p>
              </table:table-cell>
              <table:table-cell office:value-type="float" office:value="0.188389681381384">
                <text:p>0.18838968138138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675881715644277">
                <text:p>0.675881715644277</text:p>
              </table:table-cell>
              <table:table-cell office:value-type="float" office:value="0.543183906457761">
                <text:p>0.5431839064577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44371679587017">
                <text:p>0.544371679587017</text:p>
              </table:table-cell>
              <table:table-cell office:value-type="float" office:value="0.703659474463663">
                <text:p>0.7036594744636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528510933451157">
                <text:p>0.0528510933451157</text:p>
              </table:table-cell>
              <table:table-cell office:value-type="float" office:value="0.99720680369593">
                <text:p>0.997206803695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33182147603302">
                <text:p>0.933182147603302</text:p>
              </table:table-cell>
              <table:table-cell office:value-type="float" office:value="0.129171079394721">
                <text:p>0.1291710793947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19795876845193">
                <text:p>0.919795876845193</text:p>
              </table:table-cell>
              <table:table-cell office:value-type="float" office:value="0.153975544938928">
                <text:p>0.1539755449389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36499279758343">
                <text:p>0.536499279758343</text:p>
              </table:table-cell>
              <table:table-cell office:value-type="float" office:value="0.712168916901799">
                <text:p>0.7121689169017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79869934691012">
                <text:p>0.79869934691012</text:p>
              </table:table-cell>
              <table:table-cell office:value-type="float" office:value="0.362079353245382">
                <text:p>0.3620793532453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70858665369176">
                <text:p>0.170858665369176</text:p>
              </table:table-cell>
              <table:table-cell office:value-type="float" office:value="0.970807316469696">
                <text:p>0.9708073164696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65944332984725">
                <text:p>0.265944332984725</text:p>
              </table:table-cell>
              <table:table-cell office:value-type="float" office:value="0.929273611753384">
                <text:p>0.9292736117533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00761550713545">
                <text:p>0.300761550713545</text:p>
              </table:table-cell>
              <table:table-cell office:value-type="float" office:value="0.909542489621823">
                <text:p>0.9095424896218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6955175748216">
                <text:p>0.96955175748216</text:p>
              </table:table-cell>
              <table:table-cell office:value-type="float" office:value="0.0599693895634342">
                <text:p>0.05996938956343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17779103299984">
                <text:p>0.117779103299984</text:p>
              </table:table-cell>
              <table:table-cell office:value-type="float" office:value="0.986128082826027">
                <text:p>0.9861280828260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04731775381832">
                <text:p>0.704731775381832</text:p>
              </table:table-cell>
              <table:table-cell office:value-type="float" office:value="0.503353124777149">
                <text:p>0.5033531247771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55818960608086">
                <text:p>0.455818960608086</text:p>
              </table:table-cell>
              <table:table-cell office:value-type="float" office:value="0.792229078657809">
                <text:p>0.7922290786578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1896942505155">
                <text:p>0.41896942505155</text:p>
              </table:table-cell>
              <table:table-cell office:value-type="float" office:value="0.824466561381073">
                <text:p>0.8244665613810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95195915907795">
                <text:p>0.395195915907795</text:p>
              </table:table-cell>
              <table:table-cell office:value-type="float" office:value="0.843820188059414">
                <text:p>0.8438201880594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575150035370502">
                <text:p>0.0575150035370502</text:p>
              </table:table-cell>
              <table:table-cell office:value-type="float" office:value="0.996692024368187">
                <text:p>0.9966920243681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9603442738528">
                <text:p>0.99603442738528</text:p>
              </table:table-cell>
              <table:table-cell office:value-type="float" office:value="0.00791542002780199">
                <text:p>0.007915420027801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23373919346296">
                <text:p>0.723373919346296</text:p>
              </table:table-cell>
              <table:table-cell office:value-type="float" office:value="0.47673017280969">
                <text:p>0.476730172809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84738516124888">
                <text:p>0.684738516124888</text:p>
              </table:table-cell>
              <table:table-cell office:value-type="float" office:value="0.531133164535224">
                <text:p>0.5311331645352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77728380923977">
                <text:p>0.977728380923977</text:p>
              </table:table-cell>
              <table:table-cell office:value-type="float" office:value="0.0440472131358233">
                <text:p>0.04404721313582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92850083518652">
                <text:p>0.692850083518652</text:p>
              </table:table-cell>
              <table:table-cell office:value-type="float" office:value="0.51995876179719">
                <text:p>0.519958761797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44628277933715">
                <text:p>0.544628277933715</text:p>
              </table:table-cell>
              <table:table-cell office:value-type="float" office:value="0.70338003887635">
                <text:p>0.703380038876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27773861478234">
                <text:p>0.827773861478234</text:p>
              </table:table-cell>
              <table:table-cell office:value-type="float" office:value="0.31479043425375">
                <text:p>0.314790434253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847473313950833">
                <text:p>0.0847473313950833</text:p>
              </table:table-cell>
              <table:table-cell office:value-type="float" office:value="0.992817889821447">
                <text:p>0.9928178898214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75654695836634">
                <text:p>0.975654695836634</text:p>
              </table:table-cell>
              <table:table-cell office:value-type="float" office:value="0.0480979145854688">
                <text:p>0.04809791458546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428990139122998">
                <text:p>0.0428990139122998</text:p>
              </table:table-cell>
              <table:table-cell office:value-type="float" office:value="0.998159679749916">
                <text:p>0.9981596797499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0099683386026">
                <text:p>0.20099683386026</text:p>
              </table:table-cell>
              <table:table-cell office:value-type="float" office:value="0.959600272791682">
                <text:p>0.9596002727916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44370837490489">
                <text:p>0.944370837490489</text:p>
              </table:table-cell>
              <table:table-cell office:value-type="float" office:value="0.108163721477784">
                <text:p>0.1081637214777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246497356491842">
                <text:p>0.246497356491842</text:p>
              </table:table-cell>
              <table:table-cell office:value-type="float" office:value="0.939239053242595">
                <text:p>0.9392390532425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13141908604393">
                <text:p>0.513141908604393</text:p>
              </table:table-cell>
              <table:table-cell office:value-type="float" office:value="0.736685571857119">
                <text:p>0.7366855718571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63644327733784">
                <text:p>0.263644327733784</text:p>
              </table:table-cell>
              <table:table-cell office:value-type="float" office:value="0.930491668453898">
                <text:p>0.9304916684538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11478159289204">
                <text:p>0.611478159289204</text:p>
              </table:table-cell>
              <table:table-cell office:value-type="float" office:value="0.626094460716281">
                <text:p>0.6260944607162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490984311379356">
                <text:p>0.0490984311379356</text:p>
              </table:table-cell>
              <table:table-cell office:value-type="float" office:value="0.997589344059916">
                <text:p>0.9975893440599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73415504826853">
                <text:p>0.973415504826853</text:p>
              </table:table-cell>
              <table:table-cell office:value-type="float" office:value="0.0524622549628609">
                <text:p>0.052462254962860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42364004703583">
                <text:p>0.242364004703583</text:p>
              </table:table-cell>
              <table:table-cell office:value-type="float" office:value="0.941259689224063">
                <text:p>0.9412596892240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59961251594332">
                <text:p>0.159961251594332</text:p>
              </table:table-cell>
              <table:table-cell office:value-type="float" office:value="0.974412397994176">
                <text:p>0.9744123979941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18236523157118">
                <text:p>0.518236523157118</text:p>
              </table:table-cell>
              <table:table-cell office:value-type="float" office:value="0.731430906067003">
                <text:p>0.7314309060670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43881406886771">
                <text:p>0.843881406886771</text:p>
              </table:table-cell>
              <table:table-cell office:value-type="float" office:value="0.287864171110864">
                <text:p>0.2878641711108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73283952179143">
                <text:p>0.373283952179143</text:p>
              </table:table-cell>
              <table:table-cell office:value-type="float" office:value="0.860659091057173">
                <text:p>0.8606590910571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55917016044056">
                <text:p>0.255917016044056</text:p>
              </table:table-cell>
              <table:table-cell office:value-type="float" office:value="0.934506480899136">
                <text:p>0.9345064808991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213971240797572">
                <text:p>0.213971240797572</text:p>
              </table:table-cell>
              <table:table-cell office:value-type="float" office:value="0.954216308170059">
                <text:p>0.95421630817005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47374154478677">
                <text:p>0.647374154478677</text:p>
              </table:table-cell>
              <table:table-cell office:value-type="float" office:value="0.580906709209276">
                <text:p>0.58090670920927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66249996076792">
                <text:p>0.66249996076792</text:p>
              </table:table-cell>
              <table:table-cell office:value-type="float" office:value="0.561093805586745">
                <text:p>0.56109380558674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41103067050812">
                <text:p>0.941103067050812</text:p>
              </table:table-cell>
              <table:table-cell office:value-type="float" office:value="0.114325017190344">
                <text:p>0.1143250171903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3574067196033">
                <text:p>0.73574067196033</text:p>
              </table:table-cell>
              <table:table-cell office:value-type="float" office:value="0.458685663808486">
                <text:p>0.4586856638084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65887952325532">
                <text:p>0.665887952325532</text:p>
              </table:table-cell>
              <table:table-cell office:value-type="float" office:value="0.556593234947727">
                <text:p>0.5565932349477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830977509926335">
                <text:p>0.0830977509926335</text:p>
              </table:table-cell>
              <table:table-cell office:value-type="float" office:value="0.993094763779995">
                <text:p>0.9930947637799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18997088164402">
                <text:p>0.818997088164402</text:p>
              </table:table-cell>
              <table:table-cell office:value-type="float" office:value="0.329243769579404">
                <text:p>0.3292437695794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866802570149371">
                <text:p>0.866802570149371</text:p>
              </table:table-cell>
              <table:table-cell office:value-type="float" office:value="0.248653304382501">
                <text:p>0.2486533043825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08072259641058">
                <text:p>0.308072259641058</text:p>
              </table:table-cell>
              <table:table-cell office:value-type="float" office:value="0.905091482839855">
                <text:p>0.9050914828398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60736547809227">
                <text:p>0.60736547809227</text:p>
              </table:table-cell>
              <table:table-cell office:value-type="float" office:value="0.631107176055427">
                <text:p>0.63110717605542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821895247220431">
                <text:p>0.821895247220431</text:p>
              </table:table-cell>
              <table:table-cell office:value-type="float" office:value="0.324488202931036">
                <text:p>0.32448820293103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541547863510079">
                <text:p>0.0541547863510079</text:p>
              </table:table-cell>
              <table:table-cell office:value-type="float" office:value="0.997078915505765">
                <text:p>0.9970789155057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49072629834171">
                <text:p>0.949072629834171</text:p>
              </table:table-cell>
              <table:table-cell office:value-type="float" office:value="0.099261143299811">
                <text:p>0.0992611432998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56281637016615">
                <text:p>0.556281637016615</text:p>
              </table:table-cell>
              <table:table-cell office:value-type="float" office:value="0.690550740325903">
                <text:p>0.6905507403259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91322494986">
                <text:p>0.991322494986</text:p>
              </table:table-cell>
              <table:table-cell office:value-type="float" office:value="0.0172797109361023">
                <text:p>0.01727971093610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12979644532515">
                <text:p>0.912979644532515</text:p>
              </table:table-cell>
              <table:table-cell office:value-type="float" office:value="0.166468189304002">
                <text:p>0.1664681893040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90209037503564">
                <text:p>0.590209037503564</text:p>
              </table:table-cell>
              <table:table-cell office:value-type="float" office:value="0.651653292049198">
                <text:p>0.6516532920491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56281637016615">
                <text:p>0.556281637016615</text:p>
              </table:table-cell>
              <table:table-cell office:value-type="float" office:value="0.690550740325903">
                <text:p>0.6905507403259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90102335569168">
                <text:p>0.290102335569168</text:p>
              </table:table-cell>
              <table:table-cell office:value-type="float" office:value="0.916229845641257">
                <text:p>0.9162298456412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58406868248089">
                <text:p>0.958406868248089</text:p>
              </table:table-cell>
              <table:table-cell office:value-type="float" office:value="0.0814562748967833">
                <text:p>0.08145627489678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36131677967941">
                <text:p>0.936131677967941</text:p>
              </table:table-cell>
              <table:table-cell office:value-type="float" office:value="0.123657481505791">
                <text:p>0.1236574815057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777941232845379">
                <text:p>0.777941232845379</text:p>
              </table:table-cell>
              <table:table-cell office:value-type="float" office:value="0.394807438241964">
                <text:p>0.3948074382419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42351634463893">
                <text:p>0.442351634463893</text:p>
              </table:table-cell>
              <table:table-cell office:value-type="float" office:value="0.804325031498082">
                <text:p>0.8043250314980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55903631480928">
                <text:p>0.955903631480928</text:p>
              </table:table-cell>
              <table:table-cell office:value-type="float" office:value="0.0862482473222913">
                <text:p>0.08624824732229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640594501959824">
                <text:p>0.640594501959824</text:p>
              </table:table-cell>
              <table:table-cell office:value-type="float" office:value="0.589638684061525">
                <text:p>0.5896386840615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793807189440538">
                <text:p>0.793807189440538</text:p>
              </table:table-cell>
              <table:table-cell office:value-type="float" office:value="0.369870145998317">
                <text:p>0.3698701459983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57251880503121">
                <text:p>0.457251880503121</text:p>
              </table:table-cell>
              <table:table-cell office:value-type="float" office:value="0.790920717998831">
                <text:p>0.7909207179988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10150855053027">
                <text:p>0.910150855053027</text:p>
              </table:table-cell>
              <table:table-cell office:value-type="float" office:value="0.171625421049759">
                <text:p>0.17162542104975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69911180725948">
                <text:p>0.369911180725948</text:p>
              </table:table-cell>
              <table:table-cell office:value-type="float" office:value="0.863165728424573">
                <text:p>0.8631657284245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49523304904931">
                <text:p>0.949523304904931</text:p>
              </table:table-cell>
              <table:table-cell office:value-type="float" office:value="0.0984054934424904">
                <text:p>0.09840549344249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653963151623026">
                <text:p>0.653963151623026</text:p>
              </table:table-cell>
              <table:table-cell office:value-type="float" office:value="0.572332196319318">
                <text:p>0.5723321963193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3269217070444">
                <text:p>0.23269217070444</text:p>
              </table:table-cell>
              <table:table-cell office:value-type="float" office:value="0.945854353692911">
                <text:p>0.9458543536929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672631798797887">
                <text:p>0.0672631798797887</text:p>
              </table:table-cell>
              <table:table-cell office:value-type="float" office:value="0.995475703741168">
                <text:p>0.99547570374116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06234875584065">
                <text:p>0.106234875584065</text:p>
              </table:table-cell>
              <table:table-cell office:value-type="float" office:value="0.988714151209642">
                <text:p>0.9887141512096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83718933354329">
                <text:p>0.583718933354329</text:p>
              </table:table-cell>
              <table:table-cell office:value-type="float" office:value="0.659272206843714">
                <text:p>0.6592722068437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691106116183728">
                <text:p>0.691106116183728</text:p>
              </table:table-cell>
              <table:table-cell office:value-type="float" office:value="0.522372339292669">
                <text:p>0.5223723392926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80034382887554">
                <text:p>0.280034382887554</text:p>
              </table:table-cell>
              <table:table-cell office:value-type="float" office:value="0.921580744660302">
                <text:p>0.92158074466030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19472653973144">
                <text:p>0.219472653973144</text:p>
              </table:table-cell>
              <table:table-cell office:value-type="float" office:value="0.951831754159314">
                <text:p>0.9518317541593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799502252577503">
                <text:p>0.0799502252577503</text:p>
              </table:table-cell>
              <table:table-cell office:value-type="float" office:value="0.993607961481266">
                <text:p>0.9936079614812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83718933354329">
                <text:p>0.583718933354329</text:p>
              </table:table-cell>
              <table:table-cell office:value-type="float" office:value="0.659272206843714">
                <text:p>0.6592722068437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03622963039534">
                <text:p>0.903622963039534</text:p>
              </table:table-cell>
              <table:table-cell office:value-type="float" office:value="0.183465941849173">
                <text:p>0.18346594184917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61570673746516">
                <text:p>0.861570673746516</text:p>
              </table:table-cell>
              <table:table-cell office:value-type="float" office:value="0.257696181963688">
                <text:p>0.25769618196368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11991920126052">
                <text:p>0.611991920126052</text:p>
              </table:table-cell>
              <table:table-cell office:value-type="float" office:value="0.62546588976755">
                <text:p>0.625465889767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17709305027015">
                <text:p>0.317709305027015</text:p>
              </table:table-cell>
              <table:table-cell office:value-type="float" office:value="0.899060797499288">
                <text:p>0.89906079749928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26156080896138">
                <text:p>0.426156080896138</text:p>
              </table:table-cell>
              <table:table-cell office:value-type="float" office:value="0.818390994716039">
                <text:p>0.81839099471603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510254692505">
                <text:p>0.9510254692505</text:p>
              </table:table-cell>
              <table:table-cell office:value-type="float" office:value="0.0955505568369905">
                <text:p>0.09555055683699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743114588647493">
                <text:p>0.743114588647493</text:p>
              </table:table-cell>
              <table:table-cell office:value-type="float" office:value="0.447780708139316">
                <text:p>0.44778070813931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7968033730229">
                <text:p>0.37968033730229</text:p>
              </table:table-cell>
              <table:table-cell office:value-type="float" office:value="0.855843029428668">
                <text:p>0.8558430294286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745659194493533">
                <text:p>0.745659194493533</text:p>
              </table:table-cell>
              <table:table-cell office:value-type="float" office:value="0.443992365667303">
                <text:p>0.4439923656673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20622986106566">
                <text:p>0.920622986106566</text:p>
              </table:table-cell>
              <table:table-cell office:value-type="float" office:value="0.152508704791951">
                <text:p>0.15250870479195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7835375603873">
                <text:p>0.27835375603873</text:p>
              </table:table-cell>
              <table:table-cell office:value-type="float" office:value="0.92251918649943">
                <text:p>0.9225191864994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602904221753367">
                <text:p>0.602904221753367</text:p>
              </table:table-cell>
              <table:table-cell office:value-type="float" office:value="0.636506499392002">
                <text:p>0.63650649939200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63279647868936">
                <text:p>0.363279647868936</text:p>
              </table:table-cell>
              <table:table-cell office:value-type="float" office:value="0.868028058407669">
                <text:p>0.8680280584076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606214824006888">
                <text:p>0.606214824006888</text:p>
              </table:table-cell>
              <table:table-cell office:value-type="float" office:value="0.632503587154382">
                <text:p>0.63250358715438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88673925920865">
                <text:p>0.888673925920865</text:p>
              </table:table-cell>
              <table:table-cell office:value-type="float" office:value="0.210258653388727">
                <text:p>0.21025865338872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878615446620769">
                <text:p>0.878615446620769</text:p>
              </table:table-cell>
              <table:table-cell office:value-type="float" office:value="0.228036463343969">
                <text:p>0.2280364633439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805981295676984">
                <text:p>0.805981295676984</text:p>
              </table:table-cell>
              <table:table-cell office:value-type="float" office:value="0.350394151030676">
                <text:p>0.35039415103067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409116305022104">
                <text:p>0.0409116305022104</text:p>
              </table:table-cell>
              <table:table-cell office:value-type="float" office:value="0.998326238489685">
                <text:p>0.9983262384896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96291381149937">
                <text:p>0.596291381149937</text:p>
              </table:table-cell>
              <table:table-cell office:value-type="float" office:value="0.644436588766364">
                <text:p>0.6444365887663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807818417159385">
                <text:p>0.807818417159385</text:p>
              </table:table-cell>
              <table:table-cell office:value-type="float" office:value="0.347429404898228">
                <text:p>0.3474294048982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891531033645692">
                <text:p>0.891531033645692</text:p>
              </table:table-cell>
              <table:table-cell office:value-type="float" office:value="0.205172416046764">
                <text:p>0.2051724160467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65155364722032">
                <text:p>0.865155364722032</text:p>
              </table:table-cell>
              <table:table-cell office:value-type="float" office:value="0.251506194893066">
                <text:p>0.2515061948930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14138685145507">
                <text:p>0.614138685145507</text:p>
              </table:table-cell>
              <table:table-cell office:value-type="float" office:value="0.622833675407792">
                <text:p>0.62283367540779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722122694222037">
                <text:p>0.722122694222037</text:p>
              </table:table-cell>
              <table:table-cell office:value-type="float" office:value="0.478538814588085">
                <text:p>0.47853881458808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698038418482088">
                <text:p>0.698038418482088</text:p>
              </table:table-cell>
              <table:table-cell office:value-type="float" office:value="0.512742366323052">
                <text:p>0.51274236632305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47651479750606">
                <text:p>0.947651479750606</text:p>
              </table:table-cell>
              <table:table-cell office:value-type="float" office:value="0.101956672926554">
                <text:p>0.10195667292655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37924412758744">
                <text:p>0.637924412758744</text:p>
              </table:table-cell>
              <table:table-cell office:value-type="float" office:value="0.593052443628876">
                <text:p>0.5930524436288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814270787964443">
                <text:p>0.814270787964443</text:p>
              </table:table-cell>
              <table:table-cell office:value-type="float" office:value="0.336963083867888">
                <text:p>0.3369630838678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77021522303088">
                <text:p>0.977021522303088</text:p>
              </table:table-cell>
              <table:table-cell office:value-type="float" office:value="0.0454289449566411">
                <text:p>0.04542894495664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27303185564795">
                <text:p>0.427303185564795</text:p>
              </table:table-cell>
              <table:table-cell office:value-type="float" office:value="0.817412351663643">
                <text:p>0.81741235166364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63453803837217">
                <text:p>0.563453803837217</text:p>
              </table:table-cell>
              <table:table-cell office:value-type="float" office:value="0.682519810941533">
                <text:p>0.6825198109415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266876112564136">
                <text:p>0.266876112564136</text:p>
              </table:table-cell>
              <table:table-cell office:value-type="float" office:value="0.928777140544632">
                <text:p>0.9287771405446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0616231228058">
                <text:p>0.50616231228058</text:p>
              </table:table-cell>
              <table:table-cell office:value-type="float" office:value="0.743799713626839">
                <text:p>0.7437997136268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72054002600998">
                <text:p>0.472054002600998</text:p>
              </table:table-cell>
              <table:table-cell office:value-type="float" office:value="0.777165018629384">
                <text:p>0.77716501862938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241140914967514">
                <text:p>0.241140914967514</text:p>
              </table:table-cell>
              <table:table-cell office:value-type="float" office:value="0.942028254257226">
                <text:p>0.9420282542572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854669778903236">
                <text:p>0.854669778903236</text:p>
              </table:table-cell>
              <table:table-cell office:value-type="float" office:value="0.269539569030712">
                <text:p>0.2695395690307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34979517385604">
                <text:p>0.334979517385604</text:p>
              </table:table-cell>
              <table:table-cell office:value-type="float" office:value="0.887788722932147">
                <text:p>0.88778872293214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06145256784103">
                <text:p>0.906145256784103</text:p>
              </table:table-cell>
              <table:table-cell office:value-type="float" office:value="0.178900773610875">
                <text:p>0.1789007736108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304112817275809">
                <text:p>0.0304112817275809</text:p>
              </table:table-cell>
              <table:table-cell office:value-type="float" office:value="0.999075153943702">
                <text:p>0.9990751539437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914669261167289">
                <text:p>0.0914669261167289</text:p>
              </table:table-cell>
              <table:table-cell office:value-type="float" office:value="0.991633801442066">
                <text:p>0.9916338014420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93412773185122">
                <text:p>0.993412773185122</text:p>
              </table:table-cell>
              <table:table-cell office:value-type="float" office:value="0.0131484677883681">
                <text:p>0.013148467788368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884960981374477">
                <text:p>0.884960981374477</text:p>
              </table:table-cell>
              <table:table-cell office:value-type="float" office:value="0.216844061444787">
                <text:p>0.21684406144478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727384515373695">
                <text:p>0.727384515373695</text:p>
              </table:table-cell>
              <table:table-cell office:value-type="float" office:value="0.470911766794602">
                <text:p>0.47091176679460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623373820876637">
                <text:p>0.0623373820876637</text:p>
              </table:table-cell>
              <table:table-cell office:value-type="float" office:value="0.996126251025023">
                <text:p>0.9961262510250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99835597986184">
                <text:p>0.999835597986184</text:p>
              </table:table-cell>
              <table:table-cell office:value-type="float" office:value="0.000328777002890896">
                <text:p>0.0003287770028908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08843171271894">
                <text:p>0.908843171271894</text:p>
              </table:table-cell>
              <table:table-cell office:value-type="float" office:value="0.174004097770481">
                <text:p>0.1740040977704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61223089197212">
                <text:p>0.361223089197212</text:p>
              </table:table-cell>
              <table:table-cell office:value-type="float" office:value="0.869517879831897">
                <text:p>0.8695178798318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868248951678665">
                <text:p>0.868248951678665</text:p>
              </table:table-cell>
              <table:table-cell office:value-type="float" office:value="0.246155858962252">
                <text:p>0.2461558589622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61627108836679">
                <text:p>0.161627108836679</text:p>
              </table:table-cell>
              <table:table-cell office:value-type="float" office:value="0.973876677689144">
                <text:p>0.9738766776891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43689953150815">
                <text:p>0.243689953150815</text:p>
              </table:table-cell>
              <table:table-cell office:value-type="float" office:value="0.940615206733404">
                <text:p>0.9406152067334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608057571489294">
                <text:p>0.608057571489294</text:p>
              </table:table-cell>
              <table:table-cell office:value-type="float" office:value="0.630266166207">
                <text:p>0.63026616620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217956381139207">
                <text:p>0.0217956381139207</text:p>
              </table:table-cell>
              <table:table-cell office:value-type="float" office:value="0.999524950159226">
                <text:p>0.9995249501592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665049936829959">
                <text:p>0.665049936829959</text:p>
              </table:table-cell>
              <table:table-cell office:value-type="float" office:value="0.557708581522613">
                <text:p>0.5577085815226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70709540852667">
                <text:p>0.670709540852667</text:p>
              </table:table-cell>
              <table:table-cell office:value-type="float" office:value="0.550148711809238">
                <text:p>0.55014871180923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9028697883349">
                <text:p>0.39028697883349</text:p>
              </table:table-cell>
              <table:table-cell office:value-type="float" office:value="0.847694424143577">
                <text:p>0.84769442414357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72922035095098">
                <text:p>0.972922035095098</text:p>
              </table:table-cell>
              <table:table-cell office:value-type="float" office:value="0.0534227136264591">
                <text:p>0.05342271362645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98970326829866">
                <text:p>0.998970326829866</text:p>
              </table:table-cell>
              <table:table-cell office:value-type="float" office:value="0.00205920519343937">
                <text:p>0.002059205193439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815576159777833">
                <text:p>0.815576159777833</text:p>
              </table:table-cell>
              <table:table-cell office:value-type="float" office:value="0.334835527602096">
                <text:p>0.3348355276020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54648285417378">
                <text:p>0.954648285417378</text:p>
              </table:table-cell>
              <table:table-cell office:value-type="float" office:value="0.088646651151369">
                <text:p>0.08864665115136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486100697819343">
                <text:p>0.486100697819343</text:p>
              </table:table-cell>
              <table:table-cell office:value-type="float" office:value="0.763706111579625">
                <text:p>0.7637061115796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722638162468826">
                <text:p>0.722638162468826</text:p>
              </table:table-cell>
              <table:table-cell office:value-type="float" office:value="0.477794086143732">
                <text:p>0.4777940861437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24536622250411">
                <text:p>0.924536622250411</text:p>
              </table:table-cell>
              <table:table-cell office:value-type="float" office:value="0.145232034117852">
                <text:p>0.1452320341178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5236257304125">
                <text:p>0.65236257304125</text:p>
              </table:table-cell>
              <table:table-cell office:value-type="float" office:value="0.574423073297156">
                <text:p>0.57442307329715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29138293536421">
                <text:p>0.929138293536421</text:p>
              </table:table-cell>
              <table:table-cell office:value-type="float" office:value="0.136702031485899">
                <text:p>0.13670203148589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705303779455055">
                <text:p>0.705303779455055</text:p>
              </table:table-cell>
              <table:table-cell office:value-type="float" office:value="0.502546578686468">
                <text:p>0.5025465786864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61856529119631">
                <text:p>0.961856529119631</text:p>
              </table:table-cell>
              <table:table-cell office:value-type="float" office:value="0.0748320526385137">
                <text:p>0.074832052638513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62298217639448">
                <text:p>0.862298217639448</text:p>
              </table:table-cell>
              <table:table-cell office:value-type="float" office:value="0.256441783855888">
                <text:p>0.25644178385588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52903730027636">
                <text:p>0.952903730027636</text:p>
              </table:table-cell>
              <table:table-cell office:value-type="float" office:value="0.0919744942709804">
                <text:p>0.09197449427098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52716593003863">
                <text:p>0.352716593003863</text:p>
              </table:table-cell>
              <table:table-cell office:value-type="float" office:value="0.875591005022371">
                <text:p>0.87559100502237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729634375026708">
                <text:p>0.729634375026708</text:p>
              </table:table-cell>
              <table:table-cell office:value-type="float" office:value="0.467633678779971">
                <text:p>0.46763367877997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58424644514407">
                <text:p>0.458424644514407</text:p>
              </table:table-cell>
              <table:table-cell office:value-type="float" office:value="0.790286343849386">
                <text:p>0.7902863438493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98810068357097">
                <text:p>0.698810068357097</text:p>
              </table:table-cell>
              <table:table-cell office:value-type="float" office:value="0.511664488836798">
                <text:p>0.51166448883679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567712850358686">
                <text:p>0.567712850358686</text:p>
              </table:table-cell>
              <table:table-cell office:value-type="float" office:value="0.677702119538089">
                <text:p>0.67770211953808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72990302797721">
                <text:p>0.672990302797721</text:p>
              </table:table-cell>
              <table:table-cell office:value-type="float" office:value="0.547084052340586">
                <text:p>0.5470840523405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94772192805317">
                <text:p>0.494772192805317</text:p>
              </table:table-cell>
              <table:table-cell office:value-type="float" office:value="0.755200477226734">
                <text:p>0.7552004772267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7007660496798">
                <text:p>0.7007660496798</text:p>
              </table:table-cell>
              <table:table-cell office:value-type="float" office:value="0.508926943619538">
                <text:p>0.50892694361953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37510571138909">
                <text:p>0.637510571138909</text:p>
              </table:table-cell>
              <table:table-cell office:value-type="float" office:value="0.593580271686195">
                <text:p>0.59358027168619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08407031098648">
                <text:p>0.908407031098648</text:p>
              </table:table-cell>
              <table:table-cell office:value-type="float" office:value="0.174796665850797">
                <text:p>0.17479666585079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70003613892279">
                <text:p>0.670003613892279</text:p>
              </table:table-cell>
              <table:table-cell office:value-type="float" office:value="0.551095157397047">
                <text:p>0.5510951573970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81297637970566">
                <text:p>0.181297637970566</text:p>
              </table:table-cell>
              <table:table-cell office:value-type="float" office:value="0.967226851365829">
                <text:p>0.96722685136582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567007444293546">
                <text:p>0.567007444293546</text:p>
              </table:table-cell>
              <table:table-cell office:value-type="float" office:value="0.678502800268303">
                <text:p>0.6785028002683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453499823353396">
                <text:p>0.453499823353396</text:p>
              </table:table-cell>
              <table:table-cell office:value-type="float" office:value="0.794337910218574">
                <text:p>0.79433791021857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853235243155545">
                <text:p>0.853235243155545</text:p>
              </table:table-cell>
              <table:table-cell office:value-type="float" office:value="0.271989620080723">
                <text:p>0.27198962008072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10082580604117">
                <text:p>0.210082580604117</text:p>
              </table:table-cell>
              <table:table-cell office:value-type="float" office:value="0.955865309326748">
                <text:p>0.95586530932674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344441034072701">
                <text:p>0.344441034072701</text:p>
              </table:table-cell>
              <table:table-cell office:value-type="float" office:value="0.88136037404696">
                <text:p>0.8813603740469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54328183655289">
                <text:p>0.354328183655289</text:p>
              </table:table-cell>
              <table:table-cell office:value-type="float" office:value="0.874451538267556">
                <text:p>0.8744515382675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68965128237234">
                <text:p>0.168965128237234</text:p>
              </table:table-cell>
              <table:table-cell office:value-type="float" office:value="0.971450785440027">
                <text:p>0.9714507854400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73916225766732">
                <text:p>0.673916225766732</text:p>
              </table:table-cell>
              <table:table-cell office:value-type="float" office:value="0.545836920648344">
                <text:p>0.54583692064834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42835575653328">
                <text:p>0.942835575653328</text:p>
              </table:table-cell>
              <table:table-cell office:value-type="float" office:value="0.111061077282538">
                <text:p>0.1110610772825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56580822032694">
                <text:p>0.256580822032694</text:p>
              </table:table-cell>
              <table:table-cell office:value-type="float" office:value="0.934167903430557">
                <text:p>0.93416790343055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84682122995744">
                <text:p>0.84682122995744</text:p>
              </table:table-cell>
              <table:table-cell office:value-type="float" office:value="0.282908663445553">
                <text:p>0.28290866344555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99034005693129">
                <text:p>0.499034005693129</text:p>
              </table:table-cell>
              <table:table-cell office:value-type="float" office:value="0.750965061161894">
                <text:p>0.75096506116189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403658174987701">
                <text:p>0.403658174987701</text:p>
              </table:table-cell>
              <table:table-cell office:value-type="float" office:value="0.837060077765663">
                <text:p>0.83706007776566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286228009962973">
                <text:p>0.0286228009962973</text:p>
              </table:table-cell>
              <table:table-cell office:value-type="float" office:value="0.999180735263179">
                <text:p>0.99918073526317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404545569882275">
                <text:p>0.00404545569882275</text:p>
              </table:table-cell>
              <table:table-cell office:value-type="float" office:value="0.999983635397235">
                <text:p>0.99998363539723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79240598243204">
                <text:p>0.479240598243204</text:p>
              </table:table-cell>
              <table:table-cell office:value-type="float" office:value="0.770328448995634">
                <text:p>0.77032844899563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88291418197501">
                <text:p>0.988291418197501</text:p>
              </table:table-cell>
              <table:table-cell office:value-type="float" office:value="0.0232800727223958">
                <text:p>0.023280072722395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00065456755201">
                <text:p>0.200065456755201</text:p>
              </table:table-cell>
              <table:table-cell office:value-type="float" office:value="0.959973813142653">
                <text:p>0.95997381314265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775029971825059">
                <text:p>0.775029971825059</text:p>
              </table:table-cell>
              <table:table-cell office:value-type="float" office:value="0.399328542772902">
                <text:p>0.3993285427729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36112356328065">
                <text:p>0.236112356328065</text:p>
              </table:table-cell>
              <table:table-cell office:value-type="float" office:value="0.944320340311134">
                <text:p>0.94432034031113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359080906899821">
                <text:p>0.0359080906899821</text:p>
              </table:table-cell>
              <table:table-cell office:value-type="float" office:value="0.998710609023792">
                <text:p>0.99871060902379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43170885058108">
                <text:p>0.443170885058108</text:p>
              </table:table-cell>
              <table:table-cell office:value-type="float" office:value="0.803599566636902">
                <text:p>0.8035995666369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735394697638847">
                <text:p>0.735394697638847</text:p>
              </table:table-cell>
              <table:table-cell office:value-type="float" office:value="0.45919463873759">
                <text:p>0.4591946387375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88903259192467">
                <text:p>0.88903259192467</text:p>
              </table:table-cell>
              <table:table-cell office:value-type="float" office:value="0.209621050500096">
                <text:p>0.2096210505000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96759211191481">
                <text:p>0.196759211191481</text:p>
              </table:table-cell>
              <table:table-cell office:value-type="float" office:value="0.961285812811329">
                <text:p>0.96128581281132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845623090676378">
                <text:p>0.845623090676378</text:p>
              </table:table-cell>
              <table:table-cell office:value-type="float" office:value="0.284921588514974">
                <text:p>0.2849215885149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495092202859327">
                <text:p>0.495092202859327</text:p>
              </table:table-cell>
              <table:table-cell office:value-type="float" office:value="0.754883710668045">
                <text:p>0.75488371066804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814270787964443">
                <text:p>0.814270787964443</text:p>
              </table:table-cell>
              <table:table-cell office:value-type="float" office:value="0.336963083867888">
                <text:p>0.33696308386788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331239916036275">
                <text:p>0.331239916036275</text:p>
              </table:table-cell>
              <table:table-cell office:value-type="float" office:value="0.890280118198565">
                <text:p>0.89028011819856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739593033519574">
                <text:p>0.739593033519574</text:p>
              </table:table-cell>
              <table:table-cell office:value-type="float" office:value="0.453002144769357">
                <text:p>0.4530021447693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42882801243591">
                <text:p>0.342882801243591</text:p>
              </table:table-cell>
              <table:table-cell office:value-type="float" office:value="0.882431384614572">
                <text:p>0.88243138461457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887962488302152">
                <text:p>0.00887962488302152</text:p>
              </table:table-cell>
              <table:table-cell office:value-type="float" office:value="0.999921152263482">
                <text:p>0.99992115226348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710406570857607">
                <text:p>0.710406570857607</text:p>
              </table:table-cell>
              <table:table-cell office:value-type="float" office:value="0.495322504082368">
                <text:p>0.49532250408236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823340115392673">
                <text:p>0.823340115392673</text:p>
              </table:table-cell>
              <table:table-cell office:value-type="float" office:value="0.32211105472225">
                <text:p>0.322111054722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879910347282712">
                <text:p>0.879910347282712</text:p>
              </table:table-cell>
              <table:table-cell office:value-type="float" office:value="0.225772942175567">
                <text:p>0.2257729421755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92209411620398">
                <text:p>0.992209411620398</text:p>
              </table:table-cell>
              <table:table-cell office:value-type="float" office:value="0.0155204834948684">
                <text:p>0.01552048349486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137942735937192">
                <text:p>0.0137942735937192</text:p>
              </table:table-cell>
              <table:table-cell office:value-type="float" office:value="0.99980972153086">
                <text:p>0.999809721530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855330559486174">
                <text:p>0.855330559486174</text:p>
              </table:table-cell>
              <table:table-cell office:value-type="float" office:value="0.26840963400915">
                <text:p>0.2684096340091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02956974205877">
                <text:p>0.302956974205877</text:p>
              </table:table-cell>
              <table:table-cell office:value-type="float" office:value="0.908217071780178">
                <text:p>0.90821707178017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766302085703337">
                <text:p>0.766302085703337</text:p>
              </table:table-cell>
              <table:table-cell office:value-type="float" office:value="0.412781113447036">
                <text:p>0.41278111344703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66462555625651">
                <text:p>0.966462555625651</text:p>
              </table:table-cell>
              <table:table-cell office:value-type="float" office:value="0.0659501296740511">
                <text:p>0.06595012967405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27095706525971">
                <text:p>0.227095706525971</text:p>
              </table:table-cell>
              <table:table-cell office:value-type="float" office:value="0.948427540077949">
                <text:p>0.94842754007794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745079013994204">
                <text:p>0.745079013994204</text:p>
              </table:table-cell>
              <table:table-cell office:value-type="float" office:value="0.444857262905898">
                <text:p>0.44485726290589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766763938719692">
                <text:p>0.766763938719692</text:p>
              </table:table-cell>
              <table:table-cell office:value-type="float" office:value="0.412073062288606">
                <text:p>0.4120730622886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329993795801446">
                <text:p>0.329993795801446</text:p>
              </table:table-cell>
              <table:table-cell office:value-type="float" office:value="0.891104094737579">
                <text:p>0.8911040947375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44661280251045">
                <text:p>0.944661280251045</text:p>
              </table:table-cell>
              <table:table-cell office:value-type="float" office:value="0.107615065594778">
                <text:p>0.10761506559477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507586245118748">
                <text:p>0.507586245118748</text:p>
              </table:table-cell>
              <table:table-cell office:value-type="float" office:value="0.742356203792822">
                <text:p>0.74235620379282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876584233374503">
                <text:p>0.876584233374503</text:p>
              </table:table-cell>
              <table:table-cell office:value-type="float" office:value="0.23160008180627">
                <text:p>0.231600081806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576518983486857">
                <text:p>0.576518983486857</text:p>
              </table:table-cell>
              <table:table-cell office:value-type="float" office:value="0.667625861679343">
                <text:p>0.66762586167934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514437497975807">
                <text:p>0.514437497975807</text:p>
              </table:table-cell>
              <table:table-cell office:value-type="float" office:value="0.735354060677315">
                <text:p>0.7353540606773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10445508634979">
                <text:p>0.110445508634979</text:p>
              </table:table-cell>
              <table:table-cell office:value-type="float" office:value="0.987801789622372">
                <text:p>0.9878017896223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22332684600362">
                <text:p>0.922332684600362</text:p>
              </table:table-cell>
              <table:table-cell office:value-type="float" office:value="0.149302418918413">
                <text:p>0.1493024189184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828727042817266">
                <text:p>0.828727042817266</text:p>
              </table:table-cell>
              <table:table-cell office:value-type="float" office:value="0.313211488503391">
                <text:p>0.31321148850339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115842307234869">
                <text:p>0.0115842307234869</text:p>
              </table:table-cell>
              <table:table-cell office:value-type="float" office:value="0.999865805598605">
                <text:p>0.99986580559860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812744137215665">
                <text:p>0.00812744137215665</text:p>
              </table:table-cell>
              <table:table-cell office:value-type="float" office:value="0.999933944698284">
                <text:p>0.99993394469828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721262683908485">
                <text:p>0.721262683908485</text:p>
              </table:table-cell>
              <table:table-cell office:value-type="float" office:value="0.479780141566032">
                <text:p>0.47978014156603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506876383885608">
                <text:p>0.506876383885608</text:p>
              </table:table-cell>
              <table:table-cell office:value-type="float" office:value="0.743076331459163">
                <text:p>0.7430763314591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98812653201498">
                <text:p>0.998812653201498</text:p>
              </table:table-cell>
              <table:table-cell office:value-type="float" office:value="0.00237328416750889">
                <text:p>0.0023732841675088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833429279298398">
                <text:p>0.833429279298398</text:p>
              </table:table-cell>
              <table:table-cell office:value-type="float" office:value="0.305395638176394">
                <text:p>0.30539563817639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12235606873943">
                <text:p>0.212235606873943</text:p>
              </table:table-cell>
              <table:table-cell office:value-type="float" office:value="0.954956047191096">
                <text:p>0.95495604719109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483268648086555">
                <text:p>0.483268648086555</text:p>
              </table:table-cell>
              <table:table-cell office:value-type="float" office:value="0.766451858595092">
                <text:p>0.76645185859509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6082406464071">
                <text:p>0.66082406464071</text:p>
              </table:table-cell>
              <table:table-cell office:value-type="float" office:value="0.563311555592698">
                <text:p>0.5633115555926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19374656336237">
                <text:p>0.919374656336237</text:p>
              </table:table-cell>
              <table:table-cell office:value-type="float" office:value="0.154750241308059">
                <text:p>0.1547502413080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8980281085471">
                <text:p>0.98980281085471</text:p>
              </table:table-cell>
              <table:table-cell office:value-type="float" office:value="0.0202903956242448">
                <text:p>0.02029039562424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5759263075418">
                <text:p>0.95759263075418</text:p>
              </table:table-cell>
              <table:table-cell office:value-type="float" office:value="0.0830163535445322">
                <text:p>0.08301635354453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24926884449796">
                <text:p>0.924926884449796</text:p>
              </table:table-cell>
              <table:table-cell office:value-type="float" office:value="0.144510258422046">
                <text:p>0.14451025842204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11288053123745">
                <text:p>0.911288053123745</text:p>
              </table:table-cell>
              <table:table-cell office:value-type="float" office:value="0.169554084233984">
                <text:p>0.16955408423398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41274327805044">
                <text:p>0.41274327805044</text:p>
              </table:table-cell>
              <table:table-cell office:value-type="float" office:value="0.829642986424252">
                <text:p>0.8296429864242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703865538813032">
                <text:p>0.703865538813032</text:p>
              </table:table-cell>
              <table:table-cell office:value-type="float" office:value="0.504573303278031">
                <text:p>0.5045733032780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432522043519714">
                <text:p>0.432522043519714</text:p>
              </table:table-cell>
              <table:table-cell office:value-type="float" office:value="0.812924681898596">
                <text:p>0.8129246818985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639148559943744">
                <text:p>0.0639148559943744</text:p>
              </table:table-cell>
              <table:table-cell office:value-type="float" office:value="0.995914891190516">
                <text:p>0.9959148911905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874437324618023">
                <text:p>0.874437324618023</text:p>
              </table:table-cell>
              <table:table-cell office:value-type="float" office:value="0.235359365315114">
                <text:p>0.23535936531511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318538696001713">
                <text:p>0.318538696001713</text:p>
              </table:table-cell>
              <table:table-cell office:value-type="float" office:value="0.898533099150172">
                <text:p>0.89853309915017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05997239630696">
                <text:p>0.705997239630696</text:p>
              </table:table-cell>
              <table:table-cell office:value-type="float" office:value="0.501567897647028">
                <text:p>0.5015678976470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15576159777833">
                <text:p>0.815576159777833</text:p>
              </table:table-cell>
              <table:table-cell office:value-type="float" office:value="0.334835527602096">
                <text:p>0.33483552760209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72977472531179">
                <text:p>0.772977472531179</text:p>
              </table:table-cell>
              <table:table-cell office:value-type="float" office:value="0.402505826959391">
                <text:p>0.40250582695939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514976494335195">
                <text:p>0.514976494335195</text:p>
              </table:table-cell>
              <table:table-cell office:value-type="float" office:value="0.734799210285262">
                <text:p>0.73479921028526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567007444293546">
                <text:p>0.567007444293546</text:p>
              </table:table-cell>
              <table:table-cell office:value-type="float" office:value="0.678502800268303">
                <text:p>0.67850280026830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90496487370967">
                <text:p>0.990496487370967</text:p>
              </table:table-cell>
              <table:table-cell office:value-type="float" office:value="0.0189167085058318">
                <text:p>0.018916708505831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14598416537943">
                <text:p>0.214598416537943</text:p>
              </table:table-cell>
              <table:table-cell office:value-type="float" office:value="0.953947519621061">
                <text:p>0.95394751962106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71487765188262">
                <text:p>0.771487765188262</text:p>
              </table:table-cell>
              <table:table-cell office:value-type="float" office:value="0.404806628164867">
                <text:p>0.4048066281648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521738017673873">
                <text:p>0.521738017673873</text:p>
              </table:table-cell>
              <table:table-cell office:value-type="float" office:value="0.72778946210944">
                <text:p>0.727789462109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692190874943621">
                <text:p>0.692190874943621</text:p>
              </table:table-cell>
              <table:table-cell office:value-type="float" office:value="0.520871792676599">
                <text:p>0.5208717926765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76145769802376">
                <text:p>0.176145769802376</text:p>
              </table:table-cell>
              <table:table-cell office:value-type="float" office:value="0.968972667780766">
                <text:p>0.96897266778076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43767831024225">
                <text:p>0.743767831024225</text:p>
              </table:table-cell>
              <table:table-cell office:value-type="float" office:value="0.446809413533543">
                <text:p>0.44680941353354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650828197016932">
                <text:p>0.650828197016932</text:p>
              </table:table-cell>
              <table:table-cell office:value-type="float" office:value="0.576422657967755">
                <text:p>0.5764226579677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333683765873156">
                <text:p>0.333683765873156</text:p>
              </table:table-cell>
              <table:table-cell office:value-type="float" office:value="0.888655144392784">
                <text:p>0.88865514439278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307137474833561">
                <text:p>0.307137474833561</text:p>
              </table:table-cell>
              <table:table-cell office:value-type="float" office:value="0.905666571552968">
                <text:p>0.90566657155296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904159648454509">
                <text:p>0.904159648454509</text:p>
              </table:table-cell>
              <table:table-cell office:value-type="float" office:value="0.182495330106652">
                <text:p>0.1824953301066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452516260666727">
                <text:p>0.452516260666727</text:p>
              </table:table-cell>
              <table:table-cell office:value-type="float" office:value="0.795229033832224">
                <text:p>0.79522903383222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509672094272412">
                <text:p>0.509672094272412</text:p>
              </table:table-cell>
              <table:table-cell office:value-type="float" office:value="0.740234356320048">
                <text:p>0.74023435632004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521738017673873">
                <text:p>0.521738017673873</text:p>
              </table:table-cell>
              <table:table-cell office:value-type="float" office:value="0.72778946210944">
                <text:p>0.7277894621094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576970450433513">
                <text:p>0.576970450433513</text:p>
              </table:table-cell>
              <table:table-cell office:value-type="float" office:value="0.667105102285359">
                <text:p>0.66710510228535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81093219934654">
                <text:p>0.781093219934654</text:p>
              </table:table-cell>
              <table:table-cell office:value-type="float" office:value="0.389893382426608">
                <text:p>0.38989338242660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648476913817435">
                <text:p>0.0648476913817435</text:p>
              </table:table-cell>
              <table:table-cell office:value-type="float" office:value="0.995794777141614">
                <text:p>0.9957947771416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961713682576603">
                <text:p>0.961713682576603</text:p>
              </table:table-cell>
              <table:table-cell office:value-type="float" office:value="0.0757023600252792">
                <text:p>0.07570236002527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29664609043434">
                <text:p>0.829664609043434</text:p>
              </table:table-cell>
              <table:table-cell office:value-type="float" office:value="0.311672477292033">
                <text:p>0.3116724772920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429061332272356">
                <text:p>0.429061332272356</text:p>
              </table:table-cell>
              <table:table-cell office:value-type="float" office:value="0.816152575241778">
                <text:p>0.81615257524177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974079131700361">
                <text:p>0.974079131700361</text:p>
              </table:table-cell>
              <table:table-cell office:value-type="float" office:value="0.0511698451859705">
                <text:p>0.05116984518597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60987996414484">
                <text:p>0.760987996414484</text:p>
              </table:table-cell>
              <table:table-cell office:value-type="float" office:value="0.42089726931339">
                <text:p>0.4208972693133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109933987734538">
                <text:p>0.0109933987734538</text:p>
              </table:table-cell>
              <table:table-cell office:value-type="float" office:value="0.999880002914445">
                <text:p>0.99988000291444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182185043120707">
                <text:p>0.0182185043120707</text:p>
              </table:table-cell>
              <table:table-cell office:value-type="float" office:value="0.999668086100677">
                <text:p>0.99966808610067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940850693285398">
                <text:p>0.940850693285398</text:p>
              </table:table-cell>
              <table:table-cell office:value-type="float" office:value="0.114799972945016">
                <text:p>0.1147999729450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508449442556456">
                <text:p>0.508449442556456</text:p>
              </table:table-cell>
              <table:table-cell office:value-type="float" office:value="0.741479164365923">
                <text:p>0.74147916436592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5427728942418">
                <text:p>0.35427728942418</text:p>
              </table:table-cell>
              <table:table-cell office:value-type="float" office:value="0.87448760219828">
                <text:p>0.8744876021982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503509435575548">
                <text:p>0.503509435575548</text:p>
              </table:table-cell>
              <table:table-cell office:value-type="float" office:value="0.746478248286852">
                <text:p>0.74647824828685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10238422084935">
                <text:p>0.810238422084935</text:p>
              </table:table-cell>
              <table:table-cell office:value-type="float" office:value="0.343513699377793">
                <text:p>0.34351369937779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807297841576881">
                <text:p>0.807297841576881</text:p>
              </table:table-cell>
              <table:table-cell office:value-type="float" office:value="0.348270194985422">
                <text:p>0.34827019498542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61573342086245">
                <text:p>0.761573342086245</text:p>
              </table:table-cell>
              <table:table-cell office:value-type="float" office:value="0.420006044623678">
                <text:p>0.42000604462367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663705528482388">
                <text:p>0.0663705528482388</text:p>
              </table:table-cell>
              <table:table-cell office:value-type="float" office:value="0.995594949716532">
                <text:p>0.9955949497165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412092578877604">
                <text:p>0.412092578877604</text:p>
              </table:table-cell>
              <table:table-cell office:value-type="float" office:value="0.830179706462606">
                <text:p>0.83017970646260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817483091632383">
                <text:p>0.817483091632383</text:p>
              </table:table-cell>
              <table:table-cell office:value-type="float" office:value="0.331721394895315">
                <text:p>0.33172139489531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582268213249722">
                <text:p>0.582268213249722</text:p>
              </table:table-cell>
              <table:table-cell office:value-type="float" office:value="0.660963727839081">
                <text:p>0.66096372783908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938683169883991">
                <text:p>0.938683169883991</text:p>
              </table:table-cell>
              <table:table-cell office:value-type="float" office:value="0.11887391092794">
                <text:p>0.118873910927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887830341484532">
                <text:p>0.887830341484532</text:p>
              </table:table-cell>
              <table:table-cell office:value-type="float" office:value="0.211757285065169">
                <text:p>0.21175728506516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488270743585788">
                <text:p>0.488270743585788</text:p>
              </table:table-cell>
              <table:table-cell office:value-type="float" office:value="0.761591680958446">
                <text:p>0.7615916809584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375342876011662">
                <text:p>0.375342876011662</text:p>
              </table:table-cell>
              <table:table-cell office:value-type="float" office:value="0.859117725430499">
                <text:p>0.85911772543049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50287200602246">
                <text:p>0.150287200602246</text:p>
              </table:table-cell>
              <table:table-cell office:value-type="float" office:value="0.977413758915084">
                <text:p>0.9774137589150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841437726105171">
                <text:p>0.841437726105171</text:p>
              </table:table-cell>
              <table:table-cell office:value-type="float" office:value="0.291982553619523">
                <text:p>0.2919825536195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78182540727897">
                <text:p>0.378182540727897</text:p>
              </table:table-cell>
              <table:table-cell office:value-type="float" office:value="0.856977965982682">
                <text:p>0.85697796598268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25224175977207">
                <text:p>0.225224175977207</text:p>
              </table:table-cell>
              <table:table-cell office:value-type="float" office:value="0.949274070635417">
                <text:p>0.9492740706354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671668387220615">
                <text:p>0.671668387220615</text:p>
              </table:table-cell>
              <table:table-cell office:value-type="float" office:value="0.548861577608625">
                <text:p>0.5488615776086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40970196858627">
                <text:p>0.140970196858627</text:p>
              </table:table-cell>
              <table:table-cell office:value-type="float" office:value="0.980127403597706">
                <text:p>0.9801274035977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61223089197212">
                <text:p>0.361223089197212</text:p>
              </table:table-cell>
              <table:table-cell office:value-type="float" office:value="0.869517879831897">
                <text:p>0.86951787983189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974995846020917">
                <text:p>0.974995846020917</text:p>
              </table:table-cell>
              <table:table-cell office:value-type="float" office:value="0.0493831016906977">
                <text:p>0.049383101690697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686261884428488">
                <text:p>0.686261884428488</text:p>
              </table:table-cell>
              <table:table-cell office:value-type="float" office:value="0.529044625981244">
                <text:p>0.52904462598124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946072076227452">
                <text:p>0.946072076227452</text:p>
              </table:table-cell>
              <table:table-cell office:value-type="float" office:value="0.104947626582764">
                <text:p>0.10494762658276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862793244778791">
                <text:p>0.862793244778791</text:p>
              </table:table-cell>
              <table:table-cell office:value-type="float" office:value="0.255587888237468">
                <text:p>0.25558788823746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974352697085038">
                <text:p>0.974352697085038</text:p>
              </table:table-cell>
              <table:table-cell office:value-type="float" office:value="0.0506368216831547">
                <text:p>0.050636821683154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99667287683624">
                <text:p>0.399667287683624</text:p>
              </table:table-cell>
              <table:table-cell office:value-type="float" office:value="0.840266059155998">
                <text:p>0.84026605915599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677149629372621">
                <text:p>0.677149629372621</text:p>
              </table:table-cell>
              <table:table-cell office:value-type="float" office:value="0.541468379440695">
                <text:p>0.54146837944069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982162902516691">
                <text:p>0.982162902516691</text:p>
              </table:table-cell>
              <table:table-cell office:value-type="float" office:value="0.0353560329201972">
                <text:p>0.03535603292019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69333585299115">
                <text:p>0.269333585299115</text:p>
              </table:table-cell>
              <table:table-cell office:value-type="float" office:value="0.927459419866162">
                <text:p>0.9274594198661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454950804038365">
                <text:p>0.0454950804038365</text:p>
              </table:table-cell>
              <table:table-cell office:value-type="float" office:value="0.997930197659082">
                <text:p>0.9979301976590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452516260666727">
                <text:p>0.452516260666727</text:p>
              </table:table-cell>
              <table:table-cell office:value-type="float" office:value="0.795229033832224">
                <text:p>0.7952290338322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613650542185914">
                <text:p>0.613650542185914</text:p>
              </table:table-cell>
              <table:table-cell office:value-type="float" office:value="0.623433012075178">
                <text:p>0.62343301207517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865209379319897">
                <text:p>0.865209379319897</text:p>
              </table:table-cell>
              <table:table-cell office:value-type="float" office:value="0.251412730567413">
                <text:p>0.25141273056741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78438419731412">
                <text:p>0.778438419731412</text:p>
              </table:table-cell>
              <table:table-cell office:value-type="float" office:value="0.394033626686148">
                <text:p>0.3940336266861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618999901807268">
                <text:p>0.618999901807268</text:p>
              </table:table-cell>
              <table:table-cell office:value-type="float" office:value="0.616839121562669">
                <text:p>0.61683912156266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70849547763197">
                <text:p>0.770849547763197</text:p>
              </table:table-cell>
              <table:table-cell office:value-type="float" office:value="0.405790974713344">
                <text:p>0.4057909747133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53031459623756">
                <text:p>0.753031459623756</text:p>
              </table:table-cell>
              <table:table-cell office:value-type="float" office:value="0.432943620816969">
                <text:p>0.4329436208169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1086474360433">
                <text:p>0.41086474360433</text:p>
              </table:table-cell>
              <table:table-cell office:value-type="float" office:value="0.831190162462972">
                <text:p>0.83119016246297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535652239597235">
                <text:p>0.535652239597235</text:p>
              </table:table-cell>
              <table:table-cell office:value-type="float" office:value="0.7130769430026">
                <text:p>0.713076943002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10885741977679">
                <text:p>0.210885741977679</text:p>
              </table:table-cell>
              <table:table-cell office:value-type="float" office:value="0.955527203830719">
                <text:p>0.9555272038307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886908972827861">
                <text:p>0.886908972827861</text:p>
              </table:table-cell>
              <table:table-cell office:value-type="float" office:value="0.213392473917457">
                <text:p>0.21339247391745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640948213108346">
                <text:p>0.640948213108346</text:p>
              </table:table-cell>
              <table:table-cell office:value-type="float" office:value="0.589185388113275">
                <text:p>0.58918538811327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923854391248883">
                <text:p>0.923854391248883</text:p>
              </table:table-cell>
              <table:table-cell office:value-type="float" office:value="0.14649470527807">
                <text:p>0.1464947052780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689629139506416">
                <text:p>0.689629139506416</text:p>
              </table:table-cell>
              <table:table-cell office:value-type="float" office:value="0.524411649943693">
                <text:p>0.52441164994369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68575672193386">
                <text:p>0.68575672193386</text:p>
              </table:table-cell>
              <table:table-cell office:value-type="float" office:value="0.529737718322621">
                <text:p>0.52973771832262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09063572195587">
                <text:p>0.409063572195587</text:p>
              </table:table-cell>
              <table:table-cell office:value-type="float" office:value="0.832666993984853">
                <text:p>0.83266699398485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63273926265527">
                <text:p>0.63273926265527</text:p>
              </table:table-cell>
              <table:table-cell office:value-type="float" office:value="0.59964102549541">
                <text:p>0.5996410254954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60189005017962">
                <text:p>0.760189005017962</text:p>
              </table:table-cell>
              <table:table-cell office:value-type="float" office:value="0.422112676650206">
                <text:p>0.42211267665020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89741638005764">
                <text:p>0.789741638005764</text:p>
              </table:table-cell>
              <table:table-cell office:value-type="float" office:value="0.37630814520076">
                <text:p>0.3763081452007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653430731978981">
                <text:p>0.653430731978981</text:p>
              </table:table-cell>
              <table:table-cell office:value-type="float" office:value="0.573028278505458">
                <text:p>0.57302827850545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28245792713513">
                <text:p>0.228245792713513</text:p>
              </table:table-cell>
              <table:table-cell office:value-type="float" office:value="0.947903859830007">
                <text:p>0.9479038598300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582268213249722">
                <text:p>0.582268213249722</text:p>
              </table:table-cell>
              <table:table-cell office:value-type="float" office:value="0.660963727839081">
                <text:p>0.6609637278390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957430156050364">
                <text:p>0.957430156050364</text:p>
              </table:table-cell>
              <table:table-cell office:value-type="float" office:value="0.0833275020433044">
                <text:p>0.083327502043304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996740363693923">
                <text:p>0.996740363693923</text:p>
              </table:table-cell>
              <table:table-cell office:value-type="float" office:value="0.00650943626879134">
                <text:p>0.0065094362687913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923597568718156">
                <text:p>0.923597568718156</text:p>
              </table:table-cell>
              <table:table-cell office:value-type="float" office:value="0.14696753106148">
                <text:p>0.1469675310614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99667287683624">
                <text:p>0.399667287683624</text:p>
              </table:table-cell>
              <table:table-cell office:value-type="float" office:value="0.840266059155998">
                <text:p>0.84026605915599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947651479750606">
                <text:p>0.947651479750606</text:p>
              </table:table-cell>
              <table:table-cell office:value-type="float" office:value="0.101956672926554">
                <text:p>0.10195667292655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991865670271741">
                <text:p>0.991865670271741</text:p>
              </table:table-cell>
              <table:table-cell office:value-type="float" office:value="0.0162024921364768">
                <text:p>0.016202492136476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813276505203957">
                <text:p>0.813276505203957</text:p>
              </table:table-cell>
              <table:table-cell office:value-type="float" office:value="0.338581326083315">
                <text:p>0.3385813260833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687003801581884">
                <text:p>0.687003801581884</text:p>
              </table:table-cell>
              <table:table-cell office:value-type="float" office:value="0.528025776616821">
                <text:p>0.5280257766168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42478520068151">
                <text:p>0.742478520068151</text:p>
              </table:table-cell>
              <table:table-cell office:value-type="float" office:value="0.448725647486476">
                <text:p>0.44872564748647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41380892682829">
                <text:p>0.741380892682829</text:p>
              </table:table-cell>
              <table:table-cell office:value-type="float" office:value="0.4503543719649">
                <text:p>0.450354371964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955380201242035">
                <text:p>0.955380201242035</text:p>
              </table:table-cell>
              <table:table-cell office:value-type="float" office:value="0.0872491104570712">
                <text:p>0.08724911045707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67215653451494">
                <text:p>0.67215653451494</text:p>
              </table:table-cell>
              <table:table-cell office:value-type="float" office:value="0.548205593108884">
                <text:p>0.5482055931088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576518983486857">
                <text:p>0.576518983486857</text:p>
              </table:table-cell>
              <table:table-cell office:value-type="float" office:value="0.667625861679343">
                <text:p>0.6676258616793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343294647153112">
                <text:p>0.343294647153112</text:p>
              </table:table-cell>
              <table:table-cell office:value-type="float" office:value="0.882148785236047">
                <text:p>0.88214878523604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513557417715113">
                <text:p>0.513557417715113</text:p>
              </table:table-cell>
              <table:table-cell office:value-type="float" office:value="0.736258778709812">
                <text:p>0.7362587787098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533541262865009">
                <text:p>0.533541262865009</text:p>
              </table:table-cell>
              <table:table-cell office:value-type="float" office:value="0.715333720974567">
                <text:p>0.71533372097456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13717737759114">
                <text:p>0.913717737759114</text:p>
              </table:table-cell>
              <table:table-cell office:value-type="float" office:value="0.165119896354582">
                <text:p>0.16511989635458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661923367808694">
                <text:p>0.661923367808694</text:p>
              </table:table-cell>
              <table:table-cell office:value-type="float" office:value="0.561857455149703">
                <text:p>0.5618574551497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409770919645925">
                <text:p>0.409770919645925</text:p>
              </table:table-cell>
              <table:table-cell office:value-type="float" office:value="0.832087793412569">
                <text:p>0.83208779341256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229044944913891">
                <text:p>0.229044944913891</text:p>
              </table:table-cell>
              <table:table-cell office:value-type="float" office:value="0.947538413209867">
                <text:p>0.9475384132098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95379091595632">
                <text:p>0.195379091595632</text:p>
              </table:table-cell>
              <table:table-cell office:value-type="float" office:value="0.961827010723005">
                <text:p>0.9618270107230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84650681762207">
                <text:p>0.484650681762207</text:p>
              </table:table-cell>
              <table:table-cell office:value-type="float" office:value="0.765241530912833">
                <text:p>0.76524153091283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48358420821216">
                <text:p>0.48358420821216</text:p>
              </table:table-cell>
              <table:table-cell office:value-type="float" office:value="0.766146313791849">
                <text:p>0.76614631379184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04912821450799">
                <text:p>0.204912821450799</text:p>
              </table:table-cell>
              <table:table-cell office:value-type="float" office:value="0.958010735605129">
                <text:p>0.95801073560512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772199335930214">
                <text:p>0.772199335930214</text:p>
              </table:table-cell>
              <table:table-cell office:value-type="float" office:value="0.403708185909622">
                <text:p>0.4037081859096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333683765873156">
                <text:p>0.333683765873156</text:p>
              </table:table-cell>
              <table:table-cell office:value-type="float" office:value="0.888655144392784">
                <text:p>0.88865514439278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455370857359358">
                <text:p>0.455370857359358</text:p>
              </table:table-cell>
              <table:table-cell office:value-type="float" office:value="0.792637382268477">
                <text:p>0.79263738226847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14352509817271">
                <text:p>0.314352509817271</text:p>
              </table:table-cell>
              <table:table-cell office:value-type="float" office:value="0.901182499571643">
                <text:p>0.9011824995716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37629385516656">
                <text:p>0.237629385516656</text:p>
              </table:table-cell>
              <table:table-cell office:value-type="float" office:value="0.943532275139599">
                <text:p>0.94353227513959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589488213588114">
                <text:p>0.0589488213588114</text:p>
              </table:table-cell>
              <table:table-cell office:value-type="float" office:value="0.996525036460483">
                <text:p>0.99652503646048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167862811366296">
                <text:p>0.0167862811366296</text:p>
              </table:table-cell>
              <table:table-cell office:value-type="float" office:value="0.999718220765625">
                <text:p>0.9997182207656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648378688661795">
                <text:p>0.648378688661795</text:p>
              </table:table-cell>
              <table:table-cell office:value-type="float" office:value="0.579605076107279">
                <text:p>0.57960507610727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692372701550015">
                <text:p>0.0692372701550015</text:p>
              </table:table-cell>
              <table:table-cell office:value-type="float" office:value="0.995206200421515">
                <text:p>0.99520620042151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4988814271144">
                <text:p>0.74988814271144</text:p>
              </table:table-cell>
              <table:table-cell office:value-type="float" office:value="0.437718885325532">
                <text:p>0.4377188853255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64385776180694">
                <text:p>0.364385776180694</text:p>
              </table:table-cell>
              <table:table-cell office:value-type="float" office:value="0.867223006117234">
                <text:p>0.86722300611723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661188662320135">
                <text:p>0.661188662320135</text:p>
              </table:table-cell>
              <table:table-cell office:value-type="float" office:value="0.562829552831056">
                <text:p>0.56282955283105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720174617359238">
                <text:p>0.720174617359238</text:p>
              </table:table-cell>
              <table:table-cell office:value-type="float" office:value="0.481348521561502">
                <text:p>0.48134852156150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290222093956612">
                <text:p>0.290222093956612</text:p>
              </table:table-cell>
              <table:table-cell office:value-type="float" office:value="0.915771136179491">
                <text:p>0.91577113617949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60655264367086">
                <text:p>0.60655264367086</text:p>
              </table:table-cell>
              <table:table-cell office:value-type="float" office:value="0.63209389045594">
                <text:p>0.632093890455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734189294931035">
                <text:p>0.0734189294931035</text:p>
              </table:table-cell>
              <table:table-cell office:value-type="float" office:value="0.994609660792207">
                <text:p>0.99460966079220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20440330591242">
                <text:p>0.20440330591242</text:p>
              </table:table-cell>
              <table:table-cell office:value-type="float" office:value="0.958219288888215">
                <text:p>0.9582192888882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938756436028018">
                <text:p>0.938756436028018</text:p>
              </table:table-cell>
              <table:table-cell office:value-type="float" office:value="0.118736358167566">
                <text:p>0.11873635816756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004614146927">
                <text:p>0.1004614146927</text:p>
              </table:table-cell>
              <table:table-cell office:value-type="float" office:value="0.989907504157962">
                <text:p>0.9899075041579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789347259823241">
                <text:p>0.0789347259823241</text:p>
              </table:table-cell>
              <table:table-cell office:value-type="float" office:value="0.993769309034126">
                <text:p>0.99376930903412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33766434467889">
                <text:p>0.833766434467889</text:p>
              </table:table-cell>
              <table:table-cell office:value-type="float" office:value="0.30483353275474">
                <text:p>0.3048335327547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77076097003874">
                <text:p>0.877076097003874</text:p>
              </table:table-cell>
              <table:table-cell office:value-type="float" office:value="0.230737521202771">
                <text:p>0.23073752120277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93673054040308">
                <text:p>0.93673054040308</text:p>
              </table:table-cell>
              <table:table-cell office:value-type="float" office:value="0.122535894676224">
                <text:p>0.12253589467622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80209173138813">
                <text:p>0.180209173138813</text:p>
              </table:table-cell>
              <table:table-cell office:value-type="float" office:value="0.967524654198466">
                <text:p>0.96752465419846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79970203052623">
                <text:p>0.879970203052623</text:p>
              </table:table-cell>
              <table:table-cell office:value-type="float" office:value="0.225652441739571">
                <text:p>0.22565244173957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418229796924382">
                <text:p>0.418229796924382</text:p>
              </table:table-cell>
              <table:table-cell office:value-type="float" office:value="0.825083836965341">
                <text:p>0.82508383696534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684302328899064">
                <text:p>0.684302328899064</text:p>
              </table:table-cell>
              <table:table-cell office:value-type="float" office:value="0.531730322663345">
                <text:p>0.5317303226633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06769385828904">
                <text:p>0.806769385828904</text:p>
              </table:table-cell>
              <table:table-cell office:value-type="float" office:value="0.349123158089498">
                <text:p>0.34912315808949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22080940619949">
                <text:p>0.222080940619949</text:p>
              </table:table-cell>
              <table:table-cell office:value-type="float" office:value="0.950680055813388">
                <text:p>0.95068005581338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710815517412704">
                <text:p>0.710815517412704</text:p>
              </table:table-cell>
              <table:table-cell office:value-type="float" office:value="0.49474130050349">
                <text:p>0.4947413005034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383256603502292">
                <text:p>0.383256603502292</text:p>
              </table:table-cell>
              <table:table-cell office:value-type="float" office:value="0.853114375904892">
                <text:p>0.8531143759048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93615785916492">
                <text:p>0.893615785916492</text:p>
              </table:table-cell>
              <table:table-cell office:value-type="float" office:value="0.201450827163719">
                <text:p>0.2014508271637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720174617359238">
                <text:p>0.720174617359238</text:p>
              </table:table-cell>
              <table:table-cell office:value-type="float" office:value="0.481348521561502">
                <text:p>0.48134852156150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3319935738852">
                <text:p>0.43319935738852</text:p>
              </table:table-cell>
              <table:table-cell office:value-type="float" office:value="0.812338316904633">
                <text:p>0.8123383169046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39064943607637">
                <text:p>0.839064943607637</text:p>
              </table:table-cell>
              <table:table-cell office:value-type="float" office:value="0.295970020411143">
                <text:p>0.2959700204111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89156261307911">
                <text:p>0.389156261307911</text:p>
              </table:table-cell>
              <table:table-cell office:value-type="float" office:value="0.848557404284875">
                <text:p>0.84855740428487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98265419271778">
                <text:p>0.298265419271778</text:p>
              </table:table-cell>
              <table:table-cell office:value-type="float" office:value="0.91103774003758">
                <text:p>0.9110377400375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517948994898215">
                <text:p>0.517948994898215</text:p>
              </table:table-cell>
              <table:table-cell office:value-type="float" office:value="0.731728838684053">
                <text:p>0.7317288386840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40484342238723">
                <text:p>0.840484342238723</text:p>
              </table:table-cell>
              <table:table-cell office:value-type="float" office:value="0.293586070473973">
                <text:p>0.29358607047397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747419096130899">
                <text:p>0.747419096130899</text:p>
              </table:table-cell>
              <table:table-cell office:value-type="float" office:value="0.441364694739159">
                <text:p>0.44136469473915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680819535387923">
                <text:p>0.680819535387923</text:p>
              </table:table-cell>
              <table:table-cell office:value-type="float" office:value="0.536484760234912">
                <text:p>0.5364847602349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19444138645293">
                <text:p>0.319444138645293</text:p>
              </table:table-cell>
              <table:table-cell office:value-type="float" office:value="0.897955442285534">
                <text:p>0.89795544228553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84921078809261">
                <text:p>0.884921078809261</text:p>
              </table:table-cell>
              <table:table-cell office:value-type="float" office:value="0.216914684322912">
                <text:p>0.2169146843229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790697895770595">
                <text:p>0.790697895770595</text:p>
              </table:table-cell>
              <table:table-cell office:value-type="float" office:value="0.374796837624016">
                <text:p>0.3747968376240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907195212176074">
                <text:p>0.907195212176074</text:p>
              </table:table-cell>
              <table:table-cell office:value-type="float" office:value="0.176996847008905">
                <text:p>0.1769968470089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16862791488963">
                <text:p>0.116862791488963</text:p>
              </table:table-cell>
              <table:table-cell office:value-type="float" office:value="0.986343087992155">
                <text:p>0.9863430879921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990752373501951">
                <text:p>0.990752373501951</text:p>
              </table:table-cell>
              <table:table-cell office:value-type="float" office:value="0.0184097344032178">
                <text:p>0.018409734403217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652809096302073">
                <text:p>0.652809096302073</text:p>
              </table:table-cell>
              <table:table-cell office:value-type="float" office:value="0.573840283785323">
                <text:p>0.57384028378532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627839028238568">
                <text:p>0.627839028238568</text:p>
              </table:table-cell>
              <table:table-cell office:value-type="float" office:value="0.605906775524967">
                <text:p>0.6059067755249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718085524255253">
                <text:p>0.0718085524255253</text:p>
              </table:table-cell>
              <table:table-cell office:value-type="float" office:value="0.994843531798656">
                <text:p>0.99484353179865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796286126440925">
                <text:p>0.796286126440925</text:p>
              </table:table-cell>
              <table:table-cell office:value-type="float" office:value="0.365928404838346">
                <text:p>0.3659284048383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80003463436869">
                <text:p>0.380003463436869</text:p>
              </table:table-cell>
              <table:table-cell office:value-type="float" office:value="0.855597367775987">
                <text:p>0.85559736777598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929715578953604">
                <text:p>0.0929715578953604</text:p>
              </table:table-cell>
              <table:table-cell office:value-type="float" office:value="0.991356289422565">
                <text:p>0.9913562894225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979405166852069">
                <text:p>0.979405166852069</text:p>
              </table:table-cell>
              <table:table-cell office:value-type="float" office:value="0.0407655191493659">
                <text:p>0.040765519149365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157335800605397">
                <text:p>0.0157335800605397</text:p>
              </table:table-cell>
              <table:table-cell office:value-type="float" office:value="0.999752454458496">
                <text:p>0.99975245445849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797809887939637">
                <text:p>0.797809887939637</text:p>
              </table:table-cell>
              <table:table-cell office:value-type="float" office:value="0.363499382705807">
                <text:p>0.36349938270580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58912720451429">
                <text:p>0.158912720451429</text:p>
              </table:table-cell>
              <table:table-cell office:value-type="float" office:value="0.974746747279046">
                <text:p>0.9747467472790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509827500801886">
                <text:p>0.509827500801886</text:p>
              </table:table-cell>
              <table:table-cell office:value-type="float" office:value="0.740075919458063">
                <text:p>0.74007591945806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747419096130899">
                <text:p>0.747419096130899</text:p>
              </table:table-cell>
              <table:table-cell office:value-type="float" office:value="0.441364694739159">
                <text:p>0.44136469473915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86865093508693">
                <text:p>0.886865093508693</text:p>
              </table:table-cell>
              <table:table-cell office:value-type="float" office:value="0.213470305916197">
                <text:p>0.2134703059161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12165703917666">
                <text:p>0.912165703917666</text:p>
              </table:table-cell>
              <table:table-cell office:value-type="float" office:value="0.167953728596418">
                <text:p>0.16795372859641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937807079744252">
                <text:p>0.937807079744252</text:p>
              </table:table-cell>
              <table:table-cell office:value-type="float" office:value="0.120517881181718">
                <text:p>0.12051788118171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70767504701558">
                <text:p>0.370767504701558</text:p>
              </table:table-cell>
              <table:table-cell office:value-type="float" office:value="0.862531457457429">
                <text:p>0.86253145745742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67436168203064">
                <text:p>0.867436168203064</text:p>
              </table:table-cell>
              <table:table-cell office:value-type="float" office:value="0.247554494710374">
                <text:p>0.24755449471037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78616769369804">
                <text:p>0.78616769369804</text:p>
              </table:table-cell>
              <table:table-cell office:value-type="float" office:value="0.381955538747155">
                <text:p>0.3819555387471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711739197949063">
                <text:p>0.711739197949063</text:p>
              </table:table-cell>
              <table:table-cell office:value-type="float" office:value="0.493427315790075">
                <text:p>0.4934273157900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28658744002172">
                <text:p>0.928658744002172</text:p>
              </table:table-cell>
              <table:table-cell office:value-type="float" office:value="0.137592937327339">
                <text:p>0.13759293732733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950944525713657">
                <text:p>0.950944525713657</text:p>
              </table:table-cell>
              <table:table-cell office:value-type="float" office:value="0.0957045090153599">
                <text:p>0.095704509015359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179124126735738">
                <text:p>0.179124126735738</text:p>
              </table:table-cell>
              <table:table-cell office:value-type="float" office:value="0.967914547221184">
                <text:p>0.9679145472211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70140142311129">
                <text:p>0.270140142311129</text:p>
              </table:table-cell>
              <table:table-cell office:value-type="float" office:value="0.927024304942032">
                <text:p>0.9270243049420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44949872107427">
                <text:p>0.844949872107427</text:p>
              </table:table-cell>
              <table:table-cell office:value-type="float" office:value="0.286059713627158">
                <text:p>0.2860597136271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752321788782994">
                <text:p>0.752321788782994</text:p>
              </table:table-cell>
              <table:table-cell office:value-type="float" office:value="0.434167994565385">
                <text:p>0.43416799456538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757003482623124">
                <text:p>0.757003482623124</text:p>
              </table:table-cell>
              <table:table-cell office:value-type="float" office:value="0.426945727310766">
                <text:p>0.42694572731076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52196100417129">
                <text:p>0.152196100417129</text:p>
              </table:table-cell>
              <table:table-cell office:value-type="float" office:value="0.976836347019964">
                <text:p>0.9768363470199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789395598893334">
                <text:p>0.789395598893334</text:p>
              </table:table-cell>
              <table:table-cell office:value-type="float" office:value="0.376854588447899">
                <text:p>0.37685458844789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980199439910175">
                <text:p>0.980199439910175</text:p>
              </table:table-cell>
              <table:table-cell office:value-type="float" office:value="0.0392094165873772">
                <text:p>0.039209416587377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657356843879249">
                <text:p>0.657356843879249</text:p>
              </table:table-cell>
              <table:table-cell office:value-type="float" office:value="0.567881979816859">
                <text:p>0.56788197981685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742052826774969">
                <text:p>0.742052826774969</text:p>
              </table:table-cell>
              <table:table-cell office:value-type="float" office:value="0.449357602522561">
                <text:p>0.44935760252256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797764586964181">
                <text:p>0.797764586964181</text:p>
              </table:table-cell>
              <table:table-cell office:value-type="float" office:value="0.363571665370691">
                <text:p>0.3635716653706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912165703917666">
                <text:p>0.912165703917666</text:p>
              </table:table-cell>
              <table:table-cell office:value-type="float" office:value="0.167953728596418">
                <text:p>0.16795372859641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297331655311915">
                <text:p>0.297331655311915</text:p>
              </table:table-cell>
              <table:table-cell office:value-type="float" office:value="0.911593886749498">
                <text:p>0.91159388674949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548227612417487">
                <text:p>0.548227612417487</text:p>
              </table:table-cell>
              <table:table-cell office:value-type="float" office:value="0.699446486723078">
                <text:p>0.6994464867230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725748422795238">
                <text:p>0.725748422795238</text:p>
              </table:table-cell>
              <table:table-cell office:value-type="float" office:value="0.473289226810872">
                <text:p>0.47328922681087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942440599322712">
                <text:p>0.942440599322712</text:p>
              </table:table-cell>
              <table:table-cell office:value-type="float" office:value="0.111805716771758">
                <text:p>0.11180571677175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480441550931424">
                <text:p>0.480441550931424</text:p>
              </table:table-cell>
              <table:table-cell office:value-type="float" office:value="0.769175965065373">
                <text:p>0.76917596506537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64765800929782">
                <text:p>0.364765800929782</text:p>
              </table:table-cell>
              <table:table-cell office:value-type="float" office:value="0.866960204054151">
                <text:p>0.86696020405415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484650681762207">
                <text:p>0.484650681762207</text:p>
              </table:table-cell>
              <table:table-cell office:value-type="float" office:value="0.765241530912833">
                <text:p>0.76524153091283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15483985173355">
                <text:p>0.415483985173355</text:p>
              </table:table-cell>
              <table:table-cell office:value-type="float" office:value="0.827373058066425">
                <text:p>0.8273730580664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441427812526124">
                <text:p>0.441427812526124</text:p>
              </table:table-cell>
              <table:table-cell office:value-type="float" office:value="0.805141486328603">
                <text:p>0.80514148632860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47981635429698">
                <text:p>0.47981635429698</text:p>
              </table:table-cell>
              <table:table-cell office:value-type="float" office:value="0.769776266569718">
                <text:p>0.76977626656971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979804209439695">
                <text:p>0.979804209439695</text:p>
              </table:table-cell>
              <table:table-cell office:value-type="float" office:value="0.0399837111728978">
                <text:p>0.039983711172897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20530909100796">
                <text:p>0.820530909100796</text:p>
              </table:table-cell>
              <table:table-cell office:value-type="float" office:value="0.326729078411441">
                <text:p>0.32672907841144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549394217193251">
                <text:p>0.549394217193251</text:p>
              </table:table-cell>
              <table:table-cell office:value-type="float" office:value="0.698165994117081">
                <text:p>0.69816599411708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8420543463007">
                <text:p>0.98420543463007</text:p>
              </table:table-cell>
              <table:table-cell office:value-type="float" office:value="0.0313396624450709">
                <text:p>0.03133966244507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87892787541681">
                <text:p>0.887892787541681</text:p>
              </table:table-cell>
              <table:table-cell office:value-type="float" office:value="0.211646398067967">
                <text:p>0.21164639806796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784363783262045">
                <text:p>0.784363783262045</text:p>
              </table:table-cell>
              <table:table-cell office:value-type="float" office:value="0.384773455512509">
                <text:p>0.38477345551250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974281928172">
                <text:p>0.9974281928172</text:p>
              </table:table-cell>
              <table:table-cell office:value-type="float" office:value="0.00513700017366902">
                <text:p>0.0051370001736690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509847781380533">
                <text:p>0.0509847781380533</text:p>
              </table:table-cell>
              <table:table-cell office:value-type="float" office:value="0.997400552400116">
                <text:p>0.9974005524001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786754409662519">
                <text:p>0.786754409662519</text:p>
              </table:table-cell>
              <table:table-cell office:value-type="float" office:value="0.381017498876622">
                <text:p>0.38101749887662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774214018133887">
                <text:p>0.774214018133887</text:p>
              </table:table-cell>
              <table:table-cell office:value-type="float" office:value="0.400592654125063">
                <text:p>0.40059265412506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83584726758813">
                <text:p>0.983584726758813</text:p>
              </table:table-cell>
              <table:table-cell office:value-type="float" office:value="0.0325610852963401">
                <text:p>0.03256108529634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46322050550254">
                <text:p>0.46322050550254</text:p>
              </table:table-cell>
              <table:table-cell office:value-type="float" office:value="0.785426896716537">
                <text:p>0.78542689671653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404719398237744">
                <text:p>0.404719398237744</text:p>
              </table:table-cell>
              <table:table-cell office:value-type="float" office:value="0.836202208690391">
                <text:p>0.83620220869039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872063956331329">
                <text:p>0.872063956331329</text:p>
              </table:table-cell>
              <table:table-cell office:value-type="float" office:value="0.239504456067786">
                <text:p>0.23950445606778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294778957663713">
                <text:p>0.294778957663713</text:p>
              </table:table-cell>
              <table:table-cell office:value-type="float" office:value="0.913105366177758">
                <text:p>0.91310536617775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37807079744252">
                <text:p>0.937807079744252</text:p>
              </table:table-cell>
              <table:table-cell office:value-type="float" office:value="0.120517881181718">
                <text:p>0.12051788118171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602902406710157">
                <text:p>0.602902406710157</text:p>
              </table:table-cell>
              <table:table-cell office:value-type="float" office:value="0.636508687991281">
                <text:p>0.63650868799128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5367536317293">
                <text:p>0.85367536317293</text:p>
              </table:table-cell>
              <table:table-cell office:value-type="float" office:value="0.271238374311832">
                <text:p>0.27123837431183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79042849884894">
                <text:p>0.79042849884894</text:p>
              </table:table-cell>
              <table:table-cell office:value-type="float" office:value="0.37522278843998">
                <text:p>0.3752227884399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4295564535386">
                <text:p>0.4295564535386</text:p>
              </table:table-cell>
              <table:table-cell office:value-type="float" office:value="0.815481253223378">
                <text:p>0.81548125322337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29341689552263">
                <text:p>0.29341689552263</text:p>
              </table:table-cell>
              <table:table-cell office:value-type="float" office:value="0.913906525423615">
                <text:p>0.9139065254236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2155899435489">
                <text:p>0.92155899435489</text:p>
              </table:table-cell>
              <table:table-cell office:value-type="float" office:value="0.150729020975856">
                <text:p>0.15072902097585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754336191624472">
                <text:p>0.754336191624472</text:p>
              </table:table-cell>
              <table:table-cell office:value-type="float" office:value="0.430976910005891">
                <text:p>0.4309769100058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236390215394181">
                <text:p>0.236390215394181</text:p>
              </table:table-cell>
              <table:table-cell office:value-type="float" office:value="0.944119666065931">
                <text:p>0.94411966606593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551964471380525">
                <text:p>0.551964471380525</text:p>
              </table:table-cell>
              <table:table-cell office:value-type="float" office:value="0.69586629935512">
                <text:p>0.695866299355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51532095101114">
                <text:p>0.351532095101114</text:p>
              </table:table-cell>
              <table:table-cell office:value-type="float" office:value="0.876425186113872">
                <text:p>0.87642518611387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683295650387235">
                <text:p>0.683295650387235</text:p>
              </table:table-cell>
              <table:table-cell office:value-type="float" office:value="0.533107054161935">
                <text:p>0.53310705416193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648102357167335">
                <text:p>0.648102357167335</text:p>
              </table:table-cell>
              <table:table-cell office:value-type="float" office:value="0.579963334636986">
                <text:p>0.57996333463698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72922035095098">
                <text:p>0.972922035095098</text:p>
              </table:table-cell>
              <table:table-cell office:value-type="float" office:value="0.0534227136264591">
                <text:p>0.053422713626459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3704061256736">
                <text:p>0.93704061256736</text:p>
              </table:table-cell>
              <table:table-cell office:value-type="float" office:value="0.121954890399469">
                <text:p>0.12195489039946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28268140745142">
                <text:p>0.128268140745142</text:p>
              </table:table-cell>
              <table:table-cell office:value-type="float" office:value="0.983547284069823">
                <text:p>0.98354728406982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474692958104572">
                <text:p>0.474692958104572</text:p>
              </table:table-cell>
              <table:table-cell office:value-type="float" office:value="0.774686869237774">
                <text:p>0.77468686923777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25535492925453">
                <text:p>0.925535492925453</text:p>
              </table:table-cell>
              <table:table-cell office:value-type="float" office:value="0.143384051339485">
                <text:p>0.14338405133948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631489062901727">
                <text:p>0.631489062901727</text:p>
              </table:table-cell>
              <table:table-cell office:value-type="float" office:value="0.601221566153401">
                <text:p>0.60122156615340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62245004937838">
                <text:p>0.362245004937838</text:p>
              </table:table-cell>
              <table:table-cell office:value-type="float" office:value="0.868778556415908">
                <text:p>0.86877855641590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5273621756442">
                <text:p>0.5273621756442</text:p>
              </table:table-cell>
              <table:table-cell office:value-type="float" office:value="0.721889135699876">
                <text:p>0.72188913569987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63410735606579">
                <text:p>0.963410735606579</text:p>
              </table:table-cell>
              <table:table-cell office:value-type="float" office:value="0.0718397546227405">
                <text:p>0.07183975462274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23952386925777">
                <text:p>0.23952386925777</text:p>
              </table:table-cell>
              <table:table-cell office:value-type="float" office:value="0.942628316057353">
                <text:p>0.94262831605735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45369307732496">
                <text:p>0.945369307732496</text:p>
              </table:table-cell>
              <table:table-cell office:value-type="float" office:value="0.106276871997441">
                <text:p>0.10627687199744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85575273589828">
                <text:p>0.985575273589828</text:p>
              </table:table-cell>
              <table:table-cell office:value-type="float" office:value="0.0286413800884041">
                <text:p>0.028641380088404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0777187912424">
                <text:p>0.90777187912424</text:p>
              </table:table-cell>
              <table:table-cell office:value-type="float" office:value="0.175950215507796">
                <text:p>0.17595021550779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817551709084594">
                <text:p>0.817551709084594</text:p>
              </table:table-cell>
              <table:table-cell office:value-type="float" office:value="0.331609202986916">
                <text:p>0.33160920298691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863290326805143">
                <text:p>0.863290326805143</text:p>
              </table:table-cell>
              <table:table-cell office:value-type="float" office:value="0.254729811644742">
                <text:p>0.25472981164474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82419944655286">
                <text:p>0.182419944655286</text:p>
              </table:table-cell>
              <table:table-cell office:value-type="float" office:value="0.966722963870664">
                <text:p>0.96672296387066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695072601925363">
                <text:p>0.695072601925363</text:p>
              </table:table-cell>
              <table:table-cell office:value-type="float" office:value="0.516874078054688">
                <text:p>0.51687407805468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411244412181526">
                <text:p>0.411244412181526</text:p>
              </table:table-cell>
              <table:table-cell office:value-type="float" office:value="0.830878051005275">
                <text:p>0.83087805100527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425206789649932">
                <text:p>0.425206789649932</text:p>
              </table:table-cell>
              <table:table-cell office:value-type="float" office:value="0.819199186035693">
                <text:p>0.81919918603569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8781815655668">
                <text:p>0.18781815655668</text:p>
              </table:table-cell>
              <table:table-cell office:value-type="float" office:value="0.964724340071684">
                <text:p>0.96472434007168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90780991325463">
                <text:p>0.190780991325463</text:p>
              </table:table-cell>
              <table:table-cell office:value-type="float" office:value="0.963602613348915">
                <text:p>0.9636026133489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88870502783523">
                <text:p>0.388870502783523</text:p>
              </table:table-cell>
              <table:table-cell office:value-type="float" office:value="0.848779732755141">
                <text:p>0.84877973275514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45070355814809">
                <text:p>0.345070355814809</text:p>
              </table:table-cell>
              <table:table-cell office:value-type="float" office:value="0.880926449540566">
                <text:p>0.88092644954056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01016658668544">
                <text:p>0.801016658668544</text:p>
              </table:table-cell>
              <table:table-cell office:value-type="float" office:value="0.358373073926572">
                <text:p>0.35837307392657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732391615187306">
                <text:p>0.732391615187306</text:p>
              </table:table-cell>
              <table:table-cell office:value-type="float" office:value="0.463602522003353">
                <text:p>0.46360252200335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528303242183214">
                <text:p>0.528303242183214</text:p>
              </table:table-cell>
              <table:table-cell office:value-type="float" office:value="0.720895684298741">
                <text:p>0.72089568429874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757148641944455">
                <text:p>0.757148641944455</text:p>
              </table:table-cell>
              <table:table-cell office:value-type="float" office:value="0.426725934106338">
                <text:p>0.42672593410633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72070723463737">
                <text:p>0.372070723463737</text:p>
              </table:table-cell>
              <table:table-cell office:value-type="float" office:value="0.861563376741195">
                <text:p>0.86156337674119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48613969200401">
                <text:p>0.48613969200401</text:p>
              </table:table-cell>
              <table:table-cell office:value-type="float" office:value="0.763668199858276">
                <text:p>0.76366819985827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534577484057141">
                <text:p>0.534577484057141</text:p>
              </table:table-cell>
              <table:table-cell office:value-type="float" office:value="0.714226913539158">
                <text:p>0.71422691353915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2191192091687">
                <text:p>0.92191192091687</text:p>
              </table:table-cell>
              <table:table-cell office:value-type="float" office:value="0.150078410071519">
                <text:p>0.1500784100715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541912360933707">
                <text:p>0.541912360933707</text:p>
              </table:table-cell>
              <table:table-cell office:value-type="float" office:value="0.70633100765134">
                <text:p>0.706331007651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481440734347679">
                <text:p>0.481440734347679</text:p>
              </table:table-cell>
              <table:table-cell office:value-type="float" office:value="0.768214819310842">
                <text:p>0.76821481931084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14826606175059">
                <text:p>0.414826606175059</text:p>
              </table:table-cell>
              <table:table-cell office:value-type="float" office:value="0.827918904426933">
                <text:p>0.82791890442693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28913162234213">
                <text:p>0.328913162234213</text:p>
              </table:table-cell>
              <table:table-cell office:value-type="float" office:value="0.89181613171203">
                <text:p>0.8918161317120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72070723463737">
                <text:p>0.372070723463737</text:p>
              </table:table-cell>
              <table:table-cell office:value-type="float" office:value="0.861563376741195">
                <text:p>0.86156337674119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417595204932264">
                <text:p>0.417595204932264</text:p>
              </table:table-cell>
              <table:table-cell office:value-type="float" office:value="0.825614244827224">
                <text:p>0.8256142448272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183235589480187">
                <text:p>0.183235589480187</text:p>
              </table:table-cell>
              <table:table-cell office:value-type="float" office:value="0.966424718747878">
                <text:p>0.96642471874787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542635270856084">
                <text:p>0.542635270856084</text:p>
              </table:table-cell>
              <table:table-cell office:value-type="float" office:value="0.705547248702832">
                <text:p>0.70554724870283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677797565830413">
                <text:p>0.677797565830413</text:p>
              </table:table-cell>
              <table:table-cell office:value-type="float" office:value="0.540727564706312">
                <text:p>0.54072756470631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416131026319535">
                <text:p>0.416131026319535</text:p>
              </table:table-cell>
              <table:table-cell office:value-type="float" office:value="0.826835160248674">
                <text:p>0.82683516024867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678071087725021">
                <text:p>0.678071087725021</text:p>
              </table:table-cell>
              <table:table-cell office:value-type="float" office:value="0.540219599991436">
                <text:p>0.54021959999143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04766376181949">
                <text:p>0.904766376181949</text:p>
              </table:table-cell>
              <table:table-cell office:value-type="float" office:value="0.181397804530677">
                <text:p>0.18139780453067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281395538734161">
                <text:p>0.281395538734161</text:p>
              </table:table-cell>
              <table:table-cell office:value-type="float" office:value="0.920816550826217">
                <text:p>0.9208165508262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695206009274427">
                <text:p>0.0695206009274427</text:p>
              </table:table-cell>
              <table:table-cell office:value-type="float" office:value="0.99516688604686">
                <text:p>0.9951668860468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687373678755444">
                <text:p>0.687373678755444</text:p>
              </table:table-cell>
              <table:table-cell office:value-type="float" office:value="0.527517425754763">
                <text:p>0.52751742575476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94069796242669">
                <text:p>0.294069796242669</text:p>
              </table:table-cell>
              <table:table-cell office:value-type="float" office:value="0.913522954938098">
                <text:p>0.91352295493809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83418487268863">
                <text:p>0.983418487268863</text:p>
              </table:table-cell>
              <table:table-cell office:value-type="float" office:value="0.0328880788978357">
                <text:p>0.032888078897835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516992506757221">
                <text:p>0.516992506757221</text:p>
              </table:table-cell>
              <table:table-cell office:value-type="float" office:value="0.732729680114542">
                <text:p>0.73272968011454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847392444118805">
                <text:p>0.847392444118805</text:p>
              </table:table-cell>
              <table:table-cell office:value-type="float" office:value="0.281926045650404">
                <text:p>0.28192604565040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423504326576847">
                <text:p>0.0423504326576847</text:p>
              </table:table-cell>
              <table:table-cell office:value-type="float" office:value="0.9982185603169">
                <text:p>0.998218560316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764738255146684">
                <text:p>0.764738255146684</text:p>
              </table:table-cell>
              <table:table-cell office:value-type="float" office:value="0.415175401115332">
                <text:p>0.41517540111533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799153864203297">
                <text:p>0.799153864203297</text:p>
              </table:table-cell>
              <table:table-cell office:value-type="float" office:value="0.361361285930056">
                <text:p>0.36136128593005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32526536686023">
                <text:p>0.932526536686023</text:p>
              </table:table-cell>
              <table:table-cell office:value-type="float" office:value="0.130394258376525">
                <text:p>0.13039425837652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464242238874225">
                <text:p>0.464242238874225</text:p>
              </table:table-cell>
              <table:table-cell office:value-type="float" office:value="0.784479145137202">
                <text:p>0.78447914513720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446212974110326">
                <text:p>0.446212974110326</text:p>
              </table:table-cell>
              <table:table-cell office:value-type="float" office:value="0.800893981740141">
                <text:p>0.80089398174014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463034513592773">
                <text:p>0.463034513592773</text:p>
              </table:table-cell>
              <table:table-cell office:value-type="float" office:value="0.785599172637524">
                <text:p>0.7855991726375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533751319062743">
                <text:p>0.533751319062743</text:p>
              </table:table-cell>
              <table:table-cell office:value-type="float" office:value="0.715109529411049">
                <text:p>0.71510952941104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516992506757221">
                <text:p>0.516992506757221</text:p>
              </table:table-cell>
              <table:table-cell office:value-type="float" office:value="0.732729680114542">
                <text:p>0.73272968011454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739924056025093">
                <text:p>0.739924056025093</text:p>
              </table:table-cell>
              <table:table-cell office:value-type="float" office:value="0.45251239131539">
                <text:p>0.4525123913153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39769414409701">
                <text:p>0.839769414409701</text:p>
              </table:table-cell>
              <table:table-cell office:value-type="float" office:value="0.294787330625665">
                <text:p>0.2947873306256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828401725688657">
                <text:p>0.828401725688657</text:p>
              </table:table-cell>
              <table:table-cell office:value-type="float" office:value="0.31375058087624">
                <text:p>0.3137505808762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8977576641146">
                <text:p>0.8977576641146</text:p>
              </table:table-cell>
              <table:table-cell office:value-type="float" office:value="0.194031184214165">
                <text:p>0.19403118421416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711807201262774">
                <text:p>0.711807201262774</text:p>
              </table:table-cell>
              <table:table-cell office:value-type="float" office:value="0.493330609618814">
                <text:p>0.49333060961881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52196100417129">
                <text:p>0.152196100417129</text:p>
              </table:table-cell>
              <table:table-cell office:value-type="float" office:value="0.976836347019964">
                <text:p>0.97683634701996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281205347924668">
                <text:p>0.281205347924668</text:p>
              </table:table-cell>
              <table:table-cell office:value-type="float" office:value="0.92092355382471">
                <text:p>0.9209235538247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850059403969771">
                <text:p>0.850059403969771</text:p>
              </table:table-cell>
              <table:table-cell office:value-type="float" office:value="0.277399009722612">
                <text:p>0.27739900972261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721349416036327">
                <text:p>0.721349416036327</text:p>
              </table:table-cell>
              <table:table-cell office:value-type="float" office:value="0.479655019984304">
                <text:p>0.47965501998430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8420543463007">
                <text:p>0.98420543463007</text:p>
              </table:table-cell>
              <table:table-cell office:value-type="float" office:value="0.0313396624450709">
                <text:p>0.031339662445070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313566559827867">
                <text:p>0.313566559827867</text:p>
              </table:table-cell>
              <table:table-cell office:value-type="float" office:value="0.901676012557756">
                <text:p>0.90167601255775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823683518253598">
                <text:p>0.823683518253598</text:p>
              </table:table-cell>
              <table:table-cell office:value-type="float" office:value="0.321545461761293">
                <text:p>0.32154546176129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13339663240218">
                <text:p>0.913339663240218</text:p>
              </table:table-cell>
              <table:table-cell office:value-type="float" office:value="0.165810659552479">
                <text:p>0.16581065955247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744497561586367">
                <text:p>0.744497561586367</text:p>
              </table:table-cell>
              <table:table-cell office:value-type="float" office:value="0.445723380830167">
                <text:p>0.44572338083016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87130220743385">
                <text:p>0.187130220743385</text:p>
              </table:table-cell>
              <table:table-cell office:value-type="float" office:value="0.964982280485395">
                <text:p>0.9649822804853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54113269581415">
                <text:p>0.954113269581415</text:p>
              </table:table-cell>
              <table:table-cell office:value-type="float" office:value="0.0896678688088536">
                <text:p>0.0896678688088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